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EC12b">
            <text:p>EC12b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E. coli model with 12 reactions">
            <text:p>E. coli model with 12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A">
            <text:p>KA</text:p>
          </table:table-cell>
          <table:table-cell office:value-type="string" office:string-value="Activation constant matrix">
            <text:p>Activa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</table:table>
      <table:table table:name="M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 office:value-type="float" office:value="-0.5">
            <text:p>-0.5</text:p>
          </table:table-cell>
          <table:table-cell office:value-type="float" office:value="-0.5">
            <text:p>-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-0.4">
            <text:p>-0.4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uc">
            <text:p>Nu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  <table:table-cell office:value-type="float" office:value="0.1">
            <text:p>0.1</text:p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-0.9">
            <text:p>-0.9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40.0">
            <text:p>40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uc">
            <text:p>Nu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A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uc">
            <text:p>Nu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  <table:table-cell table:style-name="pd1" office:value-type="string" office:string-value="26">
            <text:p>26</text:p>
          </table:table-cell>
          <table:table-cell table:style-name="pd1" office:value-type="string" office:string-value="27">
            <text:p>27</text:p>
          </table:table-cell>
          <table:table-cell table:style-name="pd1" office:value-type="string" office:string-value="28">
            <text:p>28</text:p>
          </table:table-cell>
          <table:table-cell table:style-name="pd1" office:value-type="string" office:string-value="29">
            <text:p>29</text:p>
          </table:table-cell>
          <table:table-cell table:style-name="pd1" office:value-type="string" office:string-value="30">
            <text:p>30</text:p>
          </table:table-cell>
          <table:table-cell table:style-name="pd1" office:value-type="string" office:string-value="31">
            <text:p>31</text:p>
          </table:table-cell>
          <table:table-cell table:style-name="pd1" office:value-type="string" office:string-value="32">
            <text:p>32</text:p>
          </table:table-cell>
          <table:table-cell table:style-name="pd1" office:value-type="string" office:string-value="33">
            <text:p>33</text:p>
          </table:table-cell>
          <table:table-cell table:style-name="pd1" office:value-type="string" office:string-value="34">
            <text:p>34</text:p>
          </table:table-cell>
          <table:table-cell table:style-name="pd1" office:value-type="string" office:string-value="35">
            <text:p>35</text:p>
          </table:table-cell>
          <table:table-cell table:style-name="pd1" office:value-type="string" office:string-value="36">
            <text:p>36</text:p>
          </table:table-cell>
          <table:table-cell table:style-name="pd1" office:value-type="string" office:string-value="37">
            <text:p>37</text:p>
          </table:table-cell>
          <table:table-cell table:style-name="pd1" office:value-type="string" office:string-value="38">
            <text:p>38</text:p>
          </table:table-cell>
          <table:table-cell table:style-name="pd1" office:value-type="string" office:string-value="39">
            <text:p>39</text:p>
          </table:table-cell>
          <table:table-cell table:style-name="pd1" office:value-type="string" office:string-value="40">
            <text:p>40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5.0">
            <text:p>5.0</text:p>
          </table:table-cell>
          <table:table-cell office:value-type="float" office:value="4.166666666666667">
            <text:p>4.166666666666667</text:p>
          </table:table-cell>
          <table:table-cell office:value-type="float" office:value="3.472222222222223">
            <text:p>3.472222222222223</text:p>
          </table:table-cell>
          <table:table-cell office:value-type="float" office:value="2.893518518518519">
            <text:p>2.893518518518519</text:p>
          </table:table-cell>
          <table:table-cell office:value-type="float" office:value="2.411265432098766">
            <text:p>2.411265432098766</text:p>
          </table:table-cell>
          <table:table-cell office:value-type="float" office:value="2.009387860082305">
            <text:p>2.009387860082305</text:p>
          </table:table-cell>
          <table:table-cell office:value-type="float" office:value="1.674489883401921">
            <text:p>1.674489883401921</text:p>
          </table:table-cell>
          <table:table-cell office:value-type="float" office:value="1.395408236168268">
            <text:p>1.395408236168268</text:p>
          </table:table-cell>
          <table:table-cell office:value-type="float" office:value="1.16284019680689">
            <text:p>1.16284019680689</text:p>
          </table:table-cell>
          <table:table-cell office:value-type="float" office:value="0.9690334973390748">
            <text:p>0.9690334973390748</text:p>
          </table:table-cell>
          <table:table-cell office:value-type="float" office:value="0.8075279144492291">
            <text:p>0.8075279144492291</text:p>
          </table:table-cell>
          <table:table-cell office:value-type="float" office:value="0.6729399287076909">
            <text:p>0.6729399287076909</text:p>
          </table:table-cell>
          <table:table-cell office:value-type="float" office:value="0.5607832739230758">
            <text:p>0.5607832739230758</text:p>
          </table:table-cell>
          <table:table-cell office:value-type="float" office:value="0.4673193949358965">
            <text:p>0.4673193949358965</text:p>
          </table:table-cell>
          <table:table-cell office:value-type="float" office:value="0.3894328291132471">
            <text:p>0.3894328291132471</text:p>
          </table:table-cell>
          <table:table-cell office:value-type="float" office:value="0.3245273575943726">
            <text:p>0.3245273575943726</text:p>
          </table:table-cell>
          <table:table-cell office:value-type="float" office:value="0.2704394646619772">
            <text:p>0.2704394646619772</text:p>
          </table:table-cell>
          <table:table-cell office:value-type="float" office:value="0.2253662205516476">
            <text:p>0.2253662205516476</text:p>
          </table:table-cell>
          <table:table-cell office:value-type="float" office:value="0.1878051837930397">
            <text:p>0.1878051837930397</text:p>
          </table:table-cell>
          <table:table-cell office:value-type="float" office:value="0.1565043198275331">
            <text:p>0.1565043198275331</text:p>
          </table:table-cell>
          <table:table-cell office:value-type="float" office:value="0.1304202665229442">
            <text:p>0.1304202665229442</text:p>
          </table:table-cell>
          <table:table-cell office:value-type="float" office:value="0.1086835554357869">
            <text:p>0.1086835554357869</text:p>
          </table:table-cell>
          <table:table-cell office:value-type="float" office:value="0.0905696295298224">
            <text:p>0.0905696295298224</text:p>
          </table:table-cell>
          <table:table-cell office:value-type="float" office:value="0.075474691274852">
            <text:p>0.075474691274852</text:p>
          </table:table-cell>
          <table:table-cell office:value-type="float" office:value="0.0628955760623767">
            <text:p>0.0628955760623767</text:p>
          </table:table-cell>
          <table:table-cell office:value-type="float" office:value="0.0524129800519805">
            <text:p>0.0524129800519805</text:p>
          </table:table-cell>
          <table:table-cell office:value-type="float" office:value="0.0436774833766504">
            <text:p>0.0436774833766504</text:p>
          </table:table-cell>
          <table:table-cell office:value-type="float" office:value="0.0363979028138754">
            <text:p>0.0363979028138754</text:p>
          </table:table-cell>
          <table:table-cell office:value-type="float" office:value="0.0303315856782295">
            <text:p>0.0303315856782295</text:p>
          </table:table-cell>
          <table:table-cell office:value-type="float" office:value="0.0252763213985245">
            <text:p>0.0252763213985245</text:p>
          </table:table-cell>
          <table:table-cell office:value-type="float" office:value="0.0210636011654371">
            <text:p>0.0210636011654371</text:p>
          </table:table-cell>
          <table:table-cell office:value-type="float" office:value="0.0175530009711976">
            <text:p>0.0175530009711976</text:p>
          </table:table-cell>
          <table:table-cell office:value-type="float" office:value="0.0146275008093313">
            <text:p>0.0146275008093313</text:p>
          </table:table-cell>
          <table:table-cell office:value-type="float" office:value="0.0121895840077761">
            <text:p>0.0121895840077761</text:p>
          </table:table-cell>
          <table:table-cell office:value-type="float" office:value="0.0101579866731467">
            <text:p>0.0101579866731467</text:p>
          </table:table-cell>
          <table:table-cell office:value-type="float" office:value="0.0084649888942889">
            <text:p>0.0084649888942889</text:p>
          </table:table-cell>
          <table:table-cell office:value-type="float" office:value="0.0070541574119074">
            <text:p>0.0070541574119074</text:p>
          </table:table-cell>
          <table:table-cell office:value-type="float" office:value="0.0058784645099229">
            <text:p>0.0058784645099229</text:p>
          </table:table-cell>
          <table:table-cell office:value-type="float" office:value="0.0048987204249357">
            <text:p>0.0048987204249357</text:p>
          </table:table-cell>
          <table:table-cell office:value-type="float" office:value="0.0040822670207797">
            <text:p>0.0040822670207797</text:p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q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5975415840737868">
            <text:p>0.5975415840737868</text:p>
          </table:table-cell>
          <table:table-cell office:value-type="float" office:value="0.23316224374024738">
            <text:p>0.23316224374024738</text:p>
          </table:table-cell>
          <table:table-cell office:value-type="float" office:value="0.22251789847703374">
            <text:p>0.22251789847703374</text:p>
          </table:table-cell>
          <table:table-cell office:value-type="float" office:value="0.0532217262910679">
            <text:p>0.0532217262910679</text:p>
          </table:table-cell>
          <table:table-cell office:value-type="float" office:value="1e-10">
            <text:p>1e-10</text:p>
          </table:table-cell>
          <table:table-cell office:value-type="float" office:value="0.29271949461337343">
            <text:p>0.29271949461337343</text:p>
          </table:table-cell>
          <table:table-cell office:value-type="float" office:value="0.4913743604116791">
            <text:p>0.4913743604116791</text:p>
          </table:table-cell>
          <table:table-cell office:value-type="float" office:value="0.18213588987842919">
            <text:p>0.18213588987842919</text:p>
          </table:table-cell>
          <table:table-cell office:value-type="float" office:value="0.033204881043955935">
            <text:p>0.033204881043955935</text:p>
          </table:table-cell>
          <table:table-cell office:value-type="float" office:value="0.36645466227370094">
            <text:p>0.36645466227370094</text:p>
          </table:table-cell>
          <table:table-cell office:value-type="float" office:value="0.5535028728725918">
            <text:p>0.5535028728725918</text:p>
          </table:table-cell>
          <table:table-cell office:value-type="float" office:value="0.47608211895147245">
            <text:p>0.47608211895147245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5939009988704165">
            <text:p>0.5939009988704165</text:p>
          </table:table-cell>
          <table:table-cell office:value-type="float" office:value="0.23908353469278773">
            <text:p>0.23908353469278773</text:p>
          </table:table-cell>
          <table:table-cell office:value-type="float" office:value="0.2325788311092243">
            <text:p>0.2325788311092243</text:p>
          </table:table-cell>
          <table:table-cell office:value-type="float" office:value="0.06556336467242856">
            <text:p>0.06556336467242856</text:p>
          </table:table-cell>
          <table:table-cell office:value-type="float" office:value="1e-10">
            <text:p>1e-10</text:p>
          </table:table-cell>
          <table:table-cell office:value-type="float" office:value="0.3496359743662439">
            <text:p>0.3496359743662439</text:p>
          </table:table-cell>
          <table:table-cell office:value-type="float" office:value="0.5339052185008605">
            <text:p>0.5339052185008605</text:p>
          </table:table-cell>
          <table:table-cell office:value-type="float" office:value="0.20471571153218507">
            <text:p>0.20471571153218507</text:p>
          </table:table-cell>
          <table:table-cell office:value-type="float" office:value="0.03179029628683796">
            <text:p>0.03179029628683796</text:p>
          </table:table-cell>
          <table:table-cell office:value-type="float" office:value="0.42435960405593587">
            <text:p>0.42435960405593587</text:p>
          </table:table-cell>
          <table:table-cell office:value-type="float" office:value="0.632057062667849">
            <text:p>0.632057062667849</text:p>
          </table:table-cell>
          <table:table-cell office:value-type="float" office:value="0.5551091571956706">
            <text:p>0.5551091571956706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593804753738393">
            <text:p>0.593804753738393</text:p>
          </table:table-cell>
          <table:table-cell office:value-type="float" office:value="0.2391517071635244">
            <text:p>0.2391517071635244</text:p>
          </table:table-cell>
          <table:table-cell office:value-type="float" office:value="0.23264610372055006">
            <text:p>0.23264610372055006</text:p>
          </table:table-cell>
          <table:table-cell office:value-type="float" office:value="0.0656025646224676">
            <text:p>0.0656025646224676</text:p>
          </table:table-cell>
          <table:table-cell office:value-type="float" office:value="1e-10">
            <text:p>1e-10</text:p>
          </table:table-cell>
          <table:table-cell office:value-type="float" office:value="0.34980966058550916">
            <text:p>0.34980966058550916</text:p>
          </table:table-cell>
          <table:table-cell office:value-type="float" office:value="0.534213834650983">
            <text:p>0.534213834650983</text:p>
          </table:table-cell>
          <table:table-cell office:value-type="float" office:value="0.20476642910481913">
            <text:p>0.20476642910481913</text:p>
          </table:table-cell>
          <table:table-cell office:value-type="float" office:value="0.03175326497586607">
            <text:p>0.03175326497586607</text:p>
          </table:table-cell>
          <table:table-cell office:value-type="float" office:value="0.4247106626604853">
            <text:p>0.4247106626604853</text:p>
          </table:table-cell>
          <table:table-cell office:value-type="float" office:value="0.6327161907870167">
            <text:p>0.6327161907870167</text:p>
          </table:table-cell>
          <table:table-cell office:value-type="float" office:value="0.5558416513892669">
            <text:p>0.5558416513892669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5936912466786766">
            <text:p>0.5936912466786766</text:p>
          </table:table-cell>
          <table:table-cell office:value-type="float" office:value="0.23923215815881899">
            <text:p>0.23923215815881899</text:p>
          </table:table-cell>
          <table:table-cell office:value-type="float" office:value="0.23272550290127783">
            <text:p>0.23272550290127783</text:p>
          </table:table-cell>
          <table:table-cell office:value-type="float" office:value="0.06564890773877351">
            <text:p>0.06564890773877351</text:p>
          </table:table-cell>
          <table:table-cell office:value-type="float" office:value="1e-10">
            <text:p>1e-10</text:p>
          </table:table-cell>
          <table:table-cell office:value-type="float" office:value="0.3500147450217346">
            <text:p>0.3500147450217346</text:p>
          </table:table-cell>
          <table:table-cell office:value-type="float" office:value="0.5345797885782941">
            <text:p>0.5345797885782941</text:p>
          </table:table-cell>
          <table:table-cell office:value-type="float" office:value="0.2048263396994654">
            <text:p>0.2048263396994654</text:p>
          </table:table-cell>
          <table:table-cell office:value-type="float" office:value="0.0317090463160729">
            <text:p>0.0317090463160729</text:p>
          </table:table-cell>
          <table:table-cell office:value-type="float" office:value="0.4251274622688183">
            <text:p>0.4251274622688183</text:p>
          </table:table-cell>
          <table:table-cell office:value-type="float" office:value="0.6334993063833533">
            <text:p>0.6334993063833533</text:p>
          </table:table-cell>
          <table:table-cell office:value-type="float" office:value="0.5567125221966193">
            <text:p>0.5567125221966193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5935578071748706">
            <text:p>0.5935578071748706</text:p>
          </table:table-cell>
          <table:table-cell office:value-type="float" office:value="0.23932680366911188">
            <text:p>0.23932680366911188</text:p>
          </table:table-cell>
          <table:table-cell office:value-type="float" office:value="0.23281892475902202">
            <text:p>0.23281892475902202</text:p>
          </table:table-cell>
          <table:table-cell office:value-type="float" office:value="0.06570353560300461">
            <text:p>0.06570353560300461</text:p>
          </table:table-cell>
          <table:table-cell office:value-type="float" office:value="1e-10">
            <text:p>1e-10</text:p>
          </table:table-cell>
          <table:table-cell office:value-type="float" office:value="0.35025614166098135">
            <text:p>0.35025614166098135</text:p>
          </table:table-cell>
          <table:table-cell office:value-type="float" office:value="0.5350127399026241">
            <text:p>0.5350127399026241</text:p>
          </table:table-cell>
          <table:table-cell office:value-type="float" office:value="0.20489690048847023">
            <text:p>0.20489690048847023</text:p>
          </table:table-cell>
          <table:table-cell office:value-type="float" office:value="0.03165629958878746">
            <text:p>0.03165629958878746</text:p>
          </table:table-cell>
          <table:table-cell office:value-type="float" office:value="0.42562129709163593">
            <text:p>0.42562129709163593</text:p>
          </table:table-cell>
          <table:table-cell office:value-type="float" office:value="0.6344279470978492">
            <text:p>0.6344279470978492</text:p>
          </table:table-cell>
          <table:table-cell office:value-type="float" office:value="0.5577460583053241">
            <text:p>0.5577460583053241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5934015355058184">
            <text:p>0.5934015355058184</text:p>
          </table:table-cell>
          <table:table-cell office:value-type="float" office:value="0.2394377376904939">
            <text:p>0.2394377376904939</text:p>
          </table:table-cell>
          <table:table-cell office:value-type="float" office:value="0.23292844444062571">
            <text:p>0.23292844444062571</text:p>
          </table:table-cell>
          <table:table-cell office:value-type="float" office:value="0.06576771763693816">
            <text:p>0.06576771763693816</text:p>
          </table:table-cell>
          <table:table-cell office:value-type="float" office:value="1e-10">
            <text:p>1e-10</text:p>
          </table:table-cell>
          <table:table-cell office:value-type="float" office:value="0.35053926182244133">
            <text:p>0.35053926182244133</text:p>
          </table:table-cell>
          <table:table-cell office:value-type="float" office:value="0.5355236453020247">
            <text:p>0.5355236453020247</text:p>
          </table:table-cell>
          <table:table-cell office:value-type="float" office:value="0.20497972628870026">
            <text:p>0.20497972628870026</text:p>
          </table:table-cell>
          <table:table-cell office:value-type="float" office:value="0.03159345291172207">
            <text:p>0.03159345291172207</text:p>
          </table:table-cell>
          <table:table-cell office:value-type="float" office:value="0.4262050621603463">
            <text:p>0.4262050621603463</text:p>
          </table:table-cell>
          <table:table-cell office:value-type="float" office:value="0.6355267911242164">
            <text:p>0.6355267911242164</text:p>
          </table:table-cell>
          <table:table-cell office:value-type="float" office:value="0.5589701818055123">
            <text:p>0.5589701818055123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5932193460736355">
            <text:p>0.5932193460736355</text:p>
          </table:table-cell>
          <table:table-cell office:value-type="float" office:value="0.2395672022950407">
            <text:p>0.2395672022950407</text:p>
          </table:table-cell>
          <table:table-cell office:value-type="float" office:value="0.23305628730147104">
            <text:p>0.23305628730147104</text:p>
          </table:table-cell>
          <table:table-cell office:value-type="float" office:value="0.06584283567014729">
            <text:p>0.06584283567014729</text:p>
          </table:table-cell>
          <table:table-cell office:value-type="float" office:value="1e-10">
            <text:p>1e-10</text:p>
          </table:table-cell>
          <table:table-cell office:value-type="float" office:value="0.3508699247952804">
            <text:p>0.3508699247952804</text:p>
          </table:table-cell>
          <table:table-cell office:value-type="float" office:value="0.5361247579401343">
            <text:p>0.5361247579401343</text:p>
          </table:table-cell>
          <table:table-cell office:value-type="float" office:value="0.20507657295030274">
            <text:p>0.20507657295030274</text:p>
          </table:table-cell>
          <table:table-cell office:value-type="float" office:value="0.03151867525485908">
            <text:p>0.03151867525485908</text:p>
          </table:table-cell>
          <table:table-cell office:value-type="float" office:value="0.42689329958802785">
            <text:p>0.42689329958802785</text:p>
          </table:table-cell>
          <table:table-cell office:value-type="float" office:value="0.6368237973166297">
            <text:p>0.6368237973166297</text:p>
          </table:table-cell>
          <table:table-cell office:value-type="float" office:value="0.5604166618956791">
            <text:p>0.5604166618956791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5930080299898759">
            <text:p>0.5930080299898759</text:p>
          </table:table-cell>
          <table:table-cell office:value-type="float" office:value="0.23971753851463404">
            <text:p>0.23971753851463404</text:p>
          </table:table-cell>
          <table:table-cell office:value-type="float" office:value="0.2332047805661296">
            <text:p>0.2332047805661296</text:p>
          </table:table-cell>
          <table:table-cell office:value-type="float" office:value="0.0659303490706396">
            <text:p>0.0659303490706396</text:p>
          </table:table-cell>
          <table:table-cell office:value-type="float" office:value="1e-10">
            <text:p>1e-10</text:p>
          </table:table-cell>
          <table:table-cell office:value-type="float" office:value="0.35125418191078817">
            <text:p>0.35125418191078817</text:p>
          </table:table-cell>
          <table:table-cell office:value-type="float" office:value="0.5368295223393121">
            <text:p>0.5368295223393121</text:p>
          </table:table-cell>
          <table:table-cell office:value-type="float" office:value="0.20518930198249546">
            <text:p>0.20518930198249546</text:p>
          </table:table-cell>
          <table:table-cell office:value-type="float" office:value="0.03142985183217349">
            <text:p>0.03142985183217349</text:p>
          </table:table-cell>
          <table:table-cell office:value-type="float" office:value="0.42770214100374754">
            <text:p>0.42770214100374754</text:p>
          </table:table-cell>
          <table:table-cell office:value-type="float" office:value="0.6383501713405776">
            <text:p>0.6383501713405776</text:p>
          </table:table-cell>
          <table:table-cell office:value-type="float" office:value="0.5621211585967909">
            <text:p>0.5621211585967909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5927643880124406">
            <text:p>0.5927643880124406</text:p>
          </table:table-cell>
          <table:table-cell office:value-type="float" office:value="0.23989110142037648">
            <text:p>0.23989110142037648</text:p>
          </table:table-cell>
          <table:table-cell office:value-type="float" office:value="0.23337627221540572">
            <text:p>0.23337627221540572</text:p>
          </table:table-cell>
          <table:table-cell office:value-type="float" office:value="0.06603176164822289">
            <text:p>0.06603176164822289</text:p>
          </table:table-cell>
          <table:table-cell office:value-type="float" office:value="1e-10">
            <text:p>1e-10</text:p>
          </table:table-cell>
          <table:table-cell office:value-type="float" office:value="0.35169812703118025">
            <text:p>0.35169812703118025</text:p>
          </table:table-cell>
          <table:table-cell office:value-type="float" office:value="0.537652497971544">
            <text:p>0.537652497971544</text:p>
          </table:table-cell>
          <table:table-cell office:value-type="float" office:value="0.2053198432029373">
            <text:p>0.2053198432029373</text:p>
          </table:table-cell>
          <table:table-cell office:value-type="float" office:value="0.03132455460816377">
            <text:p>0.03132455460816377</text:p>
          </table:table-cell>
          <table:table-cell office:value-type="float" office:value="0.42864928261385016">
            <text:p>0.42864928261385016</text:p>
          </table:table-cell>
          <table:table-cell office:value-type="float" office:value="0.6401403874095707">
            <text:p>0.6401403874095707</text:p>
          </table:table-cell>
          <table:table-cell office:value-type="float" office:value="0.5641233214213035">
            <text:p>0.5641233214213035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5924854239845077">
            <text:p>0.5924854239845077</text:p>
          </table:table-cell>
          <table:table-cell office:value-type="float" office:value="0.24009013743570437">
            <text:p>0.24009013743570437</text:p>
          </table:table-cell>
          <table:table-cell office:value-type="float" office:value="0.23357301410374587">
            <text:p>0.23357301410374587</text:p>
          </table:table-cell>
          <table:table-cell office:value-type="float" office:value="0.06614857552395803">
            <text:p>0.06614857552395803</text:p>
          </table:table-cell>
          <table:table-cell office:value-type="float" office:value="1e-10">
            <text:p>1e-10</text:p>
          </table:table-cell>
          <table:table-cell office:value-type="float" office:value="0.3522076360210905">
            <text:p>0.3522076360210905</text:p>
          </table:table-cell>
          <table:table-cell office:value-type="float" office:value="0.5386092205186919">
            <text:p>0.5386092205186919</text:p>
          </table:table-cell>
          <table:table-cell office:value-type="float" office:value="0.20547014482311246">
            <text:p>0.20547014482311246</text:p>
          </table:table-cell>
          <table:table-cell office:value-type="float" office:value="0.03120001558864007">
            <text:p>0.03120001558864007</text:p>
          </table:table-cell>
          <table:table-cell office:value-type="float" office:value="0.429753895206848">
            <text:p>0.429753895206848</text:p>
          </table:table-cell>
          <table:table-cell office:value-type="float" office:value="0.6422320942507004">
            <text:p>0.6422320942507004</text:p>
          </table:table-cell>
          <table:table-cell office:value-type="float" office:value="0.5664667669159126">
            <text:p>0.5664667669159126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592168513060215">
            <text:p>0.592168513060215</text:p>
          </table:table-cell>
          <table:table-cell office:value-type="float" office:value="0.24031664593544666">
            <text:p>0.24031664593544666</text:p>
          </table:table-cell>
          <table:table-cell office:value-type="float" office:value="0.23379702515588943">
            <text:p>0.23379702515588943</text:p>
          </table:table-cell>
          <table:table-cell office:value-type="float" office:value="0.06628218415155114">
            <text:p>0.06628218415155114</text:p>
          </table:table-cell>
          <table:table-cell office:value-type="float" office:value="1e-10">
            <text:p>1e-10</text:p>
          </table:table-cell>
          <table:table-cell office:value-type="float" office:value="0.3527878625863323">
            <text:p>0.3527878625863323</text:p>
          </table:table-cell>
          <table:table-cell office:value-type="float" office:value="0.5397157005451217">
            <text:p>0.5397157005451217</text:p>
          </table:table-cell>
          <table:table-cell office:value-type="float" office:value="0.20564207532232964">
            <text:p>0.20564207532232964</text:p>
          </table:table-cell>
          <table:table-cell office:value-type="float" office:value="0.031053126770133492">
            <text:p>0.031053126770133492</text:p>
          </table:table-cell>
          <table:table-cell office:value-type="float" office:value="0.4310361514855997">
            <text:p>0.4310361514855997</text:p>
          </table:table-cell>
          <table:table-cell office:value-type="float" office:value="0.6446653552487956">
            <text:p>0.6446653552487956</text:p>
          </table:table-cell>
          <table:table-cell office:value-type="float" office:value="0.5691983781292274">
            <text:p>0.5691983781292274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5918117060569427">
            <text:p>0.5918117060569427</text:p>
          </table:table-cell>
          <table:table-cell office:value-type="float" office:value="0.24057218161233485">
            <text:p>0.24057218161233485</text:p>
          </table:table-cell>
          <table:table-cell office:value-type="float" office:value="0.2340499031541626">
            <text:p>0.2340499031541626</text:p>
          </table:table-cell>
          <table:table-cell office:value-type="float" office:value="0.06643379082344024">
            <text:p>0.06643379082344024</text:p>
          </table:table-cell>
          <table:table-cell office:value-type="float" office:value="1e-10">
            <text:p>1e-10</text:p>
          </table:table-cell>
          <table:table-cell office:value-type="float" office:value="0.35344280209114803">
            <text:p>0.35344280209114803</text:p>
          </table:table-cell>
          <table:table-cell office:value-type="float" office:value="0.5409880933482407">
            <text:p>0.5409880933482407</text:p>
          </table:table-cell>
          <table:table-cell office:value-type="float" office:value="0.20583734910427912">
            <text:p>0.20583734910427912</text:p>
          </table:table-cell>
          <table:table-cell office:value-type="float" office:value="0.030880434317985803">
            <text:p>0.030880434317985803</text:p>
          </table:table-cell>
          <table:table-cell office:value-type="float" office:value="0.4325169162494118">
            <text:p>0.4325169162494118</text:p>
          </table:table-cell>
          <table:table-cell office:value-type="float" office:value="0.6474821447132357">
            <text:p>0.6474821447132357</text:p>
          </table:table-cell>
          <table:table-cell office:value-type="float" office:value="0.5723678338834682">
            <text:p>0.5723678338834682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591413997304873">
            <text:p>0.591413997304873</text:p>
          </table:table-cell>
          <table:table-cell office:value-type="float" office:value="0.2408576487312806">
            <text:p>0.2408576487312806</text:p>
          </table:table-cell>
          <table:table-cell office:value-type="float" office:value="0.2343326246268691">
            <text:p>0.2343326246268691</text:p>
          </table:table-cell>
          <table:table-cell office:value-type="float" office:value="0.06660427066302277">
            <text:p>0.06660427066302277</text:p>
          </table:table-cell>
          <table:table-cell office:value-type="float" office:value="1e-10">
            <text:p>1e-10</text:p>
          </table:table-cell>
          <table:table-cell office:value-type="float" office:value="0.3541746353819883">
            <text:p>0.3541746353819883</text:p>
          </table:table-cell>
          <table:table-cell office:value-type="float" office:value="0.5424420167732039">
            <text:p>0.5424420167732039</text:p>
          </table:table-cell>
          <table:table-cell office:value-type="float" office:value="0.20605741610117895">
            <text:p>0.20605741610117895</text:p>
          </table:table-cell>
          <table:table-cell office:value-type="float" office:value="0.03067816971299459">
            <text:p>0.03067816971299459</text:p>
          </table:table-cell>
          <table:table-cell office:value-type="float" office:value="0.43421704483323076">
            <text:p>0.43421704483323076</text:p>
          </table:table-cell>
          <table:table-cell office:value-type="float" office:value="0.650725140046205">
            <text:p>0.650725140046205</text:p>
          </table:table-cell>
          <table:table-cell office:value-type="float" office:value="0.5760263960041943">
            <text:p>0.5760263960041943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5909756300398702">
            <text:p>0.5909756300398702</text:p>
          </table:table-cell>
          <table:table-cell office:value-type="float" office:value="0.2411730754291759">
            <text:p>0.2411730754291759</text:p>
          </table:table-cell>
          <table:table-cell office:value-type="float" office:value="0.23464532783235129">
            <text:p>0.23464532783235129</text:p>
          </table:table-cell>
          <table:table-cell office:value-type="float" office:value="0.06679403330139749">
            <text:p>0.06679403330139749</text:p>
          </table:table-cell>
          <table:table-cell office:value-type="float" office:value="1e-10">
            <text:p>1e-10</text:p>
          </table:table-cell>
          <table:table-cell office:value-type="float" office:value="0.35498307034261817">
            <text:p>0.35498307034261817</text:p>
          </table:table-cell>
          <table:table-cell office:value-type="float" office:value="0.5440918535380188">
            <text:p>0.5440918535380188</text:p>
          </table:table-cell>
          <table:table-cell office:value-type="float" office:value="0.20630336624372178">
            <text:p>0.20630336624372178</text:p>
          </table:table-cell>
          <table:table-cell office:value-type="float" office:value="0.030442302670260424">
            <text:p>0.030442302670260424</text:p>
          </table:table-cell>
          <table:table-cell office:value-type="float" office:value="0.4361566252882496">
            <text:p>0.4361566252882496</text:p>
          </table:table-cell>
          <table:table-cell office:value-type="float" office:value="0.6544363679993527">
            <text:p>0.6544363679993527</text:p>
          </table:table-cell>
          <table:table-cell office:value-type="float" office:value="0.5802254941139481">
            <text:p>0.5802254941139481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5904983971909092">
            <text:p>0.5904983971909092</text:p>
          </table:table-cell>
          <table:table-cell office:value-type="float" office:value="0.24151739149578005">
            <text:p>0.24151739149578005</text:p>
          </table:table-cell>
          <table:table-cell office:value-type="float" office:value="0.2349871012637917">
            <text:p>0.2349871012637917</text:p>
          </table:table-cell>
          <table:table-cell office:value-type="float" office:value="0.0670028899504811">
            <text:p>0.0670028899504811</text:p>
          </table:table-cell>
          <table:table-cell office:value-type="float" office:value="1e-10">
            <text:p>1e-10</text:p>
          </table:table-cell>
          <table:table-cell office:value-type="float" office:value="0.35586471302165446">
            <text:p>0.35586471302165446</text:p>
          </table:table-cell>
          <table:table-cell office:value-type="float" office:value="0.5459500287252858">
            <text:p>0.5459500287252858</text:p>
          </table:table-cell>
          <table:table-cell office:value-type="float" office:value="0.20657585675349208">
            <text:p>0.20657585675349208</text:p>
          </table:table-cell>
          <table:table-cell office:value-type="float" office:value="0.030168625517821863">
            <text:p>0.030168625517821863</text:p>
          </table:table-cell>
          <table:table-cell office:value-type="float" office:value="0.438354139923088">
            <text:p>0.438354139923088</text:p>
          </table:table-cell>
          <table:table-cell office:value-type="float" office:value="0.6586556479901555">
            <text:p>0.6586556479901555</text:p>
          </table:table-cell>
          <table:table-cell office:value-type="float" office:value="0.5850150334945955">
            <text:p>0.5850150334945955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5899858302679097">
            <text:p>0.5899858302679097</text:p>
          </table:table-cell>
          <table:table-cell office:value-type="float" office:value="0.24188826035947716">
            <text:p>0.24188826035947716</text:p>
          </table:table-cell>
          <table:table-cell office:value-type="float" office:value="0.23535582310387376">
            <text:p>0.23535582310387376</text:p>
          </table:table-cell>
          <table:table-cell office:value-type="float" office:value="0.06722991373126078">
            <text:p>0.06722991373126078</text:p>
          </table:table-cell>
          <table:table-cell office:value-type="float" office:value="1e-10">
            <text:p>1e-10</text:p>
          </table:table-cell>
          <table:table-cell office:value-type="float" office:value="0.35681245751429697">
            <text:p>0.35681245751429697</text:p>
          </table:table-cell>
          <table:table-cell office:value-type="float" office:value="0.5480261410602264">
            <text:p>0.5480261410602264</text:p>
          </table:table-cell>
          <table:table-cell office:value-type="float" office:value="0.206875053652755">
            <text:p>0.206875053652755</text:p>
          </table:table-cell>
          <table:table-cell office:value-type="float" office:value="0.029852886950947604">
            <text:p>0.029852886950947604</text:p>
          </table:table-cell>
          <table:table-cell office:value-type="float" office:value="0.4408254064569456">
            <text:p>0.4408254064569456</text:p>
          </table:table-cell>
          <table:table-cell office:value-type="float" office:value="0.6634185787455977">
            <text:p>0.6634185787455977</text:p>
          </table:table-cell>
          <table:table-cell office:value-type="float" office:value="0.5904411552779562">
            <text:p>0.5904411552779562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0.589443339627002">
            <text:p>0.589443339627002</text:p>
          </table:table-cell>
          <table:table-cell office:value-type="float" office:value="0.24228196328658616">
            <text:p>0.24228196328658616</text:p>
          </table:table-cell>
          <table:table-cell office:value-type="float" office:value="0.23574805644851116">
            <text:p>0.23574805644851116</text:p>
          </table:table-cell>
          <table:table-cell office:value-type="float" office:value="0.06747335936209935">
            <text:p>0.06747335936209935</text:p>
          </table:table-cell>
          <table:table-cell office:value-type="float" office:value="1e-10">
            <text:p>1e-10</text:p>
          </table:table-cell>
          <table:table-cell office:value-type="float" office:value="0.35781515951995907">
            <text:p>0.35781515951995907</text:p>
          </table:table-cell>
          <table:table-cell office:value-type="float" office:value="0.5503262981878845">
            <text:p>0.5503262981878845</text:p>
          </table:table-cell>
          <table:table-cell office:value-type="float" office:value="0.20720063553364193">
            <text:p>0.20720063553364193</text:p>
          </table:table-cell>
          <table:table-cell office:value-type="float" office:value="0.029490956725126218">
            <text:p>0.029490956725126218</text:p>
          </table:table-cell>
          <table:table-cell office:value-type="float" office:value="0.44358265525343055">
            <text:p>0.44358265525343055</text:p>
          </table:table-cell>
          <table:table-cell office:value-type="float" office:value="0.6687546698878251">
            <text:p>0.6687546698878251</text:p>
          </table:table-cell>
          <table:table-cell office:value-type="float" office:value="0.5965440388775975">
            <text:p>0.5965440388775975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0.5888781342427567">
            <text:p>0.5888781342427567</text:p>
          </table:table-cell>
          <table:table-cell office:value-type="float" office:value="0.24269341169562966">
            <text:p>0.24269341169562966</text:p>
          </table:table-cell>
          <table:table-cell office:value-type="float" office:value="0.23615906536106634">
            <text:p>0.23615906536106634</text:p>
          </table:table-cell>
          <table:table-cell office:value-type="float" office:value="0.06773061129945272">
            <text:p>0.06773061129945272</text:p>
          </table:table-cell>
          <table:table-cell office:value-type="float" office:value="1e-10">
            <text:p>1e-10</text:p>
          </table:table-cell>
          <table:table-cell office:value-type="float" office:value="0.35885752092987616">
            <text:p>0.35885752092987616</text:p>
          </table:table-cell>
          <table:table-cell office:value-type="float" office:value="0.5528523789177173">
            <text:p>0.5528523789177173</text:p>
          </table:table-cell>
          <table:table-cell office:value-type="float" office:value="0.20755181775487416">
            <text:p>0.20755181775487416</text:p>
          </table:table-cell>
          <table:table-cell office:value-type="float" office:value="0.02907904354957866">
            <text:p>0.02907904354957866</text:p>
          </table:table-cell>
          <table:table-cell office:value-type="float" office:value="0.4466334564613732">
            <text:p>0.4466334564613732</text:p>
          </table:table-cell>
          <table:table-cell office:value-type="float" office:value="0.6746851275312522">
            <text:p>0.6746851275312522</text:p>
          </table:table-cell>
          <table:table-cell office:value-type="float" office:value="0.6033552525053009">
            <text:p>0.6033552525053009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0.5882990837899518">
            <text:p>0.5882990837899518</text:p>
          </table:table-cell>
          <table:table-cell office:value-type="float" office:value="0.2431162449294895">
            <text:p>0.2431162449294895</text:p>
          </table:table-cell>
          <table:table-cell office:value-type="float" office:value="0.2365829210050256">
            <text:p>0.2365829210050256</text:p>
          </table:table-cell>
          <table:table-cell office:value-type="float" office:value="0.06799824972446704">
            <text:p>0.06799824972446704</text:p>
          </table:table-cell>
          <table:table-cell office:value-type="float" office:value="1e-10">
            <text:p>1e-10</text:p>
          </table:table-cell>
          <table:table-cell office:value-type="float" office:value="0.35992052276100617">
            <text:p>0.35992052276100617</text:p>
          </table:table-cell>
          <table:table-cell office:value-type="float" office:value="0.5556017154237959">
            <text:p>0.5556017154237959</text:p>
          </table:table-cell>
          <table:table-cell office:value-type="float" office:value="0.20792744853094797">
            <text:p>0.20792744853094797</text:p>
          </table:table-cell>
          <table:table-cell office:value-type="float" office:value="0.028613924875589593">
            <text:p>0.028613924875589593</text:p>
          </table:table-cell>
          <table:table-cell office:value-type="float" office:value="0.4499800249863316">
            <text:p>0.4499800249863316</text:p>
          </table:table-cell>
          <table:table-cell office:value-type="float" office:value="0.6812212129047435">
            <text:p>0.6812212129047435</text:p>
          </table:table-cell>
          <table:table-cell office:value-type="float" office:value="0.610895583626918">
            <text:p>0.610895583626918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0.5877163315960723">
            <text:p>0.5877163315960723</text:p>
          </table:table-cell>
          <table:table-cell office:value-type="float" office:value="0.24354308768617597">
            <text:p>0.24354308768617597</text:p>
          </table:table-cell>
          <table:table-cell office:value-type="float" office:value="0.2370127564250078">
            <text:p>0.2370127564250078</text:p>
          </table:table-cell>
          <table:table-cell office:value-type="float" office:value="0.06827217570725612">
            <text:p>0.06827217570725612</text:p>
          </table:table-cell>
          <table:table-cell office:value-type="float" office:value="1e-10">
            <text:p>1e-10</text:p>
          </table:table-cell>
          <table:table-cell office:value-type="float" office:value="0.3609822187066424">
            <text:p>0.3609822187066424</text:p>
          </table:table-cell>
          <table:table-cell office:value-type="float" office:value="0.5585667717822057">
            <text:p>0.5585667717822057</text:p>
          </table:table-cell>
          <table:table-cell office:value-type="float" office:value="0.20832609677485106">
            <text:p>0.20832609677485106</text:p>
          </table:table-cell>
          <table:table-cell office:value-type="float" office:value="0.028093205237698846">
            <text:p>0.028093205237698846</text:p>
          </table:table-cell>
          <table:table-cell office:value-type="float" office:value="0.45361849047333985">
            <text:p>0.45361849047333985</text:p>
          </table:table-cell>
          <table:table-cell office:value-type="float" office:value="0.6883624952386996">
            <text:p>0.6883624952386996</text:p>
          </table:table-cell>
          <table:table-cell office:value-type="float" office:value="0.6191726957699414">
            <text:p>0.6191726957699414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0.5871408559301473">
            <text:p>0.5871408559301473</text:p>
          </table:table-cell>
          <table:table-cell office:value-type="float" office:value="0.24396589289218754">
            <text:p>0.24396589289218754</text:p>
          </table:table-cell>
          <table:table-cell office:value-type="float" office:value="0.23744110638813826">
            <text:p>0.23744110638813826</text:p>
          </table:table-cell>
          <table:table-cell office:value-type="float" office:value="0.06854785521047325">
            <text:p>0.06854785521047325</text:p>
          </table:table-cell>
          <table:table-cell office:value-type="float" office:value="1e-10">
            <text:p>1e-10</text:p>
          </table:table-cell>
          <table:table-cell office:value-type="float" office:value="0.36201907968842756">
            <text:p>0.36201907968842756</text:p>
          </table:table-cell>
          <table:table-cell office:value-type="float" office:value="0.5617352084071847">
            <text:p>0.5617352084071847</text:p>
          </table:table-cell>
          <table:table-cell office:value-type="float" office:value="0.2087461587137944">
            <text:p>0.2087461587137944</text:p>
          </table:table-cell>
          <table:table-cell office:value-type="float" office:value="0.027515555499803765">
            <text:p>0.027515555499803765</text:p>
          </table:table-cell>
          <table:table-cell office:value-type="float" office:value="0.4575385847134833">
            <text:p>0.4575385847134833</text:p>
          </table:table-cell>
          <table:table-cell office:value-type="float" office:value="0.6960958112481931">
            <text:p>0.6960958112481931</text:p>
          </table:table-cell>
          <table:table-cell office:value-type="float" office:value="0.6281794709944664">
            <text:p>0.6281794709944664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0.5865839088910191">
            <text:p>0.5865839088910191</text:p>
          </table:table-cell>
          <table:table-cell office:value-type="float" office:value="0.24437638124420238">
            <text:p>0.24437638124420238</text:p>
          </table:table-cell>
          <table:table-cell office:value-type="float" office:value="0.23786033323186817">
            <text:p>0.23786033323186817</text:p>
          </table:table-cell>
          <table:table-cell office:value-type="float" office:value="0.06882062336708973">
            <text:p>0.06882062336708973</text:p>
          </table:table-cell>
          <table:table-cell office:value-type="float" office:value="1e-10">
            <text:p>1e-10</text:p>
          </table:table-cell>
          <table:table-cell office:value-type="float" office:value="0.3630076504871177">
            <text:p>0.3630076504871177</text:p>
          </table:table-cell>
          <table:table-cell office:value-type="float" office:value="0.5650900719734565">
            <text:p>0.5650900719734565</text:p>
          </table:table-cell>
          <table:table-cell office:value-type="float" office:value="0.20918592292072474">
            <text:p>0.20918592292072474</text:p>
          </table:table-cell>
          <table:table-cell office:value-type="float" office:value="0.02688092134681561">
            <text:p>0.02688092134681561</text:p>
          </table:table-cell>
          <table:table-cell office:value-type="float" office:value="0.4617235146673068">
            <text:p>0.4617235146673068</text:p>
          </table:table-cell>
          <table:table-cell office:value-type="float" office:value="0.7043945940795004">
            <text:p>0.7043945940795004</text:p>
          </table:table-cell>
          <table:table-cell office:value-type="float" office:value="0.6378927541889524">
            <text:p>0.6378927541889524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0.5860564190272932">
            <text:p>0.5860564190272932</text:p>
          </table:table-cell>
          <table:table-cell office:value-type="float" office:value="0.2447665226044628">
            <text:p>0.2447665226044628</text:p>
          </table:table-cell>
          <table:table-cell office:value-type="float" office:value="0.2382630843338853">
            <text:p>0.2382630843338853</text:p>
          </table:table-cell>
          <table:table-cell office:value-type="float" office:value="0.06908602596564134">
            <text:p>0.06908602596564134</text:p>
          </table:table-cell>
          <table:table-cell office:value-type="float" office:value="1e-10">
            <text:p>1e-10</text:p>
          </table:table-cell>
          <table:table-cell office:value-type="float" office:value="0.36392636317313304">
            <text:p>0.36392636317313304</text:p>
          </table:table-cell>
          <table:table-cell office:value-type="float" office:value="0.5686101683961715">
            <text:p>0.5686101683961715</text:p>
          </table:table-cell>
          <table:table-cell office:value-type="float" office:value="0.20964358758349075">
            <text:p>0.20964358758349075</text:p>
          </table:table-cell>
          <table:table-cell office:value-type="float" office:value="0.026190672306098995">
            <text:p>0.026190672306098995</text:p>
          </table:table-cell>
          <table:table-cell office:value-type="float" office:value="0.4661501338881001">
            <text:p>0.4661501338881001</text:p>
          </table:table-cell>
          <table:table-cell office:value-type="float" office:value="0.7132188098067808">
            <text:p>0.7132188098067808</text:p>
          </table:table-cell>
          <table:table-cell office:value-type="float" office:value="0.6482728008130935">
            <text:p>0.6482728008130935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0.5200123737631768">
            <text:p>0.5200123737631768</text:p>
          </table:table-cell>
          <table:table-cell office:value-type="float" office:value="0.24230156672636288">
            <text:p>0.24230156672636288</text:p>
          </table:table-cell>
          <table:table-cell office:value-type="float" office:value="0.2376860596104603">
            <text:p>0.2376860596104603</text:p>
          </table:table-cell>
          <table:table-cell office:value-type="float" office:value="1e-10">
            <text:p>1e-10</text:p>
          </table:table-cell>
          <table:table-cell office:value-type="float" office:value="0.28453482800911045">
            <text:p>0.28453482800911045</text:p>
          </table:table-cell>
          <table:table-cell office:value-type="float" office:value="5.74350559080419e-07">
            <text:p>5.74350559080419e-07</text:p>
          </table:table-cell>
          <table:table-cell office:value-type="float" office:value="0.5569913581918806">
            <text:p>0.5569913581918806</text:p>
          </table:table-cell>
          <table:table-cell office:value-type="float" office:value="0.20479884650588134">
            <text:p>0.20479884650588134</text:p>
          </table:table-cell>
          <table:table-cell office:value-type="float" office:value="0.02515944110423465">
            <text:p>0.02515944110423465</text:p>
          </table:table-cell>
          <table:table-cell office:value-type="float" office:value="0.4574832089141874">
            <text:p>0.4574832089141874</text:p>
          </table:table-cell>
          <table:table-cell office:value-type="float" office:value="0.7010155189710595">
            <text:p>0.7010155189710595</text:p>
          </table:table-cell>
          <table:table-cell office:value-type="float" office:value="0.6384864449106865">
            <text:p>0.6384864449106865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0.518961207315149">
            <text:p>0.518961207315149</text:p>
          </table:table-cell>
          <table:table-cell office:value-type="float" office:value="0.24282453086519828">
            <text:p>0.24282453086519828</text:p>
          </table:table-cell>
          <table:table-cell office:value-type="float" office:value="0.23821426191965253">
            <text:p>0.23821426191965253</text:p>
          </table:table-cell>
          <table:table-cell office:value-type="float" office:value="1e-10">
            <text:p>1e-10</text:p>
          </table:table-cell>
          <table:table-cell office:value-type="float" office:value="0.28569474379901527">
            <text:p>0.28569474379901527</text:p>
          </table:table-cell>
          <table:table-cell office:value-type="float" office:value="5.222913351954329e-07">
            <text:p>5.222913351954329e-07</text:p>
          </table:table-cell>
          <table:table-cell office:value-type="float" office:value="0.5599584819693326">
            <text:p>0.5599584819693326</text:p>
          </table:table-cell>
          <table:table-cell office:value-type="float" office:value="0.20511551481331255">
            <text:p>0.20511551481331255</text:p>
          </table:table-cell>
          <table:table-cell office:value-type="float" office:value="0.024430105730832846">
            <text:p>0.024430105730832846</text:p>
          </table:table-cell>
          <table:table-cell office:value-type="float" office:value="0.4614649563135723">
            <text:p>0.4614649563135723</text:p>
          </table:table-cell>
          <table:table-cell office:value-type="float" office:value="0.709277185990184">
            <text:p>0.709277185990184</text:p>
          </table:table-cell>
          <table:table-cell office:value-type="float" office:value="0.6485075878978269">
            <text:p>0.6485075878978269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0.518219585947275">
            <text:p>0.518219585947275</text:p>
          </table:table-cell>
          <table:table-cell office:value-type="float" office:value="0.24319218377781204">
            <text:p>0.24319218377781204</text:p>
          </table:table-cell>
          <table:table-cell office:value-type="float" office:value="0.2385882303749128">
            <text:p>0.2385882303749128</text:p>
          </table:table-cell>
          <table:table-cell office:value-type="float" office:value="1e-10">
            <text:p>1e-10</text:p>
          </table:table-cell>
          <table:table-cell office:value-type="float" office:value="0.28689089650858995">
            <text:p>0.28689089650858995</text:p>
          </table:table-cell>
          <table:table-cell office:value-type="float" office:value="4.757191597261548e-07">
            <text:p>4.757191597261548e-07</text:p>
          </table:table-cell>
          <table:table-cell office:value-type="float" office:value="0.5634855384201924">
            <text:p>0.5634855384201924</text:p>
          </table:table-cell>
          <table:table-cell office:value-type="float" office:value="0.20552514754756665">
            <text:p>0.20552514754756665</text:p>
          </table:table-cell>
          <table:table-cell office:value-type="float" office:value="0.023637657423394125">
            <text:p>0.023637657423394125</text:p>
          </table:table-cell>
          <table:table-cell office:value-type="float" office:value="0.4660570145321043">
            <text:p>0.4660570145321043</text:p>
          </table:table-cell>
          <table:table-cell office:value-type="float" office:value="0.7186514546329842">
            <text:p>0.7186514546329842</text:p>
          </table:table-cell>
          <table:table-cell office:value-type="float" office:value="0.6597521139193592">
            <text:p>0.6597521139193592</text:p>
          </table:table-cell>
        </table:table-row>
        <table:table-row>
          <table:table-cell table:style-name="pd1" office:value-type="string" office:string-value="26">
            <text:p>26</text:p>
          </table:table-cell>
          <table:table-cell office:value-type="float" office:value="0.5175422896348987">
            <text:p>0.5175422896348987</text:p>
          </table:table-cell>
          <table:table-cell office:value-type="float" office:value="0.24352650423318012">
            <text:p>0.24352650423318012</text:p>
          </table:table-cell>
          <table:table-cell office:value-type="float" office:value="0.23893120623192116">
            <text:p>0.23893120623192116</text:p>
          </table:table-cell>
          <table:table-cell office:value-type="float" office:value="1e-10">
            <text:p>1e-10</text:p>
          </table:table-cell>
          <table:table-cell office:value-type="float" office:value="0.28799329611029095">
            <text:p>0.28799329611029095</text:p>
          </table:table-cell>
          <table:table-cell office:value-type="float" office:value="4.3361384246830164e-07">
            <text:p>4.3361384246830164e-07</text:p>
          </table:table-cell>
          <table:table-cell office:value-type="float" office:value="0.5670635092393429">
            <text:p>0.5670635092393429</text:p>
          </table:table-cell>
          <table:table-cell office:value-type="float" office:value="0.2059398967379965">
            <text:p>0.2059398967379965</text:p>
          </table:table-cell>
          <table:table-cell office:value-type="float" office:value="0.022807162320023187">
            <text:p>0.022807162320023187</text:p>
          </table:table-cell>
          <table:table-cell office:value-type="float" office:value="0.47075298133921456">
            <text:p>0.47075298133921456</text:p>
          </table:table-cell>
          <table:table-cell office:value-type="float" office:value="0.7282907905205998">
            <text:p>0.7282907905205998</text:p>
          </table:table-cell>
          <table:table-cell office:value-type="float" office:value="0.6713753842290725">
            <text:p>0.6713753842290725</text:p>
          </table:table-cell>
        </table:table-row>
        <table:table-row>
          <table:table-cell table:style-name="pd1" office:value-type="string" office:string-value="27">
            <text:p>27</text:p>
          </table:table-cell>
          <table:table-cell office:value-type="float" office:value="0.5169395352547731">
            <text:p>0.5169395352547731</text:p>
          </table:table-cell>
          <table:table-cell office:value-type="float" office:value="0.24382219399400223">
            <text:p>0.24382219399400223</text:p>
          </table:table-cell>
          <table:table-cell office:value-type="float" office:value="0.23923827085122457">
            <text:p>0.23923827085122457</text:p>
          </table:table-cell>
          <table:table-cell office:value-type="float" office:value="1e-10">
            <text:p>1e-10</text:p>
          </table:table-cell>
          <table:table-cell office:value-type="float" office:value="0.2889898296059387">
            <text:p>0.2889898296059387</text:p>
          </table:table-cell>
          <table:table-cell office:value-type="float" office:value="3.9544841517145093e-07">
            <text:p>3.9544841517145093e-07</text:p>
          </table:table-cell>
          <table:table-cell office:value-type="float" office:value="0.5706769101719015">
            <text:p>0.5706769101719015</text:p>
          </table:table-cell>
          <table:table-cell office:value-type="float" office:value="0.20636101933952444">
            <text:p>0.20636101933952444</text:p>
          </table:table-cell>
          <table:table-cell office:value-type="float" office:value="0.021945068527825084">
            <text:p>0.021945068527825084</text:p>
          </table:table-cell>
          <table:table-cell office:value-type="float" office:value="0.4755271199763703">
            <text:p>0.4755271199763703</text:p>
          </table:table-cell>
          <table:table-cell office:value-type="float" office:value="0.7381384559275616">
            <text:p>0.7381384559275616</text:p>
          </table:table-cell>
          <table:table-cell office:value-type="float" office:value="0.6833056431008794">
            <text:p>0.6833056431008794</text:p>
          </table:table-cell>
        </table:table-row>
        <table:table-row>
          <table:table-cell table:style-name="pd1" office:value-type="string" office:string-value="28">
            <text:p>28</text:p>
          </table:table-cell>
          <table:table-cell office:value-type="float" office:value="0.5164145891364573">
            <text:p>0.5164145891364573</text:p>
          </table:table-cell>
          <table:table-cell office:value-type="float" office:value="0.244077538673889">
            <text:p>0.244077538673889</text:p>
          </table:table-cell>
          <table:table-cell office:value-type="float" office:value="0.2395078722896535">
            <text:p>0.2395078722896535</text:p>
          </table:table-cell>
          <table:table-cell office:value-type="float" office:value="1e-10">
            <text:p>1e-10</text:p>
          </table:table-cell>
          <table:table-cell office:value-type="float" office:value="0.28987026730152254">
            <text:p>0.28987026730152254</text:p>
          </table:table-cell>
          <table:table-cell office:value-type="float" office:value="3.6080078552796606e-07">
            <text:p>3.6080078552796606e-07</text:p>
          </table:table-cell>
          <table:table-cell office:value-type="float" office:value="0.5743034045129413">
            <text:p>0.5743034045129413</text:p>
          </table:table-cell>
          <table:table-cell office:value-type="float" office:value="0.20678807609177932">
            <text:p>0.20678807609177932</text:p>
          </table:table-cell>
          <table:table-cell office:value-type="float" office:value="0.02105881881514406">
            <text:p>0.02105881881514406</text:p>
          </table:table-cell>
          <table:table-cell office:value-type="float" office:value="0.48034612774867674">
            <text:p>0.48034612774867674</text:p>
          </table:table-cell>
          <table:table-cell office:value-type="float" office:value="0.748123325042931">
            <text:p>0.748123325042931</text:p>
          </table:table-cell>
          <table:table-cell office:value-type="float" office:value="0.695454415856825">
            <text:p>0.695454415856825</text:p>
          </table:table-cell>
        </table:table-row>
        <table:table-row>
          <table:table-cell table:style-name="pd1" office:value-type="string" office:string-value="29">
            <text:p>29</text:p>
          </table:table-cell>
          <table:table-cell office:value-type="float" office:value="0.5159618748839627">
            <text:p>0.5159618748839627</text:p>
          </table:table-cell>
          <table:table-cell office:value-type="float" office:value="0.2442954441933494">
            <text:p>0.2442954441933494</text:p>
          </table:table-cell>
          <table:table-cell office:value-type="float" office:value="0.23974268102268778">
            <text:p>0.23974268102268778</text:p>
          </table:table-cell>
          <table:table-cell office:value-type="float" office:value="1e-10">
            <text:p>1e-10</text:p>
          </table:table-cell>
          <table:table-cell office:value-type="float" office:value="0.2906259266861033">
            <text:p>0.2906259266861033</text:p>
          </table:table-cell>
          <table:table-cell office:value-type="float" office:value="3.2932187075134527e-07">
            <text:p>3.2932187075134527e-07</text:p>
          </table:table-cell>
          <table:table-cell office:value-type="float" office:value="0.577912337796911">
            <text:p>0.577912337796911</text:p>
          </table:table-cell>
          <table:table-cell office:value-type="float" office:value="0.20721800811163446">
            <text:p>0.20721800811163446</text:p>
          </table:table-cell>
          <table:table-cell office:value-type="float" office:value="0.020156474382104002">
            <text:p>0.020156474382104002</text:p>
          </table:table-cell>
          <table:table-cell office:value-type="float" office:value="0.48516848886228064">
            <text:p>0.48516848886228064</text:p>
          </table:table-cell>
          <table:table-cell office:value-type="float" office:value="0.7581595383608699">
            <text:p>0.7581595383608699</text:p>
          </table:table-cell>
          <table:table-cell office:value-type="float" office:value="0.7077169266982447">
            <text:p>0.7077169266982447</text:p>
          </table:table-cell>
        </table:table-row>
        <table:table-row>
          <table:table-cell table:style-name="pd1" office:value-type="string" office:string-value="30">
            <text:p>30</text:p>
          </table:table-cell>
          <table:table-cell office:value-type="float" office:value="0.5155763778146394">
            <text:p>0.5155763778146394</text:p>
          </table:table-cell>
          <table:table-cell office:value-type="float" office:value="0.24447853226558885">
            <text:p>0.24447853226558885</text:p>
          </table:table-cell>
          <table:table-cell office:value-type="float" office:value="0.23994509001977166">
            <text:p>0.23994509001977166</text:p>
          </table:table-cell>
          <table:table-cell office:value-type="float" office:value="1e-10">
            <text:p>1e-10</text:p>
          </table:table-cell>
          <table:table-cell office:value-type="float" office:value="0.2912541308715416">
            <text:p>0.2912541308715416</text:p>
          </table:table-cell>
          <table:table-cell office:value-type="float" office:value="3.0069289065401296e-07">
            <text:p>3.0069289065401296e-07</text:p>
          </table:table-cell>
          <table:table-cell office:value-type="float" office:value="0.5814787612477395">
            <text:p>0.5814787612477395</text:p>
          </table:table-cell>
          <table:table-cell office:value-type="float" office:value="0.2076482586535144">
            <text:p>0.2076482586535144</text:p>
          </table:table-cell>
          <table:table-cell office:value-type="float" office:value="0.01924581037160416">
            <text:p>0.01924581037160416</text:p>
          </table:table-cell>
          <table:table-cell office:value-type="float" office:value="0.4899586713702936">
            <text:p>0.4899586713702936</text:p>
          </table:table-cell>
          <table:table-cell office:value-type="float" office:value="0.7681711682875858">
            <text:p>0.7681711682875858</text:p>
          </table:table-cell>
          <table:table-cell office:value-type="float" office:value="0.7199975519222171">
            <text:p>0.7199975519222171</text:p>
          </table:table-cell>
        </table:table-row>
        <table:table-row>
          <table:table-cell table:style-name="pd1" office:value-type="string" office:string-value="31">
            <text:p>31</text:p>
          </table:table-cell>
          <table:table-cell office:value-type="float" office:value="0.5152596151781645">
            <text:p>0.5152596151781645</text:p>
          </table:table-cell>
          <table:table-cell office:value-type="float" office:value="0.24462597212246692">
            <text:p>0.24462597212246692</text:p>
          </table:table-cell>
          <table:table-cell office:value-type="float" office:value="0.24011441279936846">
            <text:p>0.24011441279936846</text:p>
          </table:table-cell>
          <table:table-cell office:value-type="float" office:value="1e-10">
            <text:p>1e-10</text:p>
          </table:table-cell>
          <table:table-cell office:value-type="float" office:value="0.2917601350321321">
            <text:p>0.2917601350321321</text:p>
          </table:table-cell>
          <table:table-cell office:value-type="float" office:value="2.7461926544924604e-07">
            <text:p>2.7461926544924604e-07</text:p>
          </table:table-cell>
          <table:table-cell office:value-type="float" office:value="0.5849906730493553">
            <text:p>0.5849906730493553</text:p>
          </table:table-cell>
          <table:table-cell office:value-type="float" office:value="0.20807886761846434">
            <text:p>0.20807886761846434</text:p>
          </table:table-cell>
          <table:table-cell office:value-type="float" office:value="0.01833393870763329">
            <text:p>0.01833393870763329</text:p>
          </table:table-cell>
          <table:table-cell office:value-type="float" office:value="0.49469423810989643">
            <text:p>0.49469423810989643</text:p>
          </table:table-cell>
          <table:table-cell office:value-type="float" office:value="0.7781046846584827">
            <text:p>0.7781046846584827</text:p>
          </table:table-cell>
          <table:table-cell office:value-type="float" office:value="0.7322229968249698">
            <text:p>0.7322229968249698</text:p>
          </table:table-cell>
        </table:table-row>
        <table:table-row>
          <table:table-cell table:style-name="pd1" office:value-type="string" office:string-value="32">
            <text:p>32</text:p>
          </table:table-cell>
          <table:table-cell office:value-type="float" office:value="0.5149992763014082">
            <text:p>0.5149992763014082</text:p>
          </table:table-cell>
          <table:table-cell office:value-type="float" office:value="0.24474423390654435">
            <text:p>0.24474423390654435</text:p>
          </table:table-cell>
          <table:table-cell office:value-type="float" office:value="0.24025648989204734">
            <text:p>0.24025648989204734</text:p>
          </table:table-cell>
          <table:table-cell office:value-type="float" office:value="1e-10">
            <text:p>1e-10</text:p>
          </table:table-cell>
          <table:table-cell office:value-type="float" office:value="0.29214640157096744">
            <text:p>0.29214640157096744</text:p>
          </table:table-cell>
          <table:table-cell office:value-type="float" office:value="2.5086448168195863e-07">
            <text:p>2.5086448168195863e-07</text:p>
          </table:table-cell>
          <table:table-cell office:value-type="float" office:value="0.5884204328750575">
            <text:p>0.5884204328750575</text:p>
          </table:table-cell>
          <table:table-cell office:value-type="float" office:value="0.2085050277872494">
            <text:p>0.2085050277872494</text:p>
          </table:table-cell>
          <table:table-cell office:value-type="float" office:value="0.01742800860510218">
            <text:p>0.01742800860510218</text:p>
          </table:table-cell>
          <table:table-cell office:value-type="float" office:value="0.49933879704098266">
            <text:p>0.49933879704098266</text:p>
          </table:table-cell>
          <table:table-cell office:value-type="float" office:value="0.7878839365055766">
            <text:p>0.7878839365055766</text:p>
          </table:table-cell>
          <table:table-cell office:value-type="float" office:value="0.7442980393813042">
            <text:p>0.7442980393813042</text:p>
          </table:table-cell>
        </table:table-row>
        <table:table-row>
          <table:table-cell table:style-name="pd1" office:value-type="string" office:string-value="33">
            <text:p>33</text:p>
          </table:table-cell>
          <table:table-cell office:value-type="float" office:value="0.5147823573335066">
            <text:p>0.5147823573335066</text:p>
          </table:table-cell>
          <table:table-cell office:value-type="float" office:value="0.24484019323938208">
            <text:p>0.24484019323938208</text:p>
          </table:table-cell>
          <table:table-cell office:value-type="float" office:value="0.24037744952711113">
            <text:p>0.24037744952711113</text:p>
          </table:table-cell>
          <table:table-cell office:value-type="float" office:value="1e-10">
            <text:p>1e-10</text:p>
          </table:table-cell>
          <table:table-cell office:value-type="float" office:value="0.2924179429767482">
            <text:p>0.2924179429767482</text:p>
          </table:table-cell>
          <table:table-cell office:value-type="float" office:value="2.292130396899852e-07">
            <text:p>2.292130396899852e-07</text:p>
          </table:table-cell>
          <table:table-cell office:value-type="float" office:value="0.5917432583878417">
            <text:p>0.5917432583878417</text:p>
          </table:table-cell>
          <table:table-cell office:value-type="float" office:value="0.20892171684957908">
            <text:p>0.20892171684957908</text:p>
          </table:table-cell>
          <table:table-cell office:value-type="float" office:value="0.016534358822031747">
            <text:p>0.016534358822031747</text:p>
          </table:table-cell>
          <table:table-cell office:value-type="float" office:value="0.5038600821761294">
            <text:p>0.5038600821761294</text:p>
          </table:table-cell>
          <table:table-cell office:value-type="float" office:value="0.7974410393635325">
            <text:p>0.7974410393635325</text:p>
          </table:table-cell>
          <table:table-cell office:value-type="float" office:value="0.7561369622768398">
            <text:p>0.7561369622768398</text:p>
          </table:table-cell>
        </table:table-row>
        <table:table-row>
          <table:table-cell table:style-name="pd1" office:value-type="string" office:string-value="34">
            <text:p>34</text:p>
          </table:table-cell>
          <table:table-cell office:value-type="float" office:value="0.5145978492710883">
            <text:p>0.5145978492710883</text:p>
          </table:table-cell>
          <table:table-cell office:value-type="float" office:value="0.24491969183591522">
            <text:p>0.24491969183591522</text:p>
          </table:table-cell>
          <table:table-cell office:value-type="float" office:value="0.24048245899299622">
            <text:p>0.24048245899299622</text:p>
          </table:table-cell>
          <table:table-cell office:value-type="float" office:value="1e-10">
            <text:p>1e-10</text:p>
          </table:table-cell>
          <table:table-cell office:value-type="float" office:value="0.29258247815360183">
            <text:p>0.29258247815360183</text:p>
          </table:table-cell>
          <table:table-cell office:value-type="float" office:value="2.0946767988950046e-07">
            <text:p>2.0946767988950046e-07</text:p>
          </table:table-cell>
          <table:table-cell office:value-type="float" office:value="0.5949401615029764">
            <text:p>0.5949401615029764</text:p>
          </table:table-cell>
          <table:table-cell office:value-type="float" office:value="0.20932469851350502">
            <text:p>0.20932469851350502</text:p>
          </table:table-cell>
          <table:table-cell office:value-type="float" office:value="0.015658393492292096">
            <text:p>0.015658393492292096</text:p>
          </table:table-cell>
          <table:table-cell office:value-type="float" office:value="0.5082327394486539">
            <text:p>0.5082327394486539</text:p>
          </table:table-cell>
          <table:table-cell office:value-type="float" office:value="0.806721270415529">
            <text:p>0.806721270415529</text:p>
          </table:table-cell>
          <table:table-cell office:value-type="float" office:value="0.7676688505297202">
            <text:p>0.7676688505297202</text:p>
          </table:table-cell>
        </table:table-row>
        <table:table-row>
          <table:table-cell table:style-name="pd1" office:value-type="string" office:string-value="35">
            <text:p>35</text:p>
          </table:table-cell>
          <table:table-cell office:value-type="float" office:value="0.5144494019842482">
            <text:p>0.5144494019842482</text:p>
          </table:table-cell>
          <table:table-cell office:value-type="float" office:value="0.24498076229556776">
            <text:p>0.24498076229556776</text:p>
          </table:table-cell>
          <table:table-cell office:value-type="float" office:value="0.24056983582018393">
            <text:p>0.24056983582018393</text:p>
          </table:table-cell>
          <table:table-cell office:value-type="float" office:value="1e-10">
            <text:p>1e-10</text:p>
          </table:table-cell>
          <table:table-cell office:value-type="float" office:value="0.2926555759259465">
            <text:p>0.2926555759259465</text:p>
          </table:table-cell>
          <table:table-cell office:value-type="float" office:value="1.914406720762371e-07">
            <text:p>1.914406720762371e-07</text:p>
          </table:table-cell>
          <table:table-cell office:value-type="float" office:value="0.5980135303029296">
            <text:p>0.5980135303029296</text:p>
          </table:table-cell>
          <table:table-cell office:value-type="float" office:value="0.20971535167751207">
            <text:p>0.20971535167751207</text:p>
          </table:table-cell>
          <table:table-cell office:value-type="float" office:value="0.014804354574062107">
            <text:p>0.014804354574062107</text:p>
          </table:table-cell>
          <table:table-cell office:value-type="float" office:value="0.5124526879095634">
            <text:p>0.5124526879095634</text:p>
          </table:table-cell>
          <table:table-cell office:value-type="float" office:value="0.8157071334283247">
            <text:p>0.8157071334283247</text:p>
          </table:table-cell>
          <table:table-cell office:value-type="float" office:value="0.7788618070139833">
            <text:p>0.7788618070139833</text:p>
          </table:table-cell>
        </table:table-row>
        <table:table-row>
          <table:table-cell table:style-name="pd1" office:value-type="string" office:string-value="36">
            <text:p>36</text:p>
          </table:table-cell>
          <table:table-cell office:value-type="float" office:value="0.5142989413906687">
            <text:p>0.5142989413906687</text:p>
          </table:table-cell>
          <table:table-cell office:value-type="float" office:value="0.2450436534568346">
            <text:p>0.2450436534568346</text:p>
          </table:table-cell>
          <table:table-cell office:value-type="float" office:value="0.24065740525249663">
            <text:p>0.24065740525249663</text:p>
          </table:table-cell>
          <table:table-cell office:value-type="float" office:value="1e-10">
            <text:p>1e-10</text:p>
          </table:table-cell>
          <table:table-cell office:value-type="float" office:value="0.2926328852760075">
            <text:p>0.2926328852760075</text:p>
          </table:table-cell>
          <table:table-cell office:value-type="float" office:value="1.749953163086534e-07">
            <text:p>1.749953163086534e-07</text:p>
          </table:table-cell>
          <table:table-cell office:value-type="float" office:value="0.6009141803022896">
            <text:p>0.6009141803022896</text:p>
          </table:table-cell>
          <table:table-cell office:value-type="float" office:value="0.21007942782053576">
            <text:p>0.21007942782053576</text:p>
          </table:table-cell>
          <table:table-cell office:value-type="float" office:value="0.013976547942712296">
            <text:p>0.013976547942712296</text:p>
          </table:table-cell>
          <table:table-cell office:value-type="float" office:value="0.5164692544301217">
            <text:p>0.5164692544301217</text:p>
          </table:table-cell>
          <table:table-cell office:value-type="float" office:value="0.8243050748556867">
            <text:p>0.8243050748556867</text:p>
          </table:table-cell>
          <table:table-cell office:value-type="float" office:value="0.7896103539881801">
            <text:p>0.7896103539881801</text:p>
          </table:table-cell>
        </table:table-row>
        <table:table-row>
          <table:table-cell table:style-name="pd1" office:value-type="string" office:string-value="37">
            <text:p>37</text:p>
          </table:table-cell>
          <table:table-cell office:value-type="float" office:value="0.5141427484723823">
            <text:p>0.5141427484723823</text:p>
          </table:table-cell>
          <table:table-cell office:value-type="float" office:value="0.24511033680238847">
            <text:p>0.24511033680238847</text:p>
          </table:table-cell>
          <table:table-cell office:value-type="float" office:value="0.24074691482522909">
            <text:p>0.24074691482522909</text:p>
          </table:table-cell>
          <table:table-cell office:value-type="float" office:value="1e-10">
            <text:p>1e-10</text:p>
          </table:table-cell>
          <table:table-cell office:value-type="float" office:value="0.29252589259063005">
            <text:p>0.29252589259063005</text:p>
          </table:table-cell>
          <table:table-cell office:value-type="float" office:value="1.599804678465493e-07">
            <text:p>1.599804678465493e-07</text:p>
          </table:table-cell>
          <table:table-cell office:value-type="float" office:value="0.6036393619898476">
            <text:p>0.6036393619898476</text:p>
          </table:table-cell>
          <table:table-cell office:value-type="float" office:value="0.21041563831822235">
            <text:p>0.21041563831822235</text:p>
          </table:table-cell>
          <table:table-cell office:value-type="float" office:value="0.01317763100815025">
            <text:p>0.01317763100815025</text:p>
          </table:table-cell>
          <table:table-cell office:value-type="float" office:value="0.5202763642758015">
            <text:p>0.5202763642758015</text:p>
          </table:table-cell>
          <table:table-cell office:value-type="float" office:value="0.832497805155729">
            <text:p>0.832497805155729</text:p>
          </table:table-cell>
          <table:table-cell office:value-type="float" office:value="0.7998871086564445">
            <text:p>0.7998871086564445</text:p>
          </table:table-cell>
        </table:table-row>
        <table:table-row>
          <table:table-cell table:style-name="pd1" office:value-type="string" office:string-value="38">
            <text:p>38</text:p>
          </table:table-cell>
          <table:table-cell office:value-type="float" office:value="0.513984350027397">
            <text:p>0.513984350027397</text:p>
          </table:table-cell>
          <table:table-cell office:value-type="float" office:value="0.24517888138014868">
            <text:p>0.24517888138014868</text:p>
          </table:table-cell>
          <table:table-cell office:value-type="float" office:value="0.2408367686924542">
            <text:p>0.2408367686924542</text:p>
          </table:table-cell>
          <table:table-cell office:value-type="float" office:value="1e-10">
            <text:p>1e-10</text:p>
          </table:table-cell>
          <table:table-cell office:value-type="float" office:value="0.2923488210808039">
            <text:p>0.2923488210808039</text:p>
          </table:table-cell>
          <table:table-cell office:value-type="float" office:value="1.4626028826025818e-07">
            <text:p>1.4626028826025818e-07</text:p>
          </table:table-cell>
          <table:table-cell office:value-type="float" office:value="0.6061965021131599">
            <text:p>0.6061965021131599</text:p>
          </table:table-cell>
          <table:table-cell office:value-type="float" office:value="0.21072567104942333">
            <text:p>0.21072567104942333</text:p>
          </table:table-cell>
          <table:table-cell office:value-type="float" office:value="0.012409541800585235">
            <text:p>0.012409541800585235</text:p>
          </table:table-cell>
          <table:table-cell office:value-type="float" office:value="0.5238782483297801">
            <text:p>0.5238782483297801</text:p>
          </table:table-cell>
          <table:table-cell office:value-type="float" office:value="0.840286735029109">
            <text:p>0.840286735029109</text:p>
          </table:table-cell>
          <table:table-cell office:value-type="float" office:value="0.8096853541451166">
            <text:p>0.8096853541451166</text:p>
          </table:table-cell>
        </table:table-row>
        <table:table-row>
          <table:table-cell table:style-name="pd1" office:value-type="string" office:string-value="39">
            <text:p>39</text:p>
          </table:table-cell>
          <table:table-cell office:value-type="float" office:value="0.5137910159111796">
            <text:p>0.5137910159111796</text:p>
          </table:table-cell>
          <table:table-cell office:value-type="float" office:value="0.24526658488846384">
            <text:p>0.24526658488846384</text:p>
          </table:table-cell>
          <table:table-cell office:value-type="float" office:value="0.2409423993003564">
            <text:p>0.2409423993003564</text:p>
          </table:table-cell>
          <table:table-cell office:value-type="float" office:value="1e-10">
            <text:p>1e-10</text:p>
          </table:table-cell>
          <table:table-cell office:value-type="float" office:value="0.2920969627709626">
            <text:p>0.2920969627709626</text:p>
          </table:table-cell>
          <table:table-cell office:value-type="float" office:value="1.337286750792558e-07">
            <text:p>1.337286750792558e-07</text:p>
          </table:table-cell>
          <table:table-cell office:value-type="float" office:value="0.6085486641356165">
            <text:p>0.6085486641356165</text:p>
          </table:table-cell>
          <table:table-cell office:value-type="float" office:value="0.2109973622413071">
            <text:p>0.2109973622413071</text:p>
          </table:table-cell>
          <table:table-cell office:value-type="float" office:value="0.011674020000600246">
            <text:p>0.011674020000600246</text:p>
          </table:table-cell>
          <table:table-cell office:value-type="float" office:value="0.5272394217133822">
            <text:p>0.5272394217133822</text:p>
          </table:table-cell>
          <table:table-cell office:value-type="float" office:value="0.8476086625830357">
            <text:p>0.8476086625830357</text:p>
          </table:table-cell>
          <table:table-cell office:value-type="float" office:value="0.818936129830826">
            <text:p>0.818936129830826</text:p>
          </table:table-cell>
        </table:table-row>
        <table:table-row>
          <table:table-cell table:style-name="pd1" office:value-type="string" office:string-value="40">
            <text:p>40</text:p>
          </table:table-cell>
          <table:table-cell office:value-type="float" office:value="0.5135325976995224">
            <text:p>0.5135325976995224</text:p>
          </table:table-cell>
          <table:table-cell office:value-type="float" office:value="0.24538935203418222">
            <text:p>0.24538935203418222</text:p>
          </table:table-cell>
          <table:table-cell office:value-type="float" office:value="0.2410780503662952">
            <text:p>0.2410780503662952</text:p>
          </table:table-cell>
          <table:table-cell office:value-type="float" office:value="1e-10">
            <text:p>1e-10</text:p>
          </table:table-cell>
          <table:table-cell office:value-type="float" office:value="0.29176520628792163">
            <text:p>0.29176520628792163</text:p>
          </table:table-cell>
          <table:table-cell office:value-type="float" office:value="1.2228389891459948e-07">
            <text:p>1.2228389891459948e-07</text:p>
          </table:table-cell>
          <table:table-cell office:value-type="float" office:value="0.6106636264145144">
            <text:p>0.6106636264145144</text:p>
          </table:table-cell>
          <table:table-cell office:value-type="float" office:value="0.21121941668632177">
            <text:p>0.21121941668632177</text:p>
          </table:table-cell>
          <table:table-cell office:value-type="float" office:value="0.010972002265021853">
            <text:p>0.010972002265021853</text:p>
          </table:table-cell>
          <table:table-cell office:value-type="float" office:value="0.5303299165339861">
            <text:p>0.5303299165339861</text:p>
          </table:table-cell>
          <table:table-cell office:value-type="float" office:value="0.8544110285787249">
            <text:p>0.8544110285787249</text:p>
          </table:table-cell>
          <table:table-cell office:value-type="float" office:value="0.8275829075213692">
            <text:p>0.8275829075213692</text:p>
          </table:table-cell>
        </table:table-row>
      </table:table>
      <table:table table:name="optimization_data">
        <table:table-row>
          <table:table-cell table:style-name="pd1" office:value-type="string" office:string-value="rho">
            <text:p>rho</text:p>
          </table:table-cell>
          <table:table-cell table:style-name="pd1" office:value-type="string" office:string-value="x_C">
            <text:p>x_C</text:p>
          </table:table-cell>
          <table:table-cell table:style-name="pd1" office:value-type="string" office:string-value="x_P">
            <text:p>x_P</text:p>
          </table:table-cell>
          <table:table-cell table:style-name="pd1" office:value-type="string" office:string-value="x_N">
            <text:p>x_N</text:p>
          </table:table-cell>
          <table:table-cell table:style-name="pd1" office:value-type="string" office:string-value="x_Ace">
            <text:p>x_Ace</text:p>
          </table:table-cell>
          <table:table-cell table:style-name="pd1" office:value-type="string" office:string-value="condition">
            <text:p>condition</text:p>
          </table:table-cell>
          <table:table-cell table:style-name="pd1" office:value-type="string" office:string-value="mu">
            <text:p>mu</text:p>
          </table:table-cell>
          <table:table-cell table:style-name="pd1" office:value-type="string" office:string-value="density">
            <text:p>density</text:p>
          </table:table-cell>
          <table:table-cell table:style-name="pd1" office:value-type="string" office:string-value="consistent">
            <text:p>consistent</text:p>
          </table:table-cell>
          <table:table-cell table:style-name="pd1" office:value-type="string" office:string-value="converged">
            <text:p>converged</text:p>
          </table:table-cell>
          <table:table-cell table:style-name="pd1" office:value-type="string" office:string-value="run_time">
            <text:p>run_time</text:p>
          </table:table-cell>
          <table:table-cell table:style-name="pd1" office:value-type="string" office:string-value="tC_q">
            <text:p>tC_q</text:p>
          </table:table-cell>
          <table:table-cell table:style-name="pd1" office:value-type="string" office:string-value="tP_q">
            <text:p>tP_q</text:p>
          </table:table-cell>
          <table:table-cell table:style-name="pd1" office:value-type="string" office:string-value="tN_q">
            <text:p>tN_q</text:p>
          </table:table-cell>
          <table:table-cell table:style-name="pd1" office:value-type="string" office:string-value="tAce_q">
            <text:p>tAce_q</text:p>
          </table:table-cell>
          <table:table-cell table:style-name="pd1" office:value-type="string" office:string-value="Resp_q">
            <text:p>Resp_q</text:p>
          </table:table-cell>
          <table:table-cell table:style-name="pd1" office:value-type="string" office:string-value="Ferm_q">
            <text:p>Ferm_q</text:p>
          </table:table-cell>
          <table:table-cell table:style-name="pd1" office:value-type="string" office:string-value="Nucprod_q">
            <text:p>Nucprod_q</text:p>
          </table:table-cell>
          <table:table-cell table:style-name="pd1" office:value-type="string" office:string-value="Aaprod_q">
            <text:p>Aaprod_q</text:p>
          </table:table-cell>
          <table:table-cell table:style-name="pd1" office:value-type="string" office:string-value="Replication_q">
            <text:p>Replication_q</text:p>
          </table:table-cell>
          <table:table-cell table:style-name="pd1" office:value-type="string" office:string-value="Transcription_q">
            <text:p>Transcription_q</text:p>
          </table:table-cell>
          <table:table-cell table:style-name="pd1" office:value-type="string" office:string-value="tRNAcharging_q">
            <text:p>tRNAcharging_q</text:p>
          </table:table-cell>
          <table:table-cell table:style-name="pd1" office:value-type="string" office:string-value="Ribosome_q">
            <text:p>Ribosome_q</text:p>
          </table:table-cell>
          <table:table-cell table:style-name="pd1" office:value-type="string" office:string-value="tC_v">
            <text:p>tC_v</text:p>
          </table:table-cell>
          <table:table-cell table:style-name="pd1" office:value-type="string" office:string-value="tP_v">
            <text:p>tP_v</text:p>
          </table:table-cell>
          <table:table-cell table:style-name="pd1" office:value-type="string" office:string-value="tN_v">
            <text:p>tN_v</text:p>
          </table:table-cell>
          <table:table-cell table:style-name="pd1" office:value-type="string" office:string-value="tAce_v">
            <text:p>tAce_v</text:p>
          </table:table-cell>
          <table:table-cell table:style-name="pd1" office:value-type="string" office:string-value="Resp_v">
            <text:p>Resp_v</text:p>
          </table:table-cell>
          <table:table-cell table:style-name="pd1" office:value-type="string" office:string-value="Ferm_v">
            <text:p>Ferm_v</text:p>
          </table:table-cell>
          <table:table-cell table:style-name="pd1" office:value-type="string" office:string-value="Nucprod_v">
            <text:p>Nucprod_v</text:p>
          </table:table-cell>
          <table:table-cell table:style-name="pd1" office:value-type="string" office:string-value="Aaprod_v">
            <text:p>Aaprod_v</text:p>
          </table:table-cell>
          <table:table-cell table:style-name="pd1" office:value-type="string" office:string-value="Replication_v">
            <text:p>Replication_v</text:p>
          </table:table-cell>
          <table:table-cell table:style-name="pd1" office:value-type="string" office:string-value="Transcription_v">
            <text:p>Transcription_v</text:p>
          </table:table-cell>
          <table:table-cell table:style-name="pd1" office:value-type="string" office:string-value="tRNAcharging_v">
            <text:p>tRNAcharging_v</text:p>
          </table:table-cell>
          <table:table-cell table:style-name="pd1" office:value-type="string" office:string-value="Ribosome_v">
            <text:p>Ribosome_v</text:p>
          </table:table-cell>
          <table:table-cell table:style-name="pd1" office:value-type="string" office:string-value="tC_p">
            <text:p>tC_p</text:p>
          </table:table-cell>
          <table:table-cell table:style-name="pd1" office:value-type="string" office:string-value="tP_p">
            <text:p>tP_p</text:p>
          </table:table-cell>
          <table:table-cell table:style-name="pd1" office:value-type="string" office:string-value="tN_p">
            <text:p>tN_p</text:p>
          </table:table-cell>
          <table:table-cell table:style-name="pd1" office:value-type="string" office:string-value="tAce_p">
            <text:p>tAce_p</text:p>
          </table:table-cell>
          <table:table-cell table:style-name="pd1" office:value-type="string" office:string-value="Resp_p">
            <text:p>Resp_p</text:p>
          </table:table-cell>
          <table:table-cell table:style-name="pd1" office:value-type="string" office:string-value="Ferm_p">
            <text:p>Ferm_p</text:p>
          </table:table-cell>
          <table:table-cell table:style-name="pd1" office:value-type="string" office:string-value="Nucprod_p">
            <text:p>Nucprod_p</text:p>
          </table:table-cell>
          <table:table-cell table:style-name="pd1" office:value-type="string" office:string-value="Aaprod_p">
            <text:p>Aaprod_p</text:p>
          </table:table-cell>
          <table:table-cell table:style-name="pd1" office:value-type="string" office:string-value="Replication_p">
            <text:p>Replication_p</text:p>
          </table:table-cell>
          <table:table-cell table:style-name="pd1" office:value-type="string" office:string-value="Transcription_p">
            <text:p>Transcription_p</text:p>
          </table:table-cell>
          <table:table-cell table:style-name="pd1" office:value-type="string" office:string-value="tRNAcharging_p">
            <text:p>tRNAcharging_p</text:p>
          </table:table-cell>
          <table:table-cell table:style-name="pd1" office:value-type="string" office:string-value="Ribosome_p">
            <text:p>Ribosome_p</text:p>
          </table:table-cell>
          <table:table-cell table:style-name="pd1" office:value-type="string" office:string-value="C_b">
            <text:p>C_b</text:p>
          </table:table-cell>
          <table:table-cell table:style-name="pd1" office:value-type="string" office:string-value="P_b">
            <text:p>P_b</text:p>
          </table:table-cell>
          <table:table-cell table:style-name="pd1" office:value-type="string" office:string-value="N_b">
            <text:p>N_b</text:p>
          </table:table-cell>
          <table:table-cell table:style-name="pd1" office:value-type="string" office:string-value="Ace_b">
            <text:p>Ace_b</text:p>
          </table:table-cell>
          <table:table-cell table:style-name="pd1" office:value-type="string" office:string-value="ADP_b">
            <text:p>ADP_b</text:p>
          </table:table-cell>
          <table:table-cell table:style-name="pd1" office:value-type="string" office:string-value="ATP_b">
            <text:p>ATP_b</text:p>
          </table:table-cell>
          <table:table-cell table:style-name="pd1" office:value-type="string" office:string-value="AA_b">
            <text:p>AA_b</text:p>
          </table:table-cell>
          <table:table-cell table:style-name="pd1" office:value-type="string" office:string-value="Nuc_b">
            <text:p>Nuc_b</text:p>
          </table:table-cell>
          <table:table-cell table:style-name="pd1" office:value-type="string" office:string-value="DNA_b">
            <text:p>DNA_b</text:p>
          </table:table-cell>
          <table:table-cell table:style-name="pd1" office:value-type="string" office:string-value="tRNA_b">
            <text:p>tRNA_b</text:p>
          </table:table-cell>
          <table:table-cell table:style-name="pd1" office:value-type="string" office:string-value="TC_b">
            <text:p>TC_b</text:p>
          </table:table-cell>
          <table:table-cell table:style-name="pd1" office:value-type="string" office:string-value="Protein_b">
            <text:p>Protein_b</text:p>
          </table:table-cell>
          <table:table-cell table:style-name="pd1" office:value-type="string" office:string-value="C_c">
            <text:p>C_c</text:p>
          </table:table-cell>
          <table:table-cell table:style-name="pd1" office:value-type="string" office:string-value="P_c">
            <text:p>P_c</text:p>
          </table:table-cell>
          <table:table-cell table:style-name="pd1" office:value-type="string" office:string-value="N_c">
            <text:p>N_c</text:p>
          </table:table-cell>
          <table:table-cell table:style-name="pd1" office:value-type="string" office:string-value="Ace_c">
            <text:p>Ace_c</text:p>
          </table:table-cell>
          <table:table-cell table:style-name="pd1" office:value-type="string" office:string-value="ADP_c">
            <text:p>ADP_c</text:p>
          </table:table-cell>
          <table:table-cell table:style-name="pd1" office:value-type="string" office:string-value="ATP_c">
            <text:p>ATP_c</text:p>
          </table:table-cell>
          <table:table-cell table:style-name="pd1" office:value-type="string" office:string-value="AA_c">
            <text:p>AA_c</text:p>
          </table:table-cell>
          <table:table-cell table:style-name="pd1" office:value-type="string" office:string-value="Nuc_c">
            <text:p>Nuc_c</text:p>
          </table:table-cell>
          <table:table-cell table:style-name="pd1" office:value-type="string" office:string-value="DNA_c">
            <text:p>DNA_c</text:p>
          </table:table-cell>
          <table:table-cell table:style-name="pd1" office:value-type="string" office:string-value="tRNA_c">
            <text:p>tRNA_c</text:p>
          </table:table-cell>
          <table:table-cell table:style-name="pd1" office:value-type="string" office:string-value="TC_c">
            <text:p>TC_c</text:p>
          </table:table-cell>
          <table:table-cell table:style-name="pd1" office:value-type="string" office:string-value="Protein_c">
            <text:p>Protein_c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">
            <text:p>1</text:p>
          </table:table-cell>
          <table:table-cell office:value-type="float" office:value="0.8493700079818015">
            <text:p>0.849370007981801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813329999999999">
            <text:p>0.2813329999999999</text:p>
          </table:table-cell>
          <table:table-cell office:value-type="float" office:value="0.5939009988704164">
            <text:p>0.5939009988704164</text:p>
          </table:table-cell>
          <table:table-cell office:value-type="float" office:value="0.2390835346927877">
            <text:p>0.2390835346927877</text:p>
          </table:table-cell>
          <table:table-cell office:value-type="float" office:value="0.2325788311092243">
            <text:p>0.2325788311092243</text:p>
          </table:table-cell>
          <table:table-cell office:value-type="float" office:value="0.0655633646724285">
            <text:p>0.0655633646724285</text:p>
          </table:table-cell>
          <table:table-cell office:value-type="float" office:value="1e-10">
            <text:p>1e-10</text:p>
          </table:table-cell>
          <table:table-cell office:value-type="float" office:value="0.3496359743662438">
            <text:p>0.3496359743662438</text:p>
          </table:table-cell>
          <table:table-cell office:value-type="float" office:value="0.5339052185008604">
            <text:p>0.5339052185008604</text:p>
          </table:table-cell>
          <table:table-cell office:value-type="float" office:value="0.204715711532185">
            <text:p>0.204715711532185</text:p>
          </table:table-cell>
          <table:table-cell office:value-type="float" office:value="0.0317902962868379">
            <text:p>0.0317902962868379</text:p>
          </table:table-cell>
          <table:table-cell office:value-type="float" office:value="0.4243596040559358">
            <text:p>0.4243596040559358</text:p>
          </table:table-cell>
          <table:table-cell office:value-type="float" office:value="0.632057062667849">
            <text:p>0.632057062667849</text:p>
          </table:table-cell>
          <table:table-cell office:value-type="float" office:value="0.5551091571956706">
            <text:p>0.5551091571956706</text:p>
          </table:table-cell>
          <table:table-cell office:value-type="float" office:value="171.51017669132827">
            <text:p>171.51017669132827</text:p>
          </table:table-cell>
          <table:table-cell office:value-type="float" office:value="69.04393048191235">
            <text:p>69.04393048191235</text:p>
          </table:table-cell>
          <table:table-cell office:value-type="float" office:value="67.16546443611757">
            <text:p>67.16546443611757</text:p>
          </table:table-cell>
          <table:table-cell office:value-type="float" office:value="18.9337688955457">
            <text:p>18.9337688955457</text:p>
          </table:table-cell>
          <table:table-cell office:value-type="float" office:value="2.88785802e-08">
            <text:p>2.88785802e-08</text:p>
          </table:table-cell>
          <table:table-cell office:value-type="float" office:value="100.96990551498172">
            <text:p>100.96990551498172</text:p>
          </table:table-cell>
          <table:table-cell office:value-type="float" office:value="154.18424709786447">
            <text:p>154.18424709786447</text:p>
          </table:table-cell>
          <table:table-cell office:value-type="float" office:value="59.118991082951354">
            <text:p>59.118991082951354</text:p>
          </table:table-cell>
          <table:table-cell office:value-type="float" office:value="9.180586231704432">
            <text:p>9.180586231704432</text:p>
          </table:table-cell>
          <table:table-cell office:value-type="float" office:value="122.5490288966091">
            <text:p>122.5490288966091</text:p>
          </table:table-cell>
          <table:table-cell office:value-type="float" office:value="182.52910620346927">
            <text:p>182.52910620346927</text:p>
          </table:table-cell>
          <table:table-cell office:value-type="float" office:value="160.30764355453965">
            <text:p>160.30764355453965</text:p>
          </table:table-cell>
          <table:table-cell office:value-type="float" office:value="10.290610601479695">
            <text:p>10.290610601479695</text:p>
          </table:table-cell>
          <table:table-cell office:value-type="float" office:value="4.602928698794157">
            <text:p>4.602928698794157</text:p>
          </table:table-cell>
          <table:table-cell office:value-type="float" office:value="3.358273221805879">
            <text:p>3.358273221805879</text:p>
          </table:table-cell>
          <table:table-cell office:value-type="float" office:value="0.6338986703509701">
            <text:p>0.6338986703509701</text:p>
          </table:table-cell>
          <table:table-cell office:value-type="float" office:value="8.1215891e-09">
            <text:p>8.1215891e-09</text:p>
          </table:table-cell>
          <table:table-cell office:value-type="float" office:value="14.969893165644377">
            <text:p>14.969893165644377</text:p>
          </table:table-cell>
          <table:table-cell office:value-type="float" office:value="21.87382086472199">
            <text:p>21.87382086472199</text:p>
          </table:table-cell>
          <table:table-cell office:value-type="float" office:value="6.194485086188913">
            <text:p>6.194485086188913</text:p>
          </table:table-cell>
          <table:table-cell office:value-type="float" office:value="1.4170985718690827">
            <text:p>1.4170985718690827</text:p>
          </table:table-cell>
          <table:table-cell office:value-type="float" office:value="10.712298107856464">
            <text:p>10.712298107856464</text:p>
          </table:table-cell>
          <table:table-cell office:value-type="float" office:value="21.766408818287815">
            <text:p>21.766408818287815</text:p>
          </table:table-cell>
          <table:table-cell office:value-type="float" office:value="55.16997494210151">
            <text:p>55.16997494210151</text:p>
          </table:table-cell>
          <table:table-cell office:value-type="float" office:value="0.0847361440773961">
            <text:p>0.0847361440773961</text:p>
          </table:table-cell>
          <table:table-cell office:value-type="float" office:value="0.0563957512395542">
            <text:p>0.0563957512395542</text:p>
          </table:table-cell>
          <table:table-cell office:value-type="float" office:value="0.0498910476559907">
            <text:p>0.0498910476559907</text:p>
          </table:table-cell>
          <table:table-cell office:value-type="float" office:value="0.0043638302008202">
            <text:p>0.0043638302008202</text:p>
          </table:table-cell>
          <table:table-cell office:value-type="float" office:value="0.0527243251931589">
            <text:p>0.0527243251931589</text:p>
          </table:table-cell>
          <table:table-cell office:value-type="float" office:value="0.0871300646033385">
            <text:p>0.0871300646033385</text:p>
          </table:table-cell>
          <table:table-cell office:value-type="float" office:value="0.0578327278453967">
            <text:p>0.0578327278453967</text:p>
          </table:table-cell>
          <table:table-cell office:value-type="float" office:value="0.0243647963080006">
            <text:p>0.0243647963080006</text:p>
          </table:table-cell>
          <table:table-cell office:value-type="float" office:value="0.0317902962868379">
            <text:p>0.0317902962868379</text:p>
          </table:table-cell>
          <table:table-cell office:value-type="float" office:value="0.0374305759080086">
            <text:p>0.0374305759080086</text:p>
          </table:table-cell>
          <table:table-cell office:value-type="float" office:value="0.0692531149249606">
            <text:p>0.0692531149249606</text:p>
          </table:table-cell>
          <table:table-cell office:value-type="float" office:value="0.4440873257565364">
            <text:p>0.4440873257565364</text:p>
          </table:table-cell>
          <table:table-cell office:value-type="float" office:value="28.81028898631469">
            <text:p>28.81028898631469</text:p>
          </table:table-cell>
          <table:table-cell office:value-type="float" office:value="19.174555421448435">
            <text:p>19.174555421448435</text:p>
          </table:table-cell>
          <table:table-cell office:value-type="float" office:value="16.96295620303687">
            <text:p>16.96295620303687</text:p>
          </table:table-cell>
          <table:table-cell office:value-type="float" office:value="1.4837022682788747">
            <text:p>1.4837022682788747</text:p>
          </table:table-cell>
          <table:table-cell office:value-type="float" office:value="17.92627056567405">
            <text:p>17.92627056567405</text:p>
          </table:table-cell>
          <table:table-cell office:value-type="float" office:value="29.62422196513512">
            <text:p>29.62422196513512</text:p>
          </table:table-cell>
          <table:table-cell office:value-type="float" office:value="19.663127467434897">
            <text:p>19.663127467434897</text:p>
          </table:table-cell>
          <table:table-cell office:value-type="float" office:value="8.28403074472022">
            <text:p>8.28403074472022</text:p>
          </table:table-cell>
          <table:table-cell office:value-type="float" office:value="10.808700737524903">
            <text:p>10.808700737524903</text:p>
          </table:table-cell>
          <table:table-cell office:value-type="float" office:value="12.726395808722952">
            <text:p>12.726395808722952</text:p>
          </table:table-cell>
          <table:table-cell office:value-type="float" office:value="23.546059074486607">
            <text:p>23.546059074486607</text:p>
          </table:table-cell>
          <table:table-cell office:value-type="float" office:value="150.9896907572224">
            <text:p>150.989690757222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4.166666666666667">
            <text:p>4.16666666666666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">
            <text:p>2</text:p>
          </table:table-cell>
          <table:table-cell office:value-type="float" office:value="0.8474461960363072">
            <text:p>0.847446196036307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112">
            <text:p>0.21112</text:p>
          </table:table-cell>
          <table:table-cell office:value-type="float" office:value="0.593804753738393">
            <text:p>0.593804753738393</text:p>
          </table:table-cell>
          <table:table-cell office:value-type="float" office:value="0.2391517071635244">
            <text:p>0.2391517071635244</text:p>
          </table:table-cell>
          <table:table-cell office:value-type="float" office:value="0.23264610372055">
            <text:p>0.23264610372055</text:p>
          </table:table-cell>
          <table:table-cell office:value-type="float" office:value="0.0656025646224675">
            <text:p>0.0656025646224675</text:p>
          </table:table-cell>
          <table:table-cell office:value-type="float" office:value="1e-10">
            <text:p>1e-10</text:p>
          </table:table-cell>
          <table:table-cell office:value-type="float" office:value="0.3498096605855091">
            <text:p>0.3498096605855091</text:p>
          </table:table-cell>
          <table:table-cell office:value-type="float" office:value="0.534213834650983">
            <text:p>0.534213834650983</text:p>
          </table:table-cell>
          <table:table-cell office:value-type="float" office:value="0.2047664291048191">
            <text:p>0.2047664291048191</text:p>
          </table:table-cell>
          <table:table-cell office:value-type="float" office:value="0.031753264975866">
            <text:p>0.031753264975866</text:p>
          </table:table-cell>
          <table:table-cell office:value-type="float" office:value="0.4247106626604852">
            <text:p>0.4247106626604852</text:p>
          </table:table-cell>
          <table:table-cell office:value-type="float" office:value="0.6327161907870166">
            <text:p>0.6327161907870166</text:p>
          </table:table-cell>
          <table:table-cell office:value-type="float" office:value="0.5558416513892668">
            <text:p>0.5558416513892668</text:p>
          </table:table-cell>
          <table:table-cell office:value-type="float" office:value="171.0939771129183">
            <text:p>171.0939771129183</text:p>
          </table:table-cell>
          <table:table-cell office:value-type="float" office:value="68.907189533848">
            <text:p>68.907189533848</text:p>
          </table:table-cell>
          <table:table-cell office:value-type="float" office:value="67.03271891102044">
            <text:p>67.03271891102044</text:p>
          </table:table-cell>
          <table:table-cell office:value-type="float" office:value="18.9021789054423">
            <text:p>18.9021789054423</text:p>
          </table:table-cell>
          <table:table-cell office:value-type="float" office:value="2.88131706e-08">
            <text:p>2.88131706e-08</text:p>
          </table:table-cell>
          <table:table-cell office:value-type="float" office:value="100.79125450798011">
            <text:p>100.79125450798011</text:p>
          </table:table-cell>
          <table:table-cell office:value-type="float" office:value="153.92394389528107">
            <text:p>153.92394389528107</text:p>
          </table:table-cell>
          <table:table-cell office:value-type="float" office:value="58.99970068307783">
            <text:p>58.99970068307783</text:p>
          </table:table-cell>
          <table:table-cell office:value-type="float" office:value="9.149122429280409">
            <text:p>9.149122429280409</text:p>
          </table:table-cell>
          <table:table-cell office:value-type="float" office:value="122.37260806581376">
            <text:p>122.37260806581376</text:p>
          </table:table-cell>
          <table:table-cell office:value-type="float" office:value="182.30559587803353">
            <text:p>182.30559587803353</text:p>
          </table:table-cell>
          <table:table-cell office:value-type="float" office:value="160.15560364324696">
            <text:p>160.15560364324696</text:p>
          </table:table-cell>
          <table:table-cell office:value-type="float" office:value="10.607826581000936">
            <text:p>10.607826581000936</text:p>
          </table:table-cell>
          <table:table-cell office:value-type="float" office:value="4.593812635589867">
            <text:p>4.593812635589867</text:p>
          </table:table-cell>
          <table:table-cell office:value-type="float" office:value="3.3516359455510223">
            <text:p>3.3516359455510223</text:p>
          </table:table-cell>
          <table:table-cell office:value-type="float" office:value="0.6331018814428286">
            <text:p>0.6331018814428286</text:p>
          </table:table-cell>
          <table:table-cell office:value-type="float" office:value="8.1096416e-09">
            <text:p>8.1096416e-09</text:p>
          </table:table-cell>
          <table:table-cell office:value-type="float" office:value="14.951921681849552">
            <text:p>14.951921681849552</text:p>
          </table:table-cell>
          <table:table-cell office:value-type="float" office:value="21.851711789340925">
            <text:p>21.851711789340925</text:p>
          </table:table-cell>
          <table:table-cell office:value-type="float" office:value="6.1858326757186415">
            <text:p>6.1858326757186415</text:p>
          </table:table-cell>
          <table:table-cell office:value-type="float" office:value="1.413826336648062">
            <text:p>1.413826336648062</text:p>
          </table:table-cell>
          <table:table-cell office:value-type="float" office:value="10.707114300927548">
            <text:p>10.707114300927548</text:p>
          </table:table-cell>
          <table:table-cell office:value-type="float" office:value="21.757851064354185">
            <text:p>21.757851064354185</text:p>
          </table:table-cell>
          <table:table-cell office:value-type="float" office:value="55.13429427734743">
            <text:p>55.13429427734743</text:p>
          </table:table-cell>
          <table:table-cell office:value-type="float" office:value="0.0843907575962882">
            <text:p>0.0843907575962882</text:p>
          </table:table-cell>
          <table:table-cell office:value-type="float" office:value="0.056374688343813">
            <text:p>0.056374688343813</text:p>
          </table:table-cell>
          <table:table-cell office:value-type="float" office:value="0.0498690849008386">
            <text:p>0.0498690849008386</text:p>
          </table:table-cell>
          <table:table-cell office:value-type="float" office:value="0.0043593674946342">
            <text:p>0.0043593674946342</text:p>
          </table:table-cell>
          <table:table-cell office:value-type="float" office:value="0.0528299463090049">
            <text:p>0.0528299463090049</text:p>
          </table:table-cell>
          <table:table-cell office:value-type="float" office:value="0.0870939179751987">
            <text:p>0.0870939179751987</text:p>
          </table:table-cell>
          <table:table-cell office:value-type="float" office:value="0.0577465480369338">
            <text:p>0.0577465480369338</text:p>
          </table:table-cell>
          <table:table-cell office:value-type="float" office:value="0.0243285235495334">
            <text:p>0.0243285235495334</text:p>
          </table:table-cell>
          <table:table-cell office:value-type="float" office:value="0.031753264975866">
            <text:p>0.031753264975866</text:p>
          </table:table-cell>
          <table:table-cell office:value-type="float" office:value="0.0373934942485003">
            <text:p>0.0373934942485003</text:p>
          </table:table-cell>
          <table:table-cell office:value-type="float" office:value="0.0691870854579749">
            <text:p>0.0691870854579749</text:p>
          </table:table-cell>
          <table:table-cell office:value-type="float" office:value="0.4446733211114135">
            <text:p>0.4446733211114135</text:p>
          </table:table-cell>
          <table:table-cell office:value-type="float" office:value="28.69285758273801">
            <text:p>28.69285758273801</text:p>
          </table:table-cell>
          <table:table-cell office:value-type="float" office:value="19.167394036896432">
            <text:p>19.167394036896432</text:p>
          </table:table-cell>
          <table:table-cell office:value-type="float" office:value="16.955488866285155">
            <text:p>16.955488866285155</text:p>
          </table:table-cell>
          <table:table-cell office:value-type="float" office:value="1.4821849481756413">
            <text:p>1.4821849481756413</text:p>
          </table:table-cell>
          <table:table-cell office:value-type="float" office:value="17.96218174506167">
            <text:p>17.96218174506167</text:p>
          </table:table-cell>
          <table:table-cell office:value-type="float" office:value="29.611932111567572">
            <text:p>29.611932111567572</text:p>
          </table:table-cell>
          <table:table-cell office:value-type="float" office:value="19.63382633255752">
            <text:p>19.63382633255752</text:p>
          </table:table-cell>
          <table:table-cell office:value-type="float" office:value="8.271698006841358">
            <text:p>8.271698006841358</text:p>
          </table:table-cell>
          <table:table-cell office:value-type="float" office:value="10.796110091794464">
            <text:p>10.796110091794464</text:p>
          </table:table-cell>
          <table:table-cell office:value-type="float" office:value="12.713788044490112">
            <text:p>12.713788044490112</text:p>
          </table:table-cell>
          <table:table-cell office:value-type="float" office:value="23.52360905571147">
            <text:p>23.52360905571147</text:p>
          </table:table-cell>
          <table:table-cell office:value-type="float" office:value="151.1889291778806">
            <text:p>151.188929177880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3.472222222222223">
            <text:p>3.47222222222222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">
            <text:p>3</text:p>
          </table:table-cell>
          <table:table-cell office:value-type="float" office:value="0.8451528005422295">
            <text:p>0.845152800542229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12719999999999">
            <text:p>0.2112719999999999</text:p>
          </table:table-cell>
          <table:table-cell office:value-type="float" office:value="0.5936912466786765">
            <text:p>0.5936912466786765</text:p>
          </table:table-cell>
          <table:table-cell office:value-type="float" office:value="0.2392321581588189">
            <text:p>0.2392321581588189</text:p>
          </table:table-cell>
          <table:table-cell office:value-type="float" office:value="0.2327255029012778">
            <text:p>0.2327255029012778</text:p>
          </table:table-cell>
          <table:table-cell office:value-type="float" office:value="0.0656489077387735">
            <text:p>0.0656489077387735</text:p>
          </table:table-cell>
          <table:table-cell office:value-type="float" office:value="1e-10">
            <text:p>1e-10</text:p>
          </table:table-cell>
          <table:table-cell office:value-type="float" office:value="0.3500147450217345">
            <text:p>0.3500147450217345</text:p>
          </table:table-cell>
          <table:table-cell office:value-type="float" office:value="0.5345797885782941">
            <text:p>0.5345797885782941</text:p>
          </table:table-cell>
          <table:table-cell office:value-type="float" office:value="0.2048263396994653">
            <text:p>0.2048263396994653</text:p>
          </table:table-cell>
          <table:table-cell office:value-type="float" office:value="0.0317090463160729">
            <text:p>0.0317090463160729</text:p>
          </table:table-cell>
          <table:table-cell office:value-type="float" office:value="0.4251274622688183">
            <text:p>0.4251274622688183</text:p>
          </table:table-cell>
          <table:table-cell office:value-type="float" office:value="0.6334993063833532">
            <text:p>0.6334993063833532</text:p>
          </table:table-cell>
          <table:table-cell office:value-type="float" office:value="0.5567125221966192">
            <text:p>0.5567125221966192</text:p>
          </table:table-cell>
          <table:table-cell office:value-type="float" office:value="170.59833872788295">
            <text:p>170.59833872788295</text:p>
          </table:table-cell>
          <table:table-cell office:value-type="float" office:value="68.74382767221373">
            <text:p>68.74382767221373</text:p>
          </table:table-cell>
          <table:table-cell office:value-type="float" office:value="66.87412758176866">
            <text:p>66.87412758176866</text:p>
          </table:table-cell>
          <table:table-cell office:value-type="float" office:value="18.86434179750737">
            <text:p>18.86434179750737</text:p>
          </table:table-cell>
          <table:table-cell office:value-type="float" office:value="2.87351952e-08">
            <text:p>2.87351952e-08</text:p>
          </table:table-cell>
          <table:table-cell office:value-type="float" office:value="100.57742027530574">
            <text:p>100.57742027530574</text:p>
          </table:table-cell>
          <table:table-cell office:value-type="float" office:value="153.6125458462742">
            <text:p>153.6125458462742</text:p>
          </table:table-cell>
          <table:table-cell office:value-type="float" office:value="58.857248571417855">
            <text:p>58.857248571417855</text:p>
          </table:table-cell>
          <table:table-cell office:value-type="float" office:value="9.111656360827775">
            <text:p>9.111656360827775</text:p>
          </table:table-cell>
          <table:table-cell office:value-type="float" office:value="122.16120621012693">
            <text:p>122.16120621012693</text:p>
          </table:table-cell>
          <table:table-cell office:value-type="float" office:value="182.03726239669328">
            <text:p>182.03726239669328</text:p>
          </table:table-cell>
          <table:table-cell office:value-type="float" office:value="159.9724300586763">
            <text:p>159.9724300586763</text:p>
          </table:table-cell>
          <table:table-cell office:value-type="float" office:value="10.98653301407566">
            <text:p>10.98653301407566</text:p>
          </table:table-cell>
          <table:table-cell office:value-type="float" office:value="4.582921844814249">
            <text:p>4.582921844814249</text:p>
          </table:table-cell>
          <table:table-cell office:value-type="float" office:value="3.3437063790884327">
            <text:p>3.3437063790884327</text:p>
          </table:table-cell>
          <table:table-cell office:value-type="float" office:value="0.632145964946739">
            <text:p>0.632145964946739</text:p>
          </table:table-cell>
          <table:table-cell office:value-type="float" office:value="8.0953893e-09">
            <text:p>8.0953893e-09</text:p>
          </table:table-cell>
          <table:table-cell office:value-type="float" office:value="14.930374953724051">
            <text:p>14.930374953724051</text:p>
          </table:table-cell>
          <table:table-cell office:value-type="float" office:value="21.82516854735345">
            <text:p>21.82516854735345</text:p>
          </table:table-cell>
          <table:table-cell office:value-type="float" office:value="6.175484310314425">
            <text:p>6.175484310314425</text:p>
          </table:table-cell>
          <table:table-cell office:value-type="float" office:value="1.4099255768831063">
            <text:p>1.4099255768831063</text:p>
          </table:table-cell>
          <table:table-cell office:value-type="float" office:value="10.700851410019729">
            <text:p>10.700851410019729</text:p>
          </table:table-cell>
          <table:table-cell office:value-type="float" office:value="21.74747106604492">
            <text:p>21.74747106604492</text:p>
          </table:table-cell>
          <table:table-cell office:value-type="float" office:value="55.09122296212031">
            <text:p>55.09122296212031</text:p>
          </table:table-cell>
          <table:table-cell office:value-type="float" office:value="0.0839822845011029">
            <text:p>0.0839822845011029</text:p>
          </table:table-cell>
          <table:table-cell office:value-type="float" office:value="0.0563494579910936">
            <text:p>0.0563494579910936</text:p>
          </table:table-cell>
          <table:table-cell office:value-type="float" office:value="0.0498428027335524">
            <text:p>0.0498428027335524</text:p>
          </table:table-cell>
          <table:table-cell office:value-type="float" office:value="0.0043540412655734">
            <text:p>0.0043540412655734</text:p>
          </table:table-cell>
          <table:table-cell office:value-type="float" office:value="0.0529558976270793">
            <text:p>0.0529558976270793</text:p>
          </table:table-cell>
          <table:table-cell office:value-type="float" office:value="0.0870500004316144">
            <text:p>0.0870500004316144</text:p>
          </table:table-cell>
          <table:table-cell office:value-type="float" office:value="0.0576438444528482">
            <text:p>0.0576438444528482</text:p>
          </table:table-cell>
          <table:table-cell office:value-type="float" office:value="0.0242853011355735">
            <text:p>0.0242853011355735</text:p>
          </table:table-cell>
          <table:table-cell office:value-type="float" office:value="0.0317090463160729">
            <text:p>0.0317090463160729</text:p>
          </table:table-cell>
          <table:table-cell office:value-type="float" office:value="0.037349200020133">
            <text:p>0.037349200020133</text:p>
          </table:table-cell>
          <table:table-cell office:value-type="float" office:value="0.0691081057680607">
            <text:p>0.0691081057680607</text:p>
          </table:table-cell>
          <table:table-cell office:value-type="float" office:value="0.4453700177572954">
            <text:p>0.4453700177572954</text:p>
          </table:table-cell>
          <table:table-cell office:value-type="float" office:value="28.553976730375005">
            <text:p>28.553976730375005</text:p>
          </table:table-cell>
          <table:table-cell office:value-type="float" office:value="19.158815716971837">
            <text:p>19.158815716971837</text:p>
          </table:table-cell>
          <table:table-cell office:value-type="float" office:value="16.946552929407833">
            <text:p>16.946552929407833</text:p>
          </table:table-cell>
          <table:table-cell office:value-type="float" office:value="1.4803740302949606">
            <text:p>1.4803740302949606</text:p>
          </table:table-cell>
          <table:table-cell office:value-type="float" office:value="18.005005193206983">
            <text:p>18.005005193206983</text:p>
          </table:table-cell>
          <table:table-cell office:value-type="float" office:value="29.597000146748925">
            <text:p>29.597000146748925</text:p>
          </table:table-cell>
          <table:table-cell office:value-type="float" office:value="19.598907113968387">
            <text:p>19.598907113968387</text:p>
          </table:table-cell>
          <table:table-cell office:value-type="float" office:value="8.257002386095001">
            <text:p>8.257002386095001</text:p>
          </table:table-cell>
          <table:table-cell office:value-type="float" office:value="10.781075747464786">
            <text:p>10.781075747464786</text:p>
          </table:table-cell>
          <table:table-cell office:value-type="float" office:value="12.698728006845222">
            <text:p>12.698728006845222</text:p>
          </table:table-cell>
          <table:table-cell office:value-type="float" office:value="23.49675596114064">
            <text:p>23.49675596114064</text:p>
          </table:table-cell>
          <table:table-cell office:value-type="float" office:value="151.42580603748044">
            <text:p>151.4258060374804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893518518518519">
            <text:p>2.89351851851851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4">
            <text:p>4</text:p>
          </table:table-cell>
          <table:table-cell office:value-type="float" office:value="0.8424222854515055">
            <text:p>0.842422285451505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13649999999999">
            <text:p>0.2113649999999999</text:p>
          </table:table-cell>
          <table:table-cell office:value-type="float" office:value="0.5935578071748706">
            <text:p>0.5935578071748706</text:p>
          </table:table-cell>
          <table:table-cell office:value-type="float" office:value="0.2393268036691118">
            <text:p>0.2393268036691118</text:p>
          </table:table-cell>
          <table:table-cell office:value-type="float" office:value="0.232818924759022">
            <text:p>0.232818924759022</text:p>
          </table:table-cell>
          <table:table-cell office:value-type="float" office:value="0.0657035356030046">
            <text:p>0.0657035356030046</text:p>
          </table:table-cell>
          <table:table-cell office:value-type="float" office:value="1e-10">
            <text:p>1e-10</text:p>
          </table:table-cell>
          <table:table-cell office:value-type="float" office:value="0.3502561416609813">
            <text:p>0.3502561416609813</text:p>
          </table:table-cell>
          <table:table-cell office:value-type="float" office:value="0.5350127399026241">
            <text:p>0.5350127399026241</text:p>
          </table:table-cell>
          <table:table-cell office:value-type="float" office:value="0.2048969004884702">
            <text:p>0.2048969004884702</text:p>
          </table:table-cell>
          <table:table-cell office:value-type="float" office:value="0.0316562995887874">
            <text:p>0.0316562995887874</text:p>
          </table:table-cell>
          <table:table-cell office:value-type="float" office:value="0.4256212970916359">
            <text:p>0.4256212970916359</text:p>
          </table:table-cell>
          <table:table-cell office:value-type="float" office:value="0.6344279470978492">
            <text:p>0.6344279470978492</text:p>
          </table:table-cell>
          <table:table-cell office:value-type="float" office:value="0.557746058305324">
            <text:p>0.557746058305324</text:p>
          </table:table-cell>
          <table:table-cell office:value-type="float" office:value="170.00895031906512">
            <text:p>170.00895031906512</text:p>
          </table:table-cell>
          <table:table-cell office:value-type="float" office:value="68.54883919169059">
            <text:p>68.54883919169059</text:p>
          </table:table-cell>
          <table:table-cell office:value-type="float" office:value="66.68482923523153">
            <text:p>66.68482923523153</text:p>
          </table:table-cell>
          <table:table-cell office:value-type="float" office:value="18.819041692475356">
            <text:p>18.819041692475356</text:p>
          </table:table-cell>
          <table:table-cell office:value-type="float" office:value="2.86423577e-08">
            <text:p>2.86423577e-08</text:p>
          </table:table-cell>
          <table:table-cell office:value-type="float" office:value="100.32161697949988">
            <text:p>100.32161697949988</text:p>
          </table:table-cell>
          <table:table-cell office:value-type="float" office:value="153.24026273210978">
            <text:p>153.24026273210978</text:p>
          </table:table-cell>
          <table:table-cell office:value-type="float" office:value="58.68730316508511">
            <text:p>58.68730316508511</text:p>
          </table:table-cell>
          <table:table-cell office:value-type="float" office:value="9.067110564498122">
            <text:p>9.067110564498122</text:p>
          </table:table-cell>
          <table:table-cell office:value-type="float" office:value="121.90797438314186">
            <text:p>121.90797438314186</text:p>
          </table:table-cell>
          <table:table-cell office:value-type="float" office:value="181.7151219904822">
            <text:p>181.7151219904822</text:p>
          </table:table-cell>
          <table:table-cell office:value-type="float" office:value="159.75162110730753">
            <text:p>159.75162110730753</text:p>
          </table:table-cell>
          <table:table-cell office:value-type="float" office:value="11.4382021774667">
            <text:p>11.4382021774667</text:p>
          </table:table-cell>
          <table:table-cell office:value-type="float" office:value="4.569922612779372">
            <text:p>4.569922612779372</text:p>
          </table:table-cell>
          <table:table-cell office:value-type="float" office:value="3.334241461761577">
            <text:p>3.334241461761577</text:p>
          </table:table-cell>
          <table:table-cell office:value-type="float" office:value="0.6309992076517346">
            <text:p>0.6309992076517346</text:p>
          </table:table-cell>
          <table:table-cell office:value-type="float" office:value="8.0784057e-09">
            <text:p>8.0784057e-09</text:p>
          </table:table-cell>
          <table:table-cell office:value-type="float" office:value="14.904547125588408">
            <text:p>14.904547125588408</text:p>
          </table:table-cell>
          <table:table-cell office:value-type="float" office:value="21.79330103512545">
            <text:p>21.79330103512545</text:p>
          </table:table-cell>
          <table:table-cell office:value-type="float" office:value="6.163115654692306">
            <text:p>6.163115654692306</text:p>
          </table:table-cell>
          <table:table-cell office:value-type="float" office:value="1.4052815332663167">
            <text:p>1.4052815332663167</text:p>
          </table:table-cell>
          <table:table-cell office:value-type="float" office:value="10.693276142604724">
            <text:p>10.693276142604724</text:p>
          </table:table-cell>
          <table:table-cell office:value-type="float" office:value="21.734858397606157">
            <text:p>21.734858397606157</text:p>
          </table:table-cell>
          <table:table-cell office:value-type="float" office:value="55.03918250242703">
            <text:p>55.03918250242703</text:p>
          </table:table-cell>
          <table:table-cell office:value-type="float" office:value="0.0835005302849308">
            <text:p>0.0835005302849308</text:p>
          </table:table-cell>
          <table:table-cell office:value-type="float" office:value="0.0563192614147948">
            <text:p>0.0563192614147948</text:p>
          </table:table-cell>
          <table:table-cell office:value-type="float" office:value="0.0498113825047049">
            <text:p>0.0498113825047049</text:p>
          </table:table-cell>
          <table:table-cell office:value-type="float" office:value="0.0043476927291916">
            <text:p>0.0043476927291916</text:p>
          </table:table-cell>
          <table:table-cell office:value-type="float" office:value="0.0531059078650342">
            <text:p>0.0531059078650342</text:p>
          </table:table-cell>
          <table:table-cell office:value-type="float" office:value="0.0869965488493583">
            <text:p>0.0869965488493583</text:p>
          </table:table-cell>
          <table:table-cell office:value-type="float" office:value="0.0575216210200533">
            <text:p>0.0575216210200533</text:p>
          </table:table-cell>
          <table:table-cell office:value-type="float" office:value="0.0242338692319383">
            <text:p>0.0242338692319383</text:p>
          </table:table-cell>
          <table:table-cell office:value-type="float" office:value="0.0316562995887874">
            <text:p>0.0316562995887874</text:p>
          </table:table-cell>
          <table:table-cell office:value-type="float" office:value="0.0372963399536739">
            <text:p>0.0372963399536739</text:p>
          </table:table-cell>
          <table:table-cell office:value-type="float" office:value="0.0690136999132726">
            <text:p>0.0690136999132726</text:p>
          </table:table-cell>
          <table:table-cell office:value-type="float" office:value="0.4461968466442592">
            <text:p>0.4461968466442592</text:p>
          </table:table-cell>
          <table:table-cell office:value-type="float" office:value="28.39018029687649">
            <text:p>28.39018029687649</text:p>
          </table:table-cell>
          <table:table-cell office:value-type="float" office:value="19.148548881030248">
            <text:p>19.148548881030248</text:p>
          </table:table-cell>
          <table:table-cell office:value-type="float" office:value="16.935870051599696">
            <text:p>16.935870051599696</text:p>
          </table:table-cell>
          <table:table-cell office:value-type="float" office:value="1.4782155279251663">
            <text:p>1.4782155279251663</text:p>
          </table:table-cell>
          <table:table-cell office:value-type="float" office:value="18.056008674111634">
            <text:p>18.056008674111634</text:p>
          </table:table-cell>
          <table:table-cell office:value-type="float" office:value="29.57882660878184">
            <text:p>29.57882660878184</text:p>
          </table:table-cell>
          <table:table-cell office:value-type="float" office:value="19.557351146818142">
            <text:p>19.557351146818142</text:p>
          </table:table-cell>
          <table:table-cell office:value-type="float" office:value="8.23951553885903">
            <text:p>8.23951553885903</text:p>
          </table:table-cell>
          <table:table-cell office:value-type="float" office:value="10.763141860187735">
            <text:p>10.763141860187735</text:p>
          </table:table-cell>
          <table:table-cell office:value-type="float" office:value="12.68075558424914">
            <text:p>12.68075558424914</text:p>
          </table:table-cell>
          <table:table-cell office:value-type="float" office:value="23.464657970512704">
            <text:p>23.464657970512704</text:p>
          </table:table-cell>
          <table:table-cell office:value-type="float" office:value="151.70692785904816">
            <text:p>151.7069278590481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411265432098766">
            <text:p>2.41126543209876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5">
            <text:p>5</text:p>
          </table:table-cell>
          <table:table-cell office:value-type="float" office:value="0.8391762106427446">
            <text:p>0.839176210642744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6979">
            <text:p>0.216979</text:p>
          </table:table-cell>
          <table:table-cell office:value-type="float" office:value="0.5934015355058184">
            <text:p>0.5934015355058184</text:p>
          </table:table-cell>
          <table:table-cell office:value-type="float" office:value="0.2394377376904938">
            <text:p>0.2394377376904938</text:p>
          </table:table-cell>
          <table:table-cell office:value-type="float" office:value="0.2329284444406257">
            <text:p>0.2329284444406257</text:p>
          </table:table-cell>
          <table:table-cell office:value-type="float" office:value="0.0657677176369381">
            <text:p>0.0657677176369381</text:p>
          </table:table-cell>
          <table:table-cell office:value-type="float" office:value="1e-10">
            <text:p>1e-10</text:p>
          </table:table-cell>
          <table:table-cell office:value-type="float" office:value="0.3505392618224413">
            <text:p>0.3505392618224413</text:p>
          </table:table-cell>
          <table:table-cell office:value-type="float" office:value="0.5355236453020246">
            <text:p>0.5355236453020246</text:p>
          </table:table-cell>
          <table:table-cell office:value-type="float" office:value="0.2049797262887002">
            <text:p>0.2049797262887002</text:p>
          </table:table-cell>
          <table:table-cell office:value-type="float" office:value="0.031593452911722">
            <text:p>0.031593452911722</text:p>
          </table:table-cell>
          <table:table-cell office:value-type="float" office:value="0.4262050621603463">
            <text:p>0.4262050621603463</text:p>
          </table:table-cell>
          <table:table-cell office:value-type="float" office:value="0.6355267911242163">
            <text:p>0.6355267911242163</text:p>
          </table:table-cell>
          <table:table-cell office:value-type="float" office:value="0.5589701818055122">
            <text:p>0.5589701818055122</text:p>
          </table:table-cell>
          <table:table-cell office:value-type="float" office:value="169.309273664822">
            <text:p>169.309273664822</text:p>
          </table:table-cell>
          <table:table-cell office:value-type="float" office:value="68.31635415599325">
            <text:p>68.31635415599325</text:p>
          </table:table-cell>
          <table:table-cell office:value-type="float" office:value="66.45912318124175">
            <text:p>66.45912318124175</text:p>
          </table:table-cell>
          <table:table-cell office:value-type="float" office:value="18.76483938352384">
            <text:p>18.76483938352384</text:p>
          </table:table-cell>
          <table:table-cell office:value-type="float" office:value="2.85319911e-08">
            <text:p>2.85319911e-08</text:p>
          </table:table-cell>
          <table:table-cell office:value-type="float" office:value="100.0158312020048">
            <text:p>100.0158312020048</text:p>
          </table:table-cell>
          <table:table-cell office:value-type="float" office:value="152.7955591472084">
            <text:p>152.7955591472084</text:p>
          </table:table-cell>
          <table:table-cell office:value-type="float" office:value="58.48479738828309">
            <text:p>58.48479738828309</text:p>
          </table:table-cell>
          <table:table-cell office:value-type="float" office:value="9.01424119249683">
            <text:p>9.01424119249683</text:p>
          </table:table-cell>
          <table:table-cell office:value-type="float" office:value="121.60479066696143">
            <text:p>121.60479066696143</text:p>
          </table:table-cell>
          <table:table-cell office:value-type="float" office:value="181.32844787477143">
            <text:p>181.32844787477143</text:p>
          </table:table-cell>
          <table:table-cell office:value-type="float" office:value="159.4853228701442">
            <text:p>159.4853228701442</text:p>
          </table:table-cell>
          <table:table-cell office:value-type="float" office:value="11.976260781954847">
            <text:p>11.976260781954847</text:p>
          </table:table-cell>
          <table:table-cell office:value-type="float" office:value="4.55442361039955">
            <text:p>4.55442361039955</text:p>
          </table:table-cell>
          <table:table-cell office:value-type="float" office:value="3.3229561590620875">
            <text:p>3.3229561590620875</text:p>
          </table:table-cell>
          <table:table-cell office:value-type="float" office:value="0.6296239343318498">
            <text:p>0.6296239343318498</text:p>
          </table:table-cell>
          <table:table-cell office:value-type="float" office:value="8.0581945e-09">
            <text:p>8.0581945e-09</text:p>
          </table:table-cell>
          <table:table-cell office:value-type="float" office:value="14.873600382028243">
            <text:p>14.873600382028243</text:p>
          </table:table-cell>
          <table:table-cell office:value-type="float" office:value="21.75504759996764">
            <text:p>21.75504759996764</text:p>
          </table:table-cell>
          <table:table-cell office:value-type="float" office:value="6.14834522048076">
            <text:p>6.14834522048076</text:p>
          </table:table-cell>
          <table:table-cell office:value-type="float" office:value="1.3997609637812696">
            <text:p>1.3997609637812696</text:p>
          </table:table-cell>
          <table:table-cell office:value-type="float" office:value="10.684105151388883">
            <text:p>10.684105151388883</text:p>
          </table:table-cell>
          <table:table-cell office:value-type="float" office:value="21.719509787994472">
            <text:p>21.719509787994472</text:p>
          </table:table-cell>
          <table:table-cell office:value-type="float" office:value="54.976255851651594">
            <text:p>54.976255851651594</text:p>
          </table:table-cell>
          <table:table-cell office:value-type="float" office:value="0.0829341449514794">
            <text:p>0.0829341449514794</text:p>
          </table:table-cell>
          <table:table-cell office:value-type="float" office:value="0.0562831371801047">
            <text:p>0.0562831371801047</text:p>
          </table:table-cell>
          <table:table-cell office:value-type="float" office:value="0.0497738439302365">
            <text:p>0.0497738439302365</text:p>
          </table:table-cell>
          <table:table-cell office:value-type="float" office:value="0.0043401347275501">
            <text:p>0.0043401347275501</text:p>
          </table:table-cell>
          <table:table-cell office:value-type="float" office:value="0.0532843296730688">
            <text:p>0.0532843296730688</text:p>
          </table:table-cell>
          <table:table-cell office:value-type="float" office:value="0.0869313751059077">
            <text:p>0.0869313751059077</text:p>
          </table:table-cell>
          <table:table-cell office:value-type="float" office:value="0.0573763954349869">
            <text:p>0.0573763954349869</text:p>
          </table:table-cell>
          <table:table-cell office:value-type="float" office:value="0.0241727656997538">
            <text:p>0.0241727656997538</text:p>
          </table:table-cell>
          <table:table-cell office:value-type="float" office:value="0.031593452911722">
            <text:p>0.031593452911722</text:p>
          </table:table-cell>
          <table:table-cell office:value-type="float" office:value="0.037233326553946">
            <text:p>0.037233326553946</text:p>
          </table:table-cell>
          <table:table-cell office:value-type="float" office:value="0.0689009483868338">
            <text:p>0.0689009483868338</text:p>
          </table:table-cell>
          <table:table-cell office:value-type="float" office:value="0.4471761454444098">
            <text:p>0.4471761454444098</text:p>
          </table:table-cell>
          <table:table-cell office:value-type="float" office:value="28.197609283503">
            <text:p>28.197609283503</text:p>
          </table:table-cell>
          <table:table-cell office:value-type="float" office:value="19.13626664123561">
            <text:p>19.13626664123561</text:p>
          </table:table-cell>
          <table:table-cell office:value-type="float" office:value="16.92310693628044">
            <text:p>16.92310693628044</text:p>
          </table:table-cell>
          <table:table-cell office:value-type="float" office:value="1.4756458073670384">
            <text:p>1.4756458073670384</text:p>
          </table:table-cell>
          <table:table-cell office:value-type="float" office:value="18.1166720888434">
            <text:p>18.1166720888434</text:p>
          </table:table-cell>
          <table:table-cell office:value-type="float" office:value="29.55666753600863">
            <text:p>29.55666753600863</text:p>
          </table:table-cell>
          <table:table-cell office:value-type="float" office:value="19.507974447895567">
            <text:p>19.507974447895567</text:p>
          </table:table-cell>
          <table:table-cell office:value-type="float" office:value="8.218740337916307">
            <text:p>8.218740337916307</text:p>
          </table:table-cell>
          <table:table-cell office:value-type="float" office:value="10.741773989985504">
            <text:p>10.741773989985504</text:p>
          </table:table-cell>
          <table:table-cell office:value-type="float" office:value="12.659331028341672">
            <text:p>12.659331028341672</text:p>
          </table:table-cell>
          <table:table-cell office:value-type="float" office:value="23.426322451523493">
            <text:p>23.426322451523493</text:p>
          </table:table-cell>
          <table:table-cell office:value-type="float" office:value="152.03988945109936">
            <text:p>152.0398894510993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009387860082305">
            <text:p>2.0093878600823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6">
            <text:p>6</text:p>
          </table:table-cell>
          <table:table-cell office:value-type="float" office:value="0.8353240602138903">
            <text:p>0.83532406021389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2175">
            <text:p>0.212175</text:p>
          </table:table-cell>
          <table:table-cell office:value-type="float" office:value="0.5932193460736354">
            <text:p>0.5932193460736354</text:p>
          </table:table-cell>
          <table:table-cell office:value-type="float" office:value="0.2395672022950406">
            <text:p>0.2395672022950406</text:p>
          </table:table-cell>
          <table:table-cell office:value-type="float" office:value="0.233056287301471">
            <text:p>0.233056287301471</text:p>
          </table:table-cell>
          <table:table-cell office:value-type="float" office:value="0.0658428356701472">
            <text:p>0.0658428356701472</text:p>
          </table:table-cell>
          <table:table-cell office:value-type="float" office:value="1e-10">
            <text:p>1e-10</text:p>
          </table:table-cell>
          <table:table-cell office:value-type="float" office:value="0.3508699247952803">
            <text:p>0.3508699247952803</text:p>
          </table:table-cell>
          <table:table-cell office:value-type="float" office:value="0.5361247579401341">
            <text:p>0.5361247579401341</text:p>
          </table:table-cell>
          <table:table-cell office:value-type="float" office:value="0.2050765729503027">
            <text:p>0.2050765729503027</text:p>
          </table:table-cell>
          <table:table-cell office:value-type="float" office:value="0.031518675254859">
            <text:p>0.031518675254859</text:p>
          </table:table-cell>
          <table:table-cell office:value-type="float" office:value="0.4268932995880278">
            <text:p>0.4268932995880278</text:p>
          </table:table-cell>
          <table:table-cell office:value-type="float" office:value="0.6368237973166297">
            <text:p>0.6368237973166297</text:p>
          </table:table-cell>
          <table:table-cell office:value-type="float" office:value="0.560416661895679">
            <text:p>0.560416661895679</text:p>
          </table:table-cell>
          <table:table-cell office:value-type="float" office:value="168.48033353828376">
            <text:p>168.48033353828376</text:p>
          </table:table-cell>
          <table:table-cell office:value-type="float" office:value="68.03952435915977">
            <text:p>68.03952435915977</text:p>
          </table:table-cell>
          <table:table-cell office:value-type="float" office:value="66.1903582167935">
            <text:p>66.1903582167935</text:p>
          </table:table-cell>
          <table:table-cell office:value-type="float" office:value="18.700035641514354">
            <text:p>18.700035641514354</text:p>
          </table:table-cell>
          <table:table-cell office:value-type="float" office:value="2.8401018e-08">
            <text:p>2.8401018e-08</text:p>
          </table:table-cell>
          <table:table-cell office:value-type="float" office:value="99.65063066355825">
            <text:p>99.65063066355825</text:p>
          </table:table-cell>
          <table:table-cell office:value-type="float" office:value="152.26488925847227">
            <text:p>152.26488925847227</text:p>
          </table:table-cell>
          <table:table-cell office:value-type="float" office:value="58.24383449434296">
            <text:p>58.24383449434296</text:p>
          </table:table-cell>
          <table:table-cell office:value-type="float" office:value="8.951624647393666">
            <text:p>8.951624647393666</text:p>
          </table:table-cell>
          <table:table-cell office:value-type="float" office:value="121.24204305859188">
            <text:p>121.24204305859188</text:p>
          </table:table-cell>
          <table:table-cell office:value-type="float" office:value="180.8644416052206">
            <text:p>180.8644416052206</text:p>
          </table:table-cell>
          <table:table-cell office:value-type="float" office:value="159.16403728491264">
            <text:p>159.16403728491264</text:p>
          </table:table-cell>
          <table:table-cell office:value-type="float" office:value="12.616346512414008">
            <text:p>12.616346512414008</text:p>
          </table:table-cell>
          <table:table-cell office:value-type="float" office:value="4.535968290610652">
            <text:p>4.535968290610652</text:p>
          </table:table-cell>
          <table:table-cell office:value-type="float" office:value="3.3095179108396753">
            <text:p>3.3095179108396753</text:p>
          </table:table-cell>
          <table:table-cell office:value-type="float" office:value="0.6279753563219241">
            <text:p>0.6279753563219241</text:p>
          </table:table-cell>
          <table:table-cell office:value-type="float" office:value="8.0341808e-09">
            <text:p>8.0341808e-09</text:p>
          </table:table-cell>
          <table:table-cell office:value-type="float" office:value="14.836541010552647">
            <text:p>14.836541010552647</text:p>
          </table:table-cell>
          <table:table-cell office:value-type="float" office:value="21.70914175473536">
            <text:p>21.70914175473536</text:p>
          </table:table-cell>
          <table:table-cell office:value-type="float" office:value="6.130725561797765">
            <text:p>6.130725561797765</text:p>
          </table:table-cell>
          <table:table-cell office:value-type="float" office:value="1.3932102076511776">
            <text:p>1.3932102076511776</text:p>
          </table:table-cell>
          <table:table-cell office:value-type="float" office:value="10.672992608650356">
            <text:p>10.672992608650356</text:p>
          </table:table-cell>
          <table:table-cell office:value-type="float" office:value="21.70080395618724">
            <text:p>21.70080395618724</text:p>
          </table:table-cell>
          <table:table-cell office:value-type="float" office:value="54.90010885782972">
            <text:p>54.90010885782972</text:p>
          </table:table-cell>
          <table:table-cell office:value-type="float" office:value="0.0822707106803048">
            <text:p>0.0822707106803048</text:p>
          </table:table-cell>
          <table:table-cell office:value-type="float" office:value="0.0562399436274252">
            <text:p>0.0562399436274252</text:p>
          </table:table-cell>
          <table:table-cell office:value-type="float" office:value="0.0497290286338555">
            <text:p>0.0497290286338555</text:p>
          </table:table-cell>
          <table:table-cell office:value-type="float" office:value="0.0043311492889087">
            <text:p>0.0043311492889087</text:p>
          </table:table-cell>
          <table:table-cell office:value-type="float" office:value="0.0534962090421624">
            <text:p>0.0534962090421624</text:p>
          </table:table-cell>
          <table:table-cell office:value-type="float" office:value="0.0868517609259497">
            <text:p>0.0868517609259497</text:p>
          </table:table-cell>
          <table:table-cell office:value-type="float" office:value="0.0572041561919465">
            <text:p>0.0572041561919465</text:p>
          </table:table-cell>
          <table:table-cell office:value-type="float" office:value="0.0241003073032339">
            <text:p>0.0241003073032339</text:p>
          </table:table-cell>
          <table:table-cell office:value-type="float" office:value="0.031518675254859">
            <text:p>0.031518675254859</text:p>
          </table:table-cell>
          <table:table-cell office:value-type="float" office:value="0.0371583076559549">
            <text:p>0.0371583076559549</text:p>
          </table:table-cell>
          <table:table-cell office:value-type="float" office:value="0.0687664218788556">
            <text:p>0.0687664218788556</text:p>
          </table:table-cell>
          <table:table-cell office:value-type="float" office:value="0.4483333295165432">
            <text:p>0.4483333295165432</text:p>
          </table:table-cell>
          <table:table-cell office:value-type="float" office:value="27.972041631303636">
            <text:p>27.972041631303636</text:p>
          </table:table-cell>
          <table:table-cell office:value-type="float" office:value="19.121580833324575">
            <text:p>19.121580833324575</text:p>
          </table:table-cell>
          <table:table-cell office:value-type="float" office:value="16.9078697355109">
            <text:p>16.9078697355109</text:p>
          </table:table-cell>
          <table:table-cell office:value-type="float" office:value="1.4725907582289892">
            <text:p>1.4725907582289892</text:p>
          </table:table-cell>
          <table:table-cell office:value-type="float" office:value="18.188711074335227">
            <text:p>18.188711074335227</text:p>
          </table:table-cell>
          <table:table-cell office:value-type="float" office:value="29.52959871482292">
            <text:p>29.52959871482292</text:p>
          </table:table-cell>
          <table:table-cell office:value-type="float" office:value="19.449413105261815">
            <text:p>19.449413105261815</text:p>
          </table:table-cell>
          <table:table-cell office:value-type="float" office:value="8.194104483099537">
            <text:p>8.194104483099537</text:p>
          </table:table-cell>
          <table:table-cell office:value-type="float" office:value="10.716349586652088">
            <text:p>10.716349586652088</text:p>
          </table:table-cell>
          <table:table-cell office:value-type="float" office:value="12.633824603024683">
            <text:p>12.633824603024683</text:p>
          </table:table-cell>
          <table:table-cell office:value-type="float" office:value="23.380583438810913">
            <text:p>23.380583438810913</text:p>
          </table:table-cell>
          <table:table-cell office:value-type="float" office:value="152.43333203562472">
            <text:p>152.4333320356247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674489883401921">
            <text:p>1.67448988340192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7">
            <text:p>7</text:p>
          </table:table-cell>
          <table:table-cell office:value-type="float" office:value="0.8307621932576142">
            <text:p>0.830762193257614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25087">
            <text:p>0.225087</text:p>
          </table:table-cell>
          <table:table-cell office:value-type="float" office:value="0.5930080299898758">
            <text:p>0.5930080299898758</text:p>
          </table:table-cell>
          <table:table-cell office:value-type="float" office:value="0.239717538514634">
            <text:p>0.239717538514634</text:p>
          </table:table-cell>
          <table:table-cell office:value-type="float" office:value="0.2332047805661295">
            <text:p>0.2332047805661295</text:p>
          </table:table-cell>
          <table:table-cell office:value-type="float" office:value="0.0659303490706396">
            <text:p>0.0659303490706396</text:p>
          </table:table-cell>
          <table:table-cell office:value-type="float" office:value="1e-10">
            <text:p>1e-10</text:p>
          </table:table-cell>
          <table:table-cell office:value-type="float" office:value="0.3512541819107881">
            <text:p>0.3512541819107881</text:p>
          </table:table-cell>
          <table:table-cell office:value-type="float" office:value="0.5368295223393121">
            <text:p>0.5368295223393121</text:p>
          </table:table-cell>
          <table:table-cell office:value-type="float" office:value="0.2051893019824954">
            <text:p>0.2051893019824954</text:p>
          </table:table-cell>
          <table:table-cell office:value-type="float" office:value="0.0314298518321734">
            <text:p>0.0314298518321734</text:p>
          </table:table-cell>
          <table:table-cell office:value-type="float" office:value="0.4277021410037475">
            <text:p>0.4277021410037475</text:p>
          </table:table-cell>
          <table:table-cell office:value-type="float" office:value="0.6383501713405775">
            <text:p>0.6383501713405775</text:p>
          </table:table-cell>
          <table:table-cell office:value-type="float" office:value="0.5621211585967909">
            <text:p>0.5621211585967909</text:p>
          </table:table-cell>
          <table:table-cell office:value-type="float" office:value="167.50054154868056">
            <text:p>167.50054154868056</text:p>
          </table:table-cell>
          <table:table-cell office:value-type="float" office:value="67.71041113996955">
            <text:p>67.71041113996955</text:p>
          </table:table-cell>
          <table:table-cell office:value-type="float" office:value="65.87082309363468">
            <text:p>65.87082309363468</text:p>
          </table:table-cell>
          <table:table-cell office:value-type="float" office:value="18.622630074695987">
            <text:p>18.622630074695987</text:p>
          </table:table-cell>
          <table:table-cell office:value-type="float" office:value="2.82459145e-08">
            <text:p>2.82459145e-08</text:p>
          </table:table-cell>
          <table:table-cell office:value-type="float" office:value="99.21495614873923">
            <text:p>99.21495614873923</text:p>
          </table:table-cell>
          <table:table-cell office:value-type="float" office:value="151.63240827057507">
            <text:p>151.63240827057507</text:p>
          </table:table-cell>
          <table:table-cell office:value-type="float" office:value="57.95759494631213">
            <text:p>57.95759494631213</text:p>
          </table:table-cell>
          <table:table-cell office:value-type="float" office:value="8.87764909823182">
            <text:p>8.87764909823182</text:p>
          </table:table-cell>
          <table:table-cell office:value-type="float" office:value="120.80838136522524">
            <text:p>120.80838136522524</text:p>
          </table:table-cell>
          <table:table-cell office:value-type="float" office:value="180.30784405915247">
            <text:p>180.30784405915247</text:p>
          </table:table-cell>
          <table:table-cell office:value-type="float" office:value="158.77626224140963">
            <text:p>158.77626224140963</text:p>
          </table:table-cell>
          <table:table-cell office:value-type="float" office:value="13.37656644799098">
            <text:p>13.37656644799098</text:p>
          </table:table-cell>
          <table:table-cell office:value-type="float" office:value="4.514027409331304">
            <text:p>4.514027409331304</text:p>
          </table:table-cell>
          <table:table-cell office:value-type="float" office:value="3.2935411546817344">
            <text:p>3.2935411546817344</text:p>
          </table:table-cell>
          <table:table-cell office:value-type="float" office:value="0.6260001179981172">
            <text:p>0.6260001179981172</text:p>
          </table:table-cell>
          <table:table-cell office:value-type="float" office:value="8.0057007e-09">
            <text:p>8.0057007e-09</text:p>
          </table:table-cell>
          <table:table-cell office:value-type="float" office:value="14.792190637741887">
            <text:p>14.792190637741887</text:p>
          </table:table-cell>
          <table:table-cell office:value-type="float" office:value="21.65407138839438">
            <text:p>21.65407138839438</text:p>
          </table:table-cell>
          <table:table-cell office:value-type="float" office:value="6.109733323874307">
            <text:p>6.109733323874307</text:p>
          </table:table-cell>
          <table:table-cell office:value-type="float" office:value="1.385453480154857">
            <text:p>1.385453480154857</text:p>
          </table:table-cell>
          <table:table-cell office:value-type="float" office:value="10.65951352638766">
            <text:p>10.65951352638766</text:p>
          </table:table-cell>
          <table:table-cell office:value-type="float" office:value="21.677967257551632">
            <text:p>21.677967257551632</text:p>
          </table:table-cell>
          <table:table-cell office:value-type="float" office:value="54.807890386214595">
            <text:p>54.807890386214595</text:p>
          </table:table-cell>
          <table:table-cell office:value-type="float" office:value="0.0814969450346568">
            <text:p>0.0814969450346568</text:p>
          </table:table-cell>
          <table:table-cell office:value-type="float" office:value="0.0561883554491937">
            <text:p>0.0561883554491937</text:p>
          </table:table-cell>
          <table:table-cell office:value-type="float" office:value="0.0496755975006892">
            <text:p>0.0496755975006892</text:p>
          </table:table-cell>
          <table:table-cell office:value-type="float" office:value="0.004320487311518">
            <text:p>0.004320487311518</text:p>
          </table:table-cell>
          <table:table-cell office:value-type="float" office:value="0.0537473426116023">
            <text:p>0.0537473426116023</text:p>
          </table:table-cell>
          <table:table-cell office:value-type="float" office:value="0.0867543302027129">
            <text:p>0.0867543302027129</text:p>
          </table:table-cell>
          <table:table-cell office:value-type="float" office:value="0.0570003375161304">
            <text:p>0.0570003375161304</text:p>
          </table:table-cell>
          <table:table-cell office:value-type="float" office:value="0.0240145772694598">
            <text:p>0.0240145772694598</text:p>
          </table:table-cell>
          <table:table-cell office:value-type="float" office:value="0.0314298518321734">
            <text:p>0.0314298518321734</text:p>
          </table:table-cell>
          <table:table-cell office:value-type="float" office:value="0.0370691369250223">
            <text:p>0.0370691369250223</text:p>
          </table:table-cell>
          <table:table-cell office:value-type="float" office:value="0.068606111469408">
            <text:p>0.068606111469408</text:p>
          </table:table-cell>
          <table:table-cell office:value-type="float" office:value="0.4496969268774327">
            <text:p>0.4496969268774327</text:p>
          </table:table-cell>
          <table:table-cell office:value-type="float" office:value="27.708961311783327">
            <text:p>27.708961311783327</text:p>
          </table:table-cell>
          <table:table-cell office:value-type="float" office:value="19.104040852725856">
            <text:p>19.104040852725856</text:p>
          </table:table-cell>
          <table:table-cell office:value-type="float" office:value="16.889703150234347">
            <text:p>16.889703150234347</text:p>
          </table:table-cell>
          <table:table-cell office:value-type="float" office:value="1.4689656859161306">
            <text:p>1.4689656859161306</text:p>
          </table:table-cell>
          <table:table-cell office:value-type="float" office:value="18.274096487944792">
            <text:p>18.274096487944792</text:p>
          </table:table-cell>
          <table:table-cell office:value-type="float" office:value="29.496472268922403">
            <text:p>29.496472268922403</text:p>
          </table:table-cell>
          <table:table-cell office:value-type="float" office:value="19.380114755484332">
            <text:p>19.380114755484332</text:p>
          </table:table-cell>
          <table:table-cell office:value-type="float" office:value="8.164956271616358">
            <text:p>8.164956271616358</text:p>
          </table:table-cell>
          <table:table-cell office:value-type="float" office:value="10.686149622938988">
            <text:p>10.686149622938988</text:p>
          </table:table-cell>
          <table:table-cell office:value-type="float" office:value="12.603506554507607">
            <text:p>12.603506554507607</text:p>
          </table:table-cell>
          <table:table-cell office:value-type="float" office:value="23.32607789959875">
            <text:p>23.32607789959875</text:p>
          </table:table-cell>
          <table:table-cell office:value-type="float" office:value="152.89695513832714">
            <text:p>152.8969551383271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395408236168268">
            <text:p>1.39540823616826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8">
            <text:p>8</text:p>
          </table:table-cell>
          <table:table-cell office:value-type="float" office:value="0.8253730462502568">
            <text:p>0.82537304625025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04499999999999">
            <text:p>0.2104499999999999</text:p>
          </table:table-cell>
          <table:table-cell office:value-type="float" office:value="0.5927643880124405">
            <text:p>0.5927643880124405</text:p>
          </table:table-cell>
          <table:table-cell office:value-type="float" office:value="0.2398911014203764">
            <text:p>0.2398911014203764</text:p>
          </table:table-cell>
          <table:table-cell office:value-type="float" office:value="0.2333762722154057">
            <text:p>0.2333762722154057</text:p>
          </table:table-cell>
          <table:table-cell office:value-type="float" office:value="0.0660317616482228">
            <text:p>0.0660317616482228</text:p>
          </table:table-cell>
          <table:table-cell office:value-type="float" office:value="1e-10">
            <text:p>1e-10</text:p>
          </table:table-cell>
          <table:table-cell office:value-type="float" office:value="0.3516981270311802">
            <text:p>0.3516981270311802</text:p>
          </table:table-cell>
          <table:table-cell office:value-type="float" office:value="0.537652497971544">
            <text:p>0.537652497971544</text:p>
          </table:table-cell>
          <table:table-cell office:value-type="float" office:value="0.2053198432029373">
            <text:p>0.2053198432029373</text:p>
          </table:table-cell>
          <table:table-cell office:value-type="float" office:value="0.0313245546081637">
            <text:p>0.0313245546081637</text:p>
          </table:table-cell>
          <table:table-cell office:value-type="float" office:value="0.4286492826138501">
            <text:p>0.4286492826138501</text:p>
          </table:table-cell>
          <table:table-cell office:value-type="float" office:value="0.6401403874095706">
            <text:p>0.6401403874095706</text:p>
          </table:table-cell>
          <table:table-cell office:value-type="float" office:value="0.5641233214213035">
            <text:p>0.5641233214213035</text:p>
          </table:table-cell>
          <table:table-cell office:value-type="float" office:value="166.3455945384491">
            <text:p>166.3455945384491</text:p>
          </table:table-cell>
          <table:table-cell office:value-type="float" office:value="67.31988071020626">
            <text:p>67.31988071020626</text:p>
          </table:table-cell>
          <table:table-cell office:value-type="float" office:value="65.49164480512593">
            <text:p>65.49164480512593</text:p>
          </table:table-cell>
          <table:table-cell office:value-type="float" office:value="18.530284328693966">
            <text:p>18.530284328693966</text:p>
          </table:table-cell>
          <table:table-cell office:value-type="float" office:value="2.80626835e-08">
            <text:p>2.80626835e-08</text:p>
          </table:table-cell>
          <table:table-cell office:value-type="float" office:value="98.69593251919994">
            <text:p>98.69593251919994</text:p>
          </table:table-cell>
          <table:table-cell office:value-type="float" office:value="150.87971922544335">
            <text:p>150.87971922544335</text:p>
          </table:table-cell>
          <table:table-cell office:value-type="float" office:value="57.61825790961137">
            <text:p>57.61825790961137</text:p>
          </table:table-cell>
          <table:table-cell office:value-type="float" office:value="8.790510640186701">
            <text:p>8.790510640186701</text:p>
          </table:table-cell>
          <table:table-cell office:value-type="float" office:value="120.29049181575346">
            <text:p>120.29049181575346</text:p>
          </table:table-cell>
          <table:table-cell office:value-type="float" office:value="179.64057133857935">
            <text:p>179.64057133857935</text:p>
          </table:table-cell>
          <table:table-cell office:value-type="float" office:value="158.30814264918675">
            <text:p>158.30814264918675</text:p>
          </table:table-cell>
          <table:table-cell office:value-type="float" office:value="14.277743132070007">
            <text:p>14.277743132070007</text:p>
          </table:table-cell>
          <table:table-cell office:value-type="float" office:value="4.487992047347084">
            <text:p>4.487992047347084</text:p>
          </table:table-cell>
          <table:table-cell office:value-type="float" office:value="3.2745822402562967">
            <text:p>3.2745822402562967</text:p>
          </table:table-cell>
          <table:table-cell office:value-type="float" office:value="0.6236352126794174">
            <text:p>0.6236352126794174</text:p>
          </table:table-cell>
          <table:table-cell office:value-type="float" office:value="7.9719953e-09">
            <text:p>7.9719953e-09</text:p>
          </table:table-cell>
          <table:table-cell office:value-type="float" office:value="14.739162478698807">
            <text:p>14.739162478698807</text:p>
          </table:table-cell>
          <table:table-cell office:value-type="float" office:value="21.588043834533927">
            <text:p>21.588043834533927</text:p>
          </table:table-cell>
          <table:table-cell office:value-type="float" office:value="6.084761417651806">
            <text:p>6.084761417651806</text:p>
          </table:table-cell>
          <table:table-cell office:value-type="float" office:value="1.376291629040694">
            <text:p>1.376291629040694</text:p>
          </table:table-cell>
          <table:table-cell office:value-type="float" office:value="10.643149702766344">
            <text:p>10.643149702766344</text:p>
          </table:table-cell>
          <table:table-cell office:value-type="float" office:value="21.650044419121343">
            <text:p>21.650044419121343</text:p>
          </table:table-cell>
          <table:table-cell office:value-type="float" office:value="54.69613730445687">
            <text:p>54.69613730445687</text:p>
          </table:table-cell>
          <table:table-cell office:value-type="float" office:value="0.0805989665827277">
            <text:p>0.0805989665827277</text:p>
          </table:table-cell>
          <table:table-cell office:value-type="float" office:value="0.0561268204723621">
            <text:p>0.0561268204723621</text:p>
          </table:table-cell>
          <table:table-cell office:value-type="float" office:value="0.0496119912673914">
            <text:p>0.0496119912673914</text:p>
          </table:table-cell>
          <table:table-cell office:value-type="float" office:value="0.0043078637580131">
            <text:p>0.0043078637580131</text:p>
          </table:table-cell>
          <table:table-cell office:value-type="float" office:value="0.0540443541380634">
            <text:p>0.0540443541380634</text:p>
          </table:table-cell>
          <table:table-cell office:value-type="float" office:value="0.0866348967244086">
            <text:p>0.0866348967244086</text:p>
          </table:table-cell>
          <table:table-cell office:value-type="float" office:value="0.0567597814007294">
            <text:p>0.0567597814007294</text:p>
          </table:table-cell>
          <table:table-cell office:value-type="float" office:value="0.0239134109523757">
            <text:p>0.0239134109523757</text:p>
          </table:table-cell>
          <table:table-cell office:value-type="float" office:value="0.0313245546081637">
            <text:p>0.0313245546081637</text:p>
          </table:table-cell>
          <table:table-cell office:value-type="float" office:value="0.036963343569281">
            <text:p>0.036963343569281</text:p>
          </table:table-cell>
          <table:table-cell office:value-type="float" office:value="0.0684153593894405">
            <text:p>0.0684153593894405</text:p>
          </table:table-cell>
          <table:table-cell office:value-type="float" office:value="0.4512986571370428">
            <text:p>0.4512986571370428</text:p>
          </table:table-cell>
          <table:table-cell office:value-type="float" office:value="27.403648638127446">
            <text:p>27.403648638127446</text:p>
          </table:table-cell>
          <table:table-cell office:value-type="float" office:value="19.083118960603137">
            <text:p>19.083118960603137</text:p>
          </table:table-cell>
          <table:table-cell office:value-type="float" office:value="16.868077030913074">
            <text:p>16.868077030913074</text:p>
          </table:table-cell>
          <table:table-cell office:value-type="float" office:value="1.4646736777244749">
            <text:p>1.4646736777244749</text:p>
          </table:table-cell>
          <table:table-cell office:value-type="float" office:value="18.37508040694158">
            <text:p>18.37508040694158</text:p>
          </table:table-cell>
          <table:table-cell office:value-type="float" office:value="29.455864886298937">
            <text:p>29.455864886298937</text:p>
          </table:table-cell>
          <table:table-cell office:value-type="float" office:value="19.298325676248005">
            <text:p>19.298325676248005</text:p>
          </table:table-cell>
          <table:table-cell office:value-type="float" office:value="8.130559723807739">
            <text:p>8.130559723807739</text:p>
          </table:table-cell>
          <table:table-cell office:value-type="float" office:value="10.65034856677568">
            <text:p>10.65034856677568</text:p>
          </table:table-cell>
          <table:table-cell office:value-type="float" office:value="12.567536813555568">
            <text:p>12.567536813555568</text:p>
          </table:table-cell>
          <table:table-cell office:value-type="float" office:value="23.261222192409782">
            <text:p>23.261222192409782</text:p>
          </table:table-cell>
          <table:table-cell office:value-type="float" office:value="153.44154342659456">
            <text:p>153.4415434265945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16284019680689">
            <text:p>1.162840196806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9">
            <text:p>9</text:p>
          </table:table-cell>
          <table:table-cell office:value-type="float" office:value="0.8190247596003247">
            <text:p>0.81902475960032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17229999999999">
            <text:p>0.2117229999999999</text:p>
          </table:table-cell>
          <table:table-cell office:value-type="float" office:value="0.5924854239845077">
            <text:p>0.5924854239845077</text:p>
          </table:table-cell>
          <table:table-cell office:value-type="float" office:value="0.2400901374357043">
            <text:p>0.2400901374357043</text:p>
          </table:table-cell>
          <table:table-cell office:value-type="float" office:value="0.2335730141037458">
            <text:p>0.2335730141037458</text:p>
          </table:table-cell>
          <table:table-cell office:value-type="float" office:value="0.066148575523958">
            <text:p>0.066148575523958</text:p>
          </table:table-cell>
          <table:table-cell office:value-type="float" office:value="1e-10">
            <text:p>1e-10</text:p>
          </table:table-cell>
          <table:table-cell office:value-type="float" office:value="0.3522076360210905">
            <text:p>0.3522076360210905</text:p>
          </table:table-cell>
          <table:table-cell office:value-type="float" office:value="0.5386092205186918">
            <text:p>0.5386092205186918</text:p>
          </table:table-cell>
          <table:table-cell office:value-type="float" office:value="0.2054701448231124">
            <text:p>0.2054701448231124</text:p>
          </table:table-cell>
          <table:table-cell office:value-type="float" office:value="0.03120001558864">
            <text:p>0.03120001558864</text:p>
          </table:table-cell>
          <table:table-cell office:value-type="float" office:value="0.4297538952068479">
            <text:p>0.4297538952068479</text:p>
          </table:table-cell>
          <table:table-cell office:value-type="float" office:value="0.6422320942507003">
            <text:p>0.6422320942507003</text:p>
          </table:table-cell>
          <table:table-cell office:value-type="float" office:value="0.5664667669159125">
            <text:p>0.5664667669159125</text:p>
          </table:table-cell>
          <table:table-cell office:value-type="float" office:value="164.98847886150668">
            <text:p>164.98847886150668</text:p>
          </table:table-cell>
          <table:table-cell office:value-type="float" office:value="66.85752081253348">
            <text:p>66.85752081253348</text:p>
          </table:table-cell>
          <table:table-cell office:value-type="float" office:value="65.04270778665087">
            <text:p>65.04270778665087</text:p>
          </table:table-cell>
          <table:table-cell office:value-type="float" office:value="18.420289196580644">
            <text:p>18.420289196580644</text:p>
          </table:table-cell>
          <table:table-cell office:value-type="float" office:value="2.78468418e-08">
            <text:p>2.78468418e-08</text:p>
          </table:table-cell>
          <table:table-cell office:value-type="float" office:value="98.07870330333459">
            <text:p>98.07870330333459</text:p>
          </table:table-cell>
          <table:table-cell office:value-type="float" office:value="149.98565770030558">
            <text:p>149.98565770030558</text:p>
          </table:table-cell>
          <table:table-cell office:value-type="float" office:value="57.21694622938983">
            <text:p>57.21694622938983</text:p>
          </table:table-cell>
          <table:table-cell office:value-type="float" office:value="8.688218990784188">
            <text:p>8.688218990784188</text:p>
          </table:table-cell>
          <table:table-cell office:value-type="float" office:value="119.6728874410912">
            <text:p>119.6728874410912</text:p>
          </table:table-cell>
          <table:table-cell office:value-type="float" office:value="178.8413554444396">
            <text:p>178.8413554444396</text:p>
          </table:table-cell>
          <table:table-cell office:value-type="float" office:value="157.74310458225867">
            <text:p>157.74310458225867</text:p>
          </table:table-cell>
          <table:table-cell office:value-type="float" office:value="15.343626539208408">
            <text:p>15.343626539208408</text:p>
          </table:table-cell>
          <table:table-cell office:value-type="float" office:value="4.457168054168898">
            <text:p>4.457168054168898</text:p>
          </table:table-cell>
          <table:table-cell office:value-type="float" office:value="3.2521353893325435">
            <text:p>3.2521353893325435</text:p>
          </table:table-cell>
          <table:table-cell office:value-type="float" office:value="0.6208070462869884">
            <text:p>0.6208070462869884</text:p>
          </table:table-cell>
          <table:table-cell office:value-type="float" office:value="7.9322075e-09">
            <text:p>7.9322075e-09</text:p>
          </table:table-cell>
          <table:table-cell office:value-type="float" office:value="14.675839991654255">
            <text:p>14.675839991654255</text:p>
          </table:table-cell>
          <table:table-cell office:value-type="float" office:value="21.508952619865926">
            <text:p>21.508952619865926</text:p>
          </table:table-cell>
          <table:table-cell office:value-type="float" office:value="6.055112827402358">
            <text:p>6.055112827402358</text:p>
          </table:table-cell>
          <table:table-cell office:value-type="float" office:value="1.3655016682145695">
            <text:p>1.3655016682145695</text:p>
          </table:table-cell>
          <table:table-cell office:value-type="float" office:value="10.62327528436292">
            <text:p>10.62327528436292</text:p>
          </table:table-cell>
          <table:table-cell office:value-type="float" office:value="21.615867743377525">
            <text:p>21.615867743377525</text:p>
          </table:table-cell>
          <table:table-cell office:value-type="float" office:value="54.560673429321646">
            <text:p>54.560673429321646</text:p>
          </table:table-cell>
          <table:table-cell office:value-type="float" office:value="0.0795626868751693">
            <text:p>0.0795626868751693</text:p>
          </table:table-cell>
          <table:table-cell office:value-type="float" office:value="0.0560535007552344">
            <text:p>0.0560535007552344</text:p>
          </table:table-cell>
          <table:table-cell office:value-type="float" office:value="0.0495363774232759">
            <text:p>0.0495363774232759</text:p>
          </table:table-cell>
          <table:table-cell office:value-type="float" office:value="0.00429295168026">
            <text:p>0.00429295168026</text:p>
          </table:table-cell>
          <table:table-cell office:value-type="float" office:value="0.0543947681924055">
            <text:p>0.0543947681924055</text:p>
          </table:table-cell>
          <table:table-cell office:value-type="float" office:value="0.0864882862660306">
            <text:p>0.0864882862660306</text:p>
          </table:table-cell>
          <table:table-cell office:value-type="float" office:value="0.0564767114906611">
            <text:p>0.0564767114906611</text:p>
          </table:table-cell>
          <table:table-cell office:value-type="float" office:value="0.0237943876713346">
            <text:p>0.0237943876713346</text:p>
          </table:table-cell>
          <table:table-cell office:value-type="float" office:value="0.03120001558864">
            <text:p>0.03120001558864</text:p>
          </table:table-cell>
          <table:table-cell office:value-type="float" office:value="0.036838105922949">
            <text:p>0.036838105922949</text:p>
          </table:table-cell>
          <table:table-cell office:value-type="float" office:value="0.0681887946013091">
            <text:p>0.0681887946013091</text:p>
          </table:table-cell>
          <table:table-cell office:value-type="float" office:value="0.4531734135327301">
            <text:p>0.4531734135327301</text:p>
          </table:table-cell>
          <table:table-cell office:value-type="float" office:value="27.051313537557565">
            <text:p>27.051313537557565</text:p>
          </table:table-cell>
          <table:table-cell office:value-type="float" office:value="19.058190256779717">
            <text:p>19.058190256779717</text:p>
          </table:table-cell>
          <table:table-cell office:value-type="float" office:value="16.842368323913824">
            <text:p>16.842368323913824</text:p>
          </table:table-cell>
          <table:table-cell office:value-type="float" office:value="1.4596035712884248">
            <text:p>1.4596035712884248</text:p>
          </table:table-cell>
          <table:table-cell office:value-type="float" office:value="18.49422118541788">
            <text:p>18.49422118541788</text:p>
          </table:table-cell>
          <table:table-cell office:value-type="float" office:value="29.406017330450435">
            <text:p>29.406017330450435</text:p>
          </table:table-cell>
          <table:table-cell office:value-type="float" office:value="19.202081906824787">
            <text:p>19.202081906824787</text:p>
          </table:table-cell>
          <table:table-cell office:value-type="float" office:value="8.090091808253792">
            <text:p>8.090091808253792</text:p>
          </table:table-cell>
          <table:table-cell office:value-type="float" office:value="10.608005300137624">
            <text:p>10.608005300137624</text:p>
          </table:table-cell>
          <table:table-cell office:value-type="float" office:value="12.52495601380267">
            <text:p>12.52495601380267</text:p>
          </table:table-cell>
          <table:table-cell office:value-type="float" office:value="23.184190164445095">
            <text:p>23.184190164445095</text:p>
          </table:table-cell>
          <table:table-cell office:value-type="float" office:value="154.07896060112824">
            <text:p>154.0789606011282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9690334973390748">
            <text:p>0.969033497339074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0">
            <text:p>10</text:p>
          </table:table-cell>
          <table:table-cell office:value-type="float" office:value="0.8115714477911137">
            <text:p>0.811571447791113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234399999999999">
            <text:p>0.2234399999999999</text:p>
          </table:table-cell>
          <table:table-cell office:value-type="float" office:value="0.592168513060215">
            <text:p>0.592168513060215</text:p>
          </table:table-cell>
          <table:table-cell office:value-type="float" office:value="0.2403166459354466">
            <text:p>0.2403166459354466</text:p>
          </table:table-cell>
          <table:table-cell office:value-type="float" office:value="0.2337970251558894">
            <text:p>0.2337970251558894</text:p>
          </table:table-cell>
          <table:table-cell office:value-type="float" office:value="0.0662821841515511">
            <text:p>0.0662821841515511</text:p>
          </table:table-cell>
          <table:table-cell office:value-type="float" office:value="1e-10">
            <text:p>1e-10</text:p>
          </table:table-cell>
          <table:table-cell office:value-type="float" office:value="0.3527878625863323">
            <text:p>0.3527878625863323</text:p>
          </table:table-cell>
          <table:table-cell office:value-type="float" office:value="0.5397157005451217">
            <text:p>0.5397157005451217</text:p>
          </table:table-cell>
          <table:table-cell office:value-type="float" office:value="0.2056420753223296">
            <text:p>0.2056420753223296</text:p>
          </table:table-cell>
          <table:table-cell office:value-type="float" office:value="0.0310531267701334">
            <text:p>0.0310531267701334</text:p>
          </table:table-cell>
          <table:table-cell office:value-type="float" office:value="0.4310361514855997">
            <text:p>0.4310361514855997</text:p>
          </table:table-cell>
          <table:table-cell office:value-type="float" office:value="0.6446653552487956">
            <text:p>0.6446653552487956</text:p>
          </table:table-cell>
          <table:table-cell office:value-type="float" office:value="0.5691983781292272">
            <text:p>0.5691983781292272</text:p>
          </table:table-cell>
          <table:table-cell office:value-type="float" office:value="163.3995995434005">
            <text:p>163.3995995434005</text:p>
          </table:table-cell>
          <table:table-cell office:value-type="float" office:value="66.31160361184588">
            <text:p>66.31160361184588</text:p>
          </table:table-cell>
          <table:table-cell office:value-type="float" office:value="64.51261666630701">
            <text:p>64.51261666630701</text:p>
          </table:table-cell>
          <table:table-cell office:value-type="float" office:value="18.289527572574737">
            <text:p>18.289527572574737</text:p>
          </table:table-cell>
          <table:table-cell office:value-type="float" office:value="2.75934292e-08">
            <text:p>2.75934292e-08</text:p>
          </table:table-cell>
          <table:table-cell office:value-type="float" office:value="97.34626917678956">
            <text:p>97.34626917678956</text:p>
          </table:table-cell>
          <table:table-cell office:value-type="float" office:value="148.9260698455799">
            <text:p>148.9260698455799</text:p>
          </table:table-cell>
          <table:table-cell office:value-type="float" office:value="56.7437005106782">
            <text:p>56.7437005106782</text:p>
          </table:table-cell>
          <table:table-cell office:value-type="float" office:value="8.568622557434598">
            <text:p>8.568622557434598</text:p>
          </table:table-cell>
          <table:table-cell office:value-type="float" office:value="118.93765539390252">
            <text:p>118.93765539390252</text:p>
          </table:table-cell>
          <table:table-cell office:value-type="float" office:value="177.88527853801284">
            <text:p>177.88527853801284</text:p>
          </table:table-cell>
          <table:table-cell office:value-type="float" office:value="157.0613516183549">
            <text:p>157.0613516183549</text:p>
          </table:table-cell>
          <table:table-cell office:value-type="float" office:value="16.601040409657084">
            <text:p>16.601040409657084</text:p>
          </table:table-cell>
          <table:table-cell office:value-type="float" office:value="4.420773574123058">
            <text:p>4.420773574123058</text:p>
          </table:table-cell>
          <table:table-cell office:value-type="float" office:value="3.2256308333153507">
            <text:p>3.2256308333153507</text:p>
          </table:table-cell>
          <table:table-cell office:value-type="float" office:value="0.6174295772111179">
            <text:p>0.6174295772111179</text:p>
          </table:table-cell>
          <table:table-cell office:value-type="float" office:value="7.8853752e-09">
            <text:p>7.8853752e-09</text:p>
          </table:table-cell>
          <table:table-cell office:value-type="float" office:value="14.600343703286452">
            <text:p>14.600343703286452</text:p>
          </table:table-cell>
          <table:table-cell office:value-type="float" office:value="21.41432545283013">
            <text:p>21.41432545283013</text:p>
          </table:table-cell>
          <table:table-cell office:value-type="float" office:value="6.019991930669987">
            <text:p>6.019991930669987</text:p>
          </table:table-cell>
          <table:table-cell office:value-type="float" office:value="1.3528375033409656">
            <text:p>1.3528375033409656</text:p>
          </table:table-cell>
          <table:table-cell office:value-type="float" office:value="10.5991295666927">
            <text:p>10.5991295666927</text:p>
          </table:table-cell>
          <table:table-cell office:value-type="float" office:value="21.573998336892167">
            <text:p>21.573998336892167</text:p>
          </table:table-cell>
          <table:table-cell office:value-type="float" office:value="54.3964579552455">
            <text:p>54.3964579552455</text:p>
          </table:table-cell>
          <table:table-cell office:value-type="float" office:value="0.0783744800619563">
            <text:p>0.0783744800619563</text:p>
          </table:table-cell>
          <table:table-cell office:value-type="float" office:value="0.0559663044933231">
            <text:p>0.0559663044933231</text:p>
          </table:table-cell>
          <table:table-cell office:value-type="float" office:value="0.0494466837137659">
            <text:p>0.0494466837137659</text:p>
          </table:table-cell>
          <table:table-cell office:value-type="float" office:value="0.0042753883657153">
            <text:p>0.0042753883657153</text:p>
          </table:table-cell>
          <table:table-cell office:value-type="float" office:value="0.0548070058400145">
            <text:p>0.0548070058400145</text:p>
          </table:table-cell>
          <table:table-cell office:value-type="float" office:value="0.0863081392445184">
            <text:p>0.0863081392445184</text:p>
          </table:table-cell>
          <table:table-cell office:value-type="float" office:value="0.0561447967403375">
            <text:p>0.0561447967403375</text:p>
          </table:table-cell>
          <table:table-cell office:value-type="float" office:value="0.0236548522348764">
            <text:p>0.0236548522348764</text:p>
          </table:table-cell>
          <table:table-cell office:value-type="float" office:value="0.0310531267701334">
            <text:p>0.0310531267701334</text:p>
          </table:table-cell>
          <table:table-cell office:value-type="float" office:value="0.0366902406243655">
            <text:p>0.0366902406243655</text:p>
          </table:table-cell>
          <table:table-cell office:value-type="float" office:value="0.0679202794076114">
            <text:p>0.0679202794076114</text:p>
          </table:table-cell>
          <table:table-cell office:value-type="float" office:value="0.4553587025033818">
            <text:p>0.4553587025033818</text:p>
          </table:table-cell>
          <table:table-cell office:value-type="float" office:value="26.647323221065168">
            <text:p>26.647323221065168</text:p>
          </table:table-cell>
          <table:table-cell office:value-type="float" office:value="19.02854352772987">
            <text:p>19.02854352772987</text:p>
          </table:table-cell>
          <table:table-cell office:value-type="float" office:value="16.81187246268041">
            <text:p>16.81187246268041</text:p>
          </table:table-cell>
          <table:table-cell office:value-type="float" office:value="1.4536320443432103">
            <text:p>1.4536320443432103</text:p>
          </table:table-cell>
          <table:table-cell office:value-type="float" office:value="18.63438198560493">
            <text:p>18.63438198560493</text:p>
          </table:table-cell>
          <table:table-cell office:value-type="float" office:value="29.34476734313627">
            <text:p>29.34476734313627</text:p>
          </table:table-cell>
          <table:table-cell office:value-type="float" office:value="19.089230891714774">
            <text:p>19.089230891714774</text:p>
          </table:table-cell>
          <table:table-cell office:value-type="float" office:value="8.042649759857976">
            <text:p>8.042649759857976</text:p>
          </table:table-cell>
          <table:table-cell office:value-type="float" office:value="10.558063101845388">
            <text:p>10.558063101845388</text:p>
          </table:table-cell>
          <table:table-cell office:value-type="float" office:value="12.474681812284276">
            <text:p>12.474681812284276</text:p>
          </table:table-cell>
          <table:table-cell office:value-type="float" office:value="23.0928949985879">
            <text:p>23.0928949985879</text:p>
          </table:table-cell>
          <table:table-cell office:value-type="float" office:value="154.82195885114984">
            <text:p>154.8219588511498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8075279144492291">
            <text:p>0.807527914449229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1">
            <text:p>11</text:p>
          </table:table-cell>
          <table:table-cell office:value-type="float" office:value="0.8028543773861285">
            <text:p>0.802854377386128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2769">
            <text:p>0.212769</text:p>
          </table:table-cell>
          <table:table-cell office:value-type="float" office:value="0.5918117060569426">
            <text:p>0.5918117060569426</text:p>
          </table:table-cell>
          <table:table-cell office:value-type="float" office:value="0.2405721816123348">
            <text:p>0.2405721816123348</text:p>
          </table:table-cell>
          <table:table-cell office:value-type="float" office:value="0.2340499031541626">
            <text:p>0.2340499031541626</text:p>
          </table:table-cell>
          <table:table-cell office:value-type="float" office:value="0.0664337908234402">
            <text:p>0.0664337908234402</text:p>
          </table:table-cell>
          <table:table-cell office:value-type="float" office:value="1e-10">
            <text:p>1e-10</text:p>
          </table:table-cell>
          <table:table-cell office:value-type="float" office:value="0.353442802091148">
            <text:p>0.353442802091148</text:p>
          </table:table-cell>
          <table:table-cell office:value-type="float" office:value="0.5409880933482407">
            <text:p>0.5409880933482407</text:p>
          </table:table-cell>
          <table:table-cell office:value-type="float" office:value="0.2058373491042791">
            <text:p>0.2058373491042791</text:p>
          </table:table-cell>
          <table:table-cell office:value-type="float" office:value="0.0308804343179858">
            <text:p>0.0308804343179858</text:p>
          </table:table-cell>
          <table:table-cell office:value-type="float" office:value="0.4325169162494117">
            <text:p>0.4325169162494117</text:p>
          </table:table-cell>
          <table:table-cell office:value-type="float" office:value="0.6474821447132357">
            <text:p>0.6474821447132357</text:p>
          </table:table-cell>
          <table:table-cell office:value-type="float" office:value="0.5723678338834682">
            <text:p>0.5723678338834682</text:p>
          </table:table-cell>
          <table:table-cell office:value-type="float" office:value="161.54713039069753">
            <text:p>161.54713039069753</text:p>
          </table:table-cell>
          <table:table-cell office:value-type="float" office:value="65.66910588882988">
            <text:p>65.66910588882988</text:p>
          </table:table-cell>
          <table:table-cell office:value-type="float" office:value="63.888716353200415">
            <text:p>63.888716353200415</text:p>
          </table:table-cell>
          <table:table-cell office:value-type="float" office:value="18.13446432144416">
            <text:p>18.13446432144416</text:p>
          </table:table-cell>
          <table:table-cell office:value-type="float" office:value="2.72970488e-08">
            <text:p>2.72970488e-08</text:p>
          </table:table-cell>
          <table:table-cell office:value-type="float" office:value="96.4794542769291">
            <text:p>96.4794542769291</text:p>
          </table:table-cell>
          <table:table-cell office:value-type="float" office:value="147.6737840118596">
            <text:p>147.6737840118596</text:p>
          </table:table-cell>
          <table:table-cell office:value-type="float" office:value="56.187521697695246">
            <text:p>56.187521697695246</text:p>
          </table:table-cell>
          <table:table-cell office:value-type="float" office:value="8.429447235045107">
            <text:p>8.429447235045107</text:p>
          </table:table-cell>
          <table:table-cell office:value-type="float" office:value="118.06435383149253">
            <text:p>118.06435383149253</text:p>
          </table:table-cell>
          <table:table-cell office:value-type="float" office:value="176.7435172152092">
            <text:p>176.7435172152092</text:p>
          </table:table-cell>
          <table:table-cell office:value-type="float" office:value="156.23952710884203">
            <text:p>156.23952710884203</text:p>
          </table:table-cell>
          <table:table-cell office:value-type="float" office:value="18.079929031277707">
            <text:p>18.079929031277707</text:p>
          </table:table-cell>
          <table:table-cell office:value-type="float" office:value="4.377940392588657">
            <text:p>4.377940392588657</text:p>
          </table:table-cell>
          <table:table-cell office:value-type="float" office:value="3.1944358176600214">
            <text:p>3.1944358176600214</text:p>
          </table:table-cell>
          <table:table-cell office:value-type="float" office:value="0.613403965946535">
            <text:p>0.613403965946535</text:p>
          </table:table-cell>
          <table:table-cell office:value-type="float" office:value="7.8304374e-09">
            <text:p>7.8304374e-09</text:p>
          </table:table-cell>
          <table:table-cell office:value-type="float" office:value="14.510521959832152">
            <text:p>14.510521959832152</text:p>
          </table:table-cell>
          <table:table-cell office:value-type="float" office:value="21.301302504217887">
            <text:p>21.301302504217887</text:p>
          </table:table-cell>
          <table:table-cell office:value-type="float" office:value="5.978504781044292">
            <text:p>5.978504781044292</text:p>
          </table:table-cell>
          <table:table-cell office:value-type="float" office:value="1.3380322876014343">
            <text:p>1.3380322876014343</text:p>
          </table:table-cell>
          <table:table-cell office:value-type="float" office:value="10.569802757314331">
            <text:p>10.569802757314331</text:p>
          </table:table-cell>
          <table:table-cell office:value-type="float" office:value="21.522693325335915">
            <text:p>21.522693325335915</text:p>
          </table:table-cell>
          <table:table-cell office:value-type="float" office:value="54.197483985654">
            <text:p>54.197483985654</text:p>
          </table:table-cell>
          <table:table-cell office:value-type="float" office:value="0.0770218639642234">
            <text:p>0.0770218639642234</text:p>
          </table:table-cell>
          <table:table-cell office:value-type="float" office:value="0.055862812902716">
            <text:p>0.055862812902716</text:p>
          </table:table-cell>
          <table:table-cell office:value-type="float" office:value="0.0493405344445438">
            <text:p>0.0493405344445438</text:p>
          </table:table-cell>
          <table:table-cell office:value-type="float" office:value="0.0042547695947893">
            <text:p>0.0042547695947893</text:p>
          </table:table-cell>
          <table:table-cell office:value-type="float" office:value="0.0552904212184631">
            <text:p>0.0552904212184631</text:p>
          </table:table-cell>
          <table:table-cell office:value-type="float" office:value="0.086086699667996">
            <text:p>0.086086699667996</text:p>
          </table:table-cell>
          <table:table-cell office:value-type="float" office:value="0.055757185251204">
            <text:p>0.055757185251204</text:p>
          </table:table-cell>
          <table:table-cell office:value-type="float" office:value="0.023491933446019">
            <text:p>0.023491933446019</text:p>
          </table:table-cell>
          <table:table-cell office:value-type="float" office:value="0.0308804343179858">
            <text:p>0.0308804343179858</text:p>
          </table:table-cell>
          <table:table-cell office:value-type="float" office:value="0.0365161983384936">
            <text:p>0.0365161983384936</text:p>
          </table:table-cell>
          <table:table-cell office:value-type="float" office:value="0.0676028797467908">
            <text:p>0.0676028797467908</text:p>
          </table:table-cell>
          <table:table-cell office:value-type="float" office:value="0.4578942671067746">
            <text:p>0.4578942671067746</text:p>
          </table:table-cell>
          <table:table-cell office:value-type="float" office:value="26.187433747835986">
            <text:p>26.187433747835986</text:p>
          </table:table-cell>
          <table:table-cell office:value-type="float" office:value="18.993356386923455">
            <text:p>18.993356386923455</text:p>
          </table:table-cell>
          <table:table-cell office:value-type="float" office:value="16.775781711144894">
            <text:p>16.775781711144894</text:p>
          </table:table-cell>
          <table:table-cell office:value-type="float" office:value="1.4466216622283878">
            <text:p>1.4466216622283878</text:p>
          </table:table-cell>
          <table:table-cell office:value-type="float" office:value="18.79874321427748">
            <text:p>18.79874321427748</text:p>
          </table:table-cell>
          <table:table-cell office:value-type="float" office:value="29.269477887118665">
            <text:p>29.269477887118665</text:p>
          </table:table-cell>
          <table:table-cell office:value-type="float" office:value="18.957442985409372">
            <text:p>18.957442985409372</text:p>
          </table:table-cell>
          <table:table-cell office:value-type="float" office:value="7.987257371646467">
            <text:p>7.987257371646467</text:p>
          </table:table-cell>
          <table:table-cell office:value-type="float" office:value="10.499347668115172">
            <text:p>10.499347668115172</text:p>
          </table:table-cell>
          <table:table-cell office:value-type="float" office:value="12.415507435087836">
            <text:p>12.415507435087836</text:p>
          </table:table-cell>
          <table:table-cell office:value-type="float" office:value="22.98497911390887">
            <text:p>22.98497911390887</text:p>
          </table:table-cell>
          <table:table-cell office:value-type="float" office:value="155.68405081630337">
            <text:p>155.6840508163033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6729399287076909">
            <text:p>0.672939928707690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2">
            <text:p>12</text:p>
          </table:table-cell>
          <table:table-cell office:value-type="float" office:value="0.7927043508718378">
            <text:p>0.792704350871837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29979999999999">
            <text:p>0.2129979999999999</text:p>
          </table:table-cell>
          <table:table-cell office:value-type="float" office:value="0.5914139973048729">
            <text:p>0.5914139973048729</text:p>
          </table:table-cell>
          <table:table-cell office:value-type="float" office:value="0.2408576487312805">
            <text:p>0.2408576487312805</text:p>
          </table:table-cell>
          <table:table-cell office:value-type="float" office:value="0.2343326246268691">
            <text:p>0.2343326246268691</text:p>
          </table:table-cell>
          <table:table-cell office:value-type="float" office:value="0.0666042706630227">
            <text:p>0.0666042706630227</text:p>
          </table:table-cell>
          <table:table-cell office:value-type="float" office:value="1e-10">
            <text:p>1e-10</text:p>
          </table:table-cell>
          <table:table-cell office:value-type="float" office:value="0.3541746353819882">
            <text:p>0.3541746353819882</text:p>
          </table:table-cell>
          <table:table-cell office:value-type="float" office:value="0.5424420167732039">
            <text:p>0.5424420167732039</text:p>
          </table:table-cell>
          <table:table-cell office:value-type="float" office:value="0.2060574161011789">
            <text:p>0.2060574161011789</text:p>
          </table:table-cell>
          <table:table-cell office:value-type="float" office:value="0.0306781697129945">
            <text:p>0.0306781697129945</text:p>
          </table:table-cell>
          <table:table-cell office:value-type="float" office:value="0.4342170448332307">
            <text:p>0.4342170448332307</text:p>
          </table:table-cell>
          <table:table-cell office:value-type="float" office:value="0.6507251400462049">
            <text:p>0.6507251400462049</text:p>
          </table:table-cell>
          <table:table-cell office:value-type="float" office:value="0.5760263960041943">
            <text:p>0.5760263960041943</text:p>
          </table:table-cell>
          <table:table-cell office:value-type="float" office:value="159.3975926022266">
            <text:p>159.3975926022266</text:p>
          </table:table-cell>
          <table:table-cell office:value-type="float" office:value="64.91582807061596">
            <text:p>64.91582807061596</text:p>
          </table:table-cell>
          <table:table-cell office:value-type="float" office:value="63.15720697159834">
            <text:p>63.15720697159834</text:p>
          </table:table-cell>
          <table:table-cell office:value-type="float" office:value="17.951148348016044">
            <text:p>17.951148348016044</text:p>
          </table:table-cell>
          <table:table-cell office:value-type="float" office:value="2.69519479e-08">
            <text:p>2.69519479e-08</text:p>
          </table:table-cell>
          <table:table-cell office:value-type="float" office:value="95.45696330815463">
            <text:p>95.45696330815463</text:p>
          </table:table-cell>
          <table:table-cell office:value-type="float" office:value="146.19868990921648">
            <text:p>146.19868990921648</text:p>
          </table:table-cell>
          <table:table-cell office:value-type="float" office:value="55.53648749275651">
            <text:p>55.53648749275651</text:p>
          </table:table-cell>
          <table:table-cell office:value-type="float" office:value="8.268364326813654">
            <text:p>8.268364326813654</text:p>
          </table:table-cell>
          <table:table-cell office:value-type="float" office:value="117.02995182508472">
            <text:p>117.02995182508472</text:p>
          </table:table-cell>
          <table:table-cell office:value-type="float" office:value="175.38310091034631">
            <text:p>175.38310091034631</text:p>
          </table:table-cell>
          <table:table-cell office:value-type="float" office:value="155.25033431204668">
            <text:p>155.25033431204668</text:p>
          </table:table-cell>
          <table:table-cell office:value-type="float" office:value="19.81325418720832">
            <text:p>19.81325418720832</text:p>
          </table:table-cell>
          <table:table-cell office:value-type="float" office:value="4.327721871374397">
            <text:p>4.327721871374397</text:p>
          </table:table-cell>
          <table:table-cell office:value-type="float" office:value="3.1578603485799177">
            <text:p>3.1578603485799177</text:p>
          </table:table-cell>
          <table:table-cell office:value-type="float" office:value="0.6086177814874874">
            <text:p>0.6086177814874874</text:p>
          </table:table-cell>
          <table:table-cell office:value-type="float" office:value="7.7662402e-09">
            <text:p>7.7662402e-09</text:p>
          </table:table-cell>
          <table:table-cell office:value-type="float" office:value="14.4039397916559">
            <text:p>14.4039397916559</text:p>
          </table:table-cell>
          <table:table-cell office:value-type="float" office:value="21.166608104388757">
            <text:p>21.166608104388757</text:p>
          </table:table-cell>
          <table:table-cell office:value-type="float" office:value="5.929660587186884">
            <text:p>5.929660587186884</text:p>
          </table:table-cell>
          <table:table-cell office:value-type="float" office:value="1.320802973268303">
            <text:p>1.320802973268303</text:p>
          </table:table-cell>
          <table:table-cell office:value-type="float" office:value="10.534212556899403">
            <text:p>10.534212556899403</text:p>
          </table:table-cell>
          <table:table-cell office:value-type="float" office:value="21.459851913918023">
            <text:p>21.459851913918023</text:p>
          </table:table-cell>
          <table:table-cell office:value-type="float" office:value="53.956649589407235">
            <text:p>53.956649589407235</text:p>
          </table:table-cell>
          <table:table-cell office:value-type="float" office:value="0.0754944266848862">
            <text:p>0.0754944266848862</text:p>
          </table:table-cell>
          <table:table-cell office:value-type="float" office:value="0.0557402986082051">
            <text:p>0.0557402986082051</text:p>
          </table:table-cell>
          <table:table-cell office:value-type="float" office:value="0.0492152745037936">
            <text:p>0.0492152745037936</text:p>
          </table:table-cell>
          <table:table-cell office:value-type="float" office:value="0.0042306564133748">
            <text:p>0.0042306564133748</text:p>
          </table:table-cell>
          <table:table-cell office:value-type="float" office:value="0.0558552426896828">
            <text:p>0.0558552426896828</text:p>
          </table:table-cell>
          <table:table-cell office:value-type="float" office:value="0.0858146115131124">
            <text:p>0.0858146115131124</text:p>
          </table:table-cell>
          <table:table-cell office:value-type="float" office:value="0.05530664648182">
            <text:p>0.05530664648182</text:p>
          </table:table-cell>
          <table:table-cell office:value-type="float" office:value="0.0233026005496582">
            <text:p>0.0233026005496582</text:p>
          </table:table-cell>
          <table:table-cell office:value-type="float" office:value="0.0306781697129945">
            <text:p>0.0306781697129945</text:p>
          </table:table-cell>
          <table:table-cell office:value-type="float" office:value="0.0363120864013067">
            <text:p>0.0363120864013067</text:p>
          </table:table-cell>
          <table:table-cell office:value-type="float" office:value="0.0672288696378097">
            <text:p>0.0672288696378097</text:p>
          </table:table-cell>
          <table:table-cell office:value-type="float" office:value="0.4608211168033554">
            <text:p>0.4608211168033554</text:p>
          </table:table-cell>
          <table:table-cell office:value-type="float" office:value="25.66810507286132">
            <text:p>25.66810507286132</text:p>
          </table:table-cell>
          <table:table-cell office:value-type="float" office:value="18.951701526789765">
            <text:p>18.951701526789765</text:p>
          </table:table-cell>
          <table:table-cell office:value-type="float" office:value="16.733193331289854">
            <text:p>16.733193331289854</text:p>
          </table:table-cell>
          <table:table-cell office:value-type="float" office:value="1.4384231805474623">
            <text:p>1.4384231805474623</text:p>
          </table:table-cell>
          <table:table-cell office:value-type="float" office:value="18.99078251449218">
            <text:p>18.99078251449218</text:p>
          </table:table-cell>
          <table:table-cell office:value-type="float" office:value="29.176967914458235">
            <text:p>29.176967914458235</text:p>
          </table:table-cell>
          <table:table-cell office:value-type="float" office:value="18.804259803818823">
            <text:p>18.804259803818823</text:p>
          </table:table-cell>
          <table:table-cell office:value-type="float" office:value="7.922884186883792">
            <text:p>7.922884186883792</text:p>
          </table:table-cell>
          <table:table-cell office:value-type="float" office:value="10.43057770241816">
            <text:p>10.43057770241816</text:p>
          </table:table-cell>
          <table:table-cell office:value-type="float" office:value="12.3461093764443">
            <text:p>12.3461093764443</text:p>
          </table:table-cell>
          <table:table-cell office:value-type="float" office:value="22.857815676855303">
            <text:p>22.857815676855303</text:p>
          </table:table-cell>
          <table:table-cell office:value-type="float" office:value="156.67917971314083">
            <text:p>156.6791797131408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5607832739230758">
            <text:p>0.560783273923075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3">
            <text:p>13</text:p>
          </table:table-cell>
          <table:table-cell office:value-type="float" office:value="0.7809456038519857">
            <text:p>0.780945603851985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83319999999999">
            <text:p>0.2183319999999999</text:p>
          </table:table-cell>
          <table:table-cell office:value-type="float" office:value="0.5909756300398701">
            <text:p>0.5909756300398701</text:p>
          </table:table-cell>
          <table:table-cell office:value-type="float" office:value="0.2411730754291759">
            <text:p>0.2411730754291759</text:p>
          </table:table-cell>
          <table:table-cell office:value-type="float" office:value="0.2346453278323512">
            <text:p>0.2346453278323512</text:p>
          </table:table-cell>
          <table:table-cell office:value-type="float" office:value="0.0667940333013974">
            <text:p>0.0667940333013974</text:p>
          </table:table-cell>
          <table:table-cell office:value-type="float" office:value="1e-10">
            <text:p>1e-10</text:p>
          </table:table-cell>
          <table:table-cell office:value-type="float" office:value="0.3549830703426181">
            <text:p>0.3549830703426181</text:p>
          </table:table-cell>
          <table:table-cell office:value-type="float" office:value="0.5440918535380188">
            <text:p>0.5440918535380188</text:p>
          </table:table-cell>
          <table:table-cell office:value-type="float" office:value="0.2063033662437217">
            <text:p>0.2063033662437217</text:p>
          </table:table-cell>
          <table:table-cell office:value-type="float" office:value="0.0304423026702604">
            <text:p>0.0304423026702604</text:p>
          </table:table-cell>
          <table:table-cell office:value-type="float" office:value="0.4361566252882496">
            <text:p>0.4361566252882496</text:p>
          </table:table-cell>
          <table:table-cell office:value-type="float" office:value="0.6544363679993526">
            <text:p>0.6544363679993526</text:p>
          </table:table-cell>
          <table:table-cell office:value-type="float" office:value="0.580225494113948">
            <text:p>0.580225494113948</text:p>
          </table:table-cell>
          <table:table-cell office:value-type="float" office:value="156.91673888952005">
            <text:p>156.91673888952005</text:p>
          </table:table-cell>
          <table:table-cell office:value-type="float" office:value="64.03663802811863">
            <text:p>64.03663802811863</text:p>
          </table:table-cell>
          <table:table-cell office:value-type="float" office:value="62.303380659928145">
            <text:p>62.303380659928145</text:p>
          </table:table-cell>
          <table:table-cell office:value-type="float" office:value="17.73525226789164">
            <text:p>17.73525226789164</text:p>
          </table:table-cell>
          <table:table-cell office:value-type="float" office:value="2.65521505e-08">
            <text:p>2.65521505e-08</text:p>
          </table:table-cell>
          <table:table-cell office:value-type="float" office:value="94.2556391968223">
            <text:p>94.2556391968223</text:p>
          </table:table-cell>
          <table:table-cell office:value-type="float" office:value="144.4680879781461">
            <text:p>144.4680879781461</text:p>
          </table:table-cell>
          <table:table-cell office:value-type="float" office:value="54.77798035548624">
            <text:p>54.77798035548624</text:p>
          </table:table-cell>
          <table:table-cell office:value-type="float" office:value="8.083086030100294">
            <text:p>8.083086030100294</text:p>
          </table:table-cell>
          <table:table-cell office:value-type="float" office:value="115.80896369732397">
            <text:p>115.80896369732397</text:p>
          </table:table-cell>
          <table:table-cell office:value-type="float" office:value="173.76692956058469">
            <text:p>173.76692956058469</text:p>
          </table:table-cell>
          <table:table-cell office:value-type="float" office:value="154.06234661618555">
            <text:p>154.06234661618555</text:p>
          </table:table-cell>
          <table:table-cell office:value-type="float" office:value="21.836691003993185">
            <text:p>21.836691003993185</text:p>
          </table:table-cell>
          <table:table-cell office:value-type="float" office:value="4.269109201874575">
            <text:p>4.269109201874575</text:p>
          </table:table-cell>
          <table:table-cell office:value-type="float" office:value="3.1151690329964072">
            <text:p>3.1151690329964072</text:p>
          </table:table-cell>
          <table:table-cell office:value-type="float" office:value="0.6029453984204102">
            <text:p>0.6029453984204102</text:p>
          </table:table-cell>
          <table:table-cell office:value-type="float" office:value="7.6915536e-09">
            <text:p>7.6915536e-09</text:p>
          </table:table-cell>
          <table:table-cell office:value-type="float" office:value="14.277891294720236">
            <text:p>14.277891294720236</text:p>
          </table:table-cell>
          <table:table-cell office:value-type="float" office:value="21.006550240505366">
            <text:p>21.006550240505366</text:p>
          </table:table-cell>
          <table:table-cell office:value-type="float" office:value="5.872382423717374">
            <text:p>5.872382423717374</text:p>
          </table:table-cell>
          <table:table-cell office:value-type="float" office:value="1.300857574890793">
            <text:p>1.300857574890793</text:p>
          </table:table-cell>
          <table:table-cell office:value-type="float" office:value="10.49108856654775">
            <text:p>10.49108856654775</text:p>
          </table:table-cell>
          <table:table-cell office:value-type="float" office:value="21.382975851672608">
            <text:p>21.382975851672608</text:p>
          </table:table-cell>
          <table:table-cell office:value-type="float" office:value="53.66567380196368">
            <text:p>53.66567380196368</text:p>
          </table:table-cell>
          <table:table-cell office:value-type="float" office:value="0.0737847919819526">
            <text:p>0.0737847919819526</text:p>
          </table:table-cell>
          <table:table-cell office:value-type="float" office:value="0.0555957244285659">
            <text:p>0.0555957244285659</text:p>
          </table:table-cell>
          <table:table-cell office:value-type="float" office:value="0.0490679768317413">
            <text:p>0.0490679768317413</text:p>
          </table:table-cell>
          <table:table-cell office:value-type="float" office:value="0.0042025807671261">
            <text:p>0.0042025807671261</text:p>
          </table:table-cell>
          <table:table-cell office:value-type="float" office:value="0.0565124800024568">
            <text:p>0.0565124800024568</text:p>
          </table:table-cell>
          <table:table-cell office:value-type="float" office:value="0.0854807481845904">
            <text:p>0.0854807481845904</text:p>
          </table:table-cell>
          <table:table-cell office:value-type="float" office:value="0.054785756019479">
            <text:p>0.054785756019479</text:p>
          </table:table-cell>
          <table:table-cell office:value-type="float" office:value="0.0230837402257069">
            <text:p>0.0230837402257069</text:p>
          </table:table-cell>
          <table:table-cell office:value-type="float" office:value="0.0304423026702604">
            <text:p>0.0304423026702604</text:p>
          </table:table-cell>
          <table:table-cell office:value-type="float" office:value="0.0360737171000975">
            <text:p>0.0360737171000975</text:p>
          </table:table-cell>
          <table:table-cell office:value-type="float" office:value="0.0667897864968641">
            <text:p>0.0667897864968641</text:p>
          </table:table-cell>
          <table:table-cell office:value-type="float" office:value="0.4641803952911585">
            <text:p>0.4641803952911585</text:p>
          </table:table-cell>
          <table:table-cell office:value-type="float" office:value="25.086829273863884">
            <text:p>25.086829273863884</text:p>
          </table:table-cell>
          <table:table-cell office:value-type="float" office:value="18.902546305712423">
            <text:p>18.902546305712423</text:p>
          </table:table-cell>
          <table:table-cell office:value-type="float" office:value="16.683112122792057">
            <text:p>16.683112122792057</text:p>
          </table:table-cell>
          <table:table-cell office:value-type="float" office:value="1.4288774608228867">
            <text:p>1.4288774608228867</text:p>
          </table:table-cell>
          <table:table-cell office:value-type="float" office:value="19.214243200835337">
            <text:p>19.214243200835337</text:p>
          </table:table-cell>
          <table:table-cell office:value-type="float" office:value="29.063454382760742">
            <text:p>29.063454382760742</text:p>
          </table:table-cell>
          <table:table-cell office:value-type="float" office:value="18.627157046622887">
            <text:p>18.627157046622887</text:p>
          </table:table-cell>
          <table:table-cell office:value-type="float" office:value="7.84847167674035">
            <text:p>7.84847167674035</text:p>
          </table:table-cell>
          <table:table-cell office:value-type="float" office:value="10.350382907888545">
            <text:p>10.350382907888545</text:p>
          </table:table-cell>
          <table:table-cell office:value-type="float" office:value="12.265063814033175">
            <text:p>12.265063814033175</text:p>
          </table:table-cell>
          <table:table-cell office:value-type="float" office:value="22.708527408933826">
            <text:p>22.708527408933826</text:p>
          </table:table-cell>
          <table:table-cell office:value-type="float" office:value="157.82133439899388">
            <text:p>157.8213343989938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4673193949358965">
            <text:p>0.467319394935896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4">
            <text:p>14</text:p>
          </table:table-cell>
          <table:table-cell office:value-type="float" office:value="0.7674014919170518">
            <text:p>0.76740149191705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3343">
            <text:p>0.213343</text:p>
          </table:table-cell>
          <table:table-cell office:value-type="float" office:value="0.5904983971909092">
            <text:p>0.5904983971909092</text:p>
          </table:table-cell>
          <table:table-cell office:value-type="float" office:value="0.24151739149578">
            <text:p>0.24151739149578</text:p>
          </table:table-cell>
          <table:table-cell office:value-type="float" office:value="0.2349871012637916">
            <text:p>0.2349871012637916</text:p>
          </table:table-cell>
          <table:table-cell office:value-type="float" office:value="0.0670028899504811">
            <text:p>0.0670028899504811</text:p>
          </table:table-cell>
          <table:table-cell office:value-type="float" office:value="1e-10">
            <text:p>1e-10</text:p>
          </table:table-cell>
          <table:table-cell office:value-type="float" office:value="0.3558647130216544">
            <text:p>0.3558647130216544</text:p>
          </table:table-cell>
          <table:table-cell office:value-type="float" office:value="0.5459500287252858">
            <text:p>0.5459500287252858</text:p>
          </table:table-cell>
          <table:table-cell office:value-type="float" office:value="0.206575856753492">
            <text:p>0.206575856753492</text:p>
          </table:table-cell>
          <table:table-cell office:value-type="float" office:value="0.0301686255178218">
            <text:p>0.0301686255178218</text:p>
          </table:table-cell>
          <table:table-cell office:value-type="float" office:value="0.438354139923088">
            <text:p>0.438354139923088</text:p>
          </table:table-cell>
          <table:table-cell office:value-type="float" office:value="0.6586556479901555">
            <text:p>0.6586556479901555</text:p>
          </table:table-cell>
          <table:table-cell office:value-type="float" office:value="0.5850150334945954">
            <text:p>0.5850150334945954</text:p>
          </table:table-cell>
          <table:table-cell office:value-type="float" office:value="154.0707793328367">
            <text:p>154.0707793328367</text:p>
          </table:table-cell>
          <table:table-cell office:value-type="float" office:value="63.015874229643934">
            <text:p>63.015874229643934</text:p>
          </table:table-cell>
          <table:table-cell office:value-type="float" office:value="61.312013710973005">
            <text:p>61.312013710973005</text:p>
          </table:table-cell>
          <table:table-cell office:value-type="float" office:value="17.4821600216561">
            <text:p>17.4821600216561</text:p>
          </table:table-cell>
          <table:table-cell office:value-type="float" office:value="2.60916507e-08">
            <text:p>2.60916507e-08</text:p>
          </table:table-cell>
          <table:table-cell office:value-type="float" office:value="92.85097797577336">
            <text:p>92.85097797577336</text:p>
          </table:table-cell>
          <table:table-cell office:value-type="float" office:value="142.44737462902015">
            <text:p>142.44737462902015</text:p>
          </table:table-cell>
          <table:table-cell office:value-type="float" office:value="53.899051026668815">
            <text:p>53.899051026668815</text:p>
          </table:table-cell>
          <table:table-cell office:value-type="float" office:value="7.8714923986975345">
            <text:p>7.8714923986975345</text:p>
          </table:table-cell>
          <table:table-cell office:value-type="float" office:value="114.3738311280979">
            <text:p>114.3738311280979</text:p>
          </table:table-cell>
          <table:table-cell office:value-type="float" office:value="171.85413115526083">
            <text:p>171.85413115526083</text:p>
          </table:table-cell>
          <table:table-cell office:value-type="float" office:value="152.64007922920325">
            <text:p>152.64007922920325</text:p>
          </table:table-cell>
          <table:table-cell office:value-type="float" office:value="24.18806550271371">
            <text:p>24.18806550271371</text:p>
          </table:table-cell>
          <table:table-cell office:value-type="float" office:value="4.201058281976263">
            <text:p>4.201058281976263</text:p>
          </table:table-cell>
          <table:table-cell office:value-type="float" office:value="3.0656006855486506">
            <text:p>3.0656006855486506</text:p>
          </table:table-cell>
          <table:table-cell office:value-type="float" office:value="0.5962497638456203">
            <text:p>0.5962497638456203</text:p>
          </table:table-cell>
          <table:table-cell office:value-type="float" office:value="7.6051003e-09">
            <text:p>7.6051003e-09</text:p>
          </table:table-cell>
          <table:table-cell office:value-type="float" office:value="14.129440661395524">
            <text:p>14.129440661395524</text:p>
          </table:table-cell>
          <table:table-cell office:value-type="float" office:value="20.817053964904435">
            <text:p>20.817053964904435</text:p>
          </table:table-cell>
          <table:table-cell office:value-type="float" office:value="5.805528697028839">
            <text:p>5.805528697028839</text:p>
          </table:table-cell>
          <table:table-cell office:value-type="float" office:value="1.277905609263286">
            <text:p>1.277905609263286</text:p>
          </table:table-cell>
          <table:table-cell office:value-type="float" office:value="10.438965873595585">
            <text:p>10.438965873595585</text:p>
          </table:table-cell>
          <table:table-cell office:value-type="float" office:value="21.28914688565765">
            <text:p>21.28914688565765</text:p>
          </table:table-cell>
          <table:table-cell office:value-type="float" office:value="53.31507317699533">
            <text:p>53.31507317699533</text:p>
          </table:table-cell>
          <table:table-cell office:value-type="float" office:value="0.0718895692128585">
            <text:p>0.0718895692128585</text:p>
          </table:table-cell>
          <table:table-cell office:value-type="float" office:value="0.055425743087859">
            <text:p>0.055425743087859</text:p>
          </table:table-cell>
          <table:table-cell office:value-type="float" office:value="0.0488954528558706">
            <text:p>0.0488954528558706</text:p>
          </table:table-cell>
          <table:table-cell office:value-type="float" office:value="0.0041700526538497">
            <text:p>0.0041700526538497</text:p>
          </table:table-cell>
          <table:table-cell office:value-type="float" office:value="0.0572737714376911">
            <text:p>0.0572737714376911</text:p>
          </table:table-cell>
          <table:table-cell office:value-type="float" office:value="0.0850721138209707">
            <text:p>0.0850721138209707</text:p>
          </table:table-cell>
          <table:table-cell office:value-type="float" office:value="0.0541871414801117">
            <text:p>0.0541871414801117</text:p>
          </table:table-cell>
          <table:table-cell office:value-type="float" office:value="0.0228322604118473">
            <text:p>0.0228322604118473</text:p>
          </table:table-cell>
          <table:table-cell office:value-type="float" office:value="0.0301686255178218">
            <text:p>0.0301686255178218</text:p>
          </table:table-cell>
          <table:table-cell office:value-type="float" office:value="0.0357966896794387">
            <text:p>0.0357966896794387</text:p>
          </table:table-cell>
          <table:table-cell office:value-type="float" office:value="0.0662765530460041">
            <text:p>0.0662765530460041</text:p>
          </table:table-cell>
          <table:table-cell office:value-type="float" office:value="0.4680120267956764">
            <text:p>0.4680120267956764</text:p>
          </table:table-cell>
          <table:table-cell office:value-type="float" office:value="24.44245353237191">
            <text:p>24.44245353237191</text:p>
          </table:table-cell>
          <table:table-cell office:value-type="float" office:value="18.84475264987207">
            <text:p>18.84475264987207</text:p>
          </table:table-cell>
          <table:table-cell office:value-type="float" office:value="16.624453970996026">
            <text:p>16.624453970996026</text:p>
          </table:table-cell>
          <table:table-cell office:value-type="float" office:value="1.4178179023089277">
            <text:p>1.4178179023089277</text:p>
          </table:table-cell>
          <table:table-cell office:value-type="float" office:value="19.47308228881497">
            <text:p>19.47308228881497</text:p>
          </table:table-cell>
          <table:table-cell office:value-type="float" office:value="28.924518699130044">
            <text:p>28.924518699130044</text:p>
          </table:table-cell>
          <table:table-cell office:value-type="float" office:value="18.423628103238006">
            <text:p>18.423628103238006</text:p>
          </table:table-cell>
          <table:table-cell office:value-type="float" office:value="7.7629685400280914">
            <text:p>7.7629685400280914</text:p>
          </table:table-cell>
          <table:table-cell office:value-type="float" office:value="10.257332676059434">
            <text:p>10.257332676059434</text:p>
          </table:table-cell>
          <table:table-cell office:value-type="float" office:value="12.170874491009174">
            <text:p>12.170874491009174</text:p>
          </table:table-cell>
          <table:table-cell office:value-type="float" office:value="22.534028035641395">
            <text:p>22.534028035641395</text:p>
          </table:table-cell>
          <table:table-cell office:value-type="float" office:value="159.12408911052995">
            <text:p>159.1240891105299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3894328291132471">
            <text:p>0.389432829113247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5">
            <text:p>15</text:p>
          </table:table-cell>
          <table:table-cell office:value-type="float" office:value="0.7519021534064598">
            <text:p>0.751902153406459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30769999999999">
            <text:p>0.2130769999999999</text:p>
          </table:table-cell>
          <table:table-cell office:value-type="float" office:value="0.5899858302679097">
            <text:p>0.5899858302679097</text:p>
          </table:table-cell>
          <table:table-cell office:value-type="float" office:value="0.2418882603594771">
            <text:p>0.2418882603594771</text:p>
          </table:table-cell>
          <table:table-cell office:value-type="float" office:value="0.2353558231038737">
            <text:p>0.2353558231038737</text:p>
          </table:table-cell>
          <table:table-cell office:value-type="float" office:value="0.0672299137312607">
            <text:p>0.0672299137312607</text:p>
          </table:table-cell>
          <table:table-cell office:value-type="float" office:value="1e-10">
            <text:p>1e-10</text:p>
          </table:table-cell>
          <table:table-cell office:value-type="float" office:value="0.3568124575142969">
            <text:p>0.3568124575142969</text:p>
          </table:table-cell>
          <table:table-cell office:value-type="float" office:value="0.5480261410602264">
            <text:p>0.5480261410602264</text:p>
          </table:table-cell>
          <table:table-cell office:value-type="float" office:value="0.2068750536527549">
            <text:p>0.2068750536527549</text:p>
          </table:table-cell>
          <table:table-cell office:value-type="float" office:value="0.0298528869509476">
            <text:p>0.0298528869509476</text:p>
          </table:table-cell>
          <table:table-cell office:value-type="float" office:value="0.4408254064569456">
            <text:p>0.4408254064569456</text:p>
          </table:table-cell>
          <table:table-cell office:value-type="float" office:value="0.6634185787455977">
            <text:p>0.6634185787455977</text:p>
          </table:table-cell>
          <table:table-cell office:value-type="float" office:value="0.5904411552779562">
            <text:p>0.5904411552779562</text:p>
          </table:table-cell>
          <table:table-cell office:value-type="float" office:value="150.8279495276314">
            <text:p>150.8279495276314</text:p>
          </table:table-cell>
          <table:table-cell office:value-type="float" office:value="61.83794330833132">
            <text:p>61.83794330833132</text:p>
          </table:table-cell>
          <table:table-cell office:value-type="float" office:value="60.16794707090785">
            <text:p>60.16794707090785</text:p>
          </table:table-cell>
          <table:table-cell office:value-type="float" office:value="17.18710774867427">
            <text:p>17.18710774867427</text:p>
          </table:table-cell>
          <table:table-cell office:value-type="float" office:value="2.55646732e-08">
            <text:p>2.55646732e-08</text:p>
          </table:table-cell>
          <table:table-cell office:value-type="float" office:value="91.2179387568653">
            <text:p>91.2179387568653</text:p>
          </table:table-cell>
          <table:table-cell office:value-type="float" office:value="140.10109209931363">
            <text:p>140.10109209931363</text:p>
          </table:table-cell>
          <table:table-cell office:value-type="float" office:value="52.88693143137835">
            <text:p>52.88693143137835</text:p>
          </table:table-cell>
          <table:table-cell office:value-type="float" office:value="7.631792994497816">
            <text:p>7.631792994497816</text:p>
          </table:table-cell>
          <table:table-cell office:value-type="float" office:value="112.6955746130268">
            <text:p>112.6955746130268</text:p>
          </table:table-cell>
          <table:table-cell office:value-type="float" office:value="169.6007917093471">
            <text:p>169.6007917093471</text:p>
          </table:table-cell>
          <table:table-cell office:value-type="float" office:value="150.94435187851963">
            <text:p>150.94435187851963</text:p>
          </table:table-cell>
          <table:table-cell office:value-type="float" office:value="26.906476413238565">
            <text:p>26.906476413238565</text:p>
          </table:table-cell>
          <table:table-cell office:value-type="float" office:value="4.1225295538887545">
            <text:p>4.1225295538887545</text:p>
          </table:table-cell>
          <table:table-cell office:value-type="float" office:value="3.0083973535453925">
            <text:p>3.0083973535453925</text:p>
          </table:table-cell>
          <table:table-cell office:value-type="float" office:value="0.5883851826511519">
            <text:p>0.5883851826511519</text:p>
          </table:table-cell>
          <table:table-cell office:value-type="float" office:value="7.5055923e-09">
            <text:p>7.5055923e-09</text:p>
          </table:table-cell>
          <table:table-cell office:value-type="float" office:value="13.955489628916048">
            <text:p>13.955489628916048</text:p>
          </table:table-cell>
          <table:table-cell office:value-type="float" office:value="20.59372505762128">
            <text:p>20.59372505762128</text:p>
          </table:table-cell>
          <table:table-cell office:value-type="float" office:value="5.727924141024683">
            <text:p>5.727924141024683</text:p>
          </table:table-cell>
          <table:table-cell office:value-type="float" office:value="1.2516719926902355">
            <text:p>1.2516719926902355</text:p>
          </table:table-cell>
          <table:table-cell office:value-type="float" office:value="10.376183922059315">
            <text:p>10.376183922059315</text:p>
          </table:table-cell>
          <table:table-cell office:value-type="float" office:value="21.175012943978896">
            <text:p>21.175012943978896</text:p>
          </table:table-cell>
          <table:table-cell office:value-type="float" office:value="52.8941980384842">
            <text:p>52.8941980384842</text:p>
          </table:table-cell>
          <table:table-cell office:value-type="float" office:value="0.0698102498757002">
            <text:p>0.0698102498757002</text:p>
          </table:table-cell>
          <table:table-cell office:value-type="float" office:value="0.0552267756554511">
            <text:p>0.0552267756554511</text:p>
          </table:table-cell>
          <table:table-cell office:value-type="float" office:value="0.0486943383998477">
            <text:p>0.0486943383998477</text:p>
          </table:table-cell>
          <table:table-cell office:value-type="float" office:value="0.0041325777715986">
            <text:p>0.0041325777715986</text:p>
          </table:table-cell>
          <table:table-cell office:value-type="float" office:value="0.0581511098179347">
            <text:p>0.0581511098179347</text:p>
          </table:table-cell>
          <table:table-cell office:value-type="float" office:value="0.084573873237784">
            <text:p>0.084573873237784</text:p>
          </table:table-cell>
          <table:table-cell office:value-type="float" office:value="0.0535038325383599">
            <text:p>0.0535038325383599</text:p>
          </table:table-cell>
          <table:table-cell office:value-type="float" office:value="0.0225452335463105">
            <text:p>0.0225452335463105</text:p>
          </table:table-cell>
          <table:table-cell office:value-type="float" office:value="0.0298528869509476">
            <text:p>0.0298528869509476</text:p>
          </table:table-cell>
          <table:table-cell office:value-type="float" office:value="0.0354765168628228">
            <text:p>0.0354765168628228</text:p>
          </table:table-cell>
          <table:table-cell office:value-type="float" office:value="0.0656796811208775">
            <text:p>0.0656796811208775</text:p>
          </table:table-cell>
          <table:table-cell office:value-type="float" office:value="0.4723529242223649">
            <text:p>0.4723529242223649</text:p>
          </table:table-cell>
          <table:table-cell office:value-type="float" office:value="23.735484957738088">
            <text:p>23.735484957738088</text:p>
          </table:table-cell>
          <table:table-cell office:value-type="float" office:value="18.777103722853404">
            <text:p>18.777103722853404</text:p>
          </table:table-cell>
          <table:table-cell office:value-type="float" office:value="16.556075055948245">
            <text:p>16.556075055948245</text:p>
          </table:table-cell>
          <table:table-cell office:value-type="float" office:value="1.4050764423435296">
            <text:p>1.4050764423435296</text:p>
          </table:table-cell>
          <table:table-cell office:value-type="float" office:value="19.771377338097807">
            <text:p>19.771377338097807</text:p>
          </table:table-cell>
          <table:table-cell office:value-type="float" office:value="28.75511690084658">
            <text:p>28.75511690084658</text:p>
          </table:table-cell>
          <table:table-cell office:value-type="float" office:value="18.191303063042376">
            <text:p>18.191303063042376</text:p>
          </table:table-cell>
          <table:table-cell office:value-type="float" office:value="7.665379405745587">
            <text:p>7.665379405745587</text:p>
          </table:table-cell>
          <table:table-cell office:value-type="float" office:value="10.149981563322184">
            <text:p>10.149981563322184</text:p>
          </table:table-cell>
          <table:table-cell office:value-type="float" office:value="12.062015733359768">
            <text:p>12.062015733359768</text:p>
          </table:table-cell>
          <table:table-cell office:value-type="float" office:value="22.331091581098356">
            <text:p>22.331091581098356</text:p>
          </table:table-cell>
          <table:table-cell office:value-type="float" office:value="160.5999942356041">
            <text:p>160.5999942356041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3245273575943726">
            <text:p>0.324527357594372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6">
            <text:p>16</text:p>
          </table:table-cell>
          <table:table-cell office:value-type="float" office:value="0.7342941693393485">
            <text:p>0.734294169339348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54691">
            <text:p>0.254691</text:p>
          </table:table-cell>
          <table:table-cell office:value-type="float" office:value="0.589443339627002">
            <text:p>0.589443339627002</text:p>
          </table:table-cell>
          <table:table-cell office:value-type="float" office:value="0.2422819632865861">
            <text:p>0.2422819632865861</text:p>
          </table:table-cell>
          <table:table-cell office:value-type="float" office:value="0.2357480564485111">
            <text:p>0.2357480564485111</text:p>
          </table:table-cell>
          <table:table-cell office:value-type="float" office:value="0.0674733593620993">
            <text:p>0.0674733593620993</text:p>
          </table:table-cell>
          <table:table-cell office:value-type="float" office:value="1e-10">
            <text:p>1e-10</text:p>
          </table:table-cell>
          <table:table-cell office:value-type="float" office:value="0.357815159519959">
            <text:p>0.357815159519959</text:p>
          </table:table-cell>
          <table:table-cell office:value-type="float" office:value="0.5503262981878844">
            <text:p>0.5503262981878844</text:p>
          </table:table-cell>
          <table:table-cell office:value-type="float" office:value="0.2072006355336419">
            <text:p>0.2072006355336419</text:p>
          </table:table-cell>
          <table:table-cell office:value-type="float" office:value="0.0294909567251262">
            <text:p>0.0294909567251262</text:p>
          </table:table-cell>
          <table:table-cell office:value-type="float" office:value="0.4435826552534305">
            <text:p>0.4435826552534305</text:p>
          </table:table-cell>
          <table:table-cell office:value-type="float" office:value="0.668754669887825">
            <text:p>0.668754669887825</text:p>
          </table:table-cell>
          <table:table-cell office:value-type="float" office:value="0.5965440388775975">
            <text:p>0.5965440388775975</text:p>
          </table:table-cell>
          <table:table-cell office:value-type="float" office:value="147.1604345309671">
            <text:p>147.1604345309671</text:p>
          </table:table-cell>
          <table:table-cell office:value-type="float" office:value="60.48811921232632">
            <text:p>60.48811921232632</text:p>
          </table:table-cell>
          <table:table-cell office:value-type="float" office:value="58.856863916296625">
            <text:p>58.856863916296625</text:p>
          </table:table-cell>
          <table:table-cell office:value-type="float" office:value="16.845400084211555">
            <text:p>16.845400084211555</text:p>
          </table:table-cell>
          <table:table-cell office:value-type="float" office:value="2.49660017e-08">
            <text:p>2.49660017e-08</text:p>
          </table:table-cell>
          <table:table-cell office:value-type="float" office:value="89.33213901448985">
            <text:p>89.33213901448985</text:p>
          </table:table-cell>
          <table:table-cell office:value-type="float" office:value="137.39447327778024">
            <text:p>137.39447327778024</text:p>
          </table:table-cell>
          <table:table-cell office:value-type="float" office:value="51.72971430895865">
            <text:p>51.72971430895865</text:p>
          </table:table-cell>
          <table:table-cell office:value-type="float" office:value="7.362712774309739">
            <text:p>7.362712774309739</text:p>
          </table:table-cell>
          <table:table-cell office:value-type="float" office:value="110.74485350670454">
            <text:p>110.74485350670454</text:p>
          </table:table-cell>
          <table:table-cell office:value-type="float" office:value="166.96130263781086">
            <text:p>166.96130263781086</text:p>
          </table:table-cell>
          <table:table-cell office:value-type="float" office:value="148.9331952306683">
            <text:p>148.9331952306683</text:p>
          </table:table-cell>
          <table:table-cell office:value-type="float" office:value="30.031061623989487">
            <text:p>30.031061623989487</text:p>
          </table:table-cell>
          <table:table-cell office:value-type="float" office:value="4.032541280821754">
            <text:p>4.032541280821754</text:p>
          </table:table-cell>
          <table:table-cell office:value-type="float" office:value="2.942843195814832">
            <text:p>2.942843195814832</text:p>
          </table:table-cell>
          <table:table-cell office:value-type="float" office:value="0.5792026786189344">
            <text:p>0.5792026786189344</text:p>
          </table:table-cell>
          <table:table-cell office:value-type="float" office:value="7.3917842e-09">
            <text:p>7.3917842e-09</text:p>
          </table:table-cell>
          <table:table-cell office:value-type="float" office:value="13.752895312832283">
            <text:p>13.752895312832283</text:p>
          </table:table-cell>
          <table:table-cell office:value-type="float" office:value="20.331977249674026">
            <text:p>20.331977249674026</text:p>
          </table:table-cell>
          <table:table-cell office:value-type="float" office:value="5.638407136092136">
            <text:p>5.638407136092136</text:p>
          </table:table-cell>
          <table:table-cell office:value-type="float" office:value="1.2219143068610807">
            <text:p>1.2219143068610807</text:p>
          </table:table-cell>
          <table:table-cell office:value-type="float" office:value="10.300908286459828">
            <text:p>10.300908286459828</text:p>
          </table:table-cell>
          <table:table-cell office:value-type="float" office:value="21.03682047750496">
            <text:p>21.03682047750496</text:p>
          </table:table-cell>
          <table:table-cell office:value-type="float" office:value="52.39140701864543">
            <text:p>52.39140701864543</text:p>
          </table:table-cell>
          <table:table-cell office:value-type="float" office:value="0.0675538089282551">
            <text:p>0.0675538089282551</text:p>
          </table:table-cell>
          <table:table-cell office:value-type="float" office:value="0.0549950605802849">
            <text:p>0.0549950605802849</text:p>
          </table:table-cell>
          <table:table-cell office:value-type="float" office:value="0.0484611537422099">
            <text:p>0.0484611537422099</text:p>
          </table:table-cell>
          <table:table-cell office:value-type="float" office:value="0.0040896725418924">
            <text:p>0.0040896725418924</text:p>
          </table:table-cell>
          <table:table-cell office:value-type="float" office:value="0.0591565003907112">
            <text:p>0.0591565003907112</text:p>
          </table:table-cell>
          <table:table-cell office:value-type="float" office:value="0.0839695634672723">
            <text:p>0.0839695634672723</text:p>
          </table:table-cell>
          <table:table-cell office:value-type="float" office:value="0.0527296380027127">
            <text:p>0.0527296380027127</text:p>
          </table:table-cell>
          <table:table-cell office:value-type="float" office:value="0.0222200563905393">
            <text:p>0.0222200563905393</text:p>
          </table:table-cell>
          <table:table-cell office:value-type="float" office:value="0.0294909567251262">
            <text:p>0.0294909567251262</text:p>
          </table:table-cell>
          <table:table-cell office:value-type="float" office:value="0.0351087902197127">
            <text:p>0.0351087902197127</text:p>
          </table:table-cell>
          <table:table-cell office:value-type="float" office:value="0.0649895679092048">
            <text:p>0.0649895679092048</text:p>
          </table:table-cell>
          <table:table-cell office:value-type="float" office:value="0.477235231102078">
            <text:p>0.477235231102078</text:p>
          </table:table-cell>
          <table:table-cell office:value-type="float" office:value="22.968295035606754">
            <text:p>22.968295035606754</text:p>
          </table:table-cell>
          <table:table-cell office:value-type="float" office:value="18.698320597296885">
            <text:p>18.698320597296885</text:p>
          </table:table-cell>
          <table:table-cell office:value-type="float" office:value="16.47679227235138">
            <text:p>16.47679227235138</text:p>
          </table:table-cell>
          <table:table-cell office:value-type="float" office:value="1.3904886642434375">
            <text:p>1.3904886642434375</text:p>
          </table:table-cell>
          <table:table-cell office:value-type="float" office:value="20.11321013284184">
            <text:p>20.11321013284184</text:p>
          </table:table-cell>
          <table:table-cell office:value-type="float" office:value="28.54965157887259">
            <text:p>28.54965157887259</text:p>
          </table:table-cell>
          <table:table-cell office:value-type="float" office:value="17.928076920922322">
            <text:p>17.928076920922322</text:p>
          </table:table-cell>
          <table:table-cell office:value-type="float" office:value="7.554819172783365">
            <text:p>7.554819172783365</text:p>
          </table:table-cell>
          <table:table-cell office:value-type="float" office:value="10.026925286542914">
            <text:p>10.026925286542914</text:p>
          </table:table-cell>
          <table:table-cell office:value-type="float" office:value="11.936988674702347">
            <text:p>11.936988674702347</text:p>
          </table:table-cell>
          <table:table-cell office:value-type="float" office:value="22.096453089129646">
            <text:p>22.096453089129646</text:p>
          </table:table-cell>
          <table:table-cell office:value-type="float" office:value="162.2599785747065">
            <text:p>162.259978574706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2704394646619772">
            <text:p>0.27043946466197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7">
            <text:p>17</text:p>
          </table:table-cell>
          <table:table-cell office:value-type="float" office:value="0.7144519944079635">
            <text:p>0.714451994407963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8367">
            <text:p>0.218367</text:p>
          </table:table-cell>
          <table:table-cell office:value-type="float" office:value="0.5888781342427567">
            <text:p>0.5888781342427567</text:p>
          </table:table-cell>
          <table:table-cell office:value-type="float" office:value="0.2426934116956296">
            <text:p>0.2426934116956296</text:p>
          </table:table-cell>
          <table:table-cell office:value-type="float" office:value="0.2361590653610663">
            <text:p>0.2361590653610663</text:p>
          </table:table-cell>
          <table:table-cell office:value-type="float" office:value="0.0677306112994527">
            <text:p>0.0677306112994527</text:p>
          </table:table-cell>
          <table:table-cell office:value-type="float" office:value="1e-10">
            <text:p>1e-10</text:p>
          </table:table-cell>
          <table:table-cell office:value-type="float" office:value="0.3588575209298761">
            <text:p>0.3588575209298761</text:p>
          </table:table-cell>
          <table:table-cell office:value-type="float" office:value="0.5528523789177173">
            <text:p>0.5528523789177173</text:p>
          </table:table-cell>
          <table:table-cell office:value-type="float" office:value="0.2075518177548741">
            <text:p>0.2075518177548741</text:p>
          </table:table-cell>
          <table:table-cell office:value-type="float" office:value="0.0290790435495786">
            <text:p>0.0290790435495786</text:p>
          </table:table-cell>
          <table:table-cell office:value-type="float" office:value="0.4466334564613732">
            <text:p>0.4466334564613732</text:p>
          </table:table-cell>
          <table:table-cell office:value-type="float" office:value="0.6746851275312522">
            <text:p>0.6746851275312522</text:p>
          </table:table-cell>
          <table:table-cell office:value-type="float" office:value="0.6033552525053008">
            <text:p>0.6033552525053008</text:p>
          </table:table-cell>
          <table:table-cell office:value-type="float" office:value="143.0465535408125">
            <text:p>143.0465535408125</text:p>
          </table:table-cell>
          <table:table-cell office:value-type="float" office:value="58.95354928530929">
            <text:p>58.95354928530929</text:p>
          </table:table-cell>
          <table:table-cell office:value-type="float" office:value="57.36626718320972">
            <text:p>57.36626718320972</text:p>
          </table:table-cell>
          <table:table-cell office:value-type="float" office:value="16.452691910623948">
            <text:p>16.452691910623948</text:p>
          </table:table-cell>
          <table:table-cell office:value-type="float" office:value="2.42913678e-08">
            <text:p>2.42913678e-08</text:p>
          </table:table-cell>
          <table:table-cell office:value-type="float" office:value="87.17140032246016">
            <text:p>87.17140032246016</text:p>
          </table:table-cell>
          <table:table-cell office:value-type="float" office:value="134.2954048085231">
            <text:p>134.2954048085231</text:p>
          </table:table-cell>
          <table:table-cell office:value-type="float" office:value="50.41717544690913">
            <text:p>50.41717544690913</text:p>
          </table:table-cell>
          <table:table-cell office:value-type="float" office:value="7.063697424220649">
            <text:p>7.063697424220649</text:p>
          </table:table-cell>
          <table:table-cell office:value-type="float" office:value="108.49337567097113">
            <text:p>108.49337567097113</text:p>
          </table:table-cell>
          <table:table-cell office:value-type="float" office:value="163.8902458871121">
            <text:p>163.8902458871121</text:p>
          </table:table-cell>
          <table:table-cell office:value-type="float" office:value="146.5632435862371">
            <text:p>146.5632435862371</text:p>
          </table:table-cell>
          <table:table-cell office:value-type="float" office:value="33.59938371592288">
            <text:p>33.59938371592288</text:p>
          </table:table-cell>
          <table:table-cell office:value-type="float" office:value="3.93023661902062">
            <text:p>3.93023661902062</text:p>
          </table:table-cell>
          <table:table-cell office:value-type="float" office:value="2.8683133591604864">
            <text:p>2.8683133591604864</text:p>
          </table:table-cell>
          <table:table-cell office:value-type="float" office:value="0.5685566990121768">
            <text:p>0.5685566990121768</text:p>
          </table:table-cell>
          <table:table-cell office:value-type="float" office:value="7.2625345e-09">
            <text:p>7.2625345e-09</text:p>
          </table:table-cell>
          <table:table-cell office:value-type="float" office:value="13.518621803114543">
            <text:p>13.518621803114543</text:p>
          </table:table-cell>
          <table:table-cell office:value-type="float" office:value="20.02720188144419">
            <text:p>20.02720188144419</text:p>
          </table:table-cell>
          <table:table-cell office:value-type="float" office:value="5.535886873063444">
            <text:p>5.535886873063444</text:p>
          </table:table-cell>
          <table:table-cell office:value-type="float" office:value="1.1884429095725175">
            <text:p>1.1884429095725175</text:p>
          </table:table-cell>
          <table:table-cell office:value-type="float" office:value="10.211163986266529">
            <text:p>10.211163986266529</text:p>
          </table:table-cell>
          <table:table-cell office:value-type="float" office:value="20.870469565812407">
            <text:p>20.870469565812407</text:p>
          </table:table-cell>
          <table:table-cell office:value-type="float" office:value="51.79435126178954">
            <text:p>51.79435126178954</text:p>
          </table:table-cell>
          <table:table-cell office:value-type="float" office:value="0.0651330275045105">
            <text:p>0.0651330275045105</text:p>
          </table:table-cell>
          <table:table-cell office:value-type="float" office:value="0.0547268202581237">
            <text:p>0.0547268202581237</text:p>
          </table:table-cell>
          <table:table-cell office:value-type="float" office:value="0.0481924739235604">
            <text:p>0.0481924739235604</text:p>
          </table:table-cell>
          <table:table-cell office:value-type="float" office:value="0.0040408928865225">
            <text:p>0.0040408928865225</text:p>
          </table:table-cell>
          <table:table-cell office:value-type="float" office:value="0.0603014492489639">
            <text:p>0.0603014492489639</text:p>
          </table:table-cell>
          <table:table-cell office:value-type="float" office:value="0.0832415591729864">
            <text:p>0.0832415591729864</text:p>
          </table:table-cell>
          <table:table-cell office:value-type="float" office:value="0.0518596104731363">
            <text:p>0.0518596104731363</text:p>
          </table:table-cell>
          <table:table-cell office:value-type="float" office:value="0.0218546410149937">
            <text:p>0.0218546410149937</text:p>
          </table:table-cell>
          <table:table-cell office:value-type="float" office:value="0.0290790435495786">
            <text:p>0.0290790435495786</text:p>
          </table:table-cell>
          <table:table-cell office:value-type="float" office:value="0.0346893924400267">
            <text:p>0.0346893924400267</text:p>
          </table:table-cell>
          <table:table-cell office:value-type="float" office:value="0.0641968875233562">
            <text:p>0.0641968875233562</text:p>
          </table:table-cell>
          <table:table-cell office:value-type="float" office:value="0.4826842020042407">
            <text:p>0.4826842020042407</text:p>
          </table:table-cell>
          <table:table-cell office:value-type="float" office:value="22.145229351533576">
            <text:p>22.145229351533576</text:p>
          </table:table-cell>
          <table:table-cell office:value-type="float" office:value="18.607118887762077">
            <text:p>18.607118887762077</text:p>
          </table:table-cell>
          <table:table-cell office:value-type="float" office:value="16.385441134010545">
            <text:p>16.385441134010545</text:p>
          </table:table-cell>
          <table:table-cell office:value-type="float" office:value="1.3739035814176543">
            <text:p>1.3739035814176543</text:p>
          </table:table-cell>
          <table:table-cell office:value-type="float" office:value="20.50249274464776">
            <text:p>20.50249274464776</text:p>
          </table:table-cell>
          <table:table-cell office:value-type="float" office:value="28.3021301188154">
            <text:p>28.3021301188154</text:p>
          </table:table-cell>
          <table:table-cell office:value-type="float" office:value="17.632267560866342">
            <text:p>17.632267560866342</text:p>
          </table:table-cell>
          <table:table-cell office:value-type="float" office:value="7.430577945097889">
            <text:p>7.430577945097889</text:p>
          </table:table-cell>
          <table:table-cell office:value-type="float" office:value="9.886874806856746">
            <text:p>9.886874806856746</text:p>
          </table:table-cell>
          <table:table-cell office:value-type="float" office:value="11.7943934296091">
            <text:p>11.7943934296091</text:p>
          </table:table-cell>
          <table:table-cell office:value-type="float" office:value="21.826941757941132">
            <text:p>21.826941757941132</text:p>
          </table:table-cell>
          <table:table-cell office:value-type="float" office:value="164.11262868144183">
            <text:p>164.1126286814418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2253662205516476">
            <text:p>0.225366220551647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8">
            <text:p>18</text:p>
          </table:table-cell>
          <table:table-cell office:value-type="float" office:value="0.692290611439175">
            <text:p>0.69229061143917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34969999999999">
            <text:p>0.2134969999999999</text:p>
          </table:table-cell>
          <table:table-cell office:value-type="float" office:value="0.5882990837899517">
            <text:p>0.5882990837899517</text:p>
          </table:table-cell>
          <table:table-cell office:value-type="float" office:value="0.2431162449294894">
            <text:p>0.2431162449294894</text:p>
          </table:table-cell>
          <table:table-cell office:value-type="float" office:value="0.2365829210050255">
            <text:p>0.2365829210050255</text:p>
          </table:table-cell>
          <table:table-cell office:value-type="float" office:value="0.067998249724467">
            <text:p>0.067998249724467</text:p>
          </table:table-cell>
          <table:table-cell office:value-type="float" office:value="1e-10">
            <text:p>1e-10</text:p>
          </table:table-cell>
          <table:table-cell office:value-type="float" office:value="0.3599205227610061">
            <text:p>0.3599205227610061</text:p>
          </table:table-cell>
          <table:table-cell office:value-type="float" office:value="0.5556017154237958">
            <text:p>0.5556017154237958</text:p>
          </table:table-cell>
          <table:table-cell office:value-type="float" office:value="0.2079274485309479">
            <text:p>0.2079274485309479</text:p>
          </table:table-cell>
          <table:table-cell office:value-type="float" office:value="0.0286139248755895">
            <text:p>0.0286139248755895</text:p>
          </table:table-cell>
          <table:table-cell office:value-type="float" office:value="0.4499800249863316">
            <text:p>0.4499800249863316</text:p>
          </table:table-cell>
          <table:table-cell office:value-type="float" office:value="0.6812212129047434">
            <text:p>0.6812212129047434</text:p>
          </table:table-cell>
          <table:table-cell office:value-type="float" office:value="0.6108955836269179">
            <text:p>0.6108955836269179</text:p>
          </table:table-cell>
          <table:table-cell office:value-type="float" office:value="138.47313702485775">
            <text:p>138.47313702485775</text:p>
          </table:table-cell>
          <table:table-cell office:value-type="float" office:value="57.22441191003106">
            <text:p>57.22441191003106</text:p>
          </table:table-cell>
          <table:table-cell office:value-type="float" office:value="55.68660591313598">
            <text:p>55.68660591313598</text:p>
          </table:table-cell>
          <table:table-cell office:value-type="float" office:value="16.0053469587053">
            <text:p>16.0053469587053</text:p>
          </table:table-cell>
          <table:table-cell office:value-type="float" office:value="2.35378807e-08">
            <text:p>2.35378807e-08</text:p>
          </table:table-cell>
          <table:table-cell office:value-type="float" office:value="84.71766358238632">
            <text:p>84.71766358238632</text:p>
          </table:table-cell>
          <table:table-cell office:value-type="float" office:value="130.77686943771403">
            <text:p>130.77686943771403</text:p>
          </table:table-cell>
          <table:table-cell office:value-type="float" office:value="48.941714962682376">
            <text:p>48.941714962682376</text:p>
          </table:table-cell>
          <table:table-cell office:value-type="float" office:value="6.735111526250823">
            <text:p>6.735111526250823</text:p>
          </table:table-cell>
          <table:table-cell office:value-type="float" office:value="105.91576185528893">
            <text:p>105.91576185528893</text:p>
          </table:table-cell>
          <table:table-cell office:value-type="float" office:value="160.34503700243485">
            <text:p>160.34503700243485</text:p>
          </table:table-cell>
          <table:table-cell office:value-type="float" office:value="143.79187421895406">
            <text:p>143.79187421895406</text:p>
          </table:table-cell>
          <table:table-cell office:value-type="float" office:value="37.645460830096845">
            <text:p>37.645460830096845</text:p>
          </table:table-cell>
          <table:table-cell office:value-type="float" office:value="3.8149607940020704">
            <text:p>3.8149607940020704</text:p>
          </table:table-cell>
          <table:table-cell office:value-type="float" office:value="2.7843302956567992">
            <text:p>2.7843302956567992</text:p>
          </table:table-cell>
          <table:table-cell office:value-type="float" office:value="0.5563149894572871">
            <text:p>0.5563149894572871</text:p>
          </table:table-cell>
          <table:table-cell office:value-type="float" office:value="7.116883e-09">
            <text:p>7.116883e-09</text:p>
          </table:table-cell>
          <table:table-cell office:value-type="float" office:value="13.249949366118964">
            <text:p>13.249949366118964</text:p>
          </table:table-cell>
          <table:table-cell office:value-type="float" office:value="19.675016837095242">
            <text:p>19.675016837095242</text:p>
          </table:table-cell>
          <table:table-cell office:value-type="float" office:value="5.419417034334083">
            <text:p>5.419417034334083</text:p>
          </table:table-cell>
          <table:table-cell office:value-type="float" office:value="1.1511426820566828">
            <text:p>1.1511426820566828</text:p>
          </table:table-cell>
          <table:table-cell office:value-type="float" office:value="10.104903631607204">
            <text:p>10.104903631607204</text:p>
          </table:table-cell>
          <table:table-cell office:value-type="float" office:value="20.671642141294512">
            <text:p>20.671642141294512</text:p>
          </table:table-cell>
          <table:table-cell office:value-type="float" office:value="51.09046013768516">
            <text:p>51.09046013768516</text:p>
          </table:table-cell>
          <table:table-cell office:value-type="float" office:value="0.0625662926781773">
            <text:p>0.0625662926781773</text:p>
          </table:table-cell>
          <table:table-cell office:value-type="float" office:value="0.0544183598524401">
            <text:p>0.0544183598524401</text:p>
          </table:table-cell>
          <table:table-cell office:value-type="float" office:value="0.0478850359279762">
            <text:p>0.0478850359279762</text:p>
          </table:table-cell>
          <table:table-cell office:value-type="float" office:value="0.0039858548277341">
            <text:p>0.0039858548277341</text:p>
          </table:table-cell>
          <table:table-cell office:value-type="float" office:value="0.061596386894238">
            <text:p>0.061596386894238</text:p>
          </table:table-cell>
          <table:table-cell office:value-type="float" office:value="0.0823718222601644">
            <text:p>0.0823718222601644</text:p>
          </table:table-cell>
          <table:table-cell office:value-type="float" office:value="0.0508904610969044">
            <text:p>0.0508904610969044</text:p>
          </table:table-cell>
          <table:table-cell office:value-type="float" office:value="0.021447594019495">
            <text:p>0.021447594019495</text:p>
          </table:table-cell>
          <table:table-cell office:value-type="float" office:value="0.0286139248755895">
            <text:p>0.0286139248755895</text:p>
          </table:table-cell>
          <table:table-cell office:value-type="float" office:value="0.034214734315703">
            <text:p>0.034214734315703</text:p>
          </table:table-cell>
          <table:table-cell office:value-type="float" office:value="0.0632930663500429">
            <text:p>0.0632930663500429</text:p>
          </table:table-cell>
          <table:table-cell office:value-type="float" office:value="0.4887164669015344">
            <text:p>0.4887164669015344</text:p>
          </table:table-cell>
          <table:table-cell office:value-type="float" office:value="21.272539510580316">
            <text:p>21.272539510580316</text:p>
          </table:table-cell>
          <table:table-cell office:value-type="float" office:value="18.50224234982964">
            <text:p>18.50224234982964</text:p>
          </table:table-cell>
          <table:table-cell office:value-type="float" office:value="16.280912215511908">
            <text:p>16.280912215511908</text:p>
          </table:table-cell>
          <table:table-cell office:value-type="float" office:value="1.355190641429627">
            <text:p>1.355190641429627</text:p>
          </table:table-cell>
          <table:table-cell office:value-type="float" office:value="20.942771544040944">
            <text:p>20.942771544040944</text:p>
          </table:table-cell>
          <table:table-cell office:value-type="float" office:value="28.006419568455907">
            <text:p>28.006419568455907</text:p>
          </table:table-cell>
          <table:table-cell office:value-type="float" office:value="17.302756772947525">
            <text:p>17.302756772947525</text:p>
          </table:table-cell>
          <table:table-cell office:value-type="float" office:value="7.29218196662833">
            <text:p>7.29218196662833</text:p>
          </table:table-cell>
          <table:table-cell office:value-type="float" office:value="9.72873445770046">
            <text:p>9.72873445770046</text:p>
          </table:table-cell>
          <table:table-cell office:value-type="float" office:value="11.633009667339032">
            <text:p>11.633009667339032</text:p>
          </table:table-cell>
          <table:table-cell office:value-type="float" office:value="21.5196425590146">
            <text:p>21.5196425590146</text:p>
          </table:table-cell>
          <table:table-cell office:value-type="float" office:value="166.16359874652167">
            <text:p>166.1635987465216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878051837930397">
            <text:p>0.187805183793039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9">
            <text:p>19</text:p>
          </table:table-cell>
          <table:table-cell office:value-type="float" office:value="0.6677784977789719">
            <text:p>0.667778497778971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4148">
            <text:p>0.214148</text:p>
          </table:table-cell>
          <table:table-cell office:value-type="float" office:value="0.5877163315960722">
            <text:p>0.5877163315960722</text:p>
          </table:table-cell>
          <table:table-cell office:value-type="float" office:value="0.2435430876861759">
            <text:p>0.2435430876861759</text:p>
          </table:table-cell>
          <table:table-cell office:value-type="float" office:value="0.2370127564250077">
            <text:p>0.2370127564250077</text:p>
          </table:table-cell>
          <table:table-cell office:value-type="float" office:value="0.0682721757072561">
            <text:p>0.0682721757072561</text:p>
          </table:table-cell>
          <table:table-cell office:value-type="float" office:value="1e-10">
            <text:p>1e-10</text:p>
          </table:table-cell>
          <table:table-cell office:value-type="float" office:value="0.3609822187066423">
            <text:p>0.3609822187066423</text:p>
          </table:table-cell>
          <table:table-cell office:value-type="float" office:value="0.5585667717822057">
            <text:p>0.5585667717822057</text:p>
          </table:table-cell>
          <table:table-cell office:value-type="float" office:value="0.208326096774851">
            <text:p>0.208326096774851</text:p>
          </table:table-cell>
          <table:table-cell office:value-type="float" office:value="0.0280932052376988">
            <text:p>0.0280932052376988</text:p>
          </table:table-cell>
          <table:table-cell office:value-type="float" office:value="0.4536184904733398">
            <text:p>0.4536184904733398</text:p>
          </table:table-cell>
          <table:table-cell office:value-type="float" office:value="0.6883624952386996">
            <text:p>0.6883624952386996</text:p>
          </table:table-cell>
          <table:table-cell office:value-type="float" office:value="0.6191726957699413">
            <text:p>0.6191726957699413</text:p>
          </table:table-cell>
          <table:table-cell office:value-type="float" office:value="133.4378718713537">
            <text:p>133.4378718713537</text:p>
          </table:table-cell>
          <table:table-cell office:value-type="float" office:value="55.295164661439195">
            <text:p>55.295164661439195</text:p>
          </table:table-cell>
          <table:table-cell office:value-type="float" office:value="53.81248762958133">
            <text:p>53.81248762958133</text:p>
          </table:table-cell>
          <table:table-cell office:value-type="float" office:value="15.500834917523791">
            <text:p>15.500834917523791</text:p>
          </table:table-cell>
          <table:table-cell office:value-type="float" office:value="2.27044689e-08">
            <text:p>2.27044689e-08</text:p>
          </table:table-cell>
          <table:table-cell office:value-type="float" office:value="81.95909566916627">
            <text:p>81.95909566916627</text:p>
          </table:table-cell>
          <table:table-cell office:value-type="float" office:value="126.8196191217902">
            <text:p>126.8196191217902</text:p>
          </table:table-cell>
          <table:table-cell office:value-type="float" office:value="47.2993339038387">
            <text:p>47.2993339038387</text:p>
          </table:table-cell>
          <table:table-cell office:value-type="float" office:value="6.378413053085139">
            <text:p>6.378413053085139</text:p>
          </table:table-cell>
          <table:table-cell office:value-type="float" office:value="102.9916692052376">
            <text:p>102.9916692052376</text:p>
          </table:table-cell>
          <table:table-cell office:value-type="float" office:value="156.2890488192804">
            <text:p>156.2890488192804</text:p>
          </table:table-cell>
          <table:table-cell office:value-type="float" office:value="140.57987229998267">
            <text:p>140.57987229998267</text:p>
          </table:table-cell>
          <table:table-cell office:value-type="float" office:value="42.19750294479878">
            <text:p>42.19750294479878</text:p>
          </table:table-cell>
          <table:table-cell office:value-type="float" office:value="3.6863443107626126">
            <text:p>3.6863443107626126</text:p>
          </table:table-cell>
          <table:table-cell office:value-type="float" office:value="2.6906243814790662">
            <text:p>2.6906243814790662</text:p>
          </table:table-cell>
          <table:table-cell office:value-type="float" office:value="0.5423692825167633">
            <text:p>0.5423692825167633</text:p>
          </table:table-cell>
          <table:table-cell office:value-type="float" office:value="6.9541285e-09">
            <text:p>6.9541285e-09</text:p>
          </table:table-cell>
          <table:table-cell office:value-type="float" office:value="12.94470353282216">
            <text:p>12.94470353282216</text:p>
          </table:table-cell>
          <table:table-cell office:value-type="float" office:value="19.271550364143913">
            <text:p>19.271550364143913</text:p>
          </table:table-cell>
          <table:table-cell office:value-type="float" office:value="5.288273092392323">
            <text:p>5.288273092392323</text:p>
          </table:table-cell>
          <table:table-cell office:value-type="float" office:value="1.1099945497581432">
            <text:p>1.1099945497581432</text:p>
          </table:table-cell>
          <table:table-cell office:value-type="float" office:value="9.98009031105088">
            <text:p>9.98009031105088</text:p>
          </table:table-cell>
          <table:table-cell office:value-type="float" office:value="20.43596331254562">
            <text:p>20.43596331254562</text:p>
          </table:table-cell>
          <table:table-cell office:value-type="float" office:value="50.2675571601997">
            <text:p>50.2675571601997</text:p>
          </table:table-cell>
          <table:table-cell office:value-type="float" office:value="0.0598770098048869">
            <text:p>0.0598770098048869</text:p>
          </table:table-cell>
          <table:table-cell office:value-type="float" office:value="0.0540662920941003">
            <text:p>0.0540662920941003</text:p>
          </table:table-cell>
          <table:table-cell office:value-type="float" office:value="0.0475359608329321">
            <text:p>0.0475359608329321</text:p>
          </table:table-cell>
          <table:table-cell office:value-type="float" office:value="0.0039242680340723">
            <text:p>0.0039242680340723</text:p>
          </table:table-cell>
          <table:table-cell office:value-type="float" office:value="0.0630499184239128">
            <text:p>0.0630499184239128</text:p>
          </table:table-cell>
          <table:table-cell office:value-type="float" office:value="0.0813429691087441">
            <text:p>0.0813429691087441</text:p>
          </table:table-cell>
          <table:table-cell office:value-type="float" office:value="0.049820988049626">
            <text:p>0.049820988049626</text:p>
          </table:table-cell>
          <table:table-cell office:value-type="float" office:value="0.0209983988929464">
            <text:p>0.0209983988929464</text:p>
          </table:table-cell>
          <table:table-cell office:value-type="float" office:value="0.0280932052376988">
            <text:p>0.0280932052376988</text:p>
          </table:table-cell>
          <table:table-cell office:value-type="float" office:value="0.0336820133832443">
            <text:p>0.0336820133832443</text:p>
          </table:table-cell>
          <table:table-cell office:value-type="float" office:value="0.0622708195218825">
            <text:p>0.0622708195218825</text:p>
          </table:table-cell>
          <table:table-cell office:value-type="float" office:value="0.4953381566159531">
            <text:p>0.4953381566159531</text:p>
          </table:table-cell>
          <table:table-cell office:value-type="float" office:value="20.358183333661543">
            <text:p>20.358183333661543</text:p>
          </table:table-cell>
          <table:table-cell office:value-type="float" office:value="18.38253931199412">
            <text:p>18.38253931199412</text:p>
          </table:table-cell>
          <table:table-cell office:value-type="float" office:value="16.162226683196945">
            <text:p>16.162226683196945</text:p>
          </table:table-cell>
          <table:table-cell office:value-type="float" office:value="1.334251131584604">
            <text:p>1.334251131584604</text:p>
          </table:table-cell>
          <table:table-cell office:value-type="float" office:value="21.43697226413036">
            <text:p>21.43697226413036</text:p>
          </table:table-cell>
          <table:table-cell office:value-type="float" office:value="27.656609496973015">
            <text:p>27.656609496973015</text:p>
          </table:table-cell>
          <table:table-cell office:value-type="float" office:value="16.93913593687285">
            <text:p>16.93913593687285</text:p>
          </table:table-cell>
          <table:table-cell office:value-type="float" office:value="7.1394556236018">
            <text:p>7.1394556236018</text:p>
          </table:table-cell>
          <table:table-cell office:value-type="float" office:value="9.551689780817608">
            <text:p>9.551689780817608</text:p>
          </table:table-cell>
          <table:table-cell office:value-type="float" office:value="11.451884550303063">
            <text:p>11.451884550303063</text:p>
          </table:table-cell>
          <table:table-cell office:value-type="float" office:value="21.172078637440052">
            <text:p>21.172078637440052</text:p>
          </table:table-cell>
          <table:table-cell office:value-type="float" office:value="168.41497324942407">
            <text:p>168.4149732494240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565043198275331">
            <text:p>0.156504319827533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0">
            <text:p>20</text:p>
          </table:table-cell>
          <table:table-cell office:value-type="float" office:value="0.640949644537351">
            <text:p>0.64094964453735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48839999999999">
            <text:p>0.2148839999999999</text:p>
          </table:table-cell>
          <table:table-cell office:value-type="float" office:value="0.5871408559301473">
            <text:p>0.5871408559301473</text:p>
          </table:table-cell>
          <table:table-cell office:value-type="float" office:value="0.2439658928921875">
            <text:p>0.2439658928921875</text:p>
          </table:table-cell>
          <table:table-cell office:value-type="float" office:value="0.2374411063881382">
            <text:p>0.2374411063881382</text:p>
          </table:table-cell>
          <table:table-cell office:value-type="float" office:value="0.0685478552104732">
            <text:p>0.0685478552104732</text:p>
          </table:table-cell>
          <table:table-cell office:value-type="float" office:value="1e-10">
            <text:p>1e-10</text:p>
          </table:table-cell>
          <table:table-cell office:value-type="float" office:value="0.3620190796884275">
            <text:p>0.3620190796884275</text:p>
          </table:table-cell>
          <table:table-cell office:value-type="float" office:value="0.5617352084071847">
            <text:p>0.5617352084071847</text:p>
          </table:table-cell>
          <table:table-cell office:value-type="float" office:value="0.2087461587137943">
            <text:p>0.2087461587137943</text:p>
          </table:table-cell>
          <table:table-cell office:value-type="float" office:value="0.0275155554998037">
            <text:p>0.0275155554998037</text:p>
          </table:table-cell>
          <table:table-cell office:value-type="float" office:value="0.4575385847134832">
            <text:p>0.4575385847134832</text:p>
          </table:table-cell>
          <table:table-cell office:value-type="float" office:value="0.696095811248193">
            <text:p>0.696095811248193</text:p>
          </table:table-cell>
          <table:table-cell office:value-type="float" office:value="0.6281794709944662">
            <text:p>0.6281794709944662</text:p>
          </table:table-cell>
          <table:table-cell office:value-type="float" office:value="127.95142578660652">
            <text:p>127.95142578660652</text:p>
          </table:table-cell>
          <table:table-cell office:value-type="float" office:value="53.16574979168492">
            <text:p>53.16574979168492</text:p>
          </table:table-cell>
          <table:table-cell office:value-type="float" office:value="51.74384953093107">
            <text:p>51.74384953093107</text:p>
          </table:table-cell>
          <table:table-cell office:value-type="float" office:value="14.938145966523216">
            <text:p>14.938145966523216</text:p>
          </table:table-cell>
          <table:table-cell office:value-type="float" office:value="2.17922879e-08">
            <text:p>2.17922879e-08</text:p>
          </table:table-cell>
          <table:table-cell office:value-type="float" office:value="78.89224015029244">
            <text:p>78.89224015029244</text:p>
          </table:table-cell>
          <table:table-cell office:value-type="float" office:value="122.41495393191794">
            <text:p>122.41495393191794</text:p>
          </table:table-cell>
          <table:table-cell office:value-type="float" office:value="45.49056391688895">
            <text:p>45.49056391688895</text:p>
          </table:table-cell>
          <table:table-cell office:value-type="float" office:value="5.996269075727972">
            <text:p>5.996269075727972</text:p>
          </table:table-cell>
          <table:table-cell office:value-type="float" office:value="99.70812569963812">
            <text:p>99.70812569963812</text:p>
          </table:table-cell>
          <table:table-cell office:value-type="float" office:value="151.69520334637923">
            <text:p>151.69520334637923</text:p>
          </table:table-cell>
          <table:table-cell office:value-type="float" office:value="136.8946789374519">
            <text:p>136.8946789374519</text:p>
          </table:table-cell>
          <table:table-cell office:value-type="float" office:value="47.27549271910565">
            <text:p>47.27549271910565</text:p>
          </table:table-cell>
          <table:table-cell office:value-type="float" office:value="3.544383319445661">
            <text:p>3.544383319445661</text:p>
          </table:table-cell>
          <table:table-cell office:value-type="float" office:value="2.5871924765465537">
            <text:p>2.5871924765465537</text:p>
          </table:table-cell>
          <table:table-cell office:value-type="float" office:value="0.5266476232429695">
            <text:p>0.5266476232429695</text:p>
          </table:table-cell>
          <table:table-cell office:value-type="float" office:value="6.7739107e-09">
            <text:p>6.7739107e-09</text:p>
          </table:table-cell>
          <table:table-cell office:value-type="float" office:value="12.60150641552727">
            <text:p>12.60150641552727</text:p>
          </table:table-cell>
          <table:table-cell office:value-type="float" office:value="18.813773319298672">
            <text:p>18.813773319298672</text:p>
          </table:table-cell>
          <table:table-cell office:value-type="float" office:value="5.142034343615523">
            <text:p>5.142034343615523</text:p>
          </table:table-cell>
          <table:table-cell office:value-type="float" office:value="1.0650945834831784">
            <text:p>1.0650945834831784</text:p>
          </table:table-cell>
          <table:table-cell office:value-type="float" office:value="9.834811414628625">
            <text:p>9.834811414628625</text:p>
          </table:table-cell>
          <table:table-cell office:value-type="float" office:value="20.15922987901627">
            <text:p>20.15922987901627</text:p>
          </table:table-cell>
          <table:table-cell office:value-type="float" office:value="49.31465000981064">
            <text:p>49.31465000981064</text:p>
          </table:table-cell>
          <table:table-cell office:value-type="float" office:value="0.0570925404642867">
            <text:p>0.0570925404642867</text:p>
          </table:table-cell>
          <table:table-cell office:value-type="float" office:value="0.0536677114891489">
            <text:p>0.0536677114891489</text:p>
          </table:table-cell>
          <table:table-cell office:value-type="float" office:value="0.0471429249850996">
            <text:p>0.0471429249850996</text:p>
          </table:table-cell>
          <table:table-cell office:value-type="float" office:value="0.0038559607272122">
            <text:p>0.0038559607272122</text:p>
          </table:table-cell>
          <table:table-cell office:value-type="float" office:value="0.0646680330109928">
            <text:p>0.0646680330109928</text:p>
          </table:table-cell>
          <table:table-cell office:value-type="float" office:value="0.0801395989143781">
            <text:p>0.0801395989143781</text:p>
          </table:table-cell>
          <table:table-cell office:value-type="float" office:value="0.0486523805927763">
            <text:p>0.0486523805927763</text:p>
          </table:table-cell>
          <table:table-cell office:value-type="float" office:value="0.0205075473531791">
            <text:p>0.0205075473531791</text:p>
          </table:table-cell>
          <table:table-cell office:value-type="float" office:value="0.0275155554998037">
            <text:p>0.0275155554998037</text:p>
          </table:table-cell>
          <table:table-cell office:value-type="float" office:value="0.0330894639391948">
            <text:p>0.0330894639391948</text:p>
          </table:table-cell>
          <table:table-cell office:value-type="float" office:value="0.061124706228354">
            <text:p>0.061124706228354</text:p>
          </table:table-cell>
          <table:table-cell office:value-type="float" office:value="0.5025435767955732">
            <text:p>0.5025435767955732</text:p>
          </table:table-cell>
          <table:table-cell office:value-type="float" office:value="19.41146375785748">
            <text:p>19.41146375785748</text:p>
          </table:table-cell>
          <table:table-cell office:value-type="float" office:value="18.24702190631064">
            <text:p>18.24702190631064</text:p>
          </table:table-cell>
          <table:table-cell office:value-type="float" office:value="16.028594494933888">
            <text:p>16.028594494933888</text:p>
          </table:table-cell>
          <table:table-cell office:value-type="float" office:value="1.3110266472521663">
            <text:p>1.3110266472521663</text:p>
          </table:table-cell>
          <table:table-cell office:value-type="float" office:value="21.987131223737567">
            <text:p>21.987131223737567</text:p>
          </table:table-cell>
          <table:table-cell office:value-type="float" office:value="27.247463630888575">
            <text:p>27.247463630888575</text:p>
          </table:table-cell>
          <table:table-cell office:value-type="float" office:value="16.541809401543954">
            <text:p>16.541809401543954</text:p>
          </table:table-cell>
          <table:table-cell office:value-type="float" office:value="6.9725661000809165">
            <text:p>6.9725661000809165</text:p>
          </table:table-cell>
          <table:table-cell office:value-type="float" office:value="9.35528886993328">
            <text:p>9.35528886993328</text:p>
          </table:table-cell>
          <table:table-cell office:value-type="float" office:value="11.250417739326233">
            <text:p>11.250417739326233</text:p>
          </table:table-cell>
          <table:table-cell office:value-type="float" office:value="20.78240011764039">
            <text:p>20.78240011764039</text:p>
          </table:table-cell>
          <table:table-cell office:value-type="float" office:value="170.86481611049487">
            <text:p>170.8648161104948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304202665229442">
            <text:p>0.130420266522944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1">
            <text:p>21</text:p>
          </table:table-cell>
          <table:table-cell office:value-type="float" office:value="0.6119131210557022">
            <text:p>0.611913121055702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136639999999999">
            <text:p>0.2136639999999999</text:p>
          </table:table-cell>
          <table:table-cell office:value-type="float" office:value="0.586583908891019">
            <text:p>0.586583908891019</text:p>
          </table:table-cell>
          <table:table-cell office:value-type="float" office:value="0.2443763812442023">
            <text:p>0.2443763812442023</text:p>
          </table:table-cell>
          <table:table-cell office:value-type="float" office:value="0.2378603332318681">
            <text:p>0.2378603332318681</text:p>
          </table:table-cell>
          <table:table-cell office:value-type="float" office:value="0.0688206233670897">
            <text:p>0.0688206233670897</text:p>
          </table:table-cell>
          <table:table-cell office:value-type="float" office:value="1e-10">
            <text:p>1e-10</text:p>
          </table:table-cell>
          <table:table-cell office:value-type="float" office:value="0.3630076504871176">
            <text:p>0.3630076504871176</text:p>
          </table:table-cell>
          <table:table-cell office:value-type="float" office:value="0.5650900719734565">
            <text:p>0.5650900719734565</text:p>
          </table:table-cell>
          <table:table-cell office:value-type="float" office:value="0.2091859229207247">
            <text:p>0.2091859229207247</text:p>
          </table:table-cell>
          <table:table-cell office:value-type="float" office:value="0.0268809213468156">
            <text:p>0.0268809213468156</text:p>
          </table:table-cell>
          <table:table-cell office:value-type="float" office:value="0.4617235146673068">
            <text:p>0.4617235146673068</text:p>
          </table:table-cell>
          <table:table-cell office:value-type="float" office:value="0.7043945940795004">
            <text:p>0.7043945940795004</text:p>
          </table:table-cell>
          <table:table-cell office:value-type="float" office:value="0.6378927541889524">
            <text:p>0.6378927541889524</text:p>
          </table:table-cell>
          <table:table-cell office:value-type="float" office:value="122.03905275318944">
            <text:p>122.03905275318944</text:p>
          </table:table-cell>
          <table:table-cell office:value-type="float" office:value="50.842618814208954">
            <text:p>50.842618814208954</text:p>
          </table:table-cell>
          <table:table-cell office:value-type="float" office:value="49.48695202030903">
            <text:p>49.48695202030903</text:p>
          </table:table-cell>
          <table:table-cell office:value-type="float" office:value="14.318162428768655">
            <text:p>14.318162428768655</text:p>
          </table:table-cell>
          <table:table-cell office:value-type="float" office:value="2.08050461e-08">
            <text:p>2.08050461e-08</text:p>
          </table:table-cell>
          <table:table-cell office:value-type="float" office:value="75.52390908806771">
            <text:p>75.52390908806771</text:p>
          </table:table-cell>
          <table:table-cell office:value-type="float" office:value="117.56725007041553">
            <text:p>117.56725007041553</text:p>
          </table:table-cell>
          <table:table-cell office:value-type="float" office:value="43.52122773161501">
            <text:p>43.52122773161501</text:p>
          </table:table-cell>
          <table:table-cell office:value-type="float" office:value="5.592588082582149">
            <text:p>5.592588082582149</text:p>
          </table:table-cell>
          <table:table-cell office:value-type="float" office:value="96.0617901544592">
            <text:p>96.0617901544592</text:p>
          </table:table-cell>
          <table:table-cell office:value-type="float" office:value="146.54962013610356">
            <text:p>146.54962013610356</text:p>
          </table:table-cell>
          <table:table-cell office:value-type="float" office:value="132.7138816789571">
            <text:p>132.7138816789571</text:p>
          </table:table-cell>
          <table:table-cell office:value-type="float" office:value="52.88879643379591">
            <text:p>52.88879643379591</text:p>
          </table:table-cell>
          <table:table-cell office:value-type="float" office:value="3.389507920947263">
            <text:p>3.389507920947263</text:p>
          </table:table-cell>
          <table:table-cell office:value-type="float" office:value="2.4743476010154515">
            <text:p>2.4743476010154515</text:p>
          </table:table-cell>
          <table:table-cell office:value-type="float" office:value="0.5091259107679783">
            <text:p>0.5091259107679783</text:p>
          </table:table-cell>
          <table:table-cell office:value-type="float" office:value="6.5762796e-09">
            <text:p>6.5762796e-09</text:p>
          </table:table-cell>
          <table:table-cell office:value-type="float" office:value="12.220006525387888">
            <text:p>12.220006525387888</text:p>
          </table:table-cell>
          <table:table-cell office:value-type="float" office:value="18.299832485789157">
            <text:p>18.299832485789157</text:p>
          </table:table-cell>
          <table:table-cell office:value-type="float" office:value="4.980657698720275">
            <text:p>4.980657698720275</text:p>
          </table:table-cell>
          <table:table-cell office:value-type="float" office:value="1.0166676254507403">
            <text:p>1.0166676254507403</text:p>
          </table:table-cell>
          <table:table-cell office:value-type="float" office:value="9.66740508209622">
            <text:p>9.66740508209622</text:p>
          </table:table-cell>
          <table:table-cell office:value-type="float" office:value="19.83767315985865">
            <text:p>19.83767315985865</text:p>
          </table:table-cell>
          <table:table-cell office:value-type="float" office:value="48.222808688989296">
            <text:p>48.222808688989296</text:p>
          </table:table-cell>
          <table:table-cell office:value-type="float" office:value="0.0542428512190813">
            <text:p>0.0542428512190813</text:p>
          </table:table-cell>
          <table:table-cell office:value-type="float" office:value="0.0532204172066543">
            <text:p>0.0532204172066543</text:p>
          </table:table-cell>
          <table:table-cell office:value-type="float" office:value="0.0467043691943201">
            <text:p>0.0467043691943201</text:p>
          </table:table-cell>
          <table:table-cell office:value-type="float" office:value="0.0037809067303338">
            <text:p>0.0037809067303338</text:p>
          </table:table-cell>
          <table:table-cell office:value-type="float" office:value="0.0664532740714163">
            <text:p>0.0664532740714163</text:p>
          </table:table-cell>
          <table:table-cell office:value-type="float" office:value="0.0787497861734307">
            <text:p>0.0787497861734307</text:p>
          </table:table-cell>
          <table:table-cell office:value-type="float" office:value="0.0473884118127521">
            <text:p>0.0473884118127521</text:p>
          </table:table-cell>
          <table:table-cell office:value-type="float" office:value="0.0199766287619884">
            <text:p>0.0199766287619884</text:p>
          </table:table-cell>
          <table:table-cell office:value-type="float" office:value="0.0268809213468156">
            <text:p>0.0268809213468156</text:p>
          </table:table-cell>
          <table:table-cell office:value-type="float" office:value="0.0324365742305518">
            <text:p>0.0324365742305518</text:p>
          </table:table-cell>
          <table:table-cell office:value-type="float" office:value="0.0598516559014932">
            <text:p>0.0598516559014932</text:p>
          </table:table-cell>
          <table:table-cell office:value-type="float" office:value="0.510314203351162">
            <text:p>0.510314203351162</text:p>
          </table:table-cell>
          <table:table-cell office:value-type="float" office:value="18.442569414487668">
            <text:p>18.442569414487668</text:p>
          </table:table-cell>
          <table:table-cell office:value-type="float" office:value="18.09494185026248">
            <text:p>18.09494185026248</text:p>
          </table:table-cell>
          <table:table-cell office:value-type="float" office:value="15.879485526068848">
            <text:p>15.879485526068848</text:p>
          </table:table-cell>
          <table:table-cell office:value-type="float" office:value="1.2855082883134947">
            <text:p>1.2855082883134947</text:p>
          </table:table-cell>
          <table:table-cell office:value-type="float" office:value="22.594113184281557">
            <text:p>22.594113184281557</text:p>
          </table:table-cell>
          <table:table-cell office:value-type="float" office:value="26.774927298966453">
            <text:p>26.774927298966453</text:p>
          </table:table-cell>
          <table:table-cell office:value-type="float" office:value="16.112060016335743">
            <text:p>16.112060016335743</text:p>
          </table:table-cell>
          <table:table-cell office:value-type="float" office:value="6.792053779076061">
            <text:p>6.792053779076061</text:p>
          </table:table-cell>
          <table:table-cell office:value-type="float" office:value="9.13951325791731">
            <text:p>9.13951325791731</text:p>
          </table:table-cell>
          <table:table-cell office:value-type="float" office:value="11.028435238387615">
            <text:p>11.028435238387615</text:p>
          </table:table-cell>
          <table:table-cell office:value-type="float" office:value="20.34956300650769">
            <text:p>20.34956300650769</text:p>
          </table:table-cell>
          <table:table-cell office:value-type="float" office:value="173.50682913939505">
            <text:p>173.5068291393950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086835554357869">
            <text:p>0.108683555435786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2">
            <text:p>22</text:p>
          </table:table-cell>
          <table:table-cell office:value-type="float" office:value="0.5808586188269151">
            <text:p>0.580858618826915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438609999999999">
            <text:p>0.2438609999999999</text:p>
          </table:table-cell>
          <table:table-cell office:value-type="float" office:value="0.5860564190272932">
            <text:p>0.5860564190272932</text:p>
          </table:table-cell>
          <table:table-cell office:value-type="float" office:value="0.2447665226044627">
            <text:p>0.2447665226044627</text:p>
          </table:table-cell>
          <table:table-cell office:value-type="float" office:value="0.2382630843338852">
            <text:p>0.2382630843338852</text:p>
          </table:table-cell>
          <table:table-cell office:value-type="float" office:value="0.0690860259656413">
            <text:p>0.0690860259656413</text:p>
          </table:table-cell>
          <table:table-cell office:value-type="float" office:value="1e-10">
            <text:p>1e-10</text:p>
          </table:table-cell>
          <table:table-cell office:value-type="float" office:value="0.363926363173133">
            <text:p>0.363926363173133</text:p>
          </table:table-cell>
          <table:table-cell office:value-type="float" office:value="0.5686101683961715">
            <text:p>0.5686101683961715</text:p>
          </table:table-cell>
          <table:table-cell office:value-type="float" office:value="0.2096435875834907">
            <text:p>0.2096435875834907</text:p>
          </table:table-cell>
          <table:table-cell office:value-type="float" office:value="0.0261906723060989">
            <text:p>0.0261906723060989</text:p>
          </table:table-cell>
          <table:table-cell office:value-type="float" office:value="0.4661501338881001">
            <text:p>0.4661501338881001</text:p>
          </table:table-cell>
          <table:table-cell office:value-type="float" office:value="0.7132188098067807">
            <text:p>0.7132188098067807</text:p>
          </table:table-cell>
          <table:table-cell office:value-type="float" office:value="0.6482728008130934">
            <text:p>0.6482728008130934</text:p>
          </table:table-cell>
          <table:table-cell office:value-type="float" office:value="115.74141351768604">
            <text:p>115.74141351768604</text:p>
          </table:table-cell>
          <table:table-cell office:value-type="float" office:value="48.33941304673235">
            <text:p>48.33941304673235</text:p>
          </table:table-cell>
          <table:table-cell office:value-type="float" office:value="47.05503646843128">
            <text:p>47.05503646843128</text:p>
          </table:table-cell>
          <table:table-cell office:value-type="float" office:value="13.64393263169856">
            <text:p>13.64393263169856</text:p>
          </table:table-cell>
          <table:table-cell office:value-type="float" office:value="1.9749193e-08">
            <text:p>1.9749193e-08</text:p>
          </table:table-cell>
          <table:table-cell office:value-type="float" office:value="71.87251998693245">
            <text:p>71.87251998693245</text:p>
          </table:table-cell>
          <table:table-cell office:value-type="float" office:value="112.29591980228352">
            <text:p>112.29591980228352</text:p>
          </table:table-cell>
          <table:table-cell office:value-type="float" office:value="41.402916808086395">
            <text:p>41.402916808086395</text:p>
          </table:table-cell>
          <table:table-cell office:value-type="float" office:value="5.172446432235458">
            <text:p>5.172446432235458</text:p>
          </table:table-cell>
          <table:table-cell office:value-type="float" office:value="92.06088979831597">
            <text:p>92.06088979831597</text:p>
          </table:table-cell>
          <table:table-cell office:value-type="float" office:value="140.8549595471526">
            <text:p>140.8549595471526</text:p>
          </table:table-cell>
          <table:table-cell office:value-type="float" office:value="128.02864685913875">
            <text:p>128.02864685913875</text:p>
          </table:table-cell>
          <table:table-cell office:value-type="float" office:value="59.034046749495154">
            <text:p>59.034046749495154</text:p>
          </table:table-cell>
          <table:table-cell office:value-type="float" office:value="3.222627536448824">
            <text:p>3.222627536448824</text:p>
          </table:table-cell>
          <table:table-cell office:value-type="float" office:value="2.352751823421564">
            <text:p>2.352751823421564</text:p>
          </table:table-cell>
          <table:table-cell office:value-type="float" office:value="0.4898374943305186">
            <text:p>0.4898374943305186</text:p>
          </table:table-cell>
          <table:table-cell office:value-type="float" office:value="6.3617465e-09">
            <text:p>6.3617465e-09</text:p>
          </table:table-cell>
          <table:table-cell office:value-type="float" office:value="11.801058084171505">
            <text:p>11.801058084171505</text:p>
          </table:table-cell>
          <table:table-cell office:value-type="float" office:value="17.72935636811094">
            <text:p>17.72935636811094</text:p>
          </table:table-cell>
          <table:table-cell office:value-type="float" office:value="4.804535868140727">
            <text:p>4.804535868140727</text:p>
          </table:table-cell>
          <table:table-cell office:value-type="float" office:value="0.965073117700159">
            <text:p>0.965073117700159</text:p>
          </table:table-cell>
          <table:table-cell office:value-type="float" office:value="9.476594567486556">
            <text:p>9.476594567486556</text:p>
          </table:table-cell>
          <table:table-cell office:value-type="float" office:value="19.468245461086767">
            <text:p>19.468245461086767</text:p>
          </table:table-cell>
          <table:table-cell office:value-type="float" office:value="46.986074744407006">
            <text:p>46.986074744407006</text:p>
          </table:table-cell>
          <table:table-cell office:value-type="float" office:value="0.0513589957382088">
            <text:p>0.0513589957382088</text:p>
          </table:table-cell>
          <table:table-cell office:value-type="float" office:value="0.052723135081217">
            <text:p>0.052723135081217</text:p>
          </table:table-cell>
          <table:table-cell office:value-type="float" office:value="0.0462196968106395">
            <text:p>0.0462196968106395</text:p>
          </table:table-cell>
          <table:table-cell office:value-type="float" office:value="0.0036992466689852">
            <text:p>0.0036992466689852</text:p>
          </table:table-cell>
          <table:table-cell office:value-type="float" office:value="0.0684039913407004">
            <text:p>0.0684039913407004</text:p>
          </table:table-cell>
          <table:table-cell office:value-type="float" office:value="0.0771665539785528">
            <text:p>0.0771665539785528</text:p>
          </table:table-cell>
          <table:table-cell office:value-type="float" office:value="0.0460354668637855">
            <text:p>0.0460354668637855</text:p>
          </table:table-cell>
          <table:table-cell office:value-type="float" office:value="0.0194083453623553">
            <text:p>0.0194083453623553</text:p>
          </table:table-cell>
          <table:table-cell office:value-type="float" office:value="0.0261906723060989">
            <text:p>0.0261906723060989</text:p>
          </table:table-cell>
          <table:table-cell office:value-type="float" office:value="0.0317242471046629">
            <text:p>0.0317242471046629</text:p>
          </table:table-cell>
          <table:table-cell office:value-type="float" office:value="0.0584514080943185">
            <text:p>0.0584514080943185</text:p>
          </table:table-cell>
          <table:table-cell office:value-type="float" office:value="0.5186182406504747">
            <text:p>0.5186182406504747</text:p>
          </table:table-cell>
          <table:table-cell office:value-type="float" office:value="17.462058550991014">
            <text:p>17.462058550991014</text:p>
          </table:table-cell>
          <table:table-cell office:value-type="float" office:value="17.925865927613785">
            <text:p>17.925865927613785</text:p>
          </table:table-cell>
          <table:table-cell office:value-type="float" office:value="15.714696915617443">
            <text:p>15.714696915617443</text:p>
          </table:table-cell>
          <table:table-cell office:value-type="float" office:value="1.2577438674549928">
            <text:p>1.2577438674549928</text:p>
          </table:table-cell>
          <table:table-cell office:value-type="float" office:value="23.25735705583815">
            <text:p>23.25735705583815</text:p>
          </table:table-cell>
          <table:table-cell office:value-type="float" office:value="26.236628352707957">
            <text:p>26.236628352707957</text:p>
          </table:table-cell>
          <table:table-cell office:value-type="float" office:value="15.652058733687074">
            <text:p>15.652058733687074</text:p>
          </table:table-cell>
          <table:table-cell office:value-type="float" office:value="6.598837423200804">
            <text:p>6.598837423200804</text:p>
          </table:table-cell>
          <table:table-cell office:value-type="float" office:value="8.904828584073659">
            <text:p>8.904828584073659</text:p>
          </table:table-cell>
          <table:table-cell office:value-type="float" office:value="10.7862440155854">
            <text:p>10.7862440155854</text:p>
          </table:table-cell>
          <table:table-cell office:value-type="float" office:value="19.87347875206832">
            <text:p>19.87347875206832</text:p>
          </table:table-cell>
          <table:table-cell office:value-type="float" office:value="176.33020182116144">
            <text:p>176.3302018211614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905696295298224">
            <text:p>0.090569629529822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3">
            <text:p>23</text:p>
          </table:table-cell>
          <table:table-cell office:value-type="float" office:value="0.5525860645482247">
            <text:p>0.55258606454822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98993">
            <text:p>0.798993</text:p>
          </table:table-cell>
          <table:table-cell office:value-type="float" office:value="0.5200123737631767">
            <text:p>0.5200123737631767</text:p>
          </table:table-cell>
          <table:table-cell office:value-type="float" office:value="0.2423015667263628">
            <text:p>0.2423015667263628</text:p>
          </table:table-cell>
          <table:table-cell office:value-type="float" office:value="0.2376860596104602">
            <text:p>0.2376860596104602</text:p>
          </table:table-cell>
          <table:table-cell office:value-type="float" office:value="1e-10">
            <text:p>1e-10</text:p>
          </table:table-cell>
          <table:table-cell office:value-type="float" office:value="0.2845348280091104">
            <text:p>0.2845348280091104</text:p>
          </table:table-cell>
          <table:table-cell office:value-type="float" office:value="5.74350559e-07">
            <text:p>5.74350559e-07</text:p>
          </table:table-cell>
          <table:table-cell office:value-type="float" office:value="0.5569913581918806">
            <text:p>0.5569913581918806</text:p>
          </table:table-cell>
          <table:table-cell office:value-type="float" office:value="0.2047988465058813">
            <text:p>0.2047988465058813</text:p>
          </table:table-cell>
          <table:table-cell office:value-type="float" office:value="0.0251594411042346">
            <text:p>0.0251594411042346</text:p>
          </table:table-cell>
          <table:table-cell office:value-type="float" office:value="0.4574832089141874">
            <text:p>0.4574832089141874</text:p>
          </table:table-cell>
          <table:table-cell office:value-type="float" office:value="0.7010155189710595">
            <text:p>0.7010155189710595</text:p>
          </table:table-cell>
          <table:table-cell office:value-type="float" office:value="0.6384864449106865">
            <text:p>0.6384864449106865</text:p>
          </table:table-cell>
          <table:table-cell office:value-type="float" office:value="97.69954098561928">
            <text:p>97.69954098561928</text:p>
          </table:table-cell>
          <table:table-cell office:value-type="float" office:value="45.52343952500459">
            <text:p>45.52343952500459</text:p>
          </table:table-cell>
          <table:table-cell office:value-type="float" office:value="44.65628145456047">
            <text:p>44.65628145456047</text:p>
          </table:table-cell>
          <table:table-cell office:value-type="float" office:value="1.87879261e-08">
            <text:p>1.87879261e-08</text:p>
          </table:table-cell>
          <table:table-cell office:value-type="float" office:value="53.45819348439653">
            <text:p>53.45819348439653</text:p>
          </table:table-cell>
          <table:table-cell office:value-type="float" office:value="0.0001079085591385">
            <text:p>0.0001079085591385</text:p>
          </table:table-cell>
          <table:table-cell office:value-type="float" office:value="104.64712528761144">
            <text:p>104.64712528761144</text:p>
          </table:table-cell>
          <table:table-cell office:value-type="float" office:value="38.47745612899832">
            <text:p>38.47745612899832</text:p>
          </table:table-cell>
          <table:table-cell office:value-type="float" office:value="4.726937225647435">
            <text:p>4.726937225647435</text:p>
          </table:table-cell>
          <table:table-cell office:value-type="float" office:value="85.95160764366662">
            <text:p>85.95160764366662</text:p>
          </table:table-cell>
          <table:table-cell office:value-type="float" office:value="131.70627831725272">
            <text:p>131.70627831725272</text:p>
          </table:table-cell>
          <table:table-cell office:value-type="float" office:value="119.95836203259827">
            <text:p>119.95836203259827</text:p>
          </table:table-cell>
          <table:table-cell office:value-type="float" office:value="58.821126226886456">
            <text:p>58.821126226886456</text:p>
          </table:table-cell>
          <table:table-cell office:value-type="float" office:value="3.034895968333639">
            <text:p>3.034895968333639</text:p>
          </table:table-cell>
          <table:table-cell office:value-type="float" office:value="2.2328140727280235">
            <text:p>2.2328140727280235</text:p>
          </table:table-cell>
          <table:table-cell office:value-type="float" office:value="9.6298177065e-06">
            <text:p>9.6298177065e-06</text:p>
          </table:table-cell>
          <table:table-cell office:value-type="float" office:value="15.693836747996224">
            <text:p>15.693836747996224</text:p>
          </table:table-cell>
          <table:table-cell office:value-type="float" office:value="1.66221778464e-05">
            <text:p>1.66221778464e-05</text:p>
          </table:table-cell>
          <table:table-cell office:value-type="float" office:value="15.964647017519752">
            <text:p>15.964647017519752</text:p>
          </table:table-cell>
          <table:table-cell office:value-type="float" office:value="4.25685065169182">
            <text:p>4.25685065169182</text:p>
          </table:table-cell>
          <table:table-cell office:value-type="float" office:value="0.916875541476832">
            <text:p>0.916875541476832</text:p>
          </table:table-cell>
          <table:table-cell office:value-type="float" office:value="9.15448942635329">
            <text:p>9.15448942635329</text:p>
          </table:table-cell>
          <table:table-cell office:value-type="float" office:value="18.815702489061696">
            <text:p>18.815702489061696</text:p>
          </table:table-cell>
          <table:table-cell office:value-type="float" office:value="44.777048621663454">
            <text:p>44.777048621663454</text:p>
          </table:table-cell>
          <table:table-cell office:value-type="float" office:value="0.053756593271339">
            <text:p>0.053756593271339</text:p>
          </table:table-cell>
          <table:table-cell office:value-type="float" office:value="0.0614899855508435">
            <text:p>0.0614899855508435</text:p>
          </table:table-cell>
          <table:table-cell office:value-type="float" office:value="0.0568744784349409">
            <text:p>0.0568744784349409</text:p>
          </table:table-cell>
          <table:table-cell office:value-type="float" office:value="1.147701118e-07">
            <text:p>1.147701118e-07</text:p>
          </table:table-cell>
          <table:table-cell office:value-type="float" office:value="0.0678615731131719">
            <text:p>0.0678615731131719</text:p>
          </table:table-cell>
          <table:table-cell office:value-type="float" office:value="0.0744060706316068">
            <text:p>0.0744060706316068</text:p>
          </table:table-cell>
          <table:table-cell office:value-type="float" office:value="0.0441158580610812">
            <text:p>0.0441158580610812</text:p>
          </table:table-cell>
          <table:table-cell office:value-type="float" office:value="0.0186495723542705">
            <text:p>0.0186495723542705</text:p>
          </table:table-cell>
          <table:table-cell office:value-type="float" office:value="0.0251594411042346">
            <text:p>0.0251594411042346</text:p>
          </table:table-cell>
          <table:table-cell office:value-type="float" office:value="0.0306209901255144">
            <text:p>0.0306209901255144</text:p>
          </table:table-cell>
          <table:table-cell office:value-type="float" office:value="0.0562761666543356">
            <text:p>0.0562761666543356</text:p>
          </table:table-cell>
          <table:table-cell office:value-type="float" office:value="0.5107891559285492">
            <text:p>0.5107891559285492</text:p>
          </table:table-cell>
          <table:table-cell office:value-type="float" office:value="18.277241712255265">
            <text:p>18.277241712255265</text:p>
          </table:table-cell>
          <table:table-cell office:value-type="float" office:value="20.906595087286806">
            <text:p>20.906595087286806</text:p>
          </table:table-cell>
          <table:table-cell office:value-type="float" office:value="19.337322667879928">
            <text:p>19.337322667879928</text:p>
          </table:table-cell>
          <table:table-cell office:value-type="float" office:value="3.90218380174e-05">
            <text:p>3.90218380174e-05</text:p>
          </table:table-cell>
          <table:table-cell office:value-type="float" office:value="23.07293485847847">
            <text:p>23.07293485847847</text:p>
          </table:table-cell>
          <table:table-cell office:value-type="float" office:value="25.29806401474634">
            <text:p>25.29806401474634</text:p>
          </table:table-cell>
          <table:table-cell office:value-type="float" office:value="14.999391740767637">
            <text:p>14.999391740767637</text:p>
          </table:table-cell>
          <table:table-cell office:value-type="float" office:value="6.340854600451972">
            <text:p>6.340854600451972</text:p>
          </table:table-cell>
          <table:table-cell office:value-type="float" office:value="8.554209975439779">
            <text:p>8.554209975439779</text:p>
          </table:table-cell>
          <table:table-cell office:value-type="float" office:value="10.411136642674917">
            <text:p>10.411136642674917</text:p>
          </table:table-cell>
          <table:table-cell office:value-type="float" office:value="19.13389666247412">
            <text:p>19.13389666247412</text:p>
          </table:table-cell>
          <table:table-cell office:value-type="float" office:value="173.66831301570673">
            <text:p>173.6683130157067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75474691274852">
            <text:p>0.07547469127485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4">
            <text:p>24</text:p>
          </table:table-cell>
          <table:table-cell office:value-type="float" office:value="0.5205630816714945">
            <text:p>0.520563081671494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576827">
            <text:p>5.576827</text:p>
          </table:table-cell>
          <table:table-cell office:value-type="float" office:value="0.518961207315149">
            <text:p>0.518961207315149</text:p>
          </table:table-cell>
          <table:table-cell office:value-type="float" office:value="0.2428245308651982">
            <text:p>0.2428245308651982</text:p>
          </table:table-cell>
          <table:table-cell office:value-type="float" office:value="0.2382142619196525">
            <text:p>0.2382142619196525</text:p>
          </table:table-cell>
          <table:table-cell office:value-type="float" office:value="1e-10">
            <text:p>1e-10</text:p>
          </table:table-cell>
          <table:table-cell office:value-type="float" office:value="0.2856947437990152">
            <text:p>0.2856947437990152</text:p>
          </table:table-cell>
          <table:table-cell office:value-type="float" office:value="5.222913351e-07">
            <text:p>5.222913351e-07</text:p>
          </table:table-cell>
          <table:table-cell office:value-type="float" office:value="0.5599584819693326">
            <text:p>0.5599584819693326</text:p>
          </table:table-cell>
          <table:table-cell office:value-type="float" office:value="0.2051155148133125">
            <text:p>0.2051155148133125</text:p>
          </table:table-cell>
          <table:table-cell office:value-type="float" office:value="0.0244301057308328">
            <text:p>0.0244301057308328</text:p>
          </table:table-cell>
          <table:table-cell office:value-type="float" office:value="0.4614649563135723">
            <text:p>0.4614649563135723</text:p>
          </table:table-cell>
          <table:table-cell office:value-type="float" office:value="0.7092771859901839">
            <text:p>0.7092771859901839</text:p>
          </table:table-cell>
          <table:table-cell office:value-type="float" office:value="0.6485075878978269">
            <text:p>0.6485075878978269</text:p>
          </table:table-cell>
          <table:table-cell office:value-type="float" office:value="91.85169541829731">
            <text:p>91.85169541829731</text:p>
          </table:table-cell>
          <table:table-cell office:value-type="float" office:value="42.97786527149167">
            <text:p>42.97786527149167</text:p>
          </table:table-cell>
          <table:table-cell office:value-type="float" office:value="42.16188709621825">
            <text:p>42.16188709621825</text:p>
          </table:table-cell>
          <table:table-cell office:value-type="float" office:value="1.76991447e-08">
            <text:p>1.76991447e-08</text:p>
          </table:table-cell>
          <table:table-cell office:value-type="float" office:value="50.56552632478358">
            <text:p>50.56552632478358</text:p>
          </table:table-cell>
          <table:table-cell office:value-type="float" office:value="9.2441099573e-05">
            <text:p>9.2441099573e-05</text:p>
          </table:table-cell>
          <table:table-cell office:value-type="float" office:value="99.10786241389624">
            <text:p>99.10786241389624</text:p>
          </table:table-cell>
          <table:table-cell office:value-type="float" office:value="36.30369192655004">
            <text:p>36.30369192655004</text:p>
          </table:table-cell>
          <table:table-cell office:value-type="float" office:value="4.323919782432946">
            <text:p>4.323919782432946</text:p>
          </table:table-cell>
          <table:table-cell office:value-type="float" office:value="81.6753507122782">
            <text:p>81.6753507122782</text:p>
          </table:table-cell>
          <table:table-cell office:value-type="float" office:value="125.5359960174342">
            <text:p>125.5359960174342</text:p>
          </table:table-cell>
          <table:table-cell office:value-type="float" office:value="114.78029687076972">
            <text:p>114.78029687076972</text:p>
          </table:table-cell>
          <table:table-cell office:value-type="float" office:value="65.4419197379213">
            <text:p>65.4419197379213</text:p>
          </table:table-cell>
          <table:table-cell office:value-type="float" office:value="2.8651910180994444">
            <text:p>2.8651910180994444</text:p>
          </table:table-cell>
          <table:table-cell office:value-type="float" office:value="2.1080943548109126">
            <text:p>2.1080943548109126</text:p>
          </table:table-cell>
          <table:table-cell office:value-type="float" office:value="9.9768148123e-06">
            <text:p>9.9768148123e-06</text:p>
          </table:table-cell>
          <table:table-cell office:value-type="float" office:value="15.123393808829992">
            <text:p>15.123393808829992</text:p>
          </table:table-cell>
          <table:table-cell office:value-type="float" office:value="1.44566563686e-05">
            <text:p>1.44566563686e-05</text:p>
          </table:table-cell>
          <table:table-cell office:value-type="float" office:value="15.330952603545672">
            <text:p>15.330952603545672</text:p>
          </table:table-cell>
          <table:table-cell office:value-type="float" office:value="4.067368512546353">
            <text:p>4.067368512546353</text:p>
          </table:table-cell>
          <table:table-cell office:value-type="float" office:value="0.8643006754726626">
            <text:p>0.8643006754726626</text:p>
          </table:table-cell>
          <table:table-cell office:value-type="float" office:value="8.93045001369542">
            <text:p>8.93045001369542</text:p>
          </table:table-cell>
          <table:table-cell office:value-type="float" office:value="18.355583736764444">
            <text:p>18.355583736764444</text:p>
          </table:table-cell>
          <table:table-cell office:value-type="float" office:value="43.30678501305156">
            <text:p>43.30678501305156</text:p>
          </table:table-cell>
          <table:table-cell office:value-type="float" office:value="0.0507155768675878">
            <text:p>0.0507155768675878</text:p>
          </table:table-cell>
          <table:table-cell office:value-type="float" office:value="0.0612402048996341">
            <text:p>0.0612402048996341</text:p>
          </table:table-cell>
          <table:table-cell office:value-type="float" office:value="0.0566299359540884">
            <text:p>0.0566299359540884</text:p>
          </table:table-cell>
          <table:table-cell office:value-type="float" office:value="1.04358267e-07">
            <text:p>1.04358267e-07</text:p>
          </table:table-cell>
          <table:table-cell office:value-type="float" office:value="0.0694382962510239">
            <text:p>0.0694382962510239</text:p>
          </table:table-cell>
          <table:table-cell office:value-type="float" office:value="0.0734092845650177">
            <text:p>0.0734092845650177</text:p>
          </table:table-cell>
          <table:table-cell office:value-type="float" office:value="0.0427485261339445">
            <text:p>0.0427485261339445</text:p>
          </table:table-cell>
          <table:table-cell office:value-type="float" office:value="0.0180675717279942">
            <text:p>0.0180675717279942</text:p>
          </table:table-cell>
          <table:table-cell office:value-type="float" office:value="0.0244301057308328">
            <text:p>0.0244301057308328</text:p>
          </table:table-cell>
          <table:table-cell office:value-type="float" office:value="0.0298216849102262">
            <text:p>0.0298216849102262</text:p>
          </table:table-cell>
          <table:table-cell office:value-type="float" office:value="0.0546926382831213">
            <text:p>0.0546926382831213</text:p>
          </table:table-cell>
          <table:table-cell office:value-type="float" office:value="0.5188060703182615">
            <text:p>0.5188060703182615</text:p>
          </table:table-cell>
          <table:table-cell office:value-type="float" office:value="17.243296134979865">
            <text:p>17.243296134979865</text:p>
          </table:table-cell>
          <table:table-cell office:value-type="float" office:value="20.821669665875625">
            <text:p>20.821669665875625</text:p>
          </table:table-cell>
          <table:table-cell office:value-type="float" office:value="19.25417822439007">
            <text:p>19.25417822439007</text:p>
          </table:table-cell>
          <table:table-cell office:value-type="float" office:value="3.54818107932e-05">
            <text:p>3.54818107932e-05</text:p>
          </table:table-cell>
          <table:table-cell office:value-type="float" office:value="23.609020725348127">
            <text:p>23.609020725348127</text:p>
          </table:table-cell>
          <table:table-cell office:value-type="float" office:value="24.959156752106043">
            <text:p>24.959156752106043</text:p>
          </table:table-cell>
          <table:table-cell office:value-type="float" office:value="14.534498885541131">
            <text:p>14.534498885541131</text:p>
          </table:table-cell>
          <table:table-cell office:value-type="float" office:value="6.142974387518036">
            <text:p>6.142974387518036</text:p>
          </table:table-cell>
          <table:table-cell office:value-type="float" office:value="8.306235948483168">
            <text:p>8.306235948483168</text:p>
          </table:table-cell>
          <table:table-cell office:value-type="float" office:value="10.139372869476922">
            <text:p>10.139372869476922</text:p>
          </table:table-cell>
          <table:table-cell office:value-type="float" office:value="18.59549701626125">
            <text:p>18.59549701626125</text:p>
          </table:table-cell>
          <table:table-cell office:value-type="float" office:value="176.39406390820892">
            <text:p>176.3940639082089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628955760623767">
            <text:p>0.062895576062376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5">
            <text:p>25</text:p>
          </table:table-cell>
          <table:table-cell office:value-type="float" office:value="0.4872998884304923">
            <text:p>0.487299888430492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306857">
            <text:p>7.306857</text:p>
          </table:table-cell>
          <table:table-cell office:value-type="float" office:value="0.518219585947275">
            <text:p>0.518219585947275</text:p>
          </table:table-cell>
          <table:table-cell office:value-type="float" office:value="0.243192183777812">
            <text:p>0.243192183777812</text:p>
          </table:table-cell>
          <table:table-cell office:value-type="float" office:value="0.2385882303749128">
            <text:p>0.2385882303749128</text:p>
          </table:table-cell>
          <table:table-cell office:value-type="float" office:value="1e-10">
            <text:p>1e-10</text:p>
          </table:table-cell>
          <table:table-cell office:value-type="float" office:value="0.2868908965085899">
            <text:p>0.2868908965085899</text:p>
          </table:table-cell>
          <table:table-cell office:value-type="float" office:value="4.757191597e-07">
            <text:p>4.757191597e-07</text:p>
          </table:table-cell>
          <table:table-cell office:value-type="float" office:value="0.5634855384201924">
            <text:p>0.5634855384201924</text:p>
          </table:table-cell>
          <table:table-cell office:value-type="float" office:value="0.2055251475475666">
            <text:p>0.2055251475475666</text:p>
          </table:table-cell>
          <table:table-cell office:value-type="float" office:value="0.0236376574233941">
            <text:p>0.0236376574233941</text:p>
          </table:table-cell>
          <table:table-cell office:value-type="float" office:value="0.4660570145321042">
            <text:p>0.4660570145321042</text:p>
          </table:table-cell>
          <table:table-cell office:value-type="float" office:value="0.7186514546329841">
            <text:p>0.7186514546329841</text:p>
          </table:table-cell>
          <table:table-cell office:value-type="float" office:value="0.6597521139193591">
            <text:p>0.6597521139193591</text:p>
          </table:table-cell>
          <table:table-cell office:value-type="float" office:value="85.85963778096504">
            <text:p>85.85963778096504</text:p>
          </table:table-cell>
          <table:table-cell office:value-type="float" office:value="40.29255816751251">
            <text:p>40.29255816751251</text:p>
          </table:table-cell>
          <table:table-cell office:value-type="float" office:value="39.52976613445804">
            <text:p>39.52976613445804</text:p>
          </table:table-cell>
          <table:table-cell office:value-type="float" office:value="1.65681962e-08">
            <text:p>1.65681962e-08</text:p>
          </table:table-cell>
          <table:table-cell office:value-type="float" office:value="47.53264663252234">
            <text:p>47.53264663252234</text:p>
          </table:table-cell>
          <table:table-cell office:value-type="float" office:value="7.88180837759e-05">
            <text:p>7.88180837759e-05</text:p>
          </table:table-cell>
          <table:table-cell office:value-type="float" office:value="93.35938960148094">
            <text:p>93.35938960148094</text:p>
          </table:table-cell>
          <table:table-cell office:value-type="float" office:value="34.0518096996605">
            <text:p>34.0518096996605</text:p>
          </table:table-cell>
          <table:table-cell office:value-type="float" office:value="3.9163334605605735">
            <text:p>3.9163334605605735</text:p>
          </table:table-cell>
          <table:table-cell office:value-type="float" office:value="77.21724060247254">
            <text:p>77.21724060247254</text:p>
          </table:table-cell>
          <table:table-cell office:value-type="float" office:value="119.06758304544184">
            <text:p>119.06758304544184</text:p>
          </table:table-cell>
          <table:table-cell office:value-type="float" office:value="109.30902471159298">
            <text:p>109.30902471159298</text:p>
          </table:table-cell>
          <table:table-cell office:value-type="float" office:value="72.54868694516678">
            <text:p>72.54868694516678</text:p>
          </table:table-cell>
          <table:table-cell office:value-type="float" office:value="2.6861705445008335">
            <text:p>2.6861705445008335</text:p>
          </table:table-cell>
          <table:table-cell office:value-type="float" office:value="1.9764883067229015">
            <text:p>1.9764883067229015</text:p>
          </table:table-cell>
          <table:table-cell office:value-type="float" office:value="1.0254545203e-05">
            <text:p>1.0254545203e-05</text:p>
          </table:table-cell>
          <table:table-cell office:value-type="float" office:value="14.539480294450648">
            <text:p>14.539480294450648</text:p>
          </table:table-cell>
          <table:table-cell office:value-type="float" office:value="1.25505733048e-05">
            <text:p>1.25505733048e-05</text:p>
          </table:table-cell>
          <table:table-cell office:value-type="float" office:value="14.678958329952378">
            <text:p>14.678958329952378</text:p>
          </table:table-cell>
          <table:table-cell office:value-type="float" office:value="3.874127887155785">
            <text:p>3.874127887155785</text:p>
          </table:table-cell>
          <table:table-cell office:value-type="float" office:value="0.8099876892496974">
            <text:p>0.8099876892496974</text:p>
          </table:table-cell>
          <table:table-cell office:value-type="float" office:value="8.698743164455978">
            <text:p>8.698743164455978</text:p>
          </table:table-cell>
          <table:table-cell office:value-type="float" office:value="17.882217133027314">
            <text:p>17.882217133027314</text:p>
          </table:table-cell>
          <table:table-cell office:value-type="float" office:value="41.75769188626492">
            <text:p>41.75769188626492</text:p>
          </table:table-cell>
          <table:table-cell office:value-type="float" office:value="0.0476467837231545">
            <text:p>0.0476467837231545</text:p>
          </table:table-cell>
          <table:table-cell office:value-type="float" office:value="0.0607009093614852">
            <text:p>0.0607009093614852</text:p>
          </table:table-cell>
          <table:table-cell office:value-type="float" office:value="0.056096955958586">
            <text:p>0.056096955958586</text:p>
          </table:table-cell>
          <table:table-cell office:value-type="float" office:value="9.50438319e-08">
            <text:p>9.50438319e-08</text:p>
          </table:table-cell>
          <table:table-cell office:value-type="float" office:value="0.0712957869100513">
            <text:p>0.0712957869100513</text:p>
          </table:table-cell>
          <table:table-cell office:value-type="float" office:value="0.0721498516319074">
            <text:p>0.0721498516319074</text:p>
          </table:table-cell>
          <table:table-cell office:value-type="float" office:value="0.0412423418662131">
            <text:p>0.0412423418662131</text:p>
          </table:table-cell>
          <table:table-cell office:value-type="float" office:value="0.0174423126226748">
            <text:p>0.0174423126226748</text:p>
          </table:table-cell>
          <table:table-cell office:value-type="float" office:value="0.0236376574233941">
            <text:p>0.0236376574233941</text:p>
          </table:table-cell>
          <table:table-cell office:value-type="float" office:value="0.0289762076809513">
            <text:p>0.0289762076809513</text:p>
          </table:table-cell>
          <table:table-cell office:value-type="float" office:value="0.0530094066422625">
            <text:p>0.0530094066422625</text:p>
          </table:table-cell>
          <table:table-cell office:value-type="float" office:value="0.5278016911354872">
            <text:p>0.5278016911354872</text:p>
          </table:table-cell>
          <table:table-cell office:value-type="float" office:value="16.199906465872555">
            <text:p>16.199906465872555</text:p>
          </table:table-cell>
          <table:table-cell office:value-type="float" office:value="20.638309182904983">
            <text:p>20.638309182904983</text:p>
          </table:table-cell>
          <table:table-cell office:value-type="float" office:value="19.07296502591924">
            <text:p>19.07296502591924</text:p>
          </table:table-cell>
          <table:table-cell office:value-type="float" office:value="3.23149028613e-05">
            <text:p>3.23149028613e-05</text:p>
          </table:table-cell>
          <table:table-cell office:value-type="float" office:value="24.240567549417474">
            <text:p>24.240567549417474</text:p>
          </table:table-cell>
          <table:table-cell office:value-type="float" office:value="24.53094955484855">
            <text:p>24.53094955484855</text:p>
          </table:table-cell>
          <table:table-cell office:value-type="float" office:value="14.022396234512469">
            <text:p>14.022396234512469</text:p>
          </table:table-cell>
          <table:table-cell office:value-type="float" office:value="5.9303862917094365">
            <text:p>5.9303862917094365</text:p>
          </table:table-cell>
          <table:table-cell office:value-type="float" office:value="8.036803523954001">
            <text:p>8.036803523954001</text:p>
          </table:table-cell>
          <table:table-cell office:value-type="float" office:value="9.851910611523456">
            <text:p>9.851910611523456</text:p>
          </table:table-cell>
          <table:table-cell office:value-type="float" office:value="18.02319825836925">
            <text:p>18.02319825836925</text:p>
          </table:table-cell>
          <table:table-cell office:value-type="float" office:value="179.4525749860657">
            <text:p>179.452574986065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524129800519805">
            <text:p>0.05241298005198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6">
            <text:p>26</text:p>
          </table:table-cell>
          <table:table-cell office:value-type="float" office:value="0.4531958805687965">
            <text:p>0.453195880568796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.386449">
            <text:p>8.386449</text:p>
          </table:table-cell>
          <table:table-cell office:value-type="float" office:value="0.5175422896348986">
            <text:p>0.5175422896348986</text:p>
          </table:table-cell>
          <table:table-cell office:value-type="float" office:value="0.2435265042331801">
            <text:p>0.2435265042331801</text:p>
          </table:table-cell>
          <table:table-cell office:value-type="float" office:value="0.2389312062319211">
            <text:p>0.2389312062319211</text:p>
          </table:table-cell>
          <table:table-cell office:value-type="float" office:value="1e-10">
            <text:p>1e-10</text:p>
          </table:table-cell>
          <table:table-cell office:value-type="float" office:value="0.2879932961102909">
            <text:p>0.2879932961102909</text:p>
          </table:table-cell>
          <table:table-cell office:value-type="float" office:value="4.336138424e-07">
            <text:p>4.336138424e-07</text:p>
          </table:table-cell>
          <table:table-cell office:value-type="float" office:value="0.5670635092393428">
            <text:p>0.5670635092393428</text:p>
          </table:table-cell>
          <table:table-cell office:value-type="float" office:value="0.2059398967379965">
            <text:p>0.2059398967379965</text:p>
          </table:table-cell>
          <table:table-cell office:value-type="float" office:value="0.0228071623200231">
            <text:p>0.0228071623200231</text:p>
          </table:table-cell>
          <table:table-cell office:value-type="float" office:value="0.4707529813392145">
            <text:p>0.4707529813392145</text:p>
          </table:table-cell>
          <table:table-cell office:value-type="float" office:value="0.7282907905205998">
            <text:p>0.7282907905205998</text:p>
          </table:table-cell>
          <table:table-cell office:value-type="float" office:value="0.6713753842290725">
            <text:p>0.6713753842290725</text:p>
          </table:table-cell>
          <table:table-cell office:value-type="float" office:value="79.74633145211088">
            <text:p>79.74633145211088</text:p>
          </table:table-cell>
          <table:table-cell office:value-type="float" office:value="37.52417089945092">
            <text:p>37.52417089945092</text:p>
          </table:table-cell>
          <table:table-cell office:value-type="float" office:value="36.81609705723768">
            <text:p>36.81609705723768</text:p>
          </table:table-cell>
          <table:table-cell office:value-type="float" office:value="1.54086599e-08">
            <text:p>1.54086599e-08</text:p>
          </table:table-cell>
          <table:table-cell office:value-type="float" office:value="44.375907645728574">
            <text:p>44.375907645728574</text:p>
          </table:table-cell>
          <table:table-cell office:value-type="float" office:value="6.68140824358e-05">
            <text:p>6.68140824358e-05</text:p>
          </table:table-cell>
          <table:table-cell office:value-type="float" office:value="87.37688777877301">
            <text:p>87.37688777877301</text:p>
          </table:table-cell>
          <table:table-cell office:value-type="float" office:value="31.732578367783944">
            <text:p>31.732578367783944</text:p>
          </table:table-cell>
          <table:table-cell office:value-type="float" office:value="3.514278083705451">
            <text:p>3.514278083705451</text:p>
          </table:table-cell>
          <table:table-cell office:value-type="float" office:value="72.53672604885993">
            <text:p>72.53672604885993</text:p>
          </table:table-cell>
          <table:table-cell office:value-type="float" office:value="112.21985128084356">
            <text:p>112.21985128084356</text:p>
          </table:table-cell>
          <table:table-cell office:value-type="float" office:value="103.44994987228893">
            <text:p>103.44994987228893</text:p>
          </table:table-cell>
          <table:table-cell office:value-type="float" office:value="80.06229969035861">
            <text:p>80.06229969035861</text:p>
          </table:table-cell>
          <table:table-cell office:value-type="float" office:value="2.501611393296728">
            <text:p>2.501611393296728</text:p>
          </table:table-cell>
          <table:table-cell office:value-type="float" office:value="1.8408048528618843">
            <text:p>1.8408048528618843</text:p>
          </table:table-cell>
          <table:table-cell office:value-type="float" office:value="1.04639746768e-05">
            <text:p>1.04639746768e-05</text:p>
          </table:table-cell>
          <table:table-cell office:value-type="float" office:value="13.913603201589364">
            <text:p>13.913603201589364</text:p>
          </table:table-cell>
          <table:table-cell office:value-type="float" office:value="1.08538374518e-05">
            <text:p>1.08538374518e-05</text:p>
          </table:table-cell>
          <table:table-cell office:value-type="float" office:value="13.98626949277208">
            <text:p>13.98626949277208</text:p>
          </table:table-cell>
          <table:table-cell office:value-type="float" office:value="3.6719166979841833">
            <text:p>3.6719166979841833</text:p>
          </table:table-cell>
          <table:table-cell office:value-type="float" office:value="0.7545381641503645">
            <text:p>0.7545381641503645</text:p>
          </table:table-cell>
          <table:table-cell office:value-type="float" office:value="8.444027369304566">
            <text:p>8.444027369304566</text:p>
          </table:table-cell>
          <table:table-cell office:value-type="float" office:value="17.360007337811496">
            <text:p>17.360007337811496</text:p>
          </table:table-cell>
          <table:table-cell office:value-type="float" office:value="40.079004992366336">
            <text:p>40.079004992366336</text:p>
          </table:table-cell>
          <table:table-cell office:value-type="float" office:value="0.0446424243676046">
            <text:p>0.0446424243676046</text:p>
          </table:table-cell>
          <table:table-cell office:value-type="float" office:value="0.0601264500652988">
            <text:p>0.0601264500652988</text:p>
          </table:table-cell>
          <table:table-cell office:value-type="float" office:value="0.0555311520640399">
            <text:p>0.0555311520640399</text:p>
          </table:table-cell>
          <table:table-cell office:value-type="float" office:value="8.66227684e-08">
            <text:p>8.66227684e-08</text:p>
          </table:table-cell>
          <table:table-cell office:value-type="float" office:value="0.0732701365720186">
            <text:p>0.0732701365720186</text:p>
          </table:table-cell>
          <table:table-cell office:value-type="float" office:value="0.0707266849286637">
            <text:p>0.0707266849286637</text:p>
          </table:table-cell>
          <table:table-cell office:value-type="float" office:value="0.0396877489600769">
            <text:p>0.0396877489600769</text:p>
          </table:table-cell>
          <table:table-cell office:value-type="float" office:value="0.0167970146561708">
            <text:p>0.0167970146561708</text:p>
          </table:table-cell>
          <table:table-cell office:value-type="float" office:value="0.0228071623200231">
            <text:p>0.0228071623200231</text:p>
          </table:table-cell>
          <table:table-cell office:value-type="float" office:value="0.0280869663977019">
            <text:p>0.0280869663977019</text:p>
          </table:table-cell>
          <table:table-cell office:value-type="float" office:value="0.0512238656623745">
            <text:p>0.0512238656623745</text:p>
          </table:table-cell>
          <table:table-cell office:value-type="float" office:value="0.5371003073832579">
            <text:p>0.5371003073832579</text:p>
          </table:table-cell>
          <table:table-cell office:value-type="float" office:value="15.178424284985592">
            <text:p>15.178424284985592</text:p>
          </table:table-cell>
          <table:table-cell office:value-type="float" office:value="20.442993022201623">
            <text:p>20.442993022201623</text:p>
          </table:table-cell>
          <table:table-cell office:value-type="float" office:value="18.880591701773575">
            <text:p>18.880591701773575</text:p>
          </table:table-cell>
          <table:table-cell office:value-type="float" office:value="2.94517412878e-05">
            <text:p>2.94517412878e-05</text:p>
          </table:table-cell>
          <table:table-cell office:value-type="float" office:value="24.91184643448636">
            <text:p>24.91184643448636</text:p>
          </table:table-cell>
          <table:table-cell office:value-type="float" office:value="24.04707287574568">
            <text:p>24.04707287574568</text:p>
          </table:table-cell>
          <table:table-cell office:value-type="float" office:value="13.493834646426157">
            <text:p>13.493834646426157</text:p>
          </table:table-cell>
          <table:table-cell office:value-type="float" office:value="5.710984983098104">
            <text:p>5.710984983098104</text:p>
          </table:table-cell>
          <table:table-cell office:value-type="float" office:value="7.754435188807885">
            <text:p>7.754435188807885</text:p>
          </table:table-cell>
          <table:table-cell office:value-type="float" office:value="9.549568575218666">
            <text:p>9.549568575218666</text:p>
          </table:table-cell>
          <table:table-cell office:value-type="float" office:value="17.416114325207356">
            <text:p>17.416114325207356</text:p>
          </table:table-cell>
          <table:table-cell office:value-type="float" office:value="182.61410451030767">
            <text:p>182.6141045103076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436774833766504">
            <text:p>0.043677483376650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7">
            <text:p>27</text:p>
          </table:table-cell>
          <table:table-cell office:value-type="float" office:value="0.4186896274862787">
            <text:p>0.418689627486278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.471168">
            <text:p>9.471168</text:p>
          </table:table-cell>
          <table:table-cell office:value-type="float" office:value="0.516939535254773">
            <text:p>0.516939535254773</text:p>
          </table:table-cell>
          <table:table-cell office:value-type="float" office:value="0.2438221939940022">
            <text:p>0.2438221939940022</text:p>
          </table:table-cell>
          <table:table-cell office:value-type="float" office:value="0.2392382708512245">
            <text:p>0.2392382708512245</text:p>
          </table:table-cell>
          <table:table-cell office:value-type="float" office:value="1e-10">
            <text:p>1e-10</text:p>
          </table:table-cell>
          <table:table-cell office:value-type="float" office:value="0.2889898296059387">
            <text:p>0.2889898296059387</text:p>
          </table:table-cell>
          <table:table-cell office:value-type="float" office:value="3.954484151e-07">
            <text:p>3.954484151e-07</text:p>
          </table:table-cell>
          <table:table-cell office:value-type="float" office:value="0.5706769101719014">
            <text:p>0.5706769101719014</text:p>
          </table:table-cell>
          <table:table-cell office:value-type="float" office:value="0.2063610193395244">
            <text:p>0.2063610193395244</text:p>
          </table:table-cell>
          <table:table-cell office:value-type="float" office:value="0.021945068527825">
            <text:p>0.021945068527825</text:p>
          </table:table-cell>
          <table:table-cell office:value-type="float" office:value="0.4755271199763703">
            <text:p>0.4755271199763703</text:p>
          </table:table-cell>
          <table:table-cell office:value-type="float" office:value="0.7381384559275616">
            <text:p>0.7381384559275616</text:p>
          </table:table-cell>
          <table:table-cell office:value-type="float" office:value="0.6833056431008793">
            <text:p>0.6833056431008793</text:p>
          </table:table-cell>
          <table:table-cell office:value-type="float" office:value="73.58865529257534">
            <text:p>73.58865529257534</text:p>
          </table:table-cell>
          <table:table-cell office:value-type="float" office:value="34.70918001592024">
            <text:p>34.70918001592024</text:p>
          </table:table-cell>
          <table:table-cell office:value-type="float" office:value="34.05663805107463">
            <text:p>34.05663805107463</text:p>
          </table:table-cell>
          <table:table-cell office:value-type="float" office:value="1.42354473e-08">
            <text:p>1.42354473e-08</text:p>
          </table:table-cell>
          <table:table-cell office:value-type="float" office:value="41.13899499571144">
            <text:p>41.13899499571144</text:p>
          </table:table-cell>
          <table:table-cell office:value-type="float" office:value="5.62938508769e-05">
            <text:p>5.62938508769e-05</text:p>
          </table:table-cell>
          <table:table-cell office:value-type="float" office:value="81.23841099786397">
            <text:p>81.23841099786397</text:p>
          </table:table-cell>
          <table:table-cell office:value-type="float" office:value="29.376414227084442">
            <text:p>29.376414227084442</text:p>
          </table:table-cell>
          <table:table-cell office:value-type="float" office:value="3.123978672805821">
            <text:p>3.123978672805821</text:p>
          </table:table-cell>
          <table:table-cell office:value-type="float" office:value="67.69341272566001">
            <text:p>67.69341272566001</text:p>
          </table:table-cell>
          <table:table-cell office:value-type="float" office:value="105.07731114950661">
            <text:p>105.07731114950661</text:p>
          </table:table-cell>
          <table:table-cell office:value-type="float" office:value="97.27161495752098">
            <text:p>97.27161495752098</text:p>
          </table:table-cell>
          <table:table-cell office:value-type="float" office:value="87.92038439866361">
            <text:p>87.92038439866361</text:p>
          </table:table-cell>
          <table:table-cell office:value-type="float" office:value="2.3139453343946825">
            <text:p>2.3139453343946825</text:p>
          </table:table-cell>
          <table:table-cell office:value-type="float" office:value="1.7028319025537315">
            <text:p>1.7028319025537315</text:p>
          </table:table-cell>
          <table:table-cell office:value-type="float" office:value="1.06014065618e-05">
            <text:p>1.06014065618e-05</text:p>
          </table:table-cell>
          <table:table-cell office:value-type="float" office:value="13.252672775581718">
            <text:p>13.252672775581718</text:p>
          </table:table-cell>
          <table:table-cell office:value-type="float" office:value="9.3485948132e-06">
            <text:p>9.3485948132e-06</text:p>
          </table:table-cell>
          <table:table-cell office:value-type="float" office:value="13.260608971129255">
            <text:p>13.260608971129255</text:p>
          </table:table-cell>
          <table:table-cell office:value-type="float" office:value="3.463098399124908">
            <text:p>3.463098399124908</text:p>
          </table:table-cell>
          <table:table-cell office:value-type="float" office:value="0.6986684380589167">
            <text:p>0.6986684380589167</text:p>
          </table:table-cell>
          <table:table-cell office:value-type="float" office:value="8.168026753638932">
            <text:p>8.168026753638932</text:p>
          </table:table-cell>
          <table:table-cell office:value-type="float" office:value="16.79252618244932">
            <text:p>16.79252618244932</text:p>
          </table:table-cell>
          <table:table-cell office:value-type="float" office:value="38.286351817842736">
            <text:p>38.286351817842736</text:p>
          </table:table-cell>
          <table:table-cell office:value-type="float" office:value="0.0417234634379125">
            <text:p>0.0417234634379125</text:p>
          </table:table-cell>
          <table:table-cell office:value-type="float" office:value="0.0595155855862816">
            <text:p>0.0595155855862816</text:p>
          </table:table-cell>
          <table:table-cell office:value-type="float" office:value="0.0549316624435039">
            <text:p>0.0549316624435039</text:p>
          </table:table-cell>
          <table:table-cell office:value-type="float" office:value="7.8989683e-08">
            <text:p>7.8989683e-08</text:p>
          </table:table-cell>
          <table:table-cell office:value-type="float" office:value="0.0753531298716512">
            <text:p>0.0753531298716512</text:p>
          </table:table-cell>
          <table:table-cell office:value-type="float" office:value="0.0691419431106841">
            <text:p>0.0691419431106841</text:p>
          </table:table-cell>
          <table:table-cell office:value-type="float" office:value="0.0380972262200597">
            <text:p>0.0380972262200597</text:p>
          </table:table-cell>
          <table:table-cell office:value-type="float" office:value="0.0161370306505159">
            <text:p>0.0161370306505159</text:p>
          </table:table-cell>
          <table:table-cell office:value-type="float" office:value="0.021945068527825">
            <text:p>0.021945068527825</text:p>
          </table:table-cell>
          <table:table-cell office:value-type="float" office:value="0.0271607651371651">
            <text:p>0.0271607651371651</text:p>
          </table:table-cell>
          <table:table-cell office:value-type="float" office:value="0.0493495315440138">
            <text:p>0.0493495315440138</text:p>
          </table:table-cell>
          <table:table-cell office:value-type="float" office:value="0.5466445144807035">
            <text:p>0.5466445144807035</text:p>
          </table:table-cell>
          <table:table-cell office:value-type="float" office:value="14.185977568890248">
            <text:p>14.185977568890248</text:p>
          </table:table-cell>
          <table:table-cell office:value-type="float" office:value="20.23529909933576">
            <text:p>20.23529909933576</text:p>
          </table:table-cell>
          <table:table-cell office:value-type="float" office:value="18.67676523079136">
            <text:p>18.67676523079136</text:p>
          </table:table-cell>
          <table:table-cell office:value-type="float" office:value="2.68564922316e-05">
            <text:p>2.68564922316e-05</text:p>
          </table:table-cell>
          <table:table-cell office:value-type="float" office:value="25.620064156361423">
            <text:p>25.620064156361423</text:p>
          </table:table-cell>
          <table:table-cell office:value-type="float" office:value="23.508260657632615">
            <text:p>23.508260657632615</text:p>
          </table:table-cell>
          <table:table-cell office:value-type="float" office:value="12.9530569148203">
            <text:p>12.9530569148203</text:p>
          </table:table-cell>
          <table:table-cell office:value-type="float" office:value="5.48659042117543">
            <text:p>5.48659042117543</text:p>
          </table:table-cell>
          <table:table-cell office:value-type="float" office:value="7.461323299460528">
            <text:p>7.461323299460528</text:p>
          </table:table-cell>
          <table:table-cell office:value-type="float" office:value="9.23466014663617">
            <text:p>9.23466014663617</text:p>
          </table:table-cell>
          <table:table-cell office:value-type="float" office:value="16.778840724964724">
            <text:p>16.778840724964724</text:p>
          </table:table-cell>
          <table:table-cell office:value-type="float" office:value="185.8591349234392">
            <text:p>185.859134923439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363979028138754">
            <text:p>0.036397902813875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8">
            <text:p>28</text:p>
          </table:table-cell>
          <table:table-cell office:value-type="float" office:value="0.384235548372069">
            <text:p>0.38423554837206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.753718">
            <text:p>10.753718</text:p>
          </table:table-cell>
          <table:table-cell office:value-type="float" office:value="0.5164145891364573">
            <text:p>0.5164145891364573</text:p>
          </table:table-cell>
          <table:table-cell office:value-type="float" office:value="0.244077538673889">
            <text:p>0.244077538673889</text:p>
          </table:table-cell>
          <table:table-cell office:value-type="float" office:value="0.2395078722896535">
            <text:p>0.2395078722896535</text:p>
          </table:table-cell>
          <table:table-cell office:value-type="float" office:value="1e-10">
            <text:p>1e-10</text:p>
          </table:table-cell>
          <table:table-cell office:value-type="float" office:value="0.2898702673015225">
            <text:p>0.2898702673015225</text:p>
          </table:table-cell>
          <table:table-cell office:value-type="float" office:value="3.608007855e-07">
            <text:p>3.608007855e-07</text:p>
          </table:table-cell>
          <table:table-cell office:value-type="float" office:value="0.5743034045129412">
            <text:p>0.5743034045129412</text:p>
          </table:table-cell>
          <table:table-cell office:value-type="float" office:value="0.2067880760917793">
            <text:p>0.2067880760917793</text:p>
          </table:table-cell>
          <table:table-cell office:value-type="float" office:value="0.021058818815144">
            <text:p>0.021058818815144</text:p>
          </table:table-cell>
          <table:table-cell office:value-type="float" office:value="0.4803461277486767">
            <text:p>0.4803461277486767</text:p>
          </table:table-cell>
          <table:table-cell office:value-type="float" office:value="0.7481233250429309">
            <text:p>0.7481233250429309</text:p>
          </table:table-cell>
          <table:table-cell office:value-type="float" office:value="0.6954544158568249">
            <text:p>0.6954544158568249</text:p>
          </table:table-cell>
          <table:table-cell office:value-type="float" office:value="67.46444656702235">
            <text:p>67.46444656702235</text:p>
          </table:table-cell>
          <table:table-cell office:value-type="float" office:value="31.886310752006647">
            <text:p>31.886310752006647</text:p>
          </table:table-cell>
          <table:table-cell office:value-type="float" office:value="31.289329140538445">
            <text:p>31.289329140538445</text:p>
          </table:table-cell>
          <table:table-cell office:value-type="float" office:value="1.30640086e-08">
            <text:p>1.30640086e-08</text:p>
          </table:table-cell>
          <table:table-cell office:value-type="float" office:value="37.86867677854197">
            <text:p>37.86867677854197</text:p>
          </table:table-cell>
          <table:table-cell office:value-type="float" office:value="4.71350458113e-05">
            <text:p>4.71350458113e-05</text:p>
          </table:table-cell>
          <table:table-cell office:value-type="float" office:value="75.02704641209189">
            <text:p>75.02704641209189</text:p>
          </table:table-cell>
          <table:table-cell office:value-type="float" office:value="27.014812136736182">
            <text:p>27.014812136736182</text:p>
          </table:table-cell>
          <table:table-cell office:value-type="float" office:value="2.7511259104716737">
            <text:p>2.7511259104716737</text:p>
          </table:table-cell>
          <table:table-cell office:value-type="float" office:value="62.75245965333033">
            <text:p>62.75245965333033</text:p>
          </table:table-cell>
          <table:table-cell office:value-type="float" office:value="97.73489585625411">
            <text:p>97.73489585625411</text:p>
          </table:table-cell>
          <table:table-cell office:value-type="float" office:value="90.85422500713818">
            <text:p>90.85422500713818</text:p>
          </table:table-cell>
          <table:table-cell office:value-type="float" office:value="96.04950495926128">
            <text:p>96.04950495926128</text:p>
          </table:table-cell>
          <table:table-cell office:value-type="float" office:value="2.125754050133777">
            <text:p>2.125754050133777</text:p>
          </table:table-cell>
          <table:table-cell office:value-type="float" office:value="1.5644664570269224">
            <text:p>1.5644664570269224</text:p>
          </table:table-cell>
          <table:table-cell office:value-type="float" office:value="1.06645607711e-05">
            <text:p>1.06645607711e-05</text:p>
          </table:table-cell>
          <table:table-cell office:value-type="float" office:value="12.564299312086593">
            <text:p>12.564299312086593</text:p>
          </table:table-cell>
          <table:table-cell office:value-type="float" office:value="8.0191540052e-06">
            <text:p>8.0191540052e-06</text:p>
          </table:table-cell>
          <table:table-cell office:value-type="float" office:value="12.510476416955846">
            <text:p>12.510476416955846</text:p>
          </table:table-cell>
          <table:table-cell office:value-type="float" office:value="3.250146067732589">
            <text:p>3.250146067732589</text:p>
          </table:table-cell>
          <table:table-cell office:value-type="float" office:value="0.6431025192055739">
            <text:p>0.6431025192055739</text:p>
          </table:table-cell>
          <table:table-cell office:value-type="float" office:value="7.872874232633091">
            <text:p>7.872874232633091</text:p>
          </table:table-cell>
          <table:table-cell office:value-type="float" office:value="16.184264822678603">
            <text:p>16.184264822678603</text:p>
          </table:table-cell>
          <table:table-cell office:value-type="float" office:value="36.39869359162732">
            <text:p>36.39869359162732</text:p>
          </table:table-cell>
          <table:table-cell office:value-type="float" office:value="0.038907624323326">
            <text:p>0.038907624323326</text:p>
          </table:table-cell>
          <table:table-cell office:value-type="float" office:value="0.058872179742714">
            <text:p>0.058872179742714</text:p>
          </table:table-cell>
          <table:table-cell office:value-type="float" office:value="0.0543025133584785">
            <text:p>0.0543025133584785</text:p>
          </table:table-cell>
          <table:table-cell office:value-type="float" office:value="7.20601571e-08">
            <text:p>7.20601571e-08</text:p>
          </table:table-cell>
          <table:table-cell office:value-type="float" office:value="0.0775316441793722">
            <text:p>0.0775316441793722</text:p>
          </table:table-cell>
          <table:table-cell office:value-type="float" office:value="0.0674036337917032">
            <text:p>0.0674036337917032</text:p>
          </table:table-cell>
          <table:table-cell office:value-type="float" office:value="0.0364846034740151">
            <text:p>0.0364846034740151</text:p>
          </table:table-cell>
          <table:table-cell office:value-type="float" office:value="0.0154681174978263">
            <text:p>0.0154681174978263</text:p>
          </table:table-cell>
          <table:table-cell office:value-type="float" office:value="0.021058818815144">
            <text:p>0.021058818815144</text:p>
          </table:table-cell>
          <table:table-cell office:value-type="float" office:value="0.0262052418043076">
            <text:p>0.0262052418043076</text:p>
          </table:table-cell>
          <table:table-cell office:value-type="float" office:value="0.0474020182674953">
            <text:p>0.0474020182674953</text:p>
          </table:table-cell>
          <table:table-cell office:value-type="float" office:value="0.55636353268546">
            <text:p>0.55636353268546</text:p>
          </table:table-cell>
          <table:table-cell office:value-type="float" office:value="13.228592269930855">
            <text:p>13.228592269930855</text:p>
          </table:table-cell>
          <table:table-cell office:value-type="float" office:value="20.016541112522777">
            <text:p>20.016541112522777</text:p>
          </table:table-cell>
          <table:table-cell office:value-type="float" office:value="18.462854541882702">
            <text:p>18.462854541882702</text:p>
          </table:table-cell>
          <table:table-cell office:value-type="float" office:value="2.45004534159e-05">
            <text:p>2.45004534159e-05</text:p>
          </table:table-cell>
          <table:table-cell office:value-type="float" office:value="26.36075902098655">
            <text:p>26.36075902098655</text:p>
          </table:table-cell>
          <table:table-cell office:value-type="float" office:value="22.91723548917911">
            <text:p>22.91723548917911</text:p>
          </table:table-cell>
          <table:table-cell office:value-type="float" office:value="12.404765181165164">
            <text:p>12.404765181165164</text:p>
          </table:table-cell>
          <table:table-cell office:value-type="float" office:value="5.259159949260956">
            <text:p>5.259159949260956</text:p>
          </table:table-cell>
          <table:table-cell office:value-type="float" office:value="7.15999839714898">
            <text:p>7.15999839714898</text:p>
          </table:table-cell>
          <table:table-cell office:value-type="float" office:value="8.90978221346459">
            <text:p>8.90978221346459</text:p>
          </table:table-cell>
          <table:table-cell office:value-type="float" office:value="16.11668621094842">
            <text:p>16.11668621094842</text:p>
          </table:table-cell>
          <table:table-cell office:value-type="float" office:value="189.1636011130564">
            <text:p>189.163601113056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303315856782295">
            <text:p>0.030331585678229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9">
            <text:p>29</text:p>
          </table:table-cell>
          <table:table-cell office:value-type="float" office:value="0.350281288233043">
            <text:p>0.35028128823304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.297158">
            <text:p>12.297158</text:p>
          </table:table-cell>
          <table:table-cell office:value-type="float" office:value="0.5159618748839627">
            <text:p>0.5159618748839627</text:p>
          </table:table-cell>
          <table:table-cell office:value-type="float" office:value="0.2442954441933493">
            <text:p>0.2442954441933493</text:p>
          </table:table-cell>
          <table:table-cell office:value-type="float" office:value="0.2397426810226877">
            <text:p>0.2397426810226877</text:p>
          </table:table-cell>
          <table:table-cell office:value-type="float" office:value="1e-10">
            <text:p>1e-10</text:p>
          </table:table-cell>
          <table:table-cell office:value-type="float" office:value="0.2906259266861033">
            <text:p>0.2906259266861033</text:p>
          </table:table-cell>
          <table:table-cell office:value-type="float" office:value="3.293218707e-07">
            <text:p>3.293218707e-07</text:p>
          </table:table-cell>
          <table:table-cell office:value-type="float" office:value="0.5779123377969109">
            <text:p>0.5779123377969109</text:p>
          </table:table-cell>
          <table:table-cell office:value-type="float" office:value="0.2072180081116344">
            <text:p>0.2072180081116344</text:p>
          </table:table-cell>
          <table:table-cell office:value-type="float" office:value="0.020156474382104">
            <text:p>0.020156474382104</text:p>
          </table:table-cell>
          <table:table-cell office:value-type="float" office:value="0.4851684888622806">
            <text:p>0.4851684888622806</text:p>
          </table:table-cell>
          <table:table-cell office:value-type="float" office:value="0.7581595383608699">
            <text:p>0.7581595383608699</text:p>
          </table:table-cell>
          <table:table-cell office:value-type="float" office:value="0.7077169266982447">
            <text:p>0.7077169266982447</text:p>
          </table:table-cell>
          <table:table-cell office:value-type="float" office:value="61.448808672586814">
            <text:p>61.448808672586814</text:p>
          </table:table-cell>
          <table:table-cell office:value-type="float" office:value="29.09452178651337">
            <text:p>29.09452178651337</text:p>
          </table:table-cell>
          <table:table-cell office:value-type="float" office:value="28.552307552044002">
            <text:p>28.552307552044002</text:p>
          </table:table-cell>
          <table:table-cell office:value-type="float" office:value="1.19095637e-08">
            <text:p>1.19095637e-08</text:p>
          </table:table-cell>
          <table:table-cell office:value-type="float" office:value="34.612280157800264">
            <text:p>34.612280157800264</text:p>
          </table:table-cell>
          <table:table-cell office:value-type="float" office:value="3.92207983042e-05">
            <text:p>3.92207983042e-05</text:p>
          </table:table-cell>
          <table:table-cell office:value-type="float" office:value="68.82683857755232">
            <text:p>68.82683857755232</text:p>
          </table:table-cell>
          <table:table-cell office:value-type="float" office:value="24.678760880985685">
            <text:p>24.678760880985685</text:p>
          </table:table-cell>
          <table:table-cell office:value-type="float" office:value="2.4005481763519048">
            <text:p>2.4005481763519048</text:p>
          </table:table-cell>
          <table:table-cell office:value-type="float" office:value="57.78145071817788">
            <text:p>57.78145071817788</text:p>
          </table:table-cell>
          <table:table-cell office:value-type="float" office:value="90.293493926293">
            <text:p>90.293493926293</text:p>
          </table:table-cell>
          <table:table-cell office:value-type="float" office:value="84.28599890798502">
            <text:p>84.28599890798502</text:p>
          </table:table-cell>
          <table:table-cell office:value-type="float" office:value="104.36752161478188">
            <text:p>104.36752161478188</text:p>
          </table:table-cell>
          <table:table-cell office:value-type="float" office:value="1.9396347857675575">
            <text:p>1.9396347857675575</text:p>
          </table:table-cell>
          <table:table-cell office:value-type="float" office:value="1.4276153776022005">
            <text:p>1.4276153776022005</text:p>
          </table:table-cell>
          <table:table-cell office:value-type="float" office:value="1.06528534638e-05">
            <text:p>1.06528534638e-05</text:p>
          </table:table-cell>
          <table:table-cell office:value-type="float" office:value="11.856355192369175">
            <text:p>11.856355192369175</text:p>
          </table:table-cell>
          <table:table-cell office:value-type="float" office:value="6.8509247151e-06">
            <text:p>6.8509247151e-06</text:p>
          </table:table-cell>
          <table:table-cell office:value-type="float" office:value="11.744751096714683">
            <text:p>11.744751096714683</text:p>
          </table:table-cell>
          <table:table-cell office:value-type="float" office:value="3.035518463676988">
            <text:p>3.035518463676988</text:p>
          </table:table-cell>
          <table:table-cell office:value-type="float" office:value="0.5885355416217811">
            <text:p>0.5885355416217811</text:p>
          </table:table-cell>
          <table:table-cell office:value-type="float" office:value="7.561039051094681">
            <text:p>7.561039051094681</text:p>
          </table:table-cell>
          <table:table-cell office:value-type="float" office:value="15.540479623041175">
            <text:p>15.540479623041175</text:p>
          </table:table-cell>
          <table:table-cell office:value-type="float" office:value="34.437535811474305">
            <text:p>34.437535811474305</text:p>
          </table:table-cell>
          <table:table-cell office:value-type="float" office:value="0.0362087921951107">
            <text:p>0.0362087921951107</text:p>
          </table:table-cell>
          <table:table-cell office:value-type="float" office:value="0.0582067494108428">
            <text:p>0.0582067494108428</text:p>
          </table:table-cell>
          <table:table-cell office:value-type="float" office:value="0.0536539862401812">
            <text:p>0.0536539862401812</text:p>
          </table:table-cell>
          <table:table-cell office:value-type="float" office:value="6.57643741e-08">
            <text:p>6.57643741e-08</text:p>
          </table:table-cell>
          <table:table-cell office:value-type="float" office:value="0.079787586024966">
            <text:p>0.079787586024966</text:p>
          </table:table-cell>
          <table:table-cell office:value-type="float" office:value="0.0655255090468339">
            <text:p>0.0655255090468339</text:p>
          </table:table-cell>
          <table:table-cell office:value-type="float" office:value="0.034864299628297">
            <text:p>0.034864299628297</text:p>
          </table:table-cell>
          <table:table-cell office:value-type="float" office:value="0.0147961407728352">
            <text:p>0.0147961407728352</text:p>
          </table:table-cell>
          <table:table-cell office:value-type="float" office:value="0.020156474382104">
            <text:p>0.020156474382104</text:p>
          </table:table-cell>
          <table:table-cell office:value-type="float" office:value="0.0252285046794962">
            <text:p>0.0252285046794962</text:p>
          </table:table-cell>
          <table:table-cell office:value-type="float" office:value="0.0453983504963626">
            <text:p>0.0453983504963626</text:p>
          </table:table-cell>
          <table:table-cell office:value-type="float" office:value="0.5661735413585957">
            <text:p>0.5661735413585957</text:p>
          </table:table-cell>
          <table:table-cell office:value-type="float" office:value="12.31098934633764">
            <text:p>12.31098934633764</text:p>
          </table:table-cell>
          <table:table-cell office:value-type="float" office:value="19.790294799686578">
            <text:p>19.790294799686578</text:p>
          </table:table-cell>
          <table:table-cell office:value-type="float" office:value="18.24235532166163">
            <text:p>18.24235532166163</text:p>
          </table:table-cell>
          <table:table-cell office:value-type="float" office:value="2.2359887211e-05">
            <text:p>2.2359887211e-05</text:p>
          </table:table-cell>
          <table:table-cell office:value-type="float" office:value="27.127779248488455">
            <text:p>27.127779248488455</text:p>
          </table:table-cell>
          <table:table-cell office:value-type="float" office:value="22.27867307592353">
            <text:p>22.27867307592353</text:p>
          </table:table-cell>
          <table:table-cell office:value-type="float" office:value="11.853861873620984">
            <text:p>11.853861873620984</text:p>
          </table:table-cell>
          <table:table-cell office:value-type="float" office:value="5.030687862763986">
            <text:p>5.030687862763986</text:p>
          </table:table-cell>
          <table:table-cell office:value-type="float" office:value="6.85320128991536">
            <text:p>6.85320128991536</text:p>
          </table:table-cell>
          <table:table-cell office:value-type="float" office:value="8.577691591028715">
            <text:p>8.577691591028715</text:p>
          </table:table-cell>
          <table:table-cell office:value-type="float" office:value="15.4354391687633">
            <text:p>15.4354391687633</text:p>
          </table:table-cell>
          <table:table-cell office:value-type="float" office:value="192.49900406192256">
            <text:p>192.4990040619225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252763213985245">
            <text:p>0.025276321398524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0">
            <text:p>30</text:p>
          </table:table-cell>
          <table:table-cell office:value-type="float" office:value="0.3172462238273247">
            <text:p>0.31724622382732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.770554">
            <text:p>13.770554</text:p>
          </table:table-cell>
          <table:table-cell office:value-type="float" office:value="0.5155763778146393">
            <text:p>0.5155763778146393</text:p>
          </table:table-cell>
          <table:table-cell office:value-type="float" office:value="0.2444785322655888">
            <text:p>0.2444785322655888</text:p>
          </table:table-cell>
          <table:table-cell office:value-type="float" office:value="0.2399450900197716">
            <text:p>0.2399450900197716</text:p>
          </table:table-cell>
          <table:table-cell office:value-type="float" office:value="1e-10">
            <text:p>1e-10</text:p>
          </table:table-cell>
          <table:table-cell office:value-type="float" office:value="0.2912541308715416">
            <text:p>0.2912541308715416</text:p>
          </table:table-cell>
          <table:table-cell office:value-type="float" office:value="3.006928906e-07">
            <text:p>3.006928906e-07</text:p>
          </table:table-cell>
          <table:table-cell office:value-type="float" office:value="0.5814787612477395">
            <text:p>0.5814787612477395</text:p>
          </table:table-cell>
          <table:table-cell office:value-type="float" office:value="0.2076482586535144">
            <text:p>0.2076482586535144</text:p>
          </table:table-cell>
          <table:table-cell office:value-type="float" office:value="0.0192458103716041">
            <text:p>0.0192458103716041</text:p>
          </table:table-cell>
          <table:table-cell office:value-type="float" office:value="0.4899586713702935">
            <text:p>0.4899586713702935</text:p>
          </table:table-cell>
          <table:table-cell office:value-type="float" office:value="0.7681711682875858">
            <text:p>0.7681711682875858</text:p>
          </table:table-cell>
          <table:table-cell office:value-type="float" office:value="0.7199975519222171">
            <text:p>0.7199975519222171</text:p>
          </table:table-cell>
          <table:table-cell office:value-type="float" office:value="55.61198404512989">
            <text:p>55.61198404512989</text:p>
          </table:table-cell>
          <table:table-cell office:value-type="float" office:value="26.37036299715564">
            <text:p>26.37036299715564</text:p>
          </table:table-cell>
          <table:table-cell office:value-type="float" office:value="25.881369069791212">
            <text:p>25.881369069791212</text:p>
          </table:table-cell>
          <table:table-cell office:value-type="float" office:value="1.07863716e-08">
            <text:p>1.07863716e-08</text:p>
          </table:table-cell>
          <table:table-cell office:value-type="float" office:value="31.415752885656044">
            <text:p>31.415752885656044</text:p>
          </table:table-cell>
          <table:table-cell office:value-type="float" office:value="3.24338525911e-05">
            <text:p>3.24338525911e-05</text:p>
          </table:table-cell>
          <table:table-cell office:value-type="float" office:value="62.72046002215618">
            <text:p>62.72046002215618</text:p>
          </table:table-cell>
          <table:table-cell office:value-type="float" office:value="22.39771282033">
            <text:p>22.39771282033</text:p>
          </table:table-cell>
          <table:table-cell office:value-type="float" office:value="2.0759246260619806">
            <text:p>2.0759246260619806</text:p>
          </table:table-cell>
          <table:table-cell office:value-type="float" office:value="52.84876303005078">
            <text:p>52.84876303005078</text:p>
          </table:table-cell>
          <table:table-cell office:value-type="float" office:value="82.85779681336872">
            <text:p>82.85779681336872</text:p>
          </table:table-cell>
          <table:table-cell office:value-type="float" office:value="77.66161153416213">
            <text:p>77.66161153416213</text:p>
          </table:table-cell>
          <table:table-cell office:value-type="float" office:value="112.78866399996124">
            <text:p>112.78866399996124</text:p>
          </table:table-cell>
          <table:table-cell office:value-type="float" office:value="1.7580241998103758">
            <text:p>1.7580241998103758</text:p>
          </table:table-cell>
          <table:table-cell office:value-type="float" office:value="1.2940684534895608">
            <text:p>1.2940684534895608</text:p>
          </table:table-cell>
          <table:table-cell office:value-type="float" office:value="1.05682949093e-05">
            <text:p>1.05682949093e-05</text:p>
          </table:table-cell>
          <table:table-cell office:value-type="float" office:value="11.13754258793423">
            <text:p>11.13754258793423</text:p>
          </table:table-cell>
          <table:table-cell office:value-type="float" office:value="5.829709026e-06">
            <text:p>5.829709026e-06</text:p>
          </table:table-cell>
          <table:table-cell office:value-type="float" office:value="10.972911016572205">
            <text:p>10.972911016572205</text:p>
          </table:table-cell>
          <table:table-cell office:value-type="float" office:value="2.8217327372782">
            <text:p>2.8217327372782</text:p>
          </table:table-cell>
          <table:table-cell office:value-type="float" office:value="0.5356033862020939">
            <text:p>0.5356033862020939</text:p>
          </table:table-cell>
          <table:table-cell office:value-type="float" office:value="7.235651574915868">
            <text:p>7.235651574915868</text:p>
          </table:table-cell>
          <table:table-cell office:value-type="float" office:value="14.867870005672652">
            <text:p>14.867870005672652</text:p>
          </table:table-cell>
          <table:table-cell office:value-type="float" office:value="32.4272497630027">
            <text:p>32.4272497630027</text:p>
          </table:table-cell>
          <table:table-cell office:value-type="float" office:value="0.0336365083253937">
            <text:p>0.0336365083253937</text:p>
          </table:table-cell>
          <table:table-cell office:value-type="float" office:value="0.0575276851288948">
            <text:p>0.0575276851288948</text:p>
          </table:table-cell>
          <table:table-cell office:value-type="float" office:value="0.0529942428830776">
            <text:p>0.0529942428830776</text:p>
          </table:table-cell>
          <table:table-cell office:value-type="float" office:value="6.00385781e-08">
            <text:p>6.00385781e-08</text:p>
          </table:table-cell>
          <table:table-cell office:value-type="float" office:value="0.0821023882981786">
            <text:p>0.0821023882981786</text:p>
          </table:table-cell>
          <table:table-cell office:value-type="float" office:value="0.0635247974147484">
            <text:p>0.0635247974147484</text:p>
          </table:table-cell>
          <table:table-cell office:value-type="float" office:value="0.0332491991306458">
            <text:p>0.0332491991306458</text:p>
          </table:table-cell>
          <table:table-cell office:value-type="float" office:value="0.0141264033810678">
            <text:p>0.0141264033810678</text:p>
          </table:table-cell>
          <table:table-cell office:value-type="float" office:value="0.0192458103716041">
            <text:p>0.0192458103716041</text:p>
          </table:table-cell>
          <table:table-cell office:value-type="float" office:value="0.0242386087612052">
            <text:p>0.0242386087612052</text:p>
          </table:table-cell>
          <table:table-cell office:value-type="float" office:value="0.0433562547288317">
            <text:p>0.0433562547288317</text:p>
          </table:table-cell>
          <table:table-cell office:value-type="float" office:value="0.5759980415377737">
            <text:p>0.5759980415377737</text:p>
          </table:table-cell>
          <table:table-cell office:value-type="float" office:value="11.436412830633868">
            <text:p>11.436412830633868</text:p>
          </table:table-cell>
          <table:table-cell office:value-type="float" office:value="19.55941294382425">
            <text:p>19.55941294382425</text:p>
          </table:table-cell>
          <table:table-cell office:value-type="float" office:value="18.0180425802464">
            <text:p>18.0180425802464</text:p>
          </table:table-cell>
          <table:table-cell office:value-type="float" office:value="2.04131165644e-05">
            <text:p>2.04131165644e-05</text:p>
          </table:table-cell>
          <table:table-cell office:value-type="float" office:value="27.914812021380737">
            <text:p>27.914812021380737</text:p>
          </table:table-cell>
          <table:table-cell office:value-type="float" office:value="21.598431121014467">
            <text:p>21.598431121014467</text:p>
          </table:table-cell>
          <table:table-cell office:value-type="float" office:value="11.304727704419575">
            <text:p>11.304727704419575</text:p>
          </table:table-cell>
          <table:table-cell office:value-type="float" office:value="4.80297714956307">
            <text:p>4.80297714956307</text:p>
          </table:table-cell>
          <table:table-cell office:value-type="float" office:value="6.543575526345414">
            <text:p>6.543575526345414</text:p>
          </table:table-cell>
          <table:table-cell office:value-type="float" office:value="8.241126978809785">
            <text:p>8.241126978809785</text:p>
          </table:table-cell>
          <table:table-cell office:value-type="float" office:value="14.741126607802796">
            <text:p>14.741126607802796</text:p>
          </table:table-cell>
          <table:table-cell office:value-type="float" office:value="195.83933412284307">
            <text:p>195.8393341228430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210636011654371">
            <text:p>0.021063601165437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1">
            <text:p>31</text:p>
          </table:table-cell>
          <table:table-cell office:value-type="float" office:value="0.2855029856988442">
            <text:p>0.285502985698844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.6824">
            <text:p>15.6824</text:p>
          </table:table-cell>
          <table:table-cell office:value-type="float" office:value="0.5152596151781645">
            <text:p>0.5152596151781645</text:p>
          </table:table-cell>
          <table:table-cell office:value-type="float" office:value="0.2446259721224669">
            <text:p>0.2446259721224669</text:p>
          </table:table-cell>
          <table:table-cell office:value-type="float" office:value="0.2401144127993684">
            <text:p>0.2401144127993684</text:p>
          </table:table-cell>
          <table:table-cell office:value-type="float" office:value="1e-10">
            <text:p>1e-10</text:p>
          </table:table-cell>
          <table:table-cell office:value-type="float" office:value="0.2917601350321321">
            <text:p>0.2917601350321321</text:p>
          </table:table-cell>
          <table:table-cell office:value-type="float" office:value="2.746192654e-07">
            <text:p>2.746192654e-07</text:p>
          </table:table-cell>
          <table:table-cell office:value-type="float" office:value="0.5849906730493551">
            <text:p>0.5849906730493551</text:p>
          </table:table-cell>
          <table:table-cell office:value-type="float" office:value="0.2080788676184643">
            <text:p>0.2080788676184643</text:p>
          </table:table-cell>
          <table:table-cell office:value-type="float" office:value="0.0183339387076332">
            <text:p>0.0183339387076332</text:p>
          </table:table-cell>
          <table:table-cell office:value-type="float" office:value="0.4946942381098964">
            <text:p>0.4946942381098964</text:p>
          </table:table-cell>
          <table:table-cell office:value-type="float" office:value="0.7781046846584827">
            <text:p>0.7781046846584827</text:p>
          </table:table-cell>
          <table:table-cell office:value-type="float" office:value="0.7322229968249698">
            <text:p>0.7322229968249698</text:p>
          </table:table-cell>
          <table:table-cell office:value-type="float" office:value="50.0167739047572">
            <text:p>50.0167739047572</text:p>
          </table:table-cell>
          <table:table-cell office:value-type="float" office:value="23.746091442951823">
            <text:p>23.746091442951823</text:p>
          </table:table-cell>
          <table:table-cell office:value-type="float" office:value="23.30814979960512">
            <text:p>23.30814979960512</text:p>
          </table:table-cell>
          <table:table-cell office:value-type="float" office:value="9.7071015e-09">
            <text:p>9.7071015e-09</text:p>
          </table:table-cell>
          <table:table-cell office:value-type="float" office:value="28.32145248425437">
            <text:p>28.32145248425437</text:p>
          </table:table-cell>
          <table:table-cell office:value-type="float" office:value="2.66575708735e-05">
            <text:p>2.66575708735e-05</text:p>
          </table:table-cell>
          <table:table-cell office:value-type="float" office:value="56.785638478932896">
            <text:p>56.785638478932896</text:p>
          </table:table-cell>
          <table:table-cell office:value-type="float" office:value="20.198426908408084">
            <text:p>20.198426908408084</text:p>
          </table:table-cell>
          <table:table-cell office:value-type="float" office:value="1.7796940418206308">
            <text:p>1.7796940418206308</text:p>
          </table:table-cell>
          <table:table-cell office:value-type="float" office:value="48.020471876052746">
            <text:p>48.020471876052746</text:p>
          </table:table-cell>
          <table:table-cell office:value-type="float" office:value="75.53141162312653">
            <text:p>75.53141162312653</text:p>
          </table:table-cell>
          <table:table-cell office:value-type="float" office:value="71.07762960890065">
            <text:p>71.07762960890065</text:p>
          </table:table-cell>
          <table:table-cell office:value-type="float" office:value="121.22881287191582">
            <text:p>121.22881287191582</text:p>
          </table:table-cell>
          <table:table-cell office:value-type="float" office:value="1.583072762863455">
            <text:p>1.583072762863455</text:p>
          </table:table-cell>
          <table:table-cell office:value-type="float" office:value="1.1654074899802562">
            <text:p>1.1654074899802562</text:p>
          </table:table-cell>
          <table:table-cell office:value-type="float" office:value="1.0415477622e-05">
            <text:p>1.0415477622e-05</text:p>
          </table:table-cell>
          <table:table-cell office:value-type="float" office:value="10.4173014917759">
            <text:p>10.4173014917759</text:p>
          </table:table-cell>
          <table:table-cell office:value-type="float" office:value="4.9417240705e-06">
            <text:p>4.9417240705e-06</text:p>
          </table:table-cell>
          <table:table-cell office:value-type="float" office:value="10.204753043136003">
            <text:p>10.204753043136003</text:p>
          </table:table-cell>
          <table:table-cell office:value-type="float" office:value="2.6113163087212126">
            <text:p>2.6113163087212126</text:p>
          </table:table-cell>
          <table:table-cell office:value-type="float" office:value="0.4848578356620167">
            <text:p>0.4848578356620167</text:p>
          </table:table-cell>
          <table:table-cell office:value-type="float" office:value="6.900472169793411">
            <text:p>6.900472169793411</text:p>
          </table:table-cell>
          <table:table-cell office:value-type="float" office:value="14.174498062648496">
            <text:p>14.174498062648496</text:p>
          </table:table-cell>
          <table:table-cell office:value-type="float" office:value="30.394147742693598">
            <text:p>30.394147742693598</text:p>
          </table:table-cell>
          <table:table-cell office:value-type="float" office:value="0.0311966944869089">
            <text:p>0.0311966944869089</text:p>
          </table:table-cell>
          <table:table-cell office:value-type="float" office:value="0.0568360230237632">
            <text:p>0.0568360230237632</text:p>
          </table:table-cell>
          <table:table-cell office:value-type="float" office:value="0.0523244637006647">
            <text:p>0.0523244637006647</text:p>
          </table:table-cell>
          <table:table-cell office:value-type="float" office:value="5.4823853e-08">
            <text:p>5.4823853e-08</text:p>
          </table:table-cell>
          <table:table-cell office:value-type="float" office:value="0.0844595448513549">
            <text:p>0.0844595448513549</text:p>
          </table:table-cell>
          <table:table-cell office:value-type="float" office:value="0.0614206325124172">
            <text:p>0.0614206325124172</text:p>
          </table:table-cell>
          <table:table-cell office:value-type="float" office:value="0.0316500439249213">
            <text:p>0.0316500439249213</text:p>
          </table:table-cell>
          <table:table-cell office:value-type="float" office:value="0.01346342892689">
            <text:p>0.01346342892689</text:p>
          </table:table-cell>
          <table:table-cell office:value-type="float" office:value="0.0183339387076332">
            <text:p>0.0183339387076332</text:p>
          </table:table-cell>
          <table:table-cell office:value-type="float" office:value="0.0232432585314555">
            <text:p>0.0232432585314555</text:p>
          </table:table-cell>
          <table:table-cell office:value-type="float" office:value="0.0412935190501615">
            <text:p>0.0412935190501615</text:p>
          </table:table-cell>
          <table:table-cell office:value-type="float" office:value="0.5857783974599758">
            <text:p>0.5857783974599758</text:p>
          </table:table-cell>
          <table:table-cell office:value-type="float" office:value="10.606876125549045">
            <text:p>10.606876125549045</text:p>
          </table:table-cell>
          <table:table-cell office:value-type="float" office:value="19.324247828079496">
            <text:p>19.324247828079496</text:p>
          </table:table-cell>
          <table:table-cell office:value-type="float" office:value="17.790317658226023">
            <text:p>17.790317658226023</text:p>
          </table:table-cell>
          <table:table-cell office:value-type="float" office:value="1.86401100505e-05">
            <text:p>1.86401100505e-05</text:p>
          </table:table-cell>
          <table:table-cell office:value-type="float" office:value="28.71624524946069">
            <text:p>28.71624524946069</text:p>
          </table:table-cell>
          <table:table-cell office:value-type="float" office:value="20.88301505422186">
            <text:p>20.88301505422186</text:p>
          </table:table-cell>
          <table:table-cell office:value-type="float" office:value="10.761014934473268">
            <text:p>10.761014934473268</text:p>
          </table:table-cell>
          <table:table-cell office:value-type="float" office:value="4.577565835142602">
            <text:p>4.577565835142602</text:p>
          </table:table-cell>
          <table:table-cell office:value-type="float" office:value="6.233539160595319">
            <text:p>6.233539160595319</text:p>
          </table:table-cell>
          <table:table-cell office:value-type="float" office:value="7.902707900694876">
            <text:p>7.902707900694876</text:p>
          </table:table-cell>
          <table:table-cell office:value-type="float" office:value="14.039796477054924">
            <text:p>14.039796477054924</text:p>
          </table:table-cell>
          <table:table-cell office:value-type="float" office:value="199.16465513639176">
            <text:p>199.1646551363917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175530009711976">
            <text:p>0.017553000971197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2">
            <text:p>32</text:p>
          </table:table-cell>
          <table:table-cell office:value-type="float" office:value="0.2553633198897754">
            <text:p>0.255363319889775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.463162">
            <text:p>17.463162</text:p>
          </table:table-cell>
          <table:table-cell office:value-type="float" office:value="0.5149992763014081">
            <text:p>0.5149992763014081</text:p>
          </table:table-cell>
          <table:table-cell office:value-type="float" office:value="0.2447442339065443">
            <text:p>0.2447442339065443</text:p>
          </table:table-cell>
          <table:table-cell office:value-type="float" office:value="0.2402564898920473">
            <text:p>0.2402564898920473</text:p>
          </table:table-cell>
          <table:table-cell office:value-type="float" office:value="1e-10">
            <text:p>1e-10</text:p>
          </table:table-cell>
          <table:table-cell office:value-type="float" office:value="0.2921464015709674">
            <text:p>0.2921464015709674</text:p>
          </table:table-cell>
          <table:table-cell office:value-type="float" office:value="2.508644816e-07">
            <text:p>2.508644816e-07</text:p>
          </table:table-cell>
          <table:table-cell office:value-type="float" office:value="0.5884204328750575">
            <text:p>0.5884204328750575</text:p>
          </table:table-cell>
          <table:table-cell office:value-type="float" office:value="0.2085050277872493">
            <text:p>0.2085050277872493</text:p>
          </table:table-cell>
          <table:table-cell office:value-type="float" office:value="0.0174280086051021">
            <text:p>0.0174280086051021</text:p>
          </table:table-cell>
          <table:table-cell office:value-type="float" office:value="0.4993387970409826">
            <text:p>0.4993387970409826</text:p>
          </table:table-cell>
          <table:table-cell office:value-type="float" office:value="0.7878839365055766">
            <text:p>0.7878839365055766</text:p>
          </table:table-cell>
          <table:table-cell office:value-type="float" office:value="0.7442980393813042">
            <text:p>0.7442980393813042</text:p>
          </table:table-cell>
          <table:table-cell office:value-type="float" office:value="44.714054478634175">
            <text:p>44.714054478634175</text:p>
          </table:table-cell>
          <table:table-cell office:value-type="float" office:value="21.249558032046668">
            <text:p>21.249558032046668</text:p>
          </table:table-cell>
          <table:table-cell office:value-type="float" office:value="20.859916260525143">
            <text:p>20.859916260525143</text:p>
          </table:table-cell>
          <table:table-cell office:value-type="float" office:value="8.6823528e-09">
            <text:p>8.6823528e-09</text:p>
          </table:table-cell>
          <table:table-cell office:value-type="float" office:value="25.365181499664676">
            <text:p>25.365181499664676</text:p>
          </table:table-cell>
          <table:table-cell office:value-type="float" office:value="2.17809395408e-05">
            <text:p>2.17809395408e-05</text:p>
          </table:table-cell>
          <table:table-cell office:value-type="float" office:value="51.088738378184175">
            <text:p>51.088738378184175</text:p>
          </table:table-cell>
          <table:table-cell office:value-type="float" office:value="18.10314227721704">
            <text:p>18.10314227721704</text:p>
          </table:table-cell>
          <table:table-cell office:value-type="float" office:value="1.5131612063985986">
            <text:p>1.5131612063985986</text:p>
          </table:table-cell>
          <table:table-cell office:value-type="float" office:value="43.35435640713172">
            <text:p>43.35435640713172</text:p>
          </table:table-cell>
          <table:table-cell office:value-type="float" office:value="68.4068636227223">
            <text:p>68.4068636227223</text:p>
          </table:table-cell>
          <table:table-cell office:value-type="float" office:value="64.62258223011263">
            <text:p>64.62258223011263</text:p>
          </table:table-cell>
          <table:table-cell office:value-type="float" office:value="129.60439185009494">
            <text:p>129.60439185009494</text:p>
          </table:table-cell>
          <table:table-cell office:value-type="float" office:value="1.4166372021364446">
            <text:p>1.4166372021364446</text:p>
          </table:table-cell>
          <table:table-cell office:value-type="float" office:value="1.042995813026257">
            <text:p>1.042995813026257</text:p>
          </table:table-cell>
          <table:table-cell office:value-type="float" office:value="1.01998360821e-05">
            <text:p>1.01998360821e-05</text:p>
          </table:table-cell>
          <table:table-cell office:value-type="float" office:value="9.70351127949835">
            <text:p>9.70351127949835</text:p>
          </table:table-cell>
          <table:table-cell office:value-type="float" office:value="4.1738467647e-06">
            <text:p>4.1738467647e-06</text:p>
          </table:table-cell>
          <table:table-cell office:value-type="float" office:value="9.448812895158904">
            <text:p>9.448812895158904</text:p>
          </table:table-cell>
          <table:table-cell office:value-type="float" office:value="2.406363894659089">
            <text:p>2.406363894659089</text:p>
          </table:table-cell>
          <table:table-cell office:value-type="float" office:value="0.4367448962021804">
            <text:p>0.4367448962021804</text:p>
          </table:table-cell>
          <table:table-cell office:value-type="float" office:value="6.558958094726802">
            <text:p>6.558958094726802</text:p>
          </table:table-cell>
          <table:table-cell office:value-type="float" office:value="13.467802124256687">
            <text:p>13.467802124256687</text:p>
          </table:table-cell>
          <table:table-cell office:value-type="float" office:value="28.362834288272246">
            <text:p>28.362834288272246</text:p>
          </table:table-cell>
          <table:table-cell office:value-type="float" office:value="0.0288925251531718">
            <text:p>0.0288925251531718</text:p>
          </table:table-cell>
          <table:table-cell office:value-type="float" office:value="0.056144476530538">
            <text:p>0.056144476530538</text:p>
          </table:table-cell>
          <table:table-cell office:value-type="float" office:value="0.051656732516041">
            <text:p>0.051656732516041</text:p>
          </table:table-cell>
          <table:table-cell office:value-type="float" office:value="5.00728963e-08">
            <text:p>5.00728963e-08</text:p>
          </table:table-cell>
          <table:table-cell office:value-type="float" office:value="0.0868374425236423">
            <text:p>0.0868374425236423</text:p>
          </table:table-cell>
          <table:table-cell office:value-type="float" office:value="0.059235858607634">
            <text:p>0.059235858607634</text:p>
          </table:table-cell>
          <table:table-cell office:value-type="float" office:value="0.030077737707409">
            <text:p>0.030077737707409</text:p>
          </table:table-cell>
          <table:table-cell office:value-type="float" office:value="0.0128115839414669">
            <text:p>0.0128115839414669</text:p>
          </table:table-cell>
          <table:table-cell office:value-type="float" office:value="0.0174280086051021">
            <text:p>0.0174280086051021</text:p>
          </table:table-cell>
          <table:table-cell office:value-type="float" office:value="0.0222498454252094">
            <text:p>0.0222498454252094</text:p>
          </table:table-cell>
          <table:table-cell office:value-type="float" office:value="0.0392273074118451">
            <text:p>0.0392273074118451</text:p>
          </table:table-cell>
          <table:table-cell office:value-type="float" office:value="0.5954384315050433">
            <text:p>0.5954384315050433</text:p>
          </table:table-cell>
          <table:table-cell office:value-type="float" office:value="9.823458552078424">
            <text:p>9.823458552078424</text:p>
          </table:table-cell>
          <table:table-cell office:value-type="float" office:value="19.089122020382938">
            <text:p>19.089122020382938</text:p>
          </table:table-cell>
          <table:table-cell office:value-type="float" office:value="17.563289055453957">
            <text:p>17.563289055453957</text:p>
          </table:table-cell>
          <table:table-cell office:value-type="float" office:value="1.70247847543e-05">
            <text:p>1.70247847543e-05</text:p>
          </table:table-cell>
          <table:table-cell office:value-type="float" office:value="29.52473045803841">
            <text:p>29.52473045803841</text:p>
          </table:table-cell>
          <table:table-cell office:value-type="float" office:value="20.14019192659556">
            <text:p>20.14019192659556</text:p>
          </table:table-cell>
          <table:table-cell office:value-type="float" office:value="10.226430820519091">
            <text:p>10.226430820519091</text:p>
          </table:table-cell>
          <table:table-cell office:value-type="float" office:value="4.355938540098752">
            <text:p>4.355938540098752</text:p>
          </table:table-cell>
          <table:table-cell office:value-type="float" office:value="5.92552292573474">
            <text:p>5.92552292573474</text:p>
          </table:table-cell>
          <table:table-cell office:value-type="float" office:value="7.564947444571219">
            <text:p>7.564947444571219</text:p>
          </table:table-cell>
          <table:table-cell office:value-type="float" office:value="13.337284520027335">
            <text:p>13.337284520027335</text:p>
          </table:table-cell>
          <table:table-cell office:value-type="float" office:value="202.44906671171475">
            <text:p>202.4490667117147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146275008093313">
            <text:p>0.014627500809331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3">
            <text:p>33</text:p>
          </table:table-cell>
          <table:table-cell office:value-type="float" office:value="0.2270697502140408">
            <text:p>0.227069750214040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.605725">
            <text:p>19.605725</text:p>
          </table:table-cell>
          <table:table-cell office:value-type="float" office:value="0.5147823573335066">
            <text:p>0.5147823573335066</text:p>
          </table:table-cell>
          <table:table-cell office:value-type="float" office:value="0.244840193239382">
            <text:p>0.244840193239382</text:p>
          </table:table-cell>
          <table:table-cell office:value-type="float" office:value="0.2403774495271111">
            <text:p>0.2403774495271111</text:p>
          </table:table-cell>
          <table:table-cell office:value-type="float" office:value="1e-10">
            <text:p>1e-10</text:p>
          </table:table-cell>
          <table:table-cell office:value-type="float" office:value="0.2924179429767482">
            <text:p>0.2924179429767482</text:p>
          </table:table-cell>
          <table:table-cell office:value-type="float" office:value="2.292130396e-07">
            <text:p>2.292130396e-07</text:p>
          </table:table-cell>
          <table:table-cell office:value-type="float" office:value="0.5917432583878416">
            <text:p>0.5917432583878416</text:p>
          </table:table-cell>
          <table:table-cell office:value-type="float" office:value="0.208921716849579">
            <text:p>0.208921716849579</text:p>
          </table:table-cell>
          <table:table-cell office:value-type="float" office:value="0.0165343588220317">
            <text:p>0.0165343588220317</text:p>
          </table:table-cell>
          <table:table-cell office:value-type="float" office:value="0.5038600821761294">
            <text:p>0.5038600821761294</text:p>
          </table:table-cell>
          <table:table-cell office:value-type="float" office:value="0.7974410393635325">
            <text:p>0.7974410393635325</text:p>
          </table:table-cell>
          <table:table-cell office:value-type="float" office:value="0.7561369622768397">
            <text:p>0.7561369622768397</text:p>
          </table:table-cell>
          <table:table-cell office:value-type="float" office:value="39.74311044006692">
            <text:p>39.74311044006692</text:p>
          </table:table-cell>
          <table:table-cell office:value-type="float" office:value="18.902572517216157">
            <text:p>18.902572517216157</text:p>
          </table:table-cell>
          <table:table-cell office:value-type="float" office:value="18.558032123211174">
            <text:p>18.558032123211174</text:p>
          </table:table-cell>
          <table:table-cell office:value-type="float" office:value="7.7203715e-09">
            <text:p>7.7203715e-09</text:p>
          </table:table-cell>
          <table:table-cell office:value-type="float" office:value="22.57575155174351">
            <text:p>22.57575155174351</text:p>
          </table:table-cell>
          <table:table-cell office:value-type="float" office:value="1.76960982071e-05">
            <text:p>1.76960982071e-05</text:p>
          </table:table-cell>
          <table:table-cell office:value-type="float" office:value="45.68477791680975">
            <text:p>45.68477791680975</text:p>
          </table:table-cell>
          <table:table-cell office:value-type="float" office:value="16.129532700169648">
            <text:p>16.129532700169648</text:p>
          </table:table-cell>
          <table:table-cell office:value-type="float" office:value="1.2765139274071444">
            <text:p>1.2765139274071444</text:p>
          </table:table-cell>
          <table:table-cell office:value-type="float" office:value="38.899870220870326">
            <text:p>38.899870220870326</text:p>
          </table:table-cell>
          <table:table-cell office:value-type="float" office:value="61.56541079035883">
            <text:p>61.56541079035883</text:p>
          </table:table-cell>
          <table:table-cell office:value-type="float" office:value="58.37658259161392">
            <text:p>58.37658259161392</text:p>
          </table:table-cell>
          <table:table-cell office:value-type="float" office:value="137.83780751688704">
            <text:p>137.83780751688704</text:p>
          </table:table-cell>
          <table:table-cell office:value-type="float" office:value="1.2601715011477435">
            <text:p>1.2601715011477435</text:p>
          </table:table-cell>
          <table:table-cell office:value-type="float" office:value="0.9279016061605588">
            <text:p>0.9279016061605588</text:p>
          </table:table-cell>
          <table:table-cell office:value-type="float" office:value="9.928305007e-06">
            <text:p>9.928305007e-06</text:p>
          </table:table-cell>
          <table:table-cell office:value-type="float" office:value="9.003433503917265">
            <text:p>9.003433503917265</text:p>
          </table:table-cell>
          <table:table-cell office:value-type="float" office:value="3.5133768478e-06">
            <text:p>3.5133768478e-06</text:p>
          </table:table-cell>
          <table:table-cell office:value-type="float" office:value="8.712839796618262">
            <text:p>8.712839796618262</text:p>
          </table:table-cell>
          <table:table-cell office:value-type="float" office:value="2.208705718185822">
            <text:p>2.208705718185822</text:p>
          </table:table-cell>
          <table:table-cell office:value-type="float" office:value="0.3915989803088905">
            <text:p>0.3915989803088905</text:p>
          </table:table-cell>
          <table:table-cell office:value-type="float" office:value="6.214639593664208">
            <text:p>6.214639593664208</text:p>
          </table:table-cell>
          <table:table-cell office:value-type="float" office:value="12.755374494755412">
            <text:p>12.755374494755412</text:p>
          </table:table-cell>
          <table:table-cell office:value-type="float" office:value="26.356767585973433">
            <text:p>26.356767585973433</text:p>
          </table:table-cell>
          <table:table-cell office:value-type="float" office:value="0.0267243951365559">
            <text:p>0.0267243951365559</text:p>
          </table:table-cell>
          <table:table-cell office:value-type="float" office:value="0.0554653809729191">
            <text:p>0.0554653809729191</text:p>
          </table:table-cell>
          <table:table-cell office:value-type="float" office:value="0.0510026372606481">
            <text:p>0.0510026372606481</text:p>
          </table:table-cell>
          <table:table-cell office:value-type="float" office:value="4.57426079e-08">
            <text:p>4.57426079e-08</text:p>
          </table:table-cell>
          <table:table-cell office:value-type="float" office:value="0.0892152345141893">
            <text:p>0.0892152345141893</text:p>
          </table:table-cell>
          <table:table-cell office:value-type="float" office:value="0.0569938286594006">
            <text:p>0.0569938286594006</text:p>
          </table:table-cell>
          <table:table-cell office:value-type="float" office:value="0.0285413372919146">
            <text:p>0.0285413372919146</text:p>
          </table:table-cell>
          <table:table-cell office:value-type="float" office:value="0.0121744915508963">
            <text:p>0.0121744915508963</text:p>
          </table:table-cell>
          <table:table-cell office:value-type="float" office:value="0.0165343588220317">
            <text:p>0.0165343588220317</text:p>
          </table:table-cell>
          <table:table-cell office:value-type="float" office:value="0.0212650508493407">
            <text:p>0.0212650508493407</text:p>
          </table:table-cell>
          <table:table-cell office:value-type="float" office:value="0.0371736693780234">
            <text:p>0.0371736693780234</text:p>
          </table:table-cell>
          <table:table-cell office:value-type="float" office:value="0.6049095698214719">
            <text:p>0.6049095698214719</text:p>
          </table:table-cell>
          <table:table-cell office:value-type="float" office:value="9.086294346429016">
            <text:p>9.086294346429016</text:p>
          </table:table-cell>
          <table:table-cell office:value-type="float" office:value="18.858229530792503">
            <text:p>18.858229530792503</text:p>
          </table:table-cell>
          <table:table-cell office:value-type="float" office:value="17.340896668620378">
            <text:p>17.340896668620378</text:p>
          </table:table-cell>
          <table:table-cell office:value-type="float" office:value="1.55524866989e-05">
            <text:p>1.55524866989e-05</text:p>
          </table:table-cell>
          <table:table-cell office:value-type="float" office:value="30.333179734824384">
            <text:p>30.333179734824384</text:p>
          </table:table-cell>
          <table:table-cell office:value-type="float" office:value="19.37790174419621">
            <text:p>19.37790174419621</text:p>
          </table:table-cell>
          <table:table-cell office:value-type="float" office:value="9.704054679250984">
            <text:p>9.704054679250984</text:p>
          </table:table-cell>
          <table:table-cell office:value-type="float" office:value="4.139327127304754">
            <text:p>4.139327127304754</text:p>
          </table:table-cell>
          <table:table-cell office:value-type="float" office:value="5.621681999490794">
            <text:p>5.621681999490794</text:p>
          </table:table-cell>
          <table:table-cell office:value-type="float" office:value="7.230117288775843">
            <text:p>7.230117288775843</text:p>
          </table:table-cell>
          <table:table-cell office:value-type="float" office:value="12.639047588527978">
            <text:p>12.639047588527978</text:p>
          </table:table-cell>
          <table:table-cell office:value-type="float" office:value="205.66925373930044">
            <text:p>205.6692537393004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121895840077761">
            <text:p>0.012189584007776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4">
            <text:p>34</text:p>
          </table:table-cell>
          <table:table-cell office:value-type="float" office:value="0.20079263104344">
            <text:p>0.2007926310434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0.820003">
            <text:p>20.820003</text:p>
          </table:table-cell>
          <table:table-cell office:value-type="float" office:value="0.5145978492710883">
            <text:p>0.5145978492710883</text:p>
          </table:table-cell>
          <table:table-cell office:value-type="float" office:value="0.2449196918359152">
            <text:p>0.2449196918359152</text:p>
          </table:table-cell>
          <table:table-cell office:value-type="float" office:value="0.2404824589929962">
            <text:p>0.2404824589929962</text:p>
          </table:table-cell>
          <table:table-cell office:value-type="float" office:value="1e-10">
            <text:p>1e-10</text:p>
          </table:table-cell>
          <table:table-cell office:value-type="float" office:value="0.2925824781536018">
            <text:p>0.2925824781536018</text:p>
          </table:table-cell>
          <table:table-cell office:value-type="float" office:value="2.094676798e-07">
            <text:p>2.094676798e-07</text:p>
          </table:table-cell>
          <table:table-cell office:value-type="float" office:value="0.5949401615029764">
            <text:p>0.5949401615029764</text:p>
          </table:table-cell>
          <table:table-cell office:value-type="float" office:value="0.209324698513505">
            <text:p>0.209324698513505</text:p>
          </table:table-cell>
          <table:table-cell office:value-type="float" office:value="0.015658393492292">
            <text:p>0.015658393492292</text:p>
          </table:table-cell>
          <table:table-cell office:value-type="float" office:value="0.5082327394486538">
            <text:p>0.5082327394486538</text:p>
          </table:table-cell>
          <table:table-cell office:value-type="float" office:value="0.8067212704155289">
            <text:p>0.8067212704155289</text:p>
          </table:table-cell>
          <table:table-cell office:value-type="float" office:value="0.7676688505297202">
            <text:p>0.7676688505297202</text:p>
          </table:table-cell>
          <table:table-cell office:value-type="float" office:value="35.13133506870872">
            <text:p>35.13133506870872</text:p>
          </table:table-cell>
          <table:table-cell office:value-type="float" office:value="16.720543568147868">
            <text:p>16.720543568147868</text:p>
          </table:table-cell>
          <table:table-cell office:value-type="float" office:value="16.417615924739966">
            <text:p>16.417615924739966</text:p>
          </table:table-cell>
          <table:table-cell office:value-type="float" office:value="6.8269494e-09">
            <text:p>6.8269494e-09</text:p>
          </table:table-cell>
          <table:table-cell office:value-type="float" office:value="19.97445789912832">
            <text:p>19.97445789912832</text:p>
          </table:table-cell>
          <table:table-cell office:value-type="float" office:value="1.43002526316e-05">
            <text:p>1.43002526316e-05</text:p>
          </table:table-cell>
          <table:table-cell office:value-type="float" office:value="40.6162641161412">
            <text:p>40.6162641161412</text:p>
          </table:table-cell>
          <table:table-cell office:value-type="float" office:value="14.290491365346524">
            <text:p>14.290491365346524</text:p>
          </table:table-cell>
          <table:table-cell office:value-type="float" office:value="1.068990609258475">
            <text:p>1.068990609258475</text:p>
          </table:table-cell>
          <table:table-cell office:value-type="float" office:value="34.69679223834552">
            <text:p>34.69679223834552</text:p>
          </table:table-cell>
          <table:table-cell office:value-type="float" office:value="55.074453377849785">
            <text:p>55.074453377849785</text:p>
          </table:table-cell>
          <table:table-cell office:value-type="float" office:value="52.40836441110499">
            <text:p>52.40836441110499</text:p>
          </table:table-cell>
          <table:table-cell office:value-type="float" office:value="145.86047975939772">
            <text:p>145.86047975939772</text:p>
          </table:table-cell>
          <table:table-cell office:value-type="float" office:value="1.114702904543191">
            <text:p>1.114702904543191</text:p>
          </table:table-cell>
          <table:table-cell office:value-type="float" office:value="0.8208807962369983">
            <text:p>0.8208807962369983</text:p>
          </table:table-cell>
          <table:table-cell office:value-type="float" office:value="9.6089253789e-06">
            <text:p>9.6089253789e-06</text:p>
          </table:table-cell>
          <table:table-cell office:value-type="float" office:value="8.323596552822906">
            <text:p>8.323596552822906</text:p>
          </table:table-cell>
          <table:table-cell office:value-type="float" office:value="2.948190778e-06">
            <text:p>2.948190778e-06</text:p>
          </table:table-cell>
          <table:table-cell office:value-type="float" office:value="8.003602162513953">
            <text:p>8.003602162513953</text:p>
          </table:table-cell>
          <table:table-cell office:value-type="float" office:value="2.019882941631555">
            <text:p>2.019882941631555</text:p>
          </table:table-cell>
          <table:table-cell office:value-type="float" office:value="0.349643031735967">
            <text:p>0.349643031735967</text:p>
          </table:table-cell>
          <table:table-cell office:value-type="float" office:value="5.871007558124874">
            <text:p>5.871007558124874</text:p>
          </table:table-cell>
          <table:table-cell office:value-type="float" office:value="12.044708827037322">
            <text:p>12.044708827037322</text:p>
          </table:table-cell>
          <table:table-cell office:value-type="float" office:value="24.397410252923247">
            <text:p>24.397410252923247</text:p>
          </table:table-cell>
          <table:table-cell office:value-type="float" office:value="0.0246905920296951">
            <text:p>0.0246905920296951</text:p>
          </table:table-cell>
          <table:table-cell office:value-type="float" office:value="0.0548084510704907">
            <text:p>0.0548084510704907</text:p>
          </table:table-cell>
          <table:table-cell office:value-type="float" office:value="0.0503712182275717">
            <text:p>0.0503712182275717</text:p>
          </table:table-cell>
          <table:table-cell office:value-type="float" office:value="4.17935359e-08">
            <text:p>4.17935359e-08</text:p>
          </table:table-cell>
          <table:table-cell office:value-type="float" office:value="0.0915741752323002">
            <text:p>0.0915741752323002</text:p>
          </table:table-cell>
          <table:table-cell office:value-type="float" office:value="0.0547171476315726">
            <text:p>0.0547171476315726</text:p>
          </table:table-cell>
          <table:table-cell office:value-type="float" office:value="0.0270479745790487">
            <text:p>0.0270479745790487</text:p>
          </table:table-cell>
          <table:table-cell office:value-type="float" office:value="0.0115550124117327">
            <text:p>0.0115550124117327</text:p>
          </table:table-cell>
          <table:table-cell office:value-type="float" office:value="0.015658393492292">
            <text:p>0.015658393492292</text:p>
          </table:table-cell>
          <table:table-cell office:value-type="float" office:value="0.0202947352107556">
            <text:p>0.0202947352107556</text:p>
          </table:table-cell>
          <table:table-cell office:value-type="float" office:value="0.0351471778972278">
            <text:p>0.0351471778972278</text:p>
          </table:table-cell>
          <table:table-cell office:value-type="float" office:value="0.6141350804237761">
            <text:p>0.6141350804237761</text:p>
          </table:table-cell>
          <table:table-cell office:value-type="float" office:value="8.394801290096344">
            <text:p>8.394801290096344</text:p>
          </table:table-cell>
          <table:table-cell office:value-type="float" office:value="18.63487336396686">
            <text:p>18.63487336396686</text:p>
          </table:table-cell>
          <table:table-cell office:value-type="float" office:value="17.126214197374402">
            <text:p>17.126214197374402</text:p>
          </table:table-cell>
          <table:table-cell office:value-type="float" office:value="1.42098022324e-05">
            <text:p>1.42098022324e-05</text:p>
          </table:table-cell>
          <table:table-cell office:value-type="float" office:value="31.135219578982078">
            <text:p>31.135219578982078</text:p>
          </table:table-cell>
          <table:table-cell office:value-type="float" office:value="18.6038301947347">
            <text:p>18.6038301947347</text:p>
          </table:table-cell>
          <table:table-cell office:value-type="float" office:value="9.196311356876558">
            <text:p>9.196311356876558</text:p>
          </table:table-cell>
          <table:table-cell office:value-type="float" office:value="3.9287042199891298">
            <text:p>3.9287042199891298</text:p>
          </table:table-cell>
          <table:table-cell office:value-type="float" office:value="5.323853787379313">
            <text:p>5.323853787379313</text:p>
          </table:table-cell>
          <table:table-cell office:value-type="float" office:value="6.90020997165692">
            <text:p>6.90020997165692</text:p>
          </table:table-cell>
          <table:table-cell office:value-type="float" office:value="11.950040485057478">
            <text:p>11.950040485057478</text:p>
          </table:table-cell>
          <table:table-cell office:value-type="float" office:value="208.80592734408387">
            <text:p>208.8059273440838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101579866731467">
            <text:p>0.010157986673146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5">
            <text:p>35</text:p>
          </table:table-cell>
          <table:table-cell office:value-type="float" office:value="0.1766322196047429">
            <text:p>0.176632219604742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2.621969">
            <text:p>22.621969</text:p>
          </table:table-cell>
          <table:table-cell office:value-type="float" office:value="0.514449401984248">
            <text:p>0.514449401984248</text:p>
          </table:table-cell>
          <table:table-cell office:value-type="float" office:value="0.2449807622955677">
            <text:p>0.2449807622955677</text:p>
          </table:table-cell>
          <table:table-cell office:value-type="float" office:value="0.2405698358201839">
            <text:p>0.2405698358201839</text:p>
          </table:table-cell>
          <table:table-cell office:value-type="float" office:value="1e-10">
            <text:p>1e-10</text:p>
          </table:table-cell>
          <table:table-cell office:value-type="float" office:value="0.2926555759259464">
            <text:p>0.2926555759259464</text:p>
          </table:table-cell>
          <table:table-cell office:value-type="float" office:value="1.91440672e-07">
            <text:p>1.91440672e-07</text:p>
          </table:table-cell>
          <table:table-cell office:value-type="float" office:value="0.5980135303029295">
            <text:p>0.5980135303029295</text:p>
          </table:table-cell>
          <table:table-cell office:value-type="float" office:value="0.209715351677512">
            <text:p>0.209715351677512</text:p>
          </table:table-cell>
          <table:table-cell office:value-type="float" office:value="0.0148043545740621">
            <text:p>0.0148043545740621</text:p>
          </table:table-cell>
          <table:table-cell office:value-type="float" office:value="0.5124526879095634">
            <text:p>0.5124526879095634</text:p>
          </table:table-cell>
          <table:table-cell office:value-type="float" office:value="0.8157071334283246">
            <text:p>0.8157071334283246</text:p>
          </table:table-cell>
          <table:table-cell office:value-type="float" office:value="0.7788618070139833">
            <text:p>0.7788618070139833</text:p>
          </table:table-cell>
          <table:table-cell office:value-type="float" office:value="30.895235513915537">
            <text:p>30.895235513915537</text:p>
          </table:table-cell>
          <table:table-cell office:value-type="float" office:value="14.71230857360754">
            <text:p>14.71230857360754</text:p>
          </table:table-cell>
          <table:table-cell office:value-type="float" office:value="14.447410584095012">
            <text:p>14.447410584095012</text:p>
          </table:table-cell>
          <table:table-cell office:value-type="float" office:value="6.0054954e-09">
            <text:p>6.0054954e-09</text:p>
          </table:table-cell>
          <table:table-cell office:value-type="float" office:value="17.575417344871465">
            <text:p>17.575417344871465</text:p>
          </table:table-cell>
          <table:table-cell office:value-type="float" office:value="1.14969608826e-05">
            <text:p>1.14969608826e-05</text:p>
          </table:table-cell>
          <table:table-cell office:value-type="float" office:value="35.913675451765386">
            <text:p>35.913675451765386</text:p>
          </table:table-cell>
          <table:table-cell office:value-type="float" office:value="12.594445937675992">
            <text:p>12.594445937675992</text:p>
          </table:table-cell>
          <table:table-cell office:value-type="float" office:value="0.8890748427989544">
            <text:p>0.8890748427989544</text:p>
          </table:table-cell>
          <table:table-cell office:value-type="float" office:value="30.77532294068016">
            <text:p>30.77532294068016</text:p>
          </table:table-cell>
          <table:table-cell office:value-type="float" office:value="48.987254918454845">
            <text:p>48.987254918454845</text:p>
          </table:table-cell>
          <table:table-cell office:value-type="float" office:value="46.774510511001886">
            <text:p>46.774510511001886</text:p>
          </table:table-cell>
          <table:table-cell office:value-type="float" office:value="153.6183788615948">
            <text:p>153.6183788615948</text:p>
          </table:table-cell>
          <table:table-cell office:value-type="float" office:value="0.980820571573836">
            <text:p>0.980820571573836</text:p>
          </table:table-cell>
          <table:table-cell office:value-type="float" office:value="0.7223705292047508">
            <text:p>0.7223705292047508</text:p>
          </table:table-cell>
          <table:table-cell office:value-type="float" office:value="9.2507537064e-06">
            <text:p>9.2507537064e-06</text:p>
          </table:table-cell>
          <table:table-cell office:value-type="float" office:value="7.670332589540787">
            <text:p>7.670332589540787</text:p>
          </table:table-cell>
          <table:table-cell office:value-type="float" office:value="2.4668872364e-06">
            <text:p>2.4668872364e-06</text:p>
          </table:table-cell>
          <table:table-cell office:value-type="float" office:value="7.3270724271166685">
            <text:p>7.3270724271166685</text:p>
          </table:table-cell>
          <table:table-cell office:value-type="float" office:value="1.8412411254169156">
            <text:p>1.8412411254169156</text:p>
          </table:table-cell>
          <table:table-cell office:value-type="float" office:value="0.3109965794344992">
            <text:p>0.3109965794344992</text:p>
          </table:table-cell>
          <table:table-cell office:value-type="float" office:value="5.531612392515446">
            <text:p>5.531612392515446</text:p>
          </table:table-cell>
          <table:table-cell office:value-type="float" office:value="11.34339607261086">
            <text:p>11.34339607261086</text:p>
          </table:table-cell>
          <table:table-cell office:value-type="float" office:value="22.50417864115395">
            <text:p>22.50417864115395</text:p>
          </table:table-cell>
          <table:table-cell office:value-type="float" office:value="0.0227882116399745">
            <text:p>0.0227882116399745</text:p>
          </table:table-cell>
          <table:table-cell office:value-type="float" office:value="0.0541694091628175">
            <text:p>0.0541694091628175</text:p>
          </table:table-cell>
          <table:table-cell office:value-type="float" office:value="0.0497584826874337">
            <text:p>0.0497584826874337</text:p>
          </table:table-cell>
          <table:table-cell office:value-type="float" office:value="3.81881344e-08">
            <text:p>3.81881344e-08</text:p>
          </table:table-cell>
          <table:table-cell office:value-type="float" office:value="0.0939019177030329">
            <text:p>0.0939019177030329</text:p>
          </table:table-cell>
          <table:table-cell office:value-type="float" office:value="0.0524259468362091">
            <text:p>0.0524259468362091</text:p>
          </table:table-cell>
          <table:table-cell office:value-type="float" office:value="0.0256023898240959">
            <text:p>0.0256023898240959</text:p>
          </table:table-cell>
          <table:table-cell office:value-type="float" office:value="0.010955134789011">
            <text:p>0.010955134789011</text:p>
          </table:table-cell>
          <table:table-cell office:value-type="float" office:value="0.0148043545740621">
            <text:p>0.0148043545740621</text:p>
          </table:table-cell>
          <table:table-cell office:value-type="float" office:value="0.0193438752111344">
            <text:p>0.0193438752111344</text:p>
          </table:table-cell>
          <table:table-cell office:value-type="float" office:value="0.0331607937729071">
            <text:p>0.0331607937729071</text:p>
          </table:table-cell>
          <table:table-cell office:value-type="float" office:value="0.6230894456111867">
            <text:p>0.6230894456111867</text:p>
          </table:table-cell>
          <table:table-cell office:value-type="float" office:value="7.74799195759136">
            <text:p>7.74799195759136</text:p>
          </table:table-cell>
          <table:table-cell office:value-type="float" office:value="18.41759911535797">
            <text:p>18.41759911535797</text:p>
          </table:table-cell>
          <table:table-cell office:value-type="float" office:value="16.917884113727467">
            <text:p>16.917884113727467</text:p>
          </table:table-cell>
          <table:table-cell office:value-type="float" office:value="1.29839657011e-05">
            <text:p>1.29839657011e-05</text:p>
          </table:table-cell>
          <table:table-cell office:value-type="float" office:value="31.926652019031195">
            <text:p>31.926652019031195</text:p>
          </table:table-cell>
          <table:table-cell office:value-type="float" office:value="17.82482192431111">
            <text:p>17.82482192431111</text:p>
          </table:table-cell>
          <table:table-cell office:value-type="float" office:value="8.704812540192606">
            <text:p>8.704812540192606</text:p>
          </table:table-cell>
          <table:table-cell office:value-type="float" office:value="3.72474582826374">
            <text:p>3.72474582826374</text:p>
          </table:table-cell>
          <table:table-cell office:value-type="float" office:value="5.033480555181116">
            <text:p>5.033480555181116</text:p>
          </table:table-cell>
          <table:table-cell office:value-type="float" office:value="6.576917571785728">
            <text:p>6.576917571785728</text:p>
          </table:table-cell>
          <table:table-cell office:value-type="float" office:value="11.27466988278843">
            <text:p>11.27466988278843</text:p>
          </table:table-cell>
          <table:table-cell office:value-type="float" office:value="211.85041150780347">
            <text:p>211.8504115078034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84649888942889">
            <text:p>0.00846498889428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6">
            <text:p>36</text:p>
          </table:table-cell>
          <table:table-cell office:value-type="float" office:value="0.1546241457771587">
            <text:p>0.154624145777158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5.741688">
            <text:p>25.741688</text:p>
          </table:table-cell>
          <table:table-cell office:value-type="float" office:value="0.5142989413906686">
            <text:p>0.5142989413906686</text:p>
          </table:table-cell>
          <table:table-cell office:value-type="float" office:value="0.2450436534568345">
            <text:p>0.2450436534568345</text:p>
          </table:table-cell>
          <table:table-cell office:value-type="float" office:value="0.2406574052524966">
            <text:p>0.2406574052524966</text:p>
          </table:table-cell>
          <table:table-cell office:value-type="float" office:value="1e-10">
            <text:p>1e-10</text:p>
          </table:table-cell>
          <table:table-cell office:value-type="float" office:value="0.2926328852760075">
            <text:p>0.2926328852760075</text:p>
          </table:table-cell>
          <table:table-cell office:value-type="float" office:value="1.749953163e-07">
            <text:p>1.749953163e-07</text:p>
          </table:table-cell>
          <table:table-cell office:value-type="float" office:value="0.6009141803022896">
            <text:p>0.6009141803022896</text:p>
          </table:table-cell>
          <table:table-cell office:value-type="float" office:value="0.2100794278205357">
            <text:p>0.2100794278205357</text:p>
          </table:table-cell>
          <table:table-cell office:value-type="float" office:value="0.0139765479427122">
            <text:p>0.0139765479427122</text:p>
          </table:table-cell>
          <table:table-cell office:value-type="float" office:value="0.5164692544301217">
            <text:p>0.5164692544301217</text:p>
          </table:table-cell>
          <table:table-cell office:value-type="float" office:value="0.8243050748556867">
            <text:p>0.8243050748556867</text:p>
          </table:table-cell>
          <table:table-cell office:value-type="float" office:value="0.7896103539881801">
            <text:p>0.7896103539881801</text:p>
          </table:table-cell>
          <table:table-cell office:value-type="float" office:value="27.03783172545392">
            <text:p>27.03783172545392</text:p>
          </table:table-cell>
          <table:table-cell office:value-type="float" office:value="12.882486301918233">
            <text:p>12.882486301918233</text:p>
          </table:table-cell>
          <table:table-cell office:value-type="float" office:value="12.651891542119031">
            <text:p>12.651891542119031</text:p>
          </table:table-cell>
          <table:table-cell office:value-type="float" office:value="5.2572209e-09">
            <text:p>5.2572209e-09</text:p>
          </table:table-cell>
          <table:table-cell office:value-type="float" office:value="15.384357370116703">
            <text:p>15.384357370116703</text:p>
          </table:table-cell>
          <table:table-cell office:value-type="float" office:value="9.1998904417e-06">
            <text:p>9.1998904417e-06</text:p>
          </table:table-cell>
          <table:table-cell office:value-type="float" office:value="31.59138621697184">
            <text:p>31.59138621697184</text:p>
          </table:table-cell>
          <table:table-cell office:value-type="float" office:value="11.044339704515568">
            <text:p>11.044339704515568</text:p>
          </table:table-cell>
          <table:table-cell office:value-type="float" office:value="0.7347780074288339">
            <text:p>0.7347780074288339</text:p>
          </table:table-cell>
          <table:table-cell office:value-type="float" office:value="27.15192987738403">
            <text:p>27.15192987738403</text:p>
          </table:table-cell>
          <table:table-cell office:value-type="float" office:value="43.33553914017473">
            <text:p>43.33553914017473</text:p>
          </table:table-cell>
          <table:table-cell office:value-type="float" office:value="41.51156100395557">
            <text:p>41.51156100395557</text:p>
          </table:table-cell>
          <table:table-cell office:value-type="float" office:value="161.0557734407168">
            <text:p>161.0557734407168</text:p>
          </table:table-cell>
          <table:table-cell office:value-type="float" office:value="0.8588324201278821">
            <text:p>0.8588324201278821</text:p>
          </table:table-cell>
          <table:table-cell office:value-type="float" office:value="0.6325945771059516">
            <text:p>0.6325945771059516</text:p>
          </table:table-cell>
          <table:table-cell office:value-type="float" office:value="8.8613255512e-06">
            <text:p>8.8613255512e-06</text:p>
          </table:table-cell>
          <table:table-cell office:value-type="float" office:value="7.0461218163236925">
            <text:p>7.0461218163236925</text:p>
          </table:table-cell>
          <table:table-cell office:value-type="float" office:value="2.0588772177e-06">
            <text:p>2.0588772177e-06</text:p>
          </table:table-cell>
          <table:table-cell office:value-type="float" office:value="6.6864649288767035">
            <text:p>6.6864649288767035</text:p>
          </table:table-cell>
          <table:table-cell office:value-type="float" office:value="1.6733096588320713">
            <text:p>1.6733096588320713</text:p>
          </table:table-cell>
          <table:table-cell office:value-type="float" office:value="0.2756802183653542">
            <text:p>0.2756802183653542</text:p>
          </table:table-cell>
          <table:table-cell office:value-type="float" office:value="5.198696320987499">
            <text:p>5.198696320987499</text:p>
          </table:table-cell>
          <table:table-cell office:value-type="float" office:value="10.656233350336889">
            <text:p>10.656233350336889</text:p>
          </table:table-cell>
          <table:table-cell office:value-type="float" office:value="20.690298632909386">
            <text:p>20.690298632909386</text:p>
          </table:table-cell>
          <table:table-cell office:value-type="float" office:value="0.0210122017483272">
            <text:p>0.0210122017483272</text:p>
          </table:table-cell>
          <table:table-cell office:value-type="float" office:value="0.0535816258051371">
            <text:p>0.0535816258051371</text:p>
          </table:table-cell>
          <table:table-cell office:value-type="float" office:value="0.0491953776007991">
            <text:p>0.0491953776007991</text:p>
          </table:table-cell>
          <table:table-cell office:value-type="float" office:value="3.48990632e-08">
            <text:p>3.48990632e-08</text:p>
          </table:table-cell>
          <table:table-cell office:value-type="float" office:value="0.0961743910605389">
            <text:p>0.0961743910605389</text:p>
          </table:table-cell>
          <table:table-cell office:value-type="float" office:value="0.0501421215755913">
            <text:p>0.0501421215755913</text:p>
          </table:table-cell>
          <table:table-cell office:value-type="float" office:value="0.0242104700673448">
            <text:p>0.0242104700673448</text:p>
          </table:table-cell>
          <table:table-cell office:value-type="float" office:value="0.0103769598992266">
            <text:p>0.0103769598992266</text:p>
          </table:table-cell>
          <table:table-cell office:value-type="float" office:value="0.0139765479427122">
            <text:p>0.0139765479427122</text:p>
          </table:table-cell>
          <table:table-cell office:value-type="float" office:value="0.018416737429959">
            <text:p>0.018416737429959</text:p>
          </table:table-cell>
          <table:table-cell office:value-type="float" office:value="0.0312252487807559">
            <text:p>0.0312252487807559</text:p>
          </table:table-cell>
          <table:table-cell office:value-type="float" office:value="0.6316882831905442">
            <text:p>0.6316882831905442</text:p>
          </table:table-cell>
          <table:table-cell office:value-type="float" office:value="7.144148594431267">
            <text:p>7.144148594431267</text:p>
          </table:table-cell>
          <table:table-cell office:value-type="float" office:value="18.21775277374663">
            <text:p>18.21775277374663</text:p>
          </table:table-cell>
          <table:table-cell office:value-type="float" office:value="16.72642838427172">
            <text:p>16.72642838427172</text:p>
          </table:table-cell>
          <table:table-cell office:value-type="float" office:value="1.18656815089e-05">
            <text:p>1.18656815089e-05</text:p>
          </table:table-cell>
          <table:table-cell office:value-type="float" office:value="32.69929296058325">
            <text:p>32.69929296058325</text:p>
          </table:table-cell>
          <table:table-cell office:value-type="float" office:value="17.048321335701043">
            <text:p>17.048321335701043</text:p>
          </table:table-cell>
          <table:table-cell office:value-type="float" office:value="8.231559822897244">
            <text:p>8.231559822897244</text:p>
          </table:table-cell>
          <table:table-cell office:value-type="float" office:value="3.5281663657370443">
            <text:p>3.5281663657370443</text:p>
          </table:table-cell>
          <table:table-cell office:value-type="float" office:value="4.75202630052218">
            <text:p>4.75202630052218</text:p>
          </table:table-cell>
          <table:table-cell office:value-type="float" office:value="6.261690726186079">
            <text:p>6.261690726186079</text:p>
          </table:table-cell>
          <table:table-cell office:value-type="float" office:value="10.61658458545702">
            <text:p>10.61658458545702</text:p>
          </table:table-cell>
          <table:table-cell office:value-type="float" office:value="214.774016284785">
            <text:p>214.77401628478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70541574119074">
            <text:p>0.007054157411907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7">
            <text:p>37</text:p>
          </table:table-cell>
          <table:table-cell office:value-type="float" office:value="0.1347486808894027">
            <text:p>0.134748680889402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7.811327">
            <text:p>27.811327</text:p>
          </table:table-cell>
          <table:table-cell office:value-type="float" office:value="0.5141427484723822">
            <text:p>0.5141427484723822</text:p>
          </table:table-cell>
          <table:table-cell office:value-type="float" office:value="0.2451103368023884">
            <text:p>0.2451103368023884</text:p>
          </table:table-cell>
          <table:table-cell office:value-type="float" office:value="0.240746914825229">
            <text:p>0.240746914825229</text:p>
          </table:table-cell>
          <table:table-cell office:value-type="float" office:value="1e-10">
            <text:p>1e-10</text:p>
          </table:table-cell>
          <table:table-cell office:value-type="float" office:value="0.29252589259063">
            <text:p>0.29252589259063</text:p>
          </table:table-cell>
          <table:table-cell office:value-type="float" office:value="1.599804678e-07">
            <text:p>1.599804678e-07</text:p>
          </table:table-cell>
          <table:table-cell office:value-type="float" office:value="0.6036393619898475">
            <text:p>0.6036393619898475</text:p>
          </table:table-cell>
          <table:table-cell office:value-type="float" office:value="0.2104156383182223">
            <text:p>0.2104156383182223</text:p>
          </table:table-cell>
          <table:table-cell office:value-type="float" office:value="0.0131776310081502">
            <text:p>0.0131776310081502</text:p>
          </table:table-cell>
          <table:table-cell office:value-type="float" office:value="0.5202763642758014">
            <text:p>0.5202763642758014</text:p>
          </table:table-cell>
          <table:table-cell office:value-type="float" office:value="0.832497805155729">
            <text:p>0.832497805155729</text:p>
          </table:table-cell>
          <table:table-cell office:value-type="float" office:value="0.7998871086564445">
            <text:p>0.7998871086564445</text:p>
          </table:table-cell>
          <table:table-cell office:value-type="float" office:value="23.555219429471872">
            <text:p>23.555219429471872</text:p>
          </table:table-cell>
          <table:table-cell office:value-type="float" office:value="11.229620149202889">
            <text:p>11.229620149202889</text:p>
          </table:table-cell>
          <table:table-cell office:value-type="float" office:value="11.029711928303627">
            <text:p>11.029711928303627</text:p>
          </table:table-cell>
          <table:table-cell office:value-type="float" office:value="4.5814551e-09">
            <text:p>4.5814551e-09</text:p>
          </table:table-cell>
          <table:table-cell office:value-type="float" office:value="13.401942571878056">
            <text:p>13.401942571878056</text:p>
          </table:table-cell>
          <table:table-cell office:value-type="float" office:value="7.3294333835e-06">
            <text:p>7.3294333835e-06</text:p>
          </table:table-cell>
          <table:table-cell office:value-type="float" office:value="27.6554666387579">
            <text:p>27.6554666387579</text:p>
          </table:table-cell>
          <table:table-cell office:value-type="float" office:value="9.640098098639923">
            <text:p>9.640098098639923</text:p>
          </table:table-cell>
          <table:table-cell office:value-type="float" office:value="0.6037272545024825">
            <text:p>0.6037272545024825</text:p>
          </table:table-cell>
          <table:table-cell office:value-type="float" office:value="23.836228286593535">
            <text:p>23.836228286593535</text:p>
          </table:table-cell>
          <table:table-cell office:value-type="float" office:value="38.14051356993956">
            <text:p>38.14051356993956</text:p>
          </table:table-cell>
          <table:table-cell office:value-type="float" office:value="36.64646913564405">
            <text:p>36.64646913564405</text:p>
          </table:table-cell>
          <table:table-cell office:value-type="float" office:value="168.1375979444246">
            <text:p>168.1375979444246</text:p>
          </table:table-cell>
          <table:table-cell office:value-type="float" office:value="0.7486413432801924">
            <text:p>0.7486413432801924</text:p>
          </table:table-cell>
          <table:table-cell office:value-type="float" office:value="0.5514855964151812">
            <text:p>0.5514855964151812</text:p>
          </table:table-cell>
          <table:table-cell office:value-type="float" office:value="8.4493194692e-06">
            <text:p>8.4493194692e-06</text:p>
          </table:table-cell>
          <table:table-cell office:value-type="float" office:value="6.454600644973526">
            <text:p>6.454600644973526</text:p>
          </table:table-cell>
          <table:table-cell office:value-type="float" office:value="1.714428609e-06">
            <text:p>1.714428609e-06</text:p>
          </table:table-cell>
          <table:table-cell office:value-type="float" office:value="6.084943057009135">
            <text:p>6.084943057009135</text:p>
          </table:table-cell>
          <table:table-cell office:value-type="float" office:value="1.51668982544996">
            <text:p>1.51668982544996</text:p>
          </table:table-cell>
          <table:table-cell office:value-type="float" office:value="0.2436408716418313">
            <text:p>0.2436408716418313</text:p>
          </table:table-cell>
          <table:table-cell office:value-type="float" office:value="4.874915845346145">
            <text:p>4.874915845346145</text:p>
          </table:table-cell>
          <table:table-cell office:value-type="float" office:value="9.988852156170948">
            <text:p>9.988852156170948</text:p>
          </table:table-cell>
          <table:table-cell office:value-type="float" office:value="18.967916106093256">
            <text:p>18.967916106093256</text:p>
          </table:table-cell>
          <table:table-cell office:value-type="float" office:value="0.0193574165489711">
            <text:p>0.0193574165489711</text:p>
          </table:table-cell>
          <table:table-cell office:value-type="float" office:value="0.0530467314836646">
            <text:p>0.0530467314836646</text:p>
          </table:table-cell>
          <table:table-cell office:value-type="float" office:value="0.0486833095065053">
            <text:p>0.0486833095065053</text:p>
          </table:table-cell>
          <table:table-cell office:value-type="float" office:value="3.18960935e-08">
            <text:p>3.18960935e-08</text:p>
          </table:table-cell>
          <table:table-cell office:value-type="float" office:value="0.0983809811245222">
            <text:p>0.0983809811245222</text:p>
          </table:table-cell>
          <table:table-cell office:value-type="float" office:value="0.0478820291629799">
            <text:p>0.0478820291629799</text:p>
          </table:table-cell>
          <table:table-cell office:value-type="float" office:value="0.0228745134552542">
            <text:p>0.0228745134552542</text:p>
          </table:table-cell>
          <table:table-cell office:value-type="float" office:value="0.009821430506911">
            <text:p>0.009821430506911</text:p>
          </table:table-cell>
          <table:table-cell office:value-type="float" office:value="0.0131776310081502">
            <text:p>0.0131776310081502</text:p>
          </table:table-cell>
          <table:table-cell office:value-type="float" office:value="0.0175166115324357">
            <text:p>0.0175166115324357</text:p>
          </table:table-cell>
          <table:table-cell office:value-type="float" office:value="0.029349626849356">
            <text:p>0.029349626849356</text:p>
          </table:table-cell>
          <table:table-cell office:value-type="float" office:value="0.6399096869251557">
            <text:p>0.6399096869251557</text:p>
          </table:table-cell>
          <table:table-cell office:value-type="float" office:value="6.5815216266501855">
            <text:p>6.5815216266501855</text:p>
          </table:table-cell>
          <table:table-cell office:value-type="float" office:value="18.035888704445995">
            <text:p>18.035888704445995</text:p>
          </table:table-cell>
          <table:table-cell office:value-type="float" office:value="16.552325232211803">
            <text:p>16.552325232211803</text:p>
          </table:table-cell>
          <table:table-cell office:value-type="float" office:value="1.08446718135e-05">
            <text:p>1.08446718135e-05</text:p>
          </table:table-cell>
          <table:table-cell office:value-type="float" office:value="33.44953358233755">
            <text:p>33.44953358233755</text:p>
          </table:table-cell>
          <table:table-cell office:value-type="float" office:value="16.279889915413182">
            <text:p>16.279889915413182</text:p>
          </table:table-cell>
          <table:table-cell office:value-type="float" office:value="7.777334574786459">
            <text:p>7.777334574786459</text:p>
          </table:table-cell>
          <table:table-cell office:value-type="float" office:value="3.33928637234977">
            <text:p>3.33928637234977</text:p>
          </table:table-cell>
          <table:table-cell office:value-type="float" office:value="4.4803945427710845">
            <text:p>4.4803945427710845</text:p>
          </table:table-cell>
          <table:table-cell office:value-type="float" office:value="5.955647921028145">
            <text:p>5.955647921028145</text:p>
          </table:table-cell>
          <table:table-cell office:value-type="float" office:value="9.978873128781055">
            <text:p>9.978873128781055</text:p>
          </table:table-cell>
          <table:table-cell office:value-type="float" office:value="217.56929355455287">
            <text:p>217.5692935545528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58784645099229">
            <text:p>0.005878464509922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8">
            <text:p>38</text:p>
          </table:table-cell>
          <table:table-cell office:value-type="float" office:value="0.1169406059304588">
            <text:p>0.116940605930458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9.068081">
            <text:p>29.068081</text:p>
          </table:table-cell>
          <table:table-cell office:value-type="float" office:value="0.513984350027397">
            <text:p>0.513984350027397</text:p>
          </table:table-cell>
          <table:table-cell office:value-type="float" office:value="0.2451788813801486">
            <text:p>0.2451788813801486</text:p>
          </table:table-cell>
          <table:table-cell office:value-type="float" office:value="0.2408367686924542">
            <text:p>0.2408367686924542</text:p>
          </table:table-cell>
          <table:table-cell office:value-type="float" office:value="1e-10">
            <text:p>1e-10</text:p>
          </table:table-cell>
          <table:table-cell office:value-type="float" office:value="0.2923488210808039">
            <text:p>0.2923488210808039</text:p>
          </table:table-cell>
          <table:table-cell office:value-type="float" office:value="1.462602882e-07">
            <text:p>1.462602882e-07</text:p>
          </table:table-cell>
          <table:table-cell office:value-type="float" office:value="0.6061965021131598">
            <text:p>0.6061965021131598</text:p>
          </table:table-cell>
          <table:table-cell office:value-type="float" office:value="0.2107256710494233">
            <text:p>0.2107256710494233</text:p>
          </table:table-cell>
          <table:table-cell office:value-type="float" office:value="0.0124095418005852">
            <text:p>0.0124095418005852</text:p>
          </table:table-cell>
          <table:table-cell office:value-type="float" office:value="0.5238782483297801">
            <text:p>0.5238782483297801</text:p>
          </table:table-cell>
          <table:table-cell office:value-type="float" office:value="0.8402867350291089">
            <text:p>0.8402867350291089</text:p>
          </table:table-cell>
          <table:table-cell office:value-type="float" office:value="0.8096853541451166">
            <text:p>0.8096853541451166</text:p>
          </table:table-cell>
          <table:table-cell office:value-type="float" office:value="20.435918052532124">
            <text:p>20.435918052532124</text:p>
          </table:table-cell>
          <table:table-cell office:value-type="float" office:value="9.748264762981869">
            <text:p>9.748264762981869</text:p>
          </table:table-cell>
          <table:table-cell office:value-type="float" office:value="9.575623204817978">
            <text:p>9.575623204817978</text:p>
          </table:table-cell>
          <table:table-cell office:value-type="float" office:value="3.9759806e-09">
            <text:p>3.9759806e-09</text:p>
          </table:table-cell>
          <table:table-cell office:value-type="float" office:value="11.623732415283127">
            <text:p>11.623732415283127</text:p>
          </table:table-cell>
          <table:table-cell office:value-type="float" office:value="5.8152806891e-06">
            <text:p>5.8152806891e-06</text:p>
          </table:table-cell>
          <table:table-cell office:value-type="float" office:value="24.10225533181277">
            <text:p>24.10225533181277</text:p>
          </table:table-cell>
          <table:table-cell office:value-type="float" office:value="8.378411803591517">
            <text:p>8.378411803591517</text:p>
          </table:table-cell>
          <table:table-cell office:value-type="float" office:value="0.49340097474313">
            <text:p>0.49340097474313</text:p>
          </table:table-cell>
          <table:table-cell office:value-type="float" office:value="20.829297529780437">
            <text:p>20.829297529780437</text:p>
          </table:table-cell>
          <table:table-cell office:value-type="float" office:value="33.4096375828745">
            <text:p>33.4096375828745</text:p>
          </table:table-cell>
          <table:table-cell office:value-type="float" office:value="32.19293261509434">
            <text:p>32.19293261509434</text:p>
          </table:table-cell>
          <table:table-cell office:value-type="float" office:value="174.8420002947439">
            <text:p>174.8420002947439</text:p>
          </table:table-cell>
          <table:table-cell office:value-type="float" office:value="0.6498843175321246">
            <text:p>0.6498843175321246</text:p>
          </table:table-cell>
          <table:table-cell office:value-type="float" office:value="0.4787811602408988">
            <text:p>0.4787811602408988</text:p>
          </table:table-cell>
          <table:table-cell office:value-type="float" office:value="8.0228823917e-06">
            <text:p>8.0228823917e-06</text:p>
          </table:table-cell>
          <table:table-cell office:value-type="float" office:value="5.898506977363828">
            <text:p>5.898506977363828</text:p>
          </table:table-cell>
          <table:table-cell office:value-type="float" office:value="1.4247582452e-06">
            <text:p>1.4247582452e-06</text:p>
          </table:table-cell>
          <table:table-cell office:value-type="float" office:value="5.5245061768582255">
            <text:p>5.5245061768582255</text:p>
          </table:table-cell>
          <table:table-cell office:value-type="float" office:value="1.3717069005477542">
            <text:p>1.3717069005477542</text:p>
          </table:table-cell>
          <table:table-cell office:value-type="float" office:value="0.2147631421408693">
            <text:p>0.2147631421408693</text:p>
          </table:table-cell>
          <table:table-cell office:value-type="float" office:value="4.562511295325819">
            <text:p>4.562511295325819</text:p>
          </table:table-cell>
          <table:table-cell office:value-type="float" office:value="9.345967523436956">
            <text:p>9.345967523436956</text:p>
          </table:table-cell>
          <table:table-cell office:value-type="float" office:value="17.345779091640647">
            <text:p>17.345779091640647</text:p>
          </table:table-cell>
          <table:table-cell office:value-type="float" office:value="0.0178185586177488">
            <text:p>0.0178185586177488</text:p>
          </table:table-cell>
          <table:table-cell office:value-type="float" office:value="0.0525595500135228">
            <text:p>0.0525595500135228</text:p>
          </table:table-cell>
          <table:table-cell office:value-type="float" office:value="0.0482174373258283">
            <text:p>0.0482174373258283</text:p>
          </table:table-cell>
          <table:table-cell office:value-type="float" office:value="2.91520576e-08">
            <text:p>2.91520576e-08</text:p>
          </table:table-cell>
          <table:table-cell office:value-type="float" office:value="0.1005149571891636">
            <text:p>0.1005149571891636</text:p>
          </table:table-cell>
          <table:table-cell office:value-type="float" office:value="0.0456595118553536">
            <text:p>0.0456595118553536</text:p>
          </table:table-cell>
          <table:table-cell office:value-type="float" office:value="0.0215957569386591">
            <text:p>0.0215957569386591</text:p>
          </table:table-cell>
          <table:table-cell office:value-type="float" office:value="0.0092890617714784">
            <text:p>0.0092890617714784</text:p>
          </table:table-cell>
          <table:table-cell office:value-type="float" office:value="0.0124095418005852">
            <text:p>0.0124095418005852</text:p>
          </table:table-cell>
          <table:table-cell office:value-type="float" office:value="0.0166460692239155">
            <text:p>0.0166460692239155</text:p>
          </table:table-cell>
          <table:table-cell office:value-type="float" office:value="0.0275412427955932">
            <text:p>0.0275412427955932</text:p>
          </table:table-cell>
          <table:table-cell office:value-type="float" office:value="0.6477482833160932">
            <text:p>0.6477482833160932</text:p>
          </table:table-cell>
          <table:table-cell office:value-type="float" office:value="6.0583099300346">
            <text:p>6.0583099300346</text:p>
          </table:table-cell>
          <table:table-cell office:value-type="float" office:value="17.870247004597754">
            <text:p>17.870247004597754</text:p>
          </table:table-cell>
          <table:table-cell office:value-type="float" office:value="16.393928690781635">
            <text:p>16.393928690781635</text:p>
          </table:table-cell>
          <table:table-cell office:value-type="float" office:value="9.9116996016e-06">
            <text:p>9.9116996016e-06</text:p>
          </table:table-cell>
          <table:table-cell office:value-type="float" office:value="34.175085444315634">
            <text:p>34.175085444315634</text:p>
          </table:table-cell>
          <table:table-cell office:value-type="float" office:value="15.524234030820235">
            <text:p>15.524234030820235</text:p>
          </table:table-cell>
          <table:table-cell office:value-type="float" office:value="7.342557359144128">
            <text:p>7.342557359144128</text:p>
          </table:table-cell>
          <table:table-cell office:value-type="float" office:value="3.158281002302683">
            <text:p>3.158281002302683</text:p>
          </table:table-cell>
          <table:table-cell office:value-type="float" office:value="4.21924421219898">
            <text:p>4.21924421219898</text:p>
          </table:table-cell>
          <table:table-cell office:value-type="float" office:value="5.6596635361312835">
            <text:p>5.6596635361312835</text:p>
          </table:table-cell>
          <table:table-cell office:value-type="float" office:value="9.364022550501696">
            <text:p>9.364022550501696</text:p>
          </table:table-cell>
          <table:table-cell office:value-type="float" office:value="220.23441632747168">
            <text:p>220.2344163274716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48987204249357">
            <text:p>0.004898720424935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9">
            <text:p>39</text:p>
          </table:table-cell>
          <table:table-cell office:value-type="float" office:value="0.1010994913998642">
            <text:p>0.101099491399864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8.899391">
            <text:p>28.899391</text:p>
          </table:table-cell>
          <table:table-cell office:value-type="float" office:value="0.5137910159111795">
            <text:p>0.5137910159111795</text:p>
          </table:table-cell>
          <table:table-cell office:value-type="float" office:value="0.2452665848884638">
            <text:p>0.2452665848884638</text:p>
          </table:table-cell>
          <table:table-cell office:value-type="float" office:value="0.2409423993003564">
            <text:p>0.2409423993003564</text:p>
          </table:table-cell>
          <table:table-cell office:value-type="float" office:value="1e-10">
            <text:p>1e-10</text:p>
          </table:table-cell>
          <table:table-cell office:value-type="float" office:value="0.2920969627709625">
            <text:p>0.2920969627709625</text:p>
          </table:table-cell>
          <table:table-cell office:value-type="float" office:value="1.33728675e-07">
            <text:p>1.33728675e-07</text:p>
          </table:table-cell>
          <table:table-cell office:value-type="float" office:value="0.6085486641356164">
            <text:p>0.6085486641356164</text:p>
          </table:table-cell>
          <table:table-cell office:value-type="float" office:value="0.2109973622413071">
            <text:p>0.2109973622413071</text:p>
          </table:table-cell>
          <table:table-cell office:value-type="float" office:value="0.0116740200006002">
            <text:p>0.0116740200006002</text:p>
          </table:table-cell>
          <table:table-cell office:value-type="float" office:value="0.5272394217133822">
            <text:p>0.5272394217133822</text:p>
          </table:table-cell>
          <table:table-cell office:value-type="float" office:value="0.8476086625830356">
            <text:p>0.8476086625830356</text:p>
          </table:table-cell>
          <table:table-cell office:value-type="float" office:value="0.8189361298308259">
            <text:p>0.8189361298308259</text:p>
          </table:table-cell>
          <table:table-cell office:value-type="float" office:value="17.660963534109534">
            <text:p>17.660963534109534</text:p>
          </table:table-cell>
          <table:table-cell office:value-type="float" office:value="8.430751176465812">
            <text:p>8.430751176465812</text:p>
          </table:table-cell>
          <table:table-cell office:value-type="float" office:value="8.282112368815874">
            <text:p>8.282112368815874</text:p>
          </table:table-cell>
          <table:table-cell office:value-type="float" office:value="3.4373827e-09">
            <text:p>3.4373827e-09</text:p>
          </table:table-cell>
          <table:table-cell office:value-type="float" office:value="10.040490487700392">
            <text:p>10.040490487700392</text:p>
          </table:table-cell>
          <table:table-cell office:value-type="float" office:value="4.5967663522e-06">
            <text:p>4.5967663522e-06</text:p>
          </table:table-cell>
          <table:table-cell office:value-type="float" office:value="20.918146548300395">
            <text:p>20.918146548300395</text:p>
          </table:table-cell>
          <table:table-cell office:value-type="float" office:value="7.252786843165083">
            <text:p>7.252786843165083</text:p>
          </table:table-cell>
          <table:table-cell office:value-type="float" office:value="0.4012807447818593">
            <text:p>0.4012807447818593</text:p>
          </table:table-cell>
          <table:table-cell office:value-type="float" office:value="18.123236709601706">
            <text:p>18.123236709601706</text:p>
          </table:table-cell>
          <table:table-cell office:value-type="float" office:value="29.135553595709776">
            <text:p>29.135553595709776</text:p>
          </table:table-cell>
          <table:table-cell office:value-type="float" office:value="28.14996891305569">
            <text:p>28.14996891305569</text:p>
          </table:table-cell>
          <table:table-cell office:value-type="float" office:value="181.1440347417976">
            <text:p>181.1440347417976</text:p>
          </table:table-cell>
          <table:table-cell office:value-type="float" office:value="0.562050078431054">
            <text:p>0.562050078431054</text:p>
          </table:table-cell>
          <table:table-cell office:value-type="float" office:value="0.4141056184407936">
            <text:p>0.4141056184407936</text:p>
          </table:table-cell>
          <table:table-cell office:value-type="float" office:value="7.5884870322e-06">
            <text:p>7.5884870322e-06</text:p>
          </table:table-cell>
          <table:table-cell office:value-type="float" office:value="5.377783908050386">
            <text:p>5.377783908050386</text:p>
          </table:table-cell>
          <table:table-cell office:value-type="float" office:value="1.1819610298e-06">
            <text:p>1.1819610298e-06</text:p>
          </table:table-cell>
          <table:table-cell office:value-type="float" office:value="5.005195831778501">
            <text:p>5.005195831778501</text:p>
          </table:table-cell>
          <table:table-cell office:value-type="float" office:value="1.238127109150717">
            <text:p>1.238127109150717</text:p>
          </table:table-cell>
          <table:table-cell office:value-type="float" office:value="0.1888821063922794">
            <text:p>0.1888821063922794</text:p>
          </table:table-cell>
          <table:table-cell office:value-type="float" office:value="4.262673501023694">
            <text:p>4.262673501023694</text:p>
          </table:table-cell>
          <table:table-cell office:value-type="float" office:value="8.730047870896833">
            <text:p>8.730047870896833</text:p>
          </table:table-cell>
          <table:table-cell office:value-type="float" office:value="15.82771777757471">
            <text:p>15.82771777757471</text:p>
          </table:table-cell>
          <table:table-cell office:value-type="float" office:value="0.0163888603999589">
            <text:p>0.0163888603999589</text:p>
          </table:table-cell>
          <table:table-cell office:value-type="float" office:value="0.0521476699631153">
            <text:p>0.0521476699631153</text:p>
          </table:table-cell>
          <table:table-cell office:value-type="float" office:value="0.0478234843750079">
            <text:p>0.0478234843750079</text:p>
          </table:table-cell>
          <table:table-cell office:value-type="float" office:value="2.6645735e-08">
            <text:p>2.6645735e-08</text:p>
          </table:table-cell>
          <table:table-cell office:value-type="float" office:value="0.1025605470021272">
            <text:p>0.1025605470021272</text:p>
          </table:table-cell>
          <table:table-cell office:value-type="float" office:value="0.0434879878748241">
            <text:p>0.0434879878748241</text:p>
          </table:table-cell>
          <table:table-cell office:value-type="float" office:value="0.0203758935005692">
            <text:p>0.0203758935005692</text:p>
          </table:table-cell>
          <table:table-cell office:value-type="float" office:value="0.0087803560080723">
            <text:p>0.0087803560080723</text:p>
          </table:table-cell>
          <table:table-cell office:value-type="float" office:value="0.0116740200006002">
            <text:p>0.0116740200006002</text:p>
          </table:table-cell>
          <table:table-cell office:value-type="float" office:value="0.0158069708883399">
            <text:p>0.0158069708883399</text:p>
          </table:table-cell>
          <table:table-cell office:value-type="float" office:value="0.0258052794769887">
            <text:p>0.0258052794769887</text:p>
          </table:table-cell>
          <table:table-cell office:value-type="float" office:value="0.6551489038646608">
            <text:p>0.6551489038646608</text:p>
          </table:table-cell>
          <table:table-cell office:value-type="float" office:value="5.572212535986056">
            <text:p>5.572212535986056</text:p>
          </table:table-cell>
          <table:table-cell office:value-type="float" office:value="17.730207787459214">
            <text:p>17.730207787459214</text:p>
          </table:table-cell>
          <table:table-cell office:value-type="float" office:value="16.259984687502687">
            <text:p>16.259984687502687</text:p>
          </table:table-cell>
          <table:table-cell office:value-type="float" office:value="9.0595499053e-06">
            <text:p>9.0595499053e-06</text:p>
          </table:table-cell>
          <table:table-cell office:value-type="float" office:value="34.87058598072325">
            <text:p>34.87058598072325</text:p>
          </table:table-cell>
          <table:table-cell office:value-type="float" office:value="14.7859158774402">
            <text:p>14.7859158774402</text:p>
          </table:table-cell>
          <table:table-cell office:value-type="float" office:value="6.927803790193548">
            <text:p>6.927803790193548</text:p>
          </table:table-cell>
          <table:table-cell office:value-type="float" office:value="2.985321042744604">
            <text:p>2.985321042744604</text:p>
          </table:table-cell>
          <table:table-cell office:value-type="float" office:value="3.9691668002040834">
            <text:p>3.9691668002040834</text:p>
          </table:table-cell>
          <table:table-cell office:value-type="float" office:value="5.374370102035573">
            <text:p>5.374370102035573</text:p>
          </table:table-cell>
          <table:table-cell office:value-type="float" office:value="8.773795022176172">
            <text:p>8.773795022176172</text:p>
          </table:table-cell>
          <table:table-cell office:value-type="float" office:value="222.7506273139847">
            <text:p>222.750627313984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40822670207797">
            <text:p>0.004082267020779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40">
            <text:p>40</text:p>
          </table:table-cell>
          <table:table-cell office:value-type="float" office:value="0.0871000988896969">
            <text:p>0.087100098889696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9.046678">
            <text:p>29.046678</text:p>
          </table:table-cell>
          <table:table-cell office:value-type="float" office:value="0.5135325976995224">
            <text:p>0.5135325976995224</text:p>
          </table:table-cell>
          <table:table-cell office:value-type="float" office:value="0.2453893520341822">
            <text:p>0.2453893520341822</text:p>
          </table:table-cell>
          <table:table-cell office:value-type="float" office:value="0.2410780503662952">
            <text:p>0.2410780503662952</text:p>
          </table:table-cell>
          <table:table-cell office:value-type="float" office:value="1e-10">
            <text:p>1e-10</text:p>
          </table:table-cell>
          <table:table-cell office:value-type="float" office:value="0.2917652062879216">
            <text:p>0.2917652062879216</text:p>
          </table:table-cell>
          <table:table-cell office:value-type="float" office:value="1.222838989e-07">
            <text:p>1.222838989e-07</text:p>
          </table:table-cell>
          <table:table-cell office:value-type="float" office:value="0.6106636264145144">
            <text:p>0.6106636264145144</text:p>
          </table:table-cell>
          <table:table-cell office:value-type="float" office:value="0.2112194166863217">
            <text:p>0.2112194166863217</text:p>
          </table:table-cell>
          <table:table-cell office:value-type="float" office:value="0.0109720022650218">
            <text:p>0.0109720022650218</text:p>
          </table:table-cell>
          <table:table-cell office:value-type="float" office:value="0.530329916533986">
            <text:p>0.530329916533986</text:p>
          </table:table-cell>
          <table:table-cell office:value-type="float" office:value="0.8544110285787248">
            <text:p>0.8544110285787248</text:p>
          </table:table-cell>
          <table:table-cell office:value-type="float" office:value="0.8275829075213692">
            <text:p>0.8275829075213692</text:p>
          </table:table-cell>
          <table:table-cell office:value-type="float" office:value="15.207771614521864">
            <text:p>15.207771614521864</text:p>
          </table:table-cell>
          <table:table-cell office:value-type="float" office:value="7.266968521743018">
            <text:p>7.266968521743018</text:p>
          </table:table-cell>
          <table:table-cell office:value-type="float" office:value="7.139293489193484">
            <text:p>7.139293489193484</text:p>
          </table:table-cell>
          <table:table-cell office:value-type="float" office:value="2.9614033e-09">
            <text:p>2.9614033e-09</text:p>
          </table:table-cell>
          <table:table-cell office:value-type="float" office:value="8.640344628885275">
            <text:p>8.640344628885275</text:p>
          </table:table-cell>
          <table:table-cell office:value-type="float" office:value="3.6213194939e-06">
            <text:p>3.6213194939e-06</text:p>
          </table:table-cell>
          <table:table-cell office:value-type="float" office:value="18.08421316467536">
            <text:p>18.08421316467536</text:p>
          </table:table-cell>
          <table:table-cell office:value-type="float" office:value="6.255058907472931">
            <text:p>6.255058907472931</text:p>
          </table:table-cell>
          <table:table-cell office:value-type="float" office:value="0.32492524398247">
            <text:p>0.32492524398247</text:p>
          </table:table-cell>
          <table:table-cell office:value-type="float" office:value="15.705207979253474">
            <text:p>15.705207979253474</text:p>
          </table:table-cell>
          <table:table-cell office:value-type="float" office:value="25.302556927762577">
            <text:p>25.302556927762577</text:p>
          </table:table-cell>
          <table:table-cell office:value-type="float" office:value="24.508068048741627">
            <text:p>24.508068048741627</text:p>
          </table:table-cell>
          <table:table-cell office:value-type="float" office:value="187.02664134065984">
            <text:p>187.02664134065984</text:p>
          </table:table-cell>
          <table:table-cell office:value-type="float" office:value="0.4844645681162011">
            <text:p>0.4844645681162011</text:p>
          </table:table-cell>
          <table:table-cell office:value-type="float" office:value="0.3569646744596742">
            <text:p>0.3569646744596742</text:p>
          </table:table-cell>
          <table:table-cell office:value-type="float" office:value="7.1520801163e-06">
            <text:p>7.1520801163e-06</text:p>
          </table:table-cell>
          <table:table-cell office:value-type="float" office:value="4.8920238038887085">
            <text:p>4.8920238038887085</text:p>
          </table:table-cell>
          <table:table-cell office:value-type="float" office:value="9.790383535e-07">
            <text:p>9.790383535e-07</text:p>
          </table:table-cell>
          <table:table-cell office:value-type="float" office:value="4.526427673578056">
            <text:p>4.526427673578056</text:p>
          </table:table-cell>
          <table:table-cell office:value-type="float" office:value="1.1155933291342537">
            <text:p>1.1155933291342537</text:p>
          </table:table-cell>
          <table:table-cell office:value-type="float" office:value="0.1658024544778591">
            <text:p>0.1658024544778591</text:p>
          </table:table-cell>
          <table:table-cell office:value-type="float" office:value="3.9763456545226807">
            <text:p>3.9763456545226807</text:p>
          </table:table-cell>
          <table:table-cell office:value-type="float" office:value="8.143010921701649">
            <text:p>8.143010921701649</text:p>
          </table:table-cell>
          <table:table-cell office:value-type="float" office:value="14.415268294155032">
            <text:p>14.415268294155032</text:p>
          </table:table-cell>
          <table:table-cell office:value-type="float" office:value="0.0150614653491682">
            <text:p>0.0150614653491682</text:p>
          </table:table-cell>
          <table:table-cell office:value-type="float" office:value="0.0518362105568329">
            <text:p>0.0518362105568329</text:p>
          </table:table-cell>
          <table:table-cell office:value-type="float" office:value="0.0475249088889459">
            <text:p>0.0475249088889459</text:p>
          </table:table-cell>
          <table:table-cell office:value-type="float" office:value="2.43567797e-08">
            <text:p>2.43567797e-08</text:p>
          </table:table-cell>
          <table:table-cell office:value-type="float" office:value="0.1045050458625726">
            <text:p>0.1045050458625726</text:p>
          </table:table-cell>
          <table:table-cell office:value-type="float" office:value="0.0413776061949477">
            <text:p>0.0413776061949477</text:p>
          </table:table-cell>
          <table:table-cell office:value-type="float" office:value="0.0192152693019446">
            <text:p>0.0192152693019446</text:p>
          </table:table-cell>
          <table:table-cell office:value-type="float" office:value="0.0082953449740551">
            <text:p>0.0082953449740551</text:p>
          </table:table-cell>
          <table:table-cell office:value-type="float" office:value="0.0109720022650218">
            <text:p>0.0109720022650218</text:p>
          </table:table-cell>
          <table:table-cell office:value-type="float" office:value="0.0150004872810156">
            <text:p>0.0150004872810156</text:p>
          </table:table-cell>
          <table:table-cell office:value-type="float" office:value="0.0241453089516201">
            <text:p>0.0241453089516201</text:p>
          </table:table-cell>
          <table:table-cell office:value-type="float" office:value="0.6620663260170953">
            <text:p>0.6620663260170953</text:p>
          </table:table-cell>
          <table:table-cell office:value-type="float" office:value="5.120898218717193">
            <text:p>5.120898218717193</text:p>
          </table:table-cell>
          <table:table-cell office:value-type="float" office:value="17.62431158932319">
            <text:p>17.62431158932319</text:p>
          </table:table-cell>
          <table:table-cell office:value-type="float" office:value="16.158469022241608">
            <text:p>16.158469022241608</text:p>
          </table:table-cell>
          <table:table-cell office:value-type="float" office:value="8.2813051261e-06">
            <text:p>8.2813051261e-06</text:p>
          </table:table-cell>
          <table:table-cell office:value-type="float" office:value="35.531715593274704">
            <text:p>35.531715593274704</text:p>
          </table:table-cell>
          <table:table-cell office:value-type="float" office:value="14.068386106282228">
            <text:p>14.068386106282228</text:p>
          </table:table-cell>
          <table:table-cell office:value-type="float" office:value="6.53319156266117">
            <text:p>6.53319156266117</text:p>
          </table:table-cell>
          <table:table-cell office:value-type="float" office:value="2.820417291178752">
            <text:p>2.820417291178752</text:p>
          </table:table-cell>
          <table:table-cell office:value-type="float" office:value="3.7304807701074303">
            <text:p>3.7304807701074303</text:p>
          </table:table-cell>
          <table:table-cell office:value-type="float" office:value="5.100165675545325">
            <text:p>5.100165675545325</text:p>
          </table:table-cell>
          <table:table-cell office:value-type="float" office:value="8.20940504355085">
            <text:p>8.20940504355085</text:p>
          </table:table-cell>
          <table:table-cell office:value-type="float" office:value="225.10255084581243">
            <text:p>225.102550845812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